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0311in" svg:height="8.1256in" svg:x="4.3827in" svg:y="0.2614in">
            <draw:object draw:notify-on-update-of-ranges="data.A100:data.A500 data.D100:data.D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360119214001315" calcext:value-type="float">
            <text:p>0.360119214001315</text:p>
          </table:table-cell>
          <table:table-cell office:value-type="float" office:value="102603" calcext:value-type="float">
            <text:p>1026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83281846000682" calcext:value-type="float">
            <text:p>0.683281846000682</text:p>
          </table:table-cell>
          <table:table-cell office:value-type="float" office:value="104845" calcext:value-type="float">
            <text:p>104845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7190185001164" calcext:value-type="float">
            <text:p>0.867190185001164</text:p>
          </table:table-cell>
          <table:table-cell office:value-type="float" office:value="106050" calcext:value-type="float">
            <text:p>106050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691688400002" calcext:value-type="float">
            <text:p>1.00691688400002</text:p>
          </table:table-cell>
          <table:table-cell office:value-type="float" office:value="106919" calcext:value-type="float">
            <text:p>106919</text:p>
          </table:table-cell>
          <table:table-cell office:value-type="float" office:value="106050" calcext:value-type="float">
            <text:p>106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72828900005" calcext:value-type="float">
            <text:p>1.1472828900005</text:p>
          </table:table-cell>
          <table:table-cell office:value-type="float" office:value="107747" calcext:value-type="float">
            <text:p>107747</text:p>
          </table:table-cell>
          <table:table-cell office:value-type="float" office:value="106919" calcext:value-type="float">
            <text:p>106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131794900037" calcext:value-type="float">
            <text:p>1.28131794900037</text:p>
          </table:table-cell>
          <table:table-cell office:value-type="float" office:value="108490" calcext:value-type="float">
            <text:p>108490</text:p>
          </table:table-cell>
          <table:table-cell office:value-type="float" office:value="108014" calcext:value-type="float">
            <text:p>10801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4409060900034" calcext:value-type="float">
            <text:p>1.44409060900034</text:p>
          </table:table-cell>
          <table:table-cell office:value-type="float" office:value="109322" calcext:value-type="float">
            <text:p>109322</text:p>
          </table:table-cell>
          <table:table-cell office:value-type="float" office:value="108014" calcext:value-type="float">
            <text:p>108014</text:p>
          </table:table-cell>
          <table:table-cell office:value-type="float" office:value="0.523636363636364" calcext:value-type="float">
            <text:p>0.523636363636364</text:p>
          </table:table-cell>
        </table:table-row>
        <table:table-row table:style-name="ro1">
          <table:table-cell office:value-type="float" office:value="1.58746237299965" calcext:value-type="float">
            <text:p>1.58746237299965</text:p>
          </table:table-cell>
          <table:table-cell office:value-type="float" office:value="109988" calcext:value-type="float">
            <text:p>109988</text:p>
          </table:table-cell>
          <table:table-cell office:value-type="float" office:value="108014" calcext:value-type="float">
            <text:p>108014</text:p>
          </table:table-cell>
          <table:table-cell office:value-type="float" office:value="0.726601398601399" calcext:value-type="float">
            <text:p>0.726601398601399</text:p>
          </table:table-cell>
        </table:table-row>
        <table:table-row table:style-name="ro1">
          <table:table-cell office:value-type="float" office:value="1.7399453270009" calcext:value-type="float">
            <text:p>1.7399453270009</text:p>
          </table:table-cell>
          <table:table-cell office:value-type="float" office:value="110621" calcext:value-type="float">
            <text:p>110621</text:p>
          </table:table-cell>
          <table:table-cell office:value-type="float" office:value="109988" calcext:value-type="float">
            <text:p>109988</text:p>
          </table:table-cell>
          <table:table-cell office:value-type="float" office:value="0.866995404595405" calcext:value-type="float">
            <text:p>0.866995404595405</text:p>
          </table:table-cell>
        </table:table-row>
        <table:table-row table:style-name="ro1">
          <table:table-cell office:value-type="float" office:value="1.89060079900082" calcext:value-type="float">
            <text:p>1.89060079900082</text:p>
          </table:table-cell>
          <table:table-cell office:value-type="float" office:value="111166" calcext:value-type="float">
            <text:p>111166</text:p>
          </table:table-cell>
          <table:table-cell office:value-type="float" office:value="109988" calcext:value-type="float">
            <text:p>109988</text:p>
          </table:table-cell>
          <table:table-cell office:value-type="float" office:value="0.943596323676324" calcext:value-type="float">
            <text:p>0.943596323676324</text:p>
          </table:table-cell>
        </table:table-row>
        <table:table-row table:style-name="ro1">
          <table:table-cell office:value-type="float" office:value="2.02721447000113" calcext:value-type="float">
            <text:p>2.02721447000113</text:p>
          </table:table-cell>
          <table:table-cell office:value-type="float" office:value="111589" calcext:value-type="float">
            <text:p>111589</text:p>
          </table:table-cell>
          <table:table-cell office:value-type="float" office:value="109988" calcext:value-type="float">
            <text:p>109988</text:p>
          </table:table-cell>
          <table:table-cell office:value-type="float" office:value="0.872524117764589" calcext:value-type="float">
            <text:p>0.872524117764589</text:p>
          </table:table-cell>
        </table:table-row>
        <table:table-row table:style-name="ro1">
          <table:table-cell office:value-type="float" office:value="2.17343845800133" calcext:value-type="float">
            <text:p>2.17343845800133</text:p>
          </table:table-cell>
          <table:table-cell office:value-type="float" office:value="111963" calcext:value-type="float">
            <text:p>111963</text:p>
          </table:table-cell>
          <table:table-cell office:value-type="float" office:value="111589" calcext:value-type="float">
            <text:p>111589</text:p>
          </table:table-cell>
          <table:table-cell office:value-type="float" office:value="0.803282452106408" calcext:value-type="float">
            <text:p>0.803282452106408</text:p>
          </table:table-cell>
        </table:table-row>
        <table:table-row table:style-name="ro1">
          <table:table-cell office:value-type="float" office:value="2.31056444400019" calcext:value-type="float">
            <text:p>2.31056444400019</text:p>
          </table:table-cell>
          <table:table-cell office:value-type="float" office:value="112239" calcext:value-type="float">
            <text:p>112239</text:p>
          </table:table-cell>
          <table:table-cell office:value-type="float" office:value="111589" calcext:value-type="float">
            <text:p>111589</text:p>
          </table:table-cell>
          <table:table-cell office:value-type="float" office:value="0.742625961685126" calcext:value-type="float">
            <text:p>0.742625961685126</text:p>
          </table:table-cell>
        </table:table-row>
        <table:table-row table:style-name="ro1">
          <table:table-cell office:value-type="float" office:value="2.44290504300079" calcext:value-type="float">
            <text:p>2.44290504300079</text:p>
          </table:table-cell>
          <table:table-cell office:value-type="float" office:value="112436" calcext:value-type="float">
            <text:p>112436</text:p>
          </table:table-cell>
          <table:table-cell office:value-type="float" office:value="111589" calcext:value-type="float">
            <text:p>111589</text:p>
          </table:table-cell>
          <table:table-cell office:value-type="float" office:value="0.689338864586196" calcext:value-type="float">
            <text:p>0.689338864586196</text:p>
          </table:table-cell>
        </table:table-row>
        <table:table-row table:style-name="ro1">
          <table:table-cell office:value-type="float" office:value="2.58677803200044" calcext:value-type="float">
            <text:p>2.58677803200044</text:p>
          </table:table-cell>
          <table:table-cell office:value-type="float" office:value="112571" calcext:value-type="float">
            <text:p>112571</text:p>
          </table:table-cell>
          <table:table-cell office:value-type="float" office:value="111589" calcext:value-type="float">
            <text:p>111589</text:p>
          </table:table-cell>
          <table:table-cell office:value-type="float" office:value="0.638427613408088" calcext:value-type="float">
            <text:p>0.638427613408088</text:p>
          </table:table-cell>
        </table:table-row>
        <table:table-row table:style-name="ro1">
          <table:table-cell office:value-type="float" office:value="2.73068249100106" calcext:value-type="float">
            <text:p>2.73068249100106</text:p>
          </table:table-cell>
          <table:table-cell office:value-type="float" office:value="112625" calcext:value-type="float">
            <text:p>112625</text:p>
          </table:table-cell>
          <table:table-cell office:value-type="float" office:value="111589" calcext:value-type="float">
            <text:p>111589</text:p>
          </table:table-cell>
          <table:table-cell office:value-type="float" office:value="0.594075424059803" calcext:value-type="float">
            <text:p>0.594075424059803</text:p>
          </table:table-cell>
        </table:table-row>
        <table:table-row table:style-name="ro1">
          <table:table-cell office:value-type="float" office:value="2.86981329300033" calcext:value-type="float">
            <text:p>2.86981329300033</text:p>
          </table:table-cell>
          <table:table-cell office:value-type="float" office:value="112601" calcext:value-type="float">
            <text:p>112601</text:p>
          </table:table-cell>
          <table:table-cell office:value-type="float" office:value="112625" calcext:value-type="float">
            <text:p>112625</text:p>
          </table:table-cell>
          <table:table-cell office:value-type="float" office:value="0.475260339247843" calcext:value-type="float">
            <text:p>0.475260339247843</text:p>
          </table:table-cell>
        </table:table-row>
        <table:table-row table:style-name="ro1">
          <table:table-cell office:value-type="float" office:value="3.00912817599965" calcext:value-type="float">
            <text:p>3.00912817599965</text:p>
          </table:table-cell>
          <table:table-cell office:value-type="float" office:value="112501" calcext:value-type="float">
            <text:p>112501</text:p>
          </table:table-cell>
          <table:table-cell office:value-type="float" office:value="112601" calcext:value-type="float">
            <text:p>112601</text:p>
          </table:table-cell>
          <table:table-cell office:value-type="float" office:value="0.380208271398274" calcext:value-type="float">
            <text:p>0.380208271398274</text:p>
          </table:table-cell>
        </table:table-row>
        <table:table-row table:style-name="ro1">
          <table:table-cell office:value-type="float" office:value="3.14777407099973" calcext:value-type="float">
            <text:p>3.14777407099973</text:p>
          </table:table-cell>
          <table:table-cell office:value-type="float" office:value="112330" calcext:value-type="float">
            <text:p>112330</text:p>
          </table:table-cell>
          <table:table-cell office:value-type="float" office:value="112501" calcext:value-type="float">
            <text:p>112501</text:p>
          </table:table-cell>
          <table:table-cell office:value-type="float" office:value="0.304166617118619" calcext:value-type="float">
            <text:p>0.304166617118619</text:p>
          </table:table-cell>
        </table:table-row>
        <table:table-row table:style-name="ro1">
          <table:table-cell office:value-type="float" office:value="3.28632062500037" calcext:value-type="float">
            <text:p>3.28632062500037</text:p>
          </table:table-cell>
          <table:table-cell office:value-type="float" office:value="112090" calcext:value-type="float">
            <text:p>112090</text:p>
          </table:table-cell>
          <table:table-cell office:value-type="float" office:value="112501" calcext:value-type="float">
            <text:p>112501</text:p>
          </table:table-cell>
          <table:table-cell office:value-type="float" office:value="0.243333293694896" calcext:value-type="float">
            <text:p>0.243333293694896</text:p>
          </table:table-cell>
        </table:table-row>
        <table:table-row table:style-name="ro1">
          <table:table-cell office:value-type="float" office:value="3.43225247900045" calcext:value-type="float">
            <text:p>3.43225247900045</text:p>
          </table:table-cell>
          <table:table-cell office:value-type="float" office:value="111765" calcext:value-type="float">
            <text:p>111765</text:p>
          </table:table-cell>
          <table:table-cell office:value-type="float" office:value="112501" calcext:value-type="float">
            <text:p>112501</text:p>
          </table:table-cell>
          <table:table-cell office:value-type="float" office:value="0.194666634955916" calcext:value-type="float">
            <text:p>0.194666634955916</text:p>
          </table:table-cell>
        </table:table-row>
        <table:table-row table:style-name="ro1">
          <table:table-cell office:value-type="float" office:value="3.57724293200045" calcext:value-type="float">
            <text:p>3.57724293200045</text:p>
          </table:table-cell>
          <table:table-cell office:value-type="float" office:value="111372" calcext:value-type="float">
            <text:p>111372</text:p>
          </table:table-cell>
          <table:table-cell office:value-type="float" office:value="112501" calcext:value-type="float">
            <text:p>112501</text:p>
          </table:table-cell>
          <table:table-cell office:value-type="float" office:value="0.155733307964733" calcext:value-type="float">
            <text:p>0.155733307964733</text:p>
          </table:table-cell>
        </table:table-row>
        <table:table-row table:style-name="ro1">
          <table:table-cell office:value-type="float" office:value="3.71815942500143" calcext:value-type="float">
            <text:p>3.71815942500143</text:p>
          </table:table-cell>
          <table:table-cell office:value-type="float" office:value="110929" calcext:value-type="float">
            <text:p>110929</text:p>
          </table:table-cell>
          <table:table-cell office:value-type="float" office:value="111400" calcext:value-type="float">
            <text:p>111400</text:p>
          </table:table-cell>
          <table:table-cell office:value-type="float" office:value="0.124586646371787" calcext:value-type="float">
            <text:p>0.124586646371787</text:p>
          </table:table-cell>
        </table:table-row>
        <table:table-row table:style-name="ro1">
          <table:table-cell office:value-type="float" office:value="3.86009388999992" calcext:value-type="float">
            <text:p>3.86009388999992</text:p>
          </table:table-cell>
          <table:table-cell office:value-type="float" office:value="110425" calcext:value-type="float">
            <text:p>110425</text:p>
          </table:table-cell>
          <table:table-cell office:value-type="float" office:value="110929" calcext:value-type="float">
            <text:p>110929</text:p>
          </table:table-cell>
          <table:table-cell office:value-type="float" office:value="0.0996693170974292" calcext:value-type="float">
            <text:p>0.0996693170974292</text:p>
          </table:table-cell>
        </table:table-row>
        <table:table-row table:style-name="ro1">
          <table:table-cell office:value-type="float" office:value="4.00610109500121" calcext:value-type="float">
            <text:p>4.00610109500121</text:p>
          </table:table-cell>
          <table:table-cell office:value-type="float" office:value="109852" calcext:value-type="float">
            <text:p>109852</text:p>
          </table:table-cell>
          <table:table-cell office:value-type="float" office:value="110929" calcext:value-type="float">
            <text:p>110929</text:p>
          </table:table-cell>
          <table:table-cell office:value-type="float" office:value="0.0797354536779434" calcext:value-type="float">
            <text:p>0.0797354536779434</text:p>
          </table:table-cell>
        </table:table-row>
        <table:table-row table:style-name="ro1">
          <table:table-cell office:value-type="float" office:value="4.15484219400059" calcext:value-type="float">
            <text:p>4.15484219400059</text:p>
          </table:table-cell>
          <table:table-cell office:value-type="float" office:value="109219" calcext:value-type="float">
            <text:p>109219</text:p>
          </table:table-cell>
          <table:table-cell office:value-type="float" office:value="109852" calcext:value-type="float">
            <text:p>109852</text:p>
          </table:table-cell>
          <table:table-cell office:value-type="float" office:value="0.0637883629423547" calcext:value-type="float">
            <text:p>0.0637883629423547</text:p>
          </table:table-cell>
        </table:table-row>
        <table:table-row table:style-name="ro1">
          <table:table-cell office:value-type="float" office:value="4.2995982930006" calcext:value-type="float">
            <text:p>4.2995982930006</text:p>
          </table:table-cell>
          <table:table-cell office:value-type="float" office:value="108559" calcext:value-type="float">
            <text:p>108559</text:p>
          </table:table-cell>
          <table:table-cell office:value-type="float" office:value="109852" calcext:value-type="float">
            <text:p>109852</text:p>
          </table:table-cell>
          <table:table-cell office:value-type="float" office:value="0.0510306903538838" calcext:value-type="float">
            <text:p>0.0510306903538838</text:p>
          </table:table-cell>
        </table:table-row>
        <table:table-row table:style-name="ro1">
          <table:table-cell office:value-type="float" office:value="4.44025833300111" calcext:value-type="float">
            <text:p>4.44025833300111</text:p>
          </table:table-cell>
          <table:table-cell office:value-type="float" office:value="107885" calcext:value-type="float">
            <text:p>107885</text:p>
          </table:table-cell>
          <table:table-cell office:value-type="float" office:value="109852" calcext:value-type="float">
            <text:p>109852</text:p>
          </table:table-cell>
          <table:table-cell office:value-type="float" office:value="0.040824552283107" calcext:value-type="float">
            <text:p>0.040824552283107</text:p>
          </table:table-cell>
        </table:table-row>
        <table:table-row table:style-name="ro1">
          <table:table-cell office:value-type="float" office:value="4.57779411500087" calcext:value-type="float">
            <text:p>4.57779411500087</text:p>
          </table:table-cell>
          <table:table-cell office:value-type="float" office:value="107199" calcext:value-type="float">
            <text:p>107199</text:p>
          </table:table-cell>
          <table:table-cell office:value-type="float" office:value="109852" calcext:value-type="float">
            <text:p>109852</text:p>
          </table:table-cell>
          <table:table-cell office:value-type="float" office:value="0.0326596418264856" calcext:value-type="float">
            <text:p>0.0326596418264856</text:p>
          </table:table-cell>
        </table:table-row>
        <table:table-row table:style-name="ro1">
          <table:table-cell office:value-type="float" office:value="4.72431689600126" calcext:value-type="float">
            <text:p>4.72431689600126</text:p>
          </table:table-cell>
          <table:table-cell office:value-type="float" office:value="106447" calcext:value-type="float">
            <text:p>106447</text:p>
          </table:table-cell>
          <table:table-cell office:value-type="float" office:value="109852" calcext:value-type="float">
            <text:p>109852</text:p>
          </table:table-cell>
          <table:table-cell office:value-type="float" office:value="0.0261277134611885" calcext:value-type="float">
            <text:p>0.0261277134611885</text:p>
          </table:table-cell>
        </table:table-row>
        <table:table-row table:style-name="ro1">
          <table:table-cell office:value-type="float" office:value="4.87218306400064" calcext:value-type="float">
            <text:p>4.87218306400064</text:p>
          </table:table-cell>
          <table:table-cell office:value-type="float" office:value="105674" calcext:value-type="float">
            <text:p>105674</text:p>
          </table:table-cell>
          <table:table-cell office:value-type="float" office:value="106447" calcext:value-type="float">
            <text:p>106447</text:p>
          </table:table-cell>
          <table:table-cell office:value-type="float" office:value="0.0209021707689508" calcext:value-type="float">
            <text:p>0.0209021707689508</text:p>
          </table:table-cell>
        </table:table-row>
        <table:table-row table:style-name="ro1">
          <table:table-cell office:value-type="float" office:value="5.00768896000045" calcext:value-type="float">
            <text:p>5.00768896000045</text:p>
          </table:table-cell>
          <table:table-cell office:value-type="float" office:value="104959" calcext:value-type="float">
            <text:p>104959</text:p>
          </table:table-cell>
          <table:table-cell office:value-type="float" office:value="105674" calcext:value-type="float">
            <text:p>105674</text:p>
          </table:table-cell>
          <table:table-cell office:value-type="float" office:value="0.0167217366151606" calcext:value-type="float">
            <text:p>0.0167217366151606</text:p>
          </table:table-cell>
        </table:table-row>
        <table:table-row table:style-name="ro1">
          <table:table-cell office:value-type="float" office:value="5.13817452500007" calcext:value-type="float">
            <text:p>5.13817452500007</text:p>
          </table:table-cell>
          <table:table-cell office:value-type="float" office:value="104271" calcext:value-type="float">
            <text:p>104271</text:p>
          </table:table-cell>
          <table:table-cell office:value-type="float" office:value="104959" calcext:value-type="float">
            <text:p>104959</text:p>
          </table:table-cell>
          <table:table-cell office:value-type="float" office:value="0.0133773892921285" calcext:value-type="float">
            <text:p>0.0133773892921285</text:p>
          </table:table-cell>
        </table:table-row>
        <table:table-row table:style-name="ro1">
          <table:table-cell office:value-type="float" office:value="5.27830442800041" calcext:value-type="float">
            <text:p>5.27830442800041</text:p>
          </table:table-cell>
          <table:table-cell office:value-type="float" office:value="103538" calcext:value-type="float">
            <text:p>103538</text:p>
          </table:table-cell>
          <table:table-cell office:value-type="float" office:value="104959" calcext:value-type="float">
            <text:p>104959</text:p>
          </table:table-cell>
          <table:table-cell office:value-type="float" office:value="0.0107019114337028" calcext:value-type="float">
            <text:p>0.0107019114337028</text:p>
          </table:table-cell>
        </table:table-row>
        <table:table-row table:style-name="ro1">
          <table:table-cell office:value-type="float" office:value="5.40971483500107" calcext:value-type="float">
            <text:p>5.40971483500107</text:p>
          </table:table-cell>
          <table:table-cell office:value-type="float" office:value="102863" calcext:value-type="float">
            <text:p>102863</text:p>
          </table:table-cell>
          <table:table-cell office:value-type="float" office:value="104959" calcext:value-type="float">
            <text:p>104959</text:p>
          </table:table-cell>
          <table:table-cell office:value-type="float" office:value="0.00856152914696225" calcext:value-type="float">
            <text:p>0.00856152914696225</text:p>
          </table:table-cell>
        </table:table-row>
        <table:table-row table:style-name="ro1">
          <table:table-cell office:value-type="float" office:value="5.54472063499998" calcext:value-type="float">
            <text:p>5.54472063499998</text:p>
          </table:table-cell>
          <table:table-cell office:value-type="float" office:value="102188" calcext:value-type="float">
            <text:p>102188</text:p>
          </table:table-cell>
          <table:table-cell office:value-type="float" office:value="104959" calcext:value-type="float">
            <text:p>104959</text:p>
          </table:table-cell>
          <table:table-cell office:value-type="float" office:value="0.0068492233175698" calcext:value-type="float">
            <text:p>0.0068492233175698</text:p>
          </table:table-cell>
        </table:table-row>
        <table:table-row table:style-name="ro1">
          <table:table-cell office:value-type="float" office:value="5.67227945500054" calcext:value-type="float">
            <text:p>5.67227945500054</text:p>
          </table:table-cell>
          <table:table-cell office:value-type="float" office:value="101572" calcext:value-type="float">
            <text:p>101572</text:p>
          </table:table-cell>
          <table:table-cell office:value-type="float" office:value="104557" calcext:value-type="float">
            <text:p>104557</text:p>
          </table:table-cell>
          <table:table-cell office:value-type="float" office:value="0.00547937865405584" calcext:value-type="float">
            <text:p>0.00547937865405584</text:p>
          </table:table-cell>
        </table:table-row>
        <table:table-row table:style-name="ro1">
          <table:table-cell office:value-type="float" office:value="5.80361321000055" calcext:value-type="float">
            <text:p>5.80361321000055</text:p>
          </table:table-cell>
          <table:table-cell office:value-type="float" office:value="100966" calcext:value-type="float">
            <text:p>100966</text:p>
          </table:table-cell>
          <table:table-cell office:value-type="float" office:value="104033" calcext:value-type="float">
            <text:p>104033</text:p>
          </table:table-cell>
          <table:table-cell office:value-type="float" office:value="0.00438350292324467" calcext:value-type="float">
            <text:p>0.00438350292324467</text:p>
          </table:table-cell>
        </table:table-row>
        <table:table-row table:style-name="ro1">
          <table:table-cell office:value-type="float" office:value="5.93816562500069" calcext:value-type="float">
            <text:p>5.93816562500069</text:p>
          </table:table-cell>
          <table:table-cell office:value-type="float" office:value="100378" calcext:value-type="float">
            <text:p>100378</text:p>
          </table:table-cell>
          <table:table-cell office:value-type="float" office:value="104033" calcext:value-type="float">
            <text:p>104033</text:p>
          </table:table-cell>
          <table:table-cell office:value-type="float" office:value="0.00350680233859574" calcext:value-type="float">
            <text:p>0.00350680233859574</text:p>
          </table:table-cell>
        </table:table-row>
        <table:table-row table:style-name="ro1">
          <table:table-cell office:value-type="float" office:value="6.07039929200073" calcext:value-type="float">
            <text:p>6.07039929200073</text:p>
          </table:table-cell>
          <table:table-cell office:value-type="float" office:value="99840" calcext:value-type="float">
            <text:p>99840</text:p>
          </table:table-cell>
          <table:table-cell office:value-type="float" office:value="104033" calcext:value-type="float">
            <text:p>104033</text:p>
          </table:table-cell>
          <table:table-cell office:value-type="float" office:value="0.00280544187087659" calcext:value-type="float">
            <text:p>0.00280544187087659</text:p>
          </table:table-cell>
        </table:table-row>
        <table:table-row table:style-name="ro1">
          <table:table-cell office:value-type="float" office:value="6.20337022700005" calcext:value-type="float">
            <text:p>6.20337022700005</text:p>
          </table:table-cell>
          <table:table-cell office:value-type="float" office:value="99342" calcext:value-type="float">
            <text:p>99342</text:p>
          </table:table-cell>
          <table:table-cell office:value-type="float" office:value="104033" calcext:value-type="float">
            <text:p>104033</text:p>
          </table:table-cell>
          <table:table-cell office:value-type="float" office:value="0.00224435349670127" calcext:value-type="float">
            <text:p>0.00224435349670127</text:p>
          </table:table-cell>
        </table:table-row>
        <table:table-row table:style-name="ro1">
          <table:table-cell office:value-type="float" office:value="6.33699539000008" calcext:value-type="float">
            <text:p>6.33699539000008</text:p>
          </table:table-cell>
          <table:table-cell office:value-type="float" office:value="98890" calcext:value-type="float">
            <text:p>98890</text:p>
          </table:table-cell>
          <table:table-cell office:value-type="float" office:value="104033" calcext:value-type="float">
            <text:p>104033</text:p>
          </table:table-cell>
          <table:table-cell office:value-type="float" office:value="0.00179548279736102" calcext:value-type="float">
            <text:p>0.00179548279736102</text:p>
          </table:table-cell>
        </table:table-row>
        <table:table-row table:style-name="ro1">
          <table:table-cell office:value-type="float" office:value="6.46991647499999" calcext:value-type="float">
            <text:p>6.46991647499999</text:p>
          </table:table-cell>
          <table:table-cell office:value-type="float" office:value="98492" calcext:value-type="float">
            <text:p>98492</text:p>
          </table:table-cell>
          <table:table-cell office:value-type="float" office:value="104033" calcext:value-type="float">
            <text:p>104033</text:p>
          </table:table-cell>
          <table:table-cell office:value-type="float" office:value="0.00143638623788881" calcext:value-type="float">
            <text:p>0.00143638623788881</text:p>
          </table:table-cell>
        </table:table-row>
        <table:table-row table:style-name="ro1">
          <table:table-cell office:value-type="float" office:value="6.60294150099981" calcext:value-type="float">
            <text:p>6.60294150099981</text:p>
          </table:table-cell>
          <table:table-cell office:value-type="float" office:value="98149" calcext:value-type="float">
            <text:p>98149</text:p>
          </table:table-cell>
          <table:table-cell office:value-type="float" office:value="103680" calcext:value-type="float">
            <text:p>103680</text:p>
          </table:table-cell>
          <table:table-cell office:value-type="float" office:value="0.00114910899031105" calcext:value-type="float">
            <text:p>0.00114910899031105</text:p>
          </table:table-cell>
        </table:table-row>
        <table:table-row table:style-name="ro1">
          <table:table-cell office:value-type="float" office:value="6.73848383800032" calcext:value-type="float">
            <text:p>6.73848383800032</text:p>
          </table:table-cell>
          <table:table-cell office:value-type="float" office:value="97861" calcext:value-type="float">
            <text:p>97861</text:p>
          </table:table-cell>
          <table:table-cell office:value-type="float" office:value="100877" calcext:value-type="float">
            <text:p>100877</text:p>
          </table:table-cell>
          <table:table-cell office:value-type="float" office:value="0.000919287192248842" calcext:value-type="float">
            <text:p>0.000919287192248842</text:p>
          </table:table-cell>
        </table:table-row>
        <table:table-row table:style-name="ro1">
          <table:table-cell office:value-type="float" office:value="6.86284102799982" calcext:value-type="float">
            <text:p>6.86284102799982</text:p>
          </table:table-cell>
          <table:table-cell office:value-type="float" office:value="97653" calcext:value-type="float">
            <text:p>97653</text:p>
          </table:table-cell>
          <table:table-cell office:value-type="float" office:value="97861" calcext:value-type="float">
            <text:p>97861</text:p>
          </table:table-cell>
          <table:table-cell office:value-type="float" office:value="0.000735429753799073" calcext:value-type="float">
            <text:p>0.000735429753799073</text:p>
          </table:table-cell>
        </table:table-row>
        <table:table-row table:style-name="ro1">
          <table:table-cell office:value-type="float" office:value="6.98780375600109" calcext:value-type="float">
            <text:p>6.98780375600109</text:p>
          </table:table-cell>
          <table:table-cell office:value-type="float" office:value="97501" calcext:value-type="float">
            <text:p>97501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588343803039259" calcext:value-type="float">
            <text:p>0.000588343803039259</text:p>
          </table:table-cell>
        </table:table-row>
        <table:table-row table:style-name="ro1">
          <table:table-cell office:value-type="float" office:value="7.12605969600008" calcext:value-type="float">
            <text:p>7.12605969600008</text:p>
          </table:table-cell>
          <table:table-cell office:value-type="float" office:value="97400" calcext:value-type="float">
            <text:p>97400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470675042431407" calcext:value-type="float">
            <text:p>0.000470675042431407</text:p>
          </table:table-cell>
        </table:table-row>
        <table:table-row table:style-name="ro1">
          <table:table-cell office:value-type="float" office:value="7.262810997001" calcext:value-type="float">
            <text:p>7.262810997001</text:p>
          </table:table-cell>
          <table:table-cell office:value-type="float" office:value="97373" calcext:value-type="float">
            <text:p>97373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376540033945126" calcext:value-type="float">
            <text:p>0.000376540033945126</text:p>
          </table:table-cell>
        </table:table-row>
        <table:table-row table:style-name="ro1">
          <table:table-cell office:value-type="float" office:value="7.3997897219997" calcext:value-type="float">
            <text:p>7.3997897219997</text:p>
          </table:table-cell>
          <table:table-cell office:value-type="float" office:value="97419" calcext:value-type="float">
            <text:p>97419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301232027156101" calcext:value-type="float">
            <text:p>0.000301232027156101</text:p>
          </table:table-cell>
        </table:table-row>
        <table:table-row table:style-name="ro1">
          <table:table-cell office:value-type="float" office:value="7.5353074980012" calcext:value-type="float">
            <text:p>7.5353074980012</text:p>
          </table:table-cell>
          <table:table-cell office:value-type="float" office:value="97537" calcext:value-type="float">
            <text:p>97537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24098562172488" calcext:value-type="float">
            <text:p>0.00024098562172488</text:p>
          </table:table-cell>
        </table:table-row>
        <table:table-row table:style-name="ro1">
          <table:table-cell office:value-type="float" office:value="7.67062279200036" calcext:value-type="float">
            <text:p>7.67062279200036</text:p>
          </table:table-cell>
          <table:table-cell office:value-type="float" office:value="97728" calcext:value-type="float">
            <text:p>97728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192788497379904" calcext:value-type="float">
            <text:p>0.000192788497379904</text:p>
          </table:table-cell>
        </table:table-row>
        <table:table-row table:style-name="ro1">
          <table:table-cell office:value-type="float" office:value="7.81303911299983" calcext:value-type="float">
            <text:p>7.81303911299983</text:p>
          </table:table-cell>
          <table:table-cell office:value-type="float" office:value="98005" calcext:value-type="float">
            <text:p>98005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154230797903923" calcext:value-type="float">
            <text:p>0.000154230797903923</text:p>
          </table:table-cell>
        </table:table-row>
        <table:table-row table:style-name="ro1">
          <table:table-cell office:value-type="float" office:value="7.95258303800074" calcext:value-type="float">
            <text:p>7.95258303800074</text:p>
          </table:table-cell>
          <table:table-cell office:value-type="float" office:value="98354" calcext:value-type="float">
            <text:p>98354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123384638323139" calcext:value-type="float">
            <text:p>0.000123384638323139</text:p>
          </table:table-cell>
        </table:table-row>
        <table:table-row table:style-name="ro1">
          <table:table-cell office:value-type="float" office:value="8.09333327900094" calcext:value-type="float">
            <text:p>8.09333327900094</text:p>
          </table:table-cell>
          <table:table-cell office:value-type="float" office:value="98780" calcext:value-type="float">
            <text:p>98780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098707710658511" calcext:value-type="float">
            <text:p>9.8707710658511E-05</text:p>
          </table:table-cell>
        </table:table-row>
        <table:table-row table:style-name="ro1">
          <table:table-cell office:value-type="float" office:value="8.2351334720006" calcext:value-type="float">
            <text:p>8.2351334720006</text:p>
          </table:table-cell>
          <table:table-cell office:value-type="float" office:value="99283" calcext:value-type="float">
            <text:p>99283</text:p>
          </table:table-cell>
          <table:table-cell office:value-type="float" office:value="97653" calcext:value-type="float">
            <text:p>97653</text:p>
          </table:table-cell>
          <table:table-cell office:value-type="float" office:value="0.0000789661685268088" calcext:value-type="float">
            <text:p>7.89661685268088E-05</text:p>
          </table:table-cell>
        </table:table-row>
        <table:table-row table:style-name="ro1">
          <table:table-cell office:value-type="float" office:value="8.37754571200094" calcext:value-type="float">
            <text:p>8.37754571200094</text:p>
          </table:table-cell>
          <table:table-cell office:value-type="float" office:value="99859" calcext:value-type="float">
            <text:p>99859</text:p>
          </table:table-cell>
          <table:table-cell office:value-type="float" office:value="99283" calcext:value-type="float">
            <text:p>99283</text:p>
          </table:table-cell>
          <table:table-cell office:value-type="float" office:value="0.0000631729348214471" calcext:value-type="float">
            <text:p>6.31729348214471E-05</text:p>
          </table:table-cell>
        </table:table-row>
        <table:table-row table:style-name="ro1">
          <table:table-cell office:value-type="float" office:value="8.52150472200083" calcext:value-type="float">
            <text:p>8.52150472200083</text:p>
          </table:table-cell>
          <table:table-cell office:value-type="float" office:value="100511" calcext:value-type="float">
            <text:p>100511</text:p>
          </table:table-cell>
          <table:table-cell office:value-type="float" office:value="99859" calcext:value-type="float">
            <text:p>99859</text:p>
          </table:table-cell>
          <table:table-cell office:value-type="float" office:value="0.0000505383478571577" calcext:value-type="float">
            <text:p>5.05383478571577E-05</text:p>
          </table:table-cell>
        </table:table-row>
        <table:table-row table:style-name="ro1">
          <table:table-cell office:value-type="float" office:value="8.65610292699967" calcext:value-type="float">
            <text:p>8.65610292699967</text:p>
          </table:table-cell>
          <table:table-cell office:value-type="float" office:value="101180" calcext:value-type="float">
            <text:p>101180</text:p>
          </table:table-cell>
          <table:table-cell office:value-type="float" office:value="100511" calcext:value-type="float">
            <text:p>100511</text:p>
          </table:table-cell>
          <table:table-cell office:value-type="float" office:value="0.0000404306782857261" calcext:value-type="float">
            <text:p>4.04306782857261E-05</text:p>
          </table:table-cell>
        </table:table-row>
        <table:table-row table:style-name="ro1">
          <table:table-cell office:value-type="float" office:value="8.78637156900004" calcext:value-type="float">
            <text:p>8.78637156900004</text:p>
          </table:table-cell>
          <table:table-cell office:value-type="float" office:value="101878" calcext:value-type="float">
            <text:p>101878</text:p>
          </table:table-cell>
          <table:table-cell office:value-type="float" office:value="101180" calcext:value-type="float">
            <text:p>101180</text:p>
          </table:table-cell>
          <table:table-cell office:value-type="float" office:value="0.0000323445426285809" calcext:value-type="float">
            <text:p>3.23445426285809E-05</text:p>
          </table:table-cell>
        </table:table-row>
        <table:table-row table:style-name="ro1">
          <table:table-cell office:value-type="float" office:value="8.90433338100047" calcext:value-type="float">
            <text:p>8.90433338100047</text:p>
          </table:table-cell>
          <table:table-cell office:value-type="float" office:value="102551" calcext:value-type="float">
            <text:p>102551</text:p>
          </table:table-cell>
          <table:table-cell office:value-type="float" office:value="101180" calcext:value-type="float">
            <text:p>101180</text:p>
          </table:table-cell>
          <table:table-cell office:value-type="float" office:value="0.0000258756341028647" calcext:value-type="float">
            <text:p>2.58756341028647E-05</text:p>
          </table:table-cell>
        </table:table-row>
        <table:table-row table:style-name="ro1">
          <table:table-cell office:value-type="float" office:value="9.05241709100119" calcext:value-type="float">
            <text:p>9.05241709100119</text:p>
          </table:table-cell>
          <table:table-cell office:value-type="float" office:value="103444" calcext:value-type="float">
            <text:p>103444</text:p>
          </table:table-cell>
          <table:table-cell office:value-type="float" office:value="101180" calcext:value-type="float">
            <text:p>101180</text:p>
          </table:table-cell>
          <table:table-cell office:value-type="float" office:value="0.0000207005072822918" calcext:value-type="float">
            <text:p>2.07005072822918E-05</text:p>
          </table:table-cell>
        </table:table-row>
        <table:table-row table:style-name="ro1">
          <table:table-cell office:value-type="float" office:value="9.19506191400069" calcext:value-type="float">
            <text:p>9.19506191400069</text:p>
          </table:table-cell>
          <table:table-cell office:value-type="float" office:value="104350" calcext:value-type="float">
            <text:p>104350</text:p>
          </table:table-cell>
          <table:table-cell office:value-type="float" office:value="101180" calcext:value-type="float">
            <text:p>101180</text:p>
          </table:table-cell>
          <table:table-cell office:value-type="float" office:value="0.0000165604058258334" calcext:value-type="float">
            <text:p>1.65604058258334E-05</text:p>
          </table:table-cell>
        </table:table-row>
        <table:table-row table:style-name="ro1">
          <table:table-cell office:value-type="float" office:value="9.33884632100126" calcext:value-type="float">
            <text:p>9.33884632100126</text:p>
          </table:table-cell>
          <table:table-cell office:value-type="float" office:value="105303" calcext:value-type="float">
            <text:p>105303</text:p>
          </table:table-cell>
          <table:table-cell office:value-type="float" office:value="104350" calcext:value-type="float">
            <text:p>104350</text:p>
          </table:table-cell>
          <table:table-cell office:value-type="float" office:value="0.0000132483246606667" calcext:value-type="float">
            <text:p>1.32483246606667E-05</text:p>
          </table:table-cell>
        </table:table-row>
        <table:table-row table:style-name="ro1">
          <table:table-cell office:value-type="float" office:value="9.48248171700107" calcext:value-type="float">
            <text:p>9.48248171700107</text:p>
          </table:table-cell>
          <table:table-cell office:value-type="float" office:value="106287" calcext:value-type="float">
            <text:p>106287</text:p>
          </table:table-cell>
          <table:table-cell office:value-type="float" office:value="104350" calcext:value-type="float">
            <text:p>104350</text:p>
          </table:table-cell>
          <table:table-cell office:value-type="float" office:value="0.0000105986597285334" calcext:value-type="float">
            <text:p>1.05986597285334E-05</text:p>
          </table:table-cell>
        </table:table-row>
        <table:table-row table:style-name="ro1">
          <table:table-cell office:value-type="float" office:value="9.62080878699999" calcext:value-type="float">
            <text:p>9.62080878699999</text:p>
          </table:table-cell>
          <table:table-cell office:value-type="float" office:value="107260" calcext:value-type="float">
            <text:p>107260</text:p>
          </table:table-cell>
          <table:table-cell office:value-type="float" office:value="104350" calcext:value-type="float">
            <text:p>104350</text:p>
          </table:table-cell>
          <table:table-cell office:value-type="float" office:value="0.0215138552718688" calcext:value-type="float">
            <text:p>0.0215138552718688</text:p>
          </table:table-cell>
        </table:table-row>
        <table:table-row table:style-name="ro1">
          <table:table-cell office:value-type="float" office:value="9.76483358800033" calcext:value-type="float">
            <text:p>9.76483358800033</text:p>
          </table:table-cell>
          <table:table-cell office:value-type="float" office:value="108292" calcext:value-type="float">
            <text:p>108292</text:p>
          </table:table-cell>
          <table:table-cell office:value-type="float" office:value="104350" calcext:value-type="float">
            <text:p>104350</text:p>
          </table:table-cell>
          <table:table-cell office:value-type="float" office:value="0.0382637157964424" calcext:value-type="float">
            <text:p>0.0382637157964424</text:p>
          </table:table-cell>
        </table:table-row>
        <table:table-row table:style-name="ro1">
          <table:table-cell office:value-type="float" office:value="9.91199538600085" calcext:value-type="float">
            <text:p>9.91199538600085</text:p>
          </table:table-cell>
          <table:table-cell office:value-type="float" office:value="109359" calcext:value-type="float">
            <text:p>109359</text:p>
          </table:table-cell>
          <table:table-cell office:value-type="float" office:value="104350" calcext:value-type="float">
            <text:p>104350</text:p>
          </table:table-cell>
          <table:table-cell office:value-type="float" office:value="0.0514443059704873" calcext:value-type="float">
            <text:p>0.0514443059704873</text:p>
          </table:table-cell>
        </table:table-row>
        <table:table-row table:style-name="ro1">
          <table:table-cell office:value-type="float" office:value="10.0494589660011" calcext:value-type="float">
            <text:p>10.0494589660011</text:p>
          </table:table-cell>
          <table:table-cell office:value-type="float" office:value="110360" calcext:value-type="float">
            <text:p>110360</text:p>
          </table:table-cell>
          <table:table-cell office:value-type="float" office:value="109359" calcext:value-type="float">
            <text:p>109359</text:p>
          </table:table-cell>
          <table:table-cell office:value-type="float" office:value="0.0617740014774208" calcext:value-type="float">
            <text:p>0.0617740014774208</text:p>
          </table:table-cell>
        </table:table-row>
        <table:table-row table:style-name="ro1">
          <table:table-cell office:value-type="float" office:value="10.195509651001" calcext:value-type="float">
            <text:p>10.195509651001</text:p>
          </table:table-cell>
          <table:table-cell office:value-type="float" office:value="111420" calcext:value-type="float">
            <text:p>111420</text:p>
          </table:table-cell>
          <table:table-cell office:value-type="float" office:value="110360" calcext:value-type="float">
            <text:p>110360</text:p>
          </table:table-cell>
          <table:table-cell office:value-type="float" office:value="0.0696212213839568" calcext:value-type="float">
            <text:p>0.0696212213839568</text:p>
          </table:table-cell>
        </table:table-row>
        <table:table-row table:style-name="ro1">
          <table:table-cell office:value-type="float" office:value="10.3465250660011" calcext:value-type="float">
            <text:p>10.3465250660011</text:p>
          </table:table-cell>
          <table:table-cell office:value-type="float" office:value="112506" calcext:value-type="float">
            <text:p>112506</text:p>
          </table:table-cell>
          <table:table-cell office:value-type="float" office:value="111420" calcext:value-type="float">
            <text:p>111420</text:p>
          </table:table-cell>
          <table:table-cell office:value-type="float" office:value="0.0756969771071655" calcext:value-type="float">
            <text:p>0.0756969771071655</text:p>
          </table:table-cell>
        </table:table-row>
        <table:table-row table:style-name="ro1">
          <table:table-cell office:value-type="float" office:value="10.4912075840002" calcext:value-type="float">
            <text:p>10.4912075840002</text:p>
          </table:table-cell>
          <table:table-cell office:value-type="float" office:value="113528" calcext:value-type="float">
            <text:p>113528</text:p>
          </table:table-cell>
          <table:table-cell office:value-type="float" office:value="112506" calcext:value-type="float">
            <text:p>112506</text:p>
          </table:table-cell>
          <table:table-cell office:value-type="float" office:value="0.0801654248229873" calcext:value-type="float">
            <text:p>0.0801654248229873</text:p>
          </table:table-cell>
        </table:table-row>
        <table:table-row table:style-name="ro1">
          <table:table-cell office:value-type="float" office:value="10.6362501570002" calcext:value-type="float">
            <text:p>10.6362501570002</text:p>
          </table:table-cell>
          <table:table-cell office:value-type="float" office:value="114528" calcext:value-type="float">
            <text:p>114528</text:p>
          </table:table-cell>
          <table:table-cell office:value-type="float" office:value="113528" calcext:value-type="float">
            <text:p>113528</text:p>
          </table:table-cell>
          <table:table-cell office:value-type="float" office:value="0.0835498155865452" calcext:value-type="float">
            <text:p>0.0835498155865452</text:p>
          </table:table-cell>
        </table:table-row>
        <table:table-row table:style-name="ro1">
          <table:table-cell office:value-type="float" office:value="10.786552824" calcext:value-type="float">
            <text:p>10.786552824</text:p>
          </table:table-cell>
          <table:table-cell office:value-type="float" office:value="115529" calcext:value-type="float">
            <text:p>115529</text:p>
          </table:table-cell>
          <table:table-cell office:value-type="float" office:value="114528" calcext:value-type="float">
            <text:p>114528</text:p>
          </table:table-cell>
          <table:table-cell office:value-type="float" office:value="0.0858874715168552" calcext:value-type="float">
            <text:p>0.0858874715168552</text:p>
          </table:table-cell>
        </table:table-row>
        <table:table-row table:style-name="ro1">
          <table:table-cell office:value-type="float" office:value="10.9372431749998" calcext:value-type="float">
            <text:p>10.9372431749998</text:p>
          </table:table-cell>
          <table:table-cell office:value-type="float" office:value="116491" calcext:value-type="float">
            <text:p>116491</text:p>
          </table:table-cell>
          <table:table-cell office:value-type="float" office:value="114528" calcext:value-type="float">
            <text:p>114528</text:p>
          </table:table-cell>
          <table:table-cell office:value-type="float" office:value="0.087577901741786" calcext:value-type="float">
            <text:p>0.087577901741786</text:p>
          </table:table-cell>
        </table:table-row>
        <table:table-row table:style-name="ro1">
          <table:table-cell office:value-type="float" office:value="11.083135498" calcext:value-type="float">
            <text:p>11.083135498</text:p>
          </table:table-cell>
          <table:table-cell office:value-type="float" office:value="117375" calcext:value-type="float">
            <text:p>117375</text:p>
          </table:table-cell>
          <table:table-cell office:value-type="float" office:value="114528" calcext:value-type="float">
            <text:p>114528</text:p>
          </table:table-cell>
          <table:table-cell office:value-type="float" office:value="0.0885808399119474" calcext:value-type="float">
            <text:p>0.0885808399119474</text:p>
          </table:table-cell>
        </table:table-row>
        <table:table-row table:style-name="ro1">
          <table:table-cell office:value-type="float" office:value="11.2339828510012" calcext:value-type="float">
            <text:p>11.2339828510012</text:p>
          </table:table-cell>
          <table:table-cell office:value-type="float" office:value="118233" calcext:value-type="float">
            <text:p>118233</text:p>
          </table:table-cell>
          <table:table-cell office:value-type="float" office:value="114528" calcext:value-type="float">
            <text:p>114528</text:p>
          </table:table-cell>
          <table:table-cell office:value-type="float" office:value="0.0892132957827689" calcext:value-type="float">
            <text:p>0.0892132957827689</text:p>
          </table:table-cell>
        </table:table-row>
        <table:table-row table:style-name="ro1">
          <table:table-cell office:value-type="float" office:value="11.3444908319998" calcext:value-type="float">
            <text:p>11.3444908319998</text:p>
          </table:table-cell>
          <table:table-cell office:value-type="float" office:value="118822" calcext:value-type="float">
            <text:p>118822</text:p>
          </table:table-cell>
          <table:table-cell office:value-type="float" office:value="118233" calcext:value-type="float">
            <text:p>118233</text:p>
          </table:table-cell>
          <table:table-cell office:value-type="float" office:value="0.0895524548080333" calcext:value-type="float">
            <text:p>0.0895524548080333</text:p>
          </table:table-cell>
        </table:table-row>
        <table:table-row table:style-name="ro1">
          <table:table-cell office:value-type="float" office:value="11.4456560880008" calcext:value-type="float">
            <text:p>11.4456560880008</text:p>
          </table:table-cell>
          <table:table-cell office:value-type="float" office:value="119330" calcext:value-type="float">
            <text:p>119330</text:p>
          </table:table-cell>
          <table:table-cell office:value-type="float" office:value="118822" calcext:value-type="float">
            <text:p>118822</text:p>
          </table:table-cell>
          <table:table-cell office:value-type="float" office:value="0.0896599818644447" calcext:value-type="float">
            <text:p>0.0896599818644447</text:p>
          </table:table-cell>
        </table:table-row>
        <table:table-row table:style-name="ro1">
          <table:table-cell office:value-type="float" office:value="11.5525892250007" calcext:value-type="float">
            <text:p>11.5525892250007</text:p>
          </table:table-cell>
          <table:table-cell office:value-type="float" office:value="119832" calcext:value-type="float">
            <text:p>119832</text:p>
          </table:table-cell>
          <table:table-cell office:value-type="float" office:value="118822" calcext:value-type="float">
            <text:p>118822</text:p>
          </table:table-cell>
          <table:table-cell office:value-type="float" office:value="0.0895851283486986" calcext:value-type="float">
            <text:p>0.0895851283486986</text:p>
          </table:table-cell>
        </table:table-row>
        <table:table-row table:style-name="ro1">
          <table:table-cell office:value-type="float" office:value="11.6570714110003" calcext:value-type="float">
            <text:p>11.6570714110003</text:p>
          </table:table-cell>
          <table:table-cell office:value-type="float" office:value="120287" calcext:value-type="float">
            <text:p>120287</text:p>
          </table:table-cell>
          <table:table-cell office:value-type="float" office:value="118822" calcext:value-type="float">
            <text:p>118822</text:p>
          </table:table-cell>
          <table:table-cell office:value-type="float" office:value="0.0893672177232067" calcext:value-type="float">
            <text:p>0.0893672177232067</text:p>
          </table:table-cell>
        </table:table-row>
        <table:table-row table:style-name="ro1">
          <table:table-cell office:value-type="float" office:value="11.8336824690014" calcext:value-type="float">
            <text:p>11.8336824690014</text:p>
          </table:table-cell>
          <table:table-cell office:value-type="float" office:value="120970" calcext:value-type="float">
            <text:p>120970</text:p>
          </table:table-cell>
          <table:table-cell office:value-type="float" office:value="120287" calcext:value-type="float">
            <text:p>120287</text:p>
          </table:table-cell>
          <table:table-cell office:value-type="float" office:value="0.0888850785263914" calcext:value-type="float">
            <text:p>0.0888850785263914</text:p>
          </table:table-cell>
        </table:table-row>
        <table:table-row table:style-name="ro1">
          <table:table-cell office:value-type="float" office:value="11.9882897690004" calcext:value-type="float">
            <text:p>11.9882897690004</text:p>
          </table:table-cell>
          <table:table-cell office:value-type="float" office:value="121475" calcext:value-type="float">
            <text:p>121475</text:p>
          </table:table-cell>
          <table:table-cell office:value-type="float" office:value="120287" calcext:value-type="float">
            <text:p>120287</text:p>
          </table:table-cell>
          <table:table-cell office:value-type="float" office:value="0.0882020799151302" calcext:value-type="float">
            <text:p>0.0882020799151302</text:p>
          </table:table-cell>
        </table:table-row>
        <table:table-row table:style-name="ro1">
          <table:table-cell office:value-type="float" office:value="12.1337739560004" calcext:value-type="float">
            <text:p>12.1337739560004</text:p>
          </table:table-cell>
          <table:table-cell office:value-type="float" office:value="121870" calcext:value-type="float">
            <text:p>121870</text:p>
          </table:table-cell>
          <table:table-cell office:value-type="float" office:value="121475" calcext:value-type="float">
            <text:p>121475</text:p>
          </table:table-cell>
          <table:table-cell office:value-type="float" office:value="0.0875108164744771" calcext:value-type="float">
            <text:p>0.0875108164744771</text:p>
          </table:table-cell>
        </table:table-row>
        <table:table-row table:style-name="ro1">
          <table:table-cell office:value-type="float" office:value="12.2741288810012" calcext:value-type="float">
            <text:p>12.2741288810012</text:p>
          </table:table-cell>
          <table:table-cell office:value-type="float" office:value="122173" calcext:value-type="float">
            <text:p>122173</text:p>
          </table:table-cell>
          <table:table-cell office:value-type="float" office:value="121475" calcext:value-type="float">
            <text:p>121475</text:p>
          </table:table-cell>
          <table:table-cell office:value-type="float" office:value="0.0866753198462483" calcext:value-type="float">
            <text:p>0.0866753198462483</text:p>
          </table:table-cell>
        </table:table-row>
        <table:table-row table:style-name="ro1">
          <table:table-cell office:value-type="float" office:value="12.4082559300005" calcext:value-type="float">
            <text:p>12.4082559300005</text:p>
          </table:table-cell>
          <table:table-cell office:value-type="float" office:value="122391" calcext:value-type="float">
            <text:p>122391</text:p>
          </table:table-cell>
          <table:table-cell office:value-type="float" office:value="122173" calcext:value-type="float">
            <text:p>122173</text:p>
          </table:table-cell>
          <table:table-cell office:value-type="float" office:value="0.0858691814968334" calcext:value-type="float">
            <text:p>0.0858691814968334</text:p>
          </table:table-cell>
        </table:table-row>
        <table:table-row table:style-name="ro1">
          <table:table-cell office:value-type="float" office:value="12.5432519300011" calcext:value-type="float">
            <text:p>12.5432519300011</text:p>
          </table:table-cell>
          <table:table-cell office:value-type="float" office:value="122539" calcext:value-type="float">
            <text:p>122539</text:p>
          </table:table-cell>
          <table:table-cell office:value-type="float" office:value="122391" calcext:value-type="float">
            <text:p>122391</text:p>
          </table:table-cell>
          <table:table-cell office:value-type="float" office:value="0.0850887878204175" calcext:value-type="float">
            <text:p>0.0850887878204175</text:p>
          </table:table-cell>
        </table:table-row>
        <table:table-row table:style-name="ro1">
          <table:table-cell office:value-type="float" office:value="12.6808426509997" calcext:value-type="float">
            <text:p>12.6808426509997</text:p>
          </table:table-cell>
          <table:table-cell office:value-type="float" office:value="122616" calcext:value-type="float">
            <text:p>122616</text:p>
          </table:table-cell>
          <table:table-cell office:value-type="float" office:value="122539" calcext:value-type="float">
            <text:p>122539</text:p>
          </table:table-cell>
          <table:table-cell office:value-type="float" office:value="0.0842000625143985" calcext:value-type="float">
            <text:p>0.0842000625143985</text:p>
          </table:table-cell>
        </table:table-row>
        <table:table-row table:style-name="ro1">
          <table:table-cell office:value-type="float" office:value="12.8200637120008" calcext:value-type="float">
            <text:p>12.8200637120008</text:p>
          </table:table-cell>
          <table:table-cell office:value-type="float" office:value="122618" calcext:value-type="float">
            <text:p>122618</text:p>
          </table:table-cell>
          <table:table-cell office:value-type="float" office:value="122616" calcext:value-type="float">
            <text:p>122616</text:p>
          </table:table-cell>
          <table:table-cell office:value-type="float" office:value="0.0833600500115188" calcext:value-type="float">
            <text:p>0.0833600500115188</text:p>
          </table:table-cell>
        </table:table-row>
        <table:table-row table:style-name="ro1">
          <table:table-cell office:value-type="float" office:value="12.9595158060001" calcext:value-type="float">
            <text:p>12.9595158060001</text:p>
          </table:table-cell>
          <table:table-cell office:value-type="float" office:value="122545" calcext:value-type="float">
            <text:p>122545</text:p>
          </table:table-cell>
          <table:table-cell office:value-type="float" office:value="122618" calcext:value-type="float">
            <text:p>122618</text:p>
          </table:table-cell>
          <table:table-cell office:value-type="float" office:value="0.0825610558822309" calcext:value-type="float">
            <text:p>0.0825610558822309</text:p>
          </table:table-cell>
        </table:table-row>
        <table:table-row table:style-name="ro1">
          <table:table-cell office:value-type="float" office:value="13.0897627670001" calcext:value-type="float">
            <text:p>13.0897627670001</text:p>
          </table:table-cell>
          <table:table-cell office:value-type="float" office:value="122411" calcext:value-type="float">
            <text:p>122411</text:p>
          </table:table-cell>
          <table:table-cell office:value-type="float" office:value="122618" calcext:value-type="float">
            <text:p>122618</text:p>
          </table:table-cell>
          <table:table-cell office:value-type="float" office:value="0.0816738447057848" calcext:value-type="float">
            <text:p>0.0816738447057848</text:p>
          </table:table-cell>
        </table:table-row>
        <table:table-row table:style-name="ro1">
          <table:table-cell office:value-type="float" office:value="13.2244830630007" calcext:value-type="float">
            <text:p>13.2244830630007</text:p>
          </table:table-cell>
          <table:table-cell office:value-type="float" office:value="122206" calcext:value-type="float">
            <text:p>122206</text:p>
          </table:table-cell>
          <table:table-cell office:value-type="float" office:value="122411" calcext:value-type="float">
            <text:p>122411</text:p>
          </table:table-cell>
          <table:table-cell office:value-type="float" office:value="0.0808429517336201" calcext:value-type="float">
            <text:p>0.0808429517336201</text:p>
          </table:table-cell>
        </table:table-row>
        <table:table-row table:style-name="ro1">
          <table:table-cell office:value-type="float" office:value="13.3576335200014" calcext:value-type="float">
            <text:p>13.3576335200014</text:p>
          </table:table-cell>
          <table:table-cell office:value-type="float" office:value="121940" calcext:value-type="float">
            <text:p>121940</text:p>
          </table:table-cell>
          <table:table-cell office:value-type="float" office:value="122411" calcext:value-type="float">
            <text:p>122411</text:p>
          </table:table-cell>
          <table:table-cell office:value-type="float" office:value="0.0800589767715114" calcext:value-type="float">
            <text:p>0.0800589767715114</text:p>
          </table:table-cell>
        </table:table-row>
        <table:table-row table:style-name="ro1">
          <table:table-cell office:value-type="float" office:value="13.496472027" calcext:value-type="float">
            <text:p>13.496472027</text:p>
          </table:table-cell>
          <table:table-cell office:value-type="float" office:value="121599" calcext:value-type="float">
            <text:p>121599</text:p>
          </table:table-cell>
          <table:table-cell office:value-type="float" office:value="121940" calcext:value-type="float">
            <text:p>121940</text:p>
          </table:table-cell>
          <table:table-cell office:value-type="float" office:value="0.0791986965687243" calcext:value-type="float">
            <text:p>0.0791986965687243</text:p>
          </table:table-cell>
        </table:table-row>
        <table:table-row table:style-name="ro1">
          <table:table-cell office:value-type="float" office:value="13.6413935769997" calcext:value-type="float">
            <text:p>13.6413935769997</text:p>
          </table:table-cell>
          <table:table-cell office:value-type="float" office:value="121178" calcext:value-type="float">
            <text:p>121178</text:p>
          </table:table-cell>
          <table:table-cell office:value-type="float" office:value="121940" calcext:value-type="float">
            <text:p>121940</text:p>
          </table:table-cell>
          <table:table-cell office:value-type="float" office:value="0.0783965512399419" calcext:value-type="float">
            <text:p>0.0783965512399419</text:p>
          </table:table-cell>
        </table:table-row>
        <table:table-row table:style-name="ro1">
          <table:table-cell office:value-type="float" office:value="13.7762893649997" calcext:value-type="float">
            <text:p>13.7762893649997</text:p>
          </table:table-cell>
          <table:table-cell office:value-type="float" office:value="120729" calcext:value-type="float">
            <text:p>120729</text:p>
          </table:table-cell>
          <table:table-cell office:value-type="float" office:value="121940" calcext:value-type="float">
            <text:p>121940</text:p>
          </table:table-cell>
          <table:table-cell office:value-type="float" office:value="0.0775320558067683" calcext:value-type="float">
            <text:p>0.0775320558067683</text:p>
          </table:table-cell>
        </table:table-row>
        <table:table-row table:style-name="ro1">
          <table:table-cell office:value-type="float" office:value="13.9241919020005" calcext:value-type="float">
            <text:p>13.9241919020005</text:p>
          </table:table-cell>
          <table:table-cell office:value-type="float" office:value="120180" calcext:value-type="float">
            <text:p>120180</text:p>
          </table:table-cell>
          <table:table-cell office:value-type="float" office:value="120740" calcext:value-type="float">
            <text:p>120740</text:p>
          </table:table-cell>
          <table:table-cell office:value-type="float" office:value="0.0767315269983558" calcext:value-type="float">
            <text:p>0.0767315269983558</text:p>
          </table:table-cell>
        </table:table-row>
        <table:table-row table:style-name="ro1">
          <table:table-cell office:value-type="float" office:value="14.064464346" calcext:value-type="float">
            <text:p>14.064464346</text:p>
          </table:table-cell>
          <table:table-cell office:value-type="float" office:value="119609" calcext:value-type="float">
            <text:p>119609</text:p>
          </table:table-cell>
          <table:table-cell office:value-type="float" office:value="120180" calcext:value-type="float">
            <text:p>120180</text:p>
          </table:table-cell>
          <table:table-cell office:value-type="float" office:value="0.0758779752218731" calcext:value-type="float">
            <text:p>0.0758779752218731</text:p>
          </table:table-cell>
        </table:table-row>
        <table:table-row table:style-name="ro1">
          <table:table-cell office:value-type="float" office:value="14.210150846" calcext:value-type="float">
            <text:p>14.210150846</text:p>
          </table:table-cell>
          <table:table-cell office:value-type="float" office:value="118971" calcext:value-type="float">
            <text:p>118971</text:p>
          </table:table-cell>
          <table:table-cell office:value-type="float" office:value="119609" calcext:value-type="float">
            <text:p>119609</text:p>
          </table:table-cell>
          <table:table-cell office:value-type="float" office:value="0.0750908693861316" calcext:value-type="float">
            <text:p>0.0750908693861316</text:p>
          </table:table-cell>
        </table:table-row>
        <table:table-row table:style-name="ro1">
          <table:table-cell office:value-type="float" office:value="14.3500636860008" calcext:value-type="float">
            <text:p>14.3500636860008</text:p>
          </table:table-cell>
          <table:table-cell office:value-type="float" office:value="118321" calcext:value-type="float">
            <text:p>118321</text:p>
          </table:table-cell>
          <table:table-cell office:value-type="float" office:value="118971" calcext:value-type="float">
            <text:p>118971</text:p>
          </table:table-cell>
          <table:table-cell office:value-type="float" office:value="0.0743584097946195" calcext:value-type="float">
            <text:p>0.0743584097946195</text:p>
          </table:table-cell>
        </table:table-row>
        <table:table-row table:style-name="ro1">
          <table:table-cell office:value-type="float" office:value="14.4929982720005" calcext:value-type="float">
            <text:p>14.4929982720005</text:p>
          </table:table-cell>
          <table:table-cell office:value-type="float" office:value="117624" calcext:value-type="float">
            <text:p>117624</text:p>
          </table:table-cell>
          <table:table-cell office:value-type="float" office:value="118971" calcext:value-type="float">
            <text:p>118971</text:p>
          </table:table-cell>
          <table:table-cell office:value-type="float" office:value="0.0735712348779491" calcext:value-type="float">
            <text:p>0.0735712348779491</text:p>
          </table:table-cell>
        </table:table-row>
        <table:table-row table:style-name="ro1">
          <table:table-cell office:value-type="float" office:value="14.6424804280014" calcext:value-type="float">
            <text:p>14.6424804280014</text:p>
          </table:table-cell>
          <table:table-cell office:value-type="float" office:value="116869" calcext:value-type="float">
            <text:p>116869</text:p>
          </table:table-cell>
          <table:table-cell office:value-type="float" office:value="117624" calcext:value-type="float">
            <text:p>117624</text:p>
          </table:table-cell>
          <table:table-cell office:value-type="float" office:value="0.0728430018883733" calcext:value-type="float">
            <text:p>0.0728430018883733</text:p>
          </table:table-cell>
        </table:table-row>
        <table:table-row table:style-name="ro1">
          <table:table-cell office:value-type="float" office:value="14.7980774890002" calcext:value-type="float">
            <text:p>14.7980774890002</text:p>
          </table:table-cell>
          <table:table-cell office:value-type="float" office:value="116063" calcext:value-type="float">
            <text:p>116063</text:p>
          </table:table-cell>
          <table:table-cell office:value-type="float" office:value="116869" calcext:value-type="float">
            <text:p>116869</text:p>
          </table:table-cell>
          <table:table-cell office:value-type="float" office:value="0.0720675049589745" calcext:value-type="float">
            <text:p>0.0720675049589745</text:p>
          </table:table-cell>
        </table:table-row>
        <table:table-row table:style-name="ro1">
          <table:table-cell office:value-type="float" office:value="14.949460408001" calcext:value-type="float">
            <text:p>14.949460408001</text:p>
          </table:table-cell>
          <table:table-cell office:value-type="float" office:value="115266" calcext:value-type="float">
            <text:p>115266</text:p>
          </table:table-cell>
          <table:table-cell office:value-type="float" office:value="116063" calcext:value-type="float">
            <text:p>116063</text:p>
          </table:table-cell>
          <table:table-cell office:value-type="float" office:value="0.0713526341041659" calcext:value-type="float">
            <text:p>0.0713526341041659</text:p>
          </table:table-cell>
        </table:table-row>
        <table:table-row table:style-name="ro1">
          <table:table-cell office:value-type="float" office:value="15.0900421660008" calcext:value-type="float">
            <text:p>15.0900421660008</text:p>
          </table:table-cell>
          <table:table-cell office:value-type="float" office:value="114524" calcext:value-type="float">
            <text:p>114524</text:p>
          </table:table-cell>
          <table:table-cell office:value-type="float" office:value="115266" calcext:value-type="float">
            <text:p>115266</text:p>
          </table:table-cell>
          <table:table-cell office:value-type="float" office:value="0.0705956207968463" calcext:value-type="float">
            <text:p>0.0705956207968463</text:p>
          </table:table-cell>
        </table:table-row>
        <table:table-row table:style-name="ro1">
          <table:table-cell office:value-type="float" office:value="15.2297108920011" calcext:value-type="float">
            <text:p>15.2297108920011</text:p>
          </table:table-cell>
          <table:table-cell office:value-type="float" office:value="113791" calcext:value-type="float">
            <text:p>113791</text:p>
          </table:table-cell>
          <table:table-cell office:value-type="float" office:value="115266" calcext:value-type="float">
            <text:p>115266</text:p>
          </table:table-cell>
          <table:table-cell office:value-type="float" office:value="0.0833221342213696" calcext:value-type="float">
            <text:p>0.0833221342213696</text:p>
          </table:table-cell>
        </table:table-row>
        <table:table-row table:style-name="ro1">
          <table:table-cell office:value-type="float" office:value="15.3878800840012" calcext:value-type="float">
            <text:p>15.3878800840012</text:p>
          </table:table-cell>
          <table:table-cell office:value-type="float" office:value="112974" calcext:value-type="float">
            <text:p>112974</text:p>
          </table:table-cell>
          <table:table-cell office:value-type="float" office:value="115266" calcext:value-type="float">
            <text:p>115266</text:p>
          </table:table-cell>
          <table:table-cell office:value-type="float" office:value="0.0931477736022613" calcext:value-type="float">
            <text:p>0.0931477736022613</text:p>
          </table:table-cell>
        </table:table-row>
        <table:table-row table:style-name="ro1">
          <table:table-cell office:value-type="float" office:value="15.536623381" calcext:value-type="float">
            <text:p>15.536623381</text:p>
          </table:table-cell>
          <table:table-cell office:value-type="float" office:value="112228" calcext:value-type="float">
            <text:p>112228</text:p>
          </table:table-cell>
          <table:table-cell office:value-type="float" office:value="114537" calcext:value-type="float">
            <text:p>114537</text:p>
          </table:table-cell>
          <table:table-cell office:value-type="float" office:value="0.100834008355493" calcext:value-type="float">
            <text:p>0.100834008355493</text:p>
          </table:table-cell>
        </table:table-row>
        <table:table-row table:style-name="ro1">
          <table:table-cell office:value-type="float" office:value="15.6771645080007" calcext:value-type="float">
            <text:p>15.6771645080007</text:p>
          </table:table-cell>
          <table:table-cell office:value-type="float" office:value="111549" calcext:value-type="float">
            <text:p>111549</text:p>
          </table:table-cell>
          <table:table-cell office:value-type="float" office:value="112228" calcext:value-type="float">
            <text:p>112228</text:p>
          </table:table-cell>
          <table:table-cell office:value-type="float" office:value="0.106641232658421" calcext:value-type="float">
            <text:p>0.106641232658421</text:p>
          </table:table-cell>
        </table:table-row>
        <table:table-row table:style-name="ro1">
          <table:table-cell office:value-type="float" office:value="15.8415218259997" calcext:value-type="float">
            <text:p>15.8415218259997</text:p>
          </table:table-cell>
          <table:table-cell office:value-type="float" office:value="110797" calcext:value-type="float">
            <text:p>110797</text:p>
          </table:table-cell>
          <table:table-cell office:value-type="float" office:value="112228" calcext:value-type="float">
            <text:p>112228</text:p>
          </table:table-cell>
          <table:table-cell office:value-type="float" office:value="0.11111943773964" calcext:value-type="float">
            <text:p>0.11111943773964</text:p>
          </table:table-cell>
        </table:table-row>
        <table:table-row table:style-name="ro1">
          <table:table-cell office:value-type="float" office:value="15.9430418360007" calcext:value-type="float">
            <text:p>15.9430418360007</text:p>
          </table:table-cell>
          <table:table-cell office:value-type="float" office:value="110358" calcext:value-type="float">
            <text:p>110358</text:p>
          </table:table-cell>
          <table:table-cell office:value-type="float" office:value="112228" calcext:value-type="float">
            <text:p>112228</text:p>
          </table:table-cell>
          <table:table-cell office:value-type="float" office:value="0.114536575832737" calcext:value-type="float">
            <text:p>0.114536575832737</text:p>
          </table:table-cell>
        </table:table-row>
        <table:table-row table:style-name="ro1">
          <table:table-cell office:value-type="float" office:value="16.0445652270009" calcext:value-type="float">
            <text:p>16.0445652270009</text:p>
          </table:table-cell>
          <table:table-cell office:value-type="float" office:value="109942" calcext:value-type="float">
            <text:p>109942</text:p>
          </table:table-cell>
          <table:table-cell office:value-type="float" office:value="111028" calcext:value-type="float">
            <text:p>111028</text:p>
          </table:table-cell>
          <table:table-cell office:value-type="float" office:value="0.117106967672559" calcext:value-type="float">
            <text:p>0.117106967672559</text:p>
          </table:table-cell>
        </table:table-row>
        <table:table-row table:style-name="ro1">
          <table:table-cell office:value-type="float" office:value="16.1854027370009" calcext:value-type="float">
            <text:p>16.1854027370009</text:p>
          </table:table-cell>
          <table:table-cell office:value-type="float" office:value="109407" calcext:value-type="float">
            <text:p>109407</text:p>
          </table:table-cell>
          <table:table-cell office:value-type="float" office:value="109942" calcext:value-type="float">
            <text:p>109942</text:p>
          </table:table-cell>
          <table:table-cell office:value-type="float" office:value="0.11884280684245" calcext:value-type="float">
            <text:p>0.11884280684245</text:p>
          </table:table-cell>
        </table:table-row>
        <table:table-row table:style-name="ro1">
          <table:table-cell office:value-type="float" office:value="16.3233980330006" calcext:value-type="float">
            <text:p>16.3233980330006</text:p>
          </table:table-cell>
          <table:table-cell office:value-type="float" office:value="108933" calcext:value-type="float">
            <text:p>108933</text:p>
          </table:table-cell>
          <table:table-cell office:value-type="float" office:value="109407" calcext:value-type="float">
            <text:p>109407</text:p>
          </table:table-cell>
          <table:table-cell office:value-type="float" office:value="0.12007424547396" calcext:value-type="float">
            <text:p>0.12007424547396</text:p>
          </table:table-cell>
        </table:table-row>
        <table:table-row table:style-name="ro1">
          <table:table-cell office:value-type="float" office:value="16.4657276910002" calcext:value-type="float">
            <text:p>16.4657276910002</text:p>
          </table:table-cell>
          <table:table-cell office:value-type="float" office:value="108503" calcext:value-type="float">
            <text:p>108503</text:p>
          </table:table-cell>
          <table:table-cell office:value-type="float" office:value="108933" calcext:value-type="float">
            <text:p>108933</text:p>
          </table:table-cell>
          <table:table-cell office:value-type="float" office:value="0.120750754403859" calcext:value-type="float">
            <text:p>0.120750754403859</text:p>
          </table:table-cell>
        </table:table-row>
        <table:table-row table:style-name="ro1">
          <table:table-cell office:value-type="float" office:value="16.6031635700001" calcext:value-type="float">
            <text:p>16.6031635700001</text:p>
          </table:table-cell>
          <table:table-cell office:value-type="float" office:value="108149" calcext:value-type="float">
            <text:p>108149</text:p>
          </table:table-cell>
          <table:table-cell office:value-type="float" office:value="108503" calcext:value-type="float">
            <text:p>108503</text:p>
          </table:table-cell>
          <table:table-cell office:value-type="float" office:value="0.121140480823701" calcext:value-type="float">
            <text:p>0.121140480823701</text:p>
          </table:table-cell>
        </table:table-row>
        <table:table-row table:style-name="ro1">
          <table:table-cell office:value-type="float" office:value="16.7390230300007" calcext:value-type="float">
            <text:p>16.7390230300007</text:p>
          </table:table-cell>
          <table:table-cell office:value-type="float" office:value="107860" calcext:value-type="float">
            <text:p>107860</text:p>
          </table:table-cell>
          <table:table-cell office:value-type="float" office:value="108149" calcext:value-type="float">
            <text:p>108149</text:p>
          </table:table-cell>
          <table:table-cell office:value-type="float" office:value="0.1213026285614" calcext:value-type="float">
            <text:p>0.1213026285614</text:p>
          </table:table-cell>
        </table:table-row>
        <table:table-row table:style-name="ro1">
          <table:table-cell office:value-type="float" office:value="16.8921255100013" calcext:value-type="float">
            <text:p>16.8921255100013</text:p>
          </table:table-cell>
          <table:table-cell office:value-type="float" office:value="107612" calcext:value-type="float">
            <text:p>107612</text:p>
          </table:table-cell>
          <table:table-cell office:value-type="float" office:value="107860" calcext:value-type="float">
            <text:p>107860</text:p>
          </table:table-cell>
          <table:table-cell office:value-type="float" office:value="0.121138488391289" calcext:value-type="float">
            <text:p>0.121138488391289</text:p>
          </table:table-cell>
        </table:table-row>
        <table:table-row table:style-name="ro1">
          <table:table-cell office:value-type="float" office:value="17.0332007329998" calcext:value-type="float">
            <text:p>17.0332007329998</text:p>
          </table:table-cell>
          <table:table-cell office:value-type="float" office:value="107460" calcext:value-type="float">
            <text:p>107460</text:p>
          </table:table-cell>
          <table:table-cell office:value-type="float" office:value="107612" calcext:value-type="float">
            <text:p>107612</text:p>
          </table:table-cell>
          <table:table-cell office:value-type="float" office:value="0.120862886521414" calcext:value-type="float">
            <text:p>0.120862886521414</text:p>
          </table:table-cell>
        </table:table-row>
        <table:table-row table:style-name="ro1">
          <table:table-cell office:value-type="float" office:value="17.1695314890003" calcext:value-type="float">
            <text:p>17.1695314890003</text:p>
          </table:table-cell>
          <table:table-cell office:value-type="float" office:value="107384" calcext:value-type="float">
            <text:p>107384</text:p>
          </table:table-cell>
          <table:table-cell office:value-type="float" office:value="107612" calcext:value-type="float">
            <text:p>107612</text:p>
          </table:table-cell>
          <table:table-cell office:value-type="float" office:value="0.120358948270386" calcext:value-type="float">
            <text:p>0.120358948270386</text:p>
          </table:table-cell>
        </table:table-row>
        <table:table-row table:style-name="ro1">
          <table:table-cell office:value-type="float" office:value="17.311029157001" calcext:value-type="float">
            <text:p>17.311029157001</text:p>
          </table:table-cell>
          <table:table-cell office:value-type="float" office:value="107381" calcext:value-type="float">
            <text:p>107381</text:p>
          </table:table-cell>
          <table:table-cell office:value-type="float" office:value="107612" calcext:value-type="float">
            <text:p>107612</text:p>
          </table:table-cell>
          <table:table-cell office:value-type="float" office:value="0.119816570381014" calcext:value-type="float">
            <text:p>0.119816570381014</text:p>
          </table:table-cell>
        </table:table-row>
        <table:table-row table:style-name="ro1">
          <table:table-cell office:value-type="float" office:value="17.4545065800012" calcext:value-type="float">
            <text:p>17.4545065800012</text:p>
          </table:table-cell>
          <table:table-cell office:value-type="float" office:value="107458" calcext:value-type="float">
            <text:p>107458</text:p>
          </table:table-cell>
          <table:table-cell office:value-type="float" office:value="107381" calcext:value-type="float">
            <text:p>107381</text:p>
          </table:table-cell>
          <table:table-cell office:value-type="float" office:value="0.119245069170309" calcext:value-type="float">
            <text:p>0.119245069170309</text:p>
          </table:table-cell>
        </table:table-row>
        <table:table-row table:style-name="ro1">
          <table:table-cell office:value-type="float" office:value="17.5949499650014" calcext:value-type="float">
            <text:p>17.5949499650014</text:p>
          </table:table-cell>
          <table:table-cell office:value-type="float" office:value="107612" calcext:value-type="float">
            <text:p>107612</text:p>
          </table:table-cell>
          <table:table-cell office:value-type="float" office:value="107458" calcext:value-type="float">
            <text:p>107458</text:p>
          </table:table-cell>
          <table:table-cell office:value-type="float" office:value="0.118517442619484" calcext:value-type="float">
            <text:p>0.118517442619484</text:p>
          </table:table-cell>
        </table:table-row>
        <table:table-row table:style-name="ro1">
          <table:table-cell office:value-type="float" office:value="17.7344670290004" calcext:value-type="float">
            <text:p>17.7344670290004</text:p>
          </table:table-cell>
          <table:table-cell office:value-type="float" office:value="107842" calcext:value-type="float">
            <text:p>107842</text:p>
          </table:table-cell>
          <table:table-cell office:value-type="float" office:value="107458" calcext:value-type="float">
            <text:p>107458</text:p>
          </table:table-cell>
          <table:table-cell office:value-type="float" office:value="0.117802459842714" calcext:value-type="float">
            <text:p>0.117802459842714</text:p>
          </table:table-cell>
        </table:table-row>
        <table:table-row table:style-name="ro1">
          <table:table-cell office:value-type="float" office:value="17.8734699870001" calcext:value-type="float">
            <text:p>17.8734699870001</text:p>
          </table:table-cell>
          <table:table-cell office:value-type="float" office:value="108147" calcext:value-type="float">
            <text:p>108147</text:p>
          </table:table-cell>
          <table:table-cell office:value-type="float" office:value="107458" calcext:value-type="float">
            <text:p>107458</text:p>
          </table:table-cell>
          <table:table-cell office:value-type="float" office:value="0.116969240601444" calcext:value-type="float">
            <text:p>0.116969240601444</text:p>
          </table:table-cell>
        </table:table-row>
        <table:table-row table:style-name="ro1">
          <table:table-cell office:value-type="float" office:value="18.0135251280008" calcext:value-type="float">
            <text:p>18.0135251280008</text:p>
          </table:table-cell>
          <table:table-cell office:value-type="float" office:value="108529" calcext:value-type="float">
            <text:p>108529</text:p>
          </table:table-cell>
          <table:table-cell office:value-type="float" office:value="107458" calcext:value-type="float">
            <text:p>107458</text:p>
          </table:table-cell>
          <table:table-cell office:value-type="float" office:value="0.116174262537652" calcext:value-type="float">
            <text:p>0.116174262537652</text:p>
          </table:table-cell>
        </table:table-row>
        <table:table-row table:style-name="ro1">
          <table:table-cell office:value-type="float" office:value="18.1508407649999" calcext:value-type="float">
            <text:p>18.1508407649999</text:p>
          </table:table-cell>
          <table:table-cell office:value-type="float" office:value="108975" calcext:value-type="float">
            <text:p>108975</text:p>
          </table:table-cell>
          <table:table-cell office:value-type="float" office:value="108529" calcext:value-type="float">
            <text:p>108529</text:p>
          </table:table-cell>
          <table:table-cell office:value-type="float" office:value="0.115411320142481" calcext:value-type="float">
            <text:p>0.115411320142481</text:p>
          </table:table-cell>
        </table:table-row>
        <table:table-row table:style-name="ro1">
          <table:table-cell office:value-type="float" office:value="18.2988947530012" calcext:value-type="float">
            <text:p>18.2988947530012</text:p>
          </table:table-cell>
          <table:table-cell office:value-type="float" office:value="109532" calcext:value-type="float">
            <text:p>109532</text:p>
          </table:table-cell>
          <table:table-cell office:value-type="float" office:value="108975" calcext:value-type="float">
            <text:p>108975</text:p>
          </table:table-cell>
          <table:table-cell office:value-type="float" office:value="0.114551278336207" calcext:value-type="float">
            <text:p>0.114551278336207</text:p>
          </table:table-cell>
        </table:table-row>
        <table:table-row table:style-name="ro1">
          <table:table-cell office:value-type="float" office:value="18.4521736450006" calcext:value-type="float">
            <text:p>18.4521736450006</text:p>
          </table:table-cell>
          <table:table-cell office:value-type="float" office:value="110189" calcext:value-type="float">
            <text:p>110189</text:p>
          </table:table-cell>
          <table:table-cell office:value-type="float" office:value="109532" calcext:value-type="float">
            <text:p>109532</text:p>
          </table:table-cell>
          <table:table-cell office:value-type="float" office:value="0.113740470182778" calcext:value-type="float">
            <text:p>0.113740470182778</text:p>
          </table:table-cell>
        </table:table-row>
        <table:table-row table:style-name="ro1">
          <table:table-cell office:value-type="float" office:value="18.6233165860012" calcext:value-type="float">
            <text:p>18.6233165860012</text:p>
          </table:table-cell>
          <table:table-cell office:value-type="float" office:value="111012" calcext:value-type="float">
            <text:p>111012</text:p>
          </table:table-cell>
          <table:table-cell office:value-type="float" office:value="110189" calcext:value-type="float">
            <text:p>110189</text:p>
          </table:table-cell>
          <table:table-cell office:value-type="float" office:value="0.11285029964349" calcext:value-type="float">
            <text:p>0.11285029964349</text:p>
          </table:table-cell>
        </table:table-row>
        <table:table-row table:style-name="ro1">
          <table:table-cell office:value-type="float" office:value="18.7745075720013" calcext:value-type="float">
            <text:p>18.7745075720013</text:p>
          </table:table-cell>
          <table:table-cell office:value-type="float" office:value="111813" calcext:value-type="float">
            <text:p>111813</text:p>
          </table:table-cell>
          <table:table-cell office:value-type="float" office:value="111012" calcext:value-type="float">
            <text:p>111012</text:p>
          </table:table-cell>
          <table:table-cell office:value-type="float" office:value="0.111901861336414" calcext:value-type="float">
            <text:p>0.111901861336414</text:p>
          </table:table-cell>
        </table:table-row>
        <table:table-row table:style-name="ro1">
          <table:table-cell office:value-type="float" office:value="18.9311466260006" calcext:value-type="float">
            <text:p>18.9311466260006</text:p>
          </table:table-cell>
          <table:table-cell office:value-type="float" office:value="112708" calcext:value-type="float">
            <text:p>112708</text:p>
          </table:table-cell>
          <table:table-cell office:value-type="float" office:value="111813" calcext:value-type="float">
            <text:p>111813</text:p>
          </table:table-cell>
          <table:table-cell office:value-type="float" office:value="0.111026865413217" calcext:value-type="float">
            <text:p>0.111026865413217</text:p>
          </table:table-cell>
        </table:table-row>
        <table:table-row table:style-name="ro1">
          <table:table-cell office:value-type="float" office:value="19.0860195069999" calcext:value-type="float">
            <text:p>19.0860195069999</text:p>
          </table:table-cell>
          <table:table-cell office:value-type="float" office:value="113653" calcext:value-type="float">
            <text:p>113653</text:p>
          </table:table-cell>
          <table:table-cell office:value-type="float" office:value="111813" calcext:value-type="float">
            <text:p>111813</text:p>
          </table:table-cell>
          <table:table-cell office:value-type="float" office:value="0.110098088075254" calcext:value-type="float">
            <text:p>0.110098088075254</text:p>
          </table:table-cell>
        </table:table-row>
        <table:table-row table:style-name="ro1">
          <table:table-cell office:value-type="float" office:value="19.2374879470008" calcext:value-type="float">
            <text:p>19.2374879470008</text:p>
          </table:table-cell>
          <table:table-cell office:value-type="float" office:value="114627" calcext:value-type="float">
            <text:p>114627</text:p>
          </table:table-cell>
          <table:table-cell office:value-type="float" office:value="111813" calcext:value-type="float">
            <text:p>111813</text:p>
          </table:table-cell>
          <table:table-cell office:value-type="float" office:value="0.109242491624225" calcext:value-type="float">
            <text:p>0.109242491624225</text:p>
          </table:table-cell>
        </table:table-row>
        <table:table-row table:style-name="ro1">
          <table:table-cell office:value-type="float" office:value="19.3903418440004" calcext:value-type="float">
            <text:p>19.3903418440004</text:p>
          </table:table-cell>
          <table:table-cell office:value-type="float" office:value="115652" calcext:value-type="float">
            <text:p>115652</text:p>
          </table:table-cell>
          <table:table-cell office:value-type="float" office:value="114627" calcext:value-type="float">
            <text:p>114627</text:p>
          </table:table-cell>
          <table:table-cell office:value-type="float" office:value="0.108336401676343" calcext:value-type="float">
            <text:p>0.108336401676343</text:p>
          </table:table-cell>
        </table:table-row>
        <table:table-row table:style-name="ro1">
          <table:table-cell office:value-type="float" office:value="19.5478884280001" calcext:value-type="float">
            <text:p>19.5478884280001</text:p>
          </table:table-cell>
          <table:table-cell office:value-type="float" office:value="116745" calcext:value-type="float">
            <text:p>116745</text:p>
          </table:table-cell>
          <table:table-cell office:value-type="float" office:value="115652" calcext:value-type="float">
            <text:p>115652</text:p>
          </table:table-cell>
          <table:table-cell office:value-type="float" office:value="0.107502454674408" calcext:value-type="float">
            <text:p>0.107502454674408</text:p>
          </table:table-cell>
        </table:table-row>
        <table:table-row table:style-name="ro1">
          <table:table-cell office:value-type="float" office:value="19.7062675420002" calcext:value-type="float">
            <text:p>19.7062675420002</text:p>
          </table:table-cell>
          <table:table-cell office:value-type="float" office:value="117871" calcext:value-type="float">
            <text:p>117871</text:p>
          </table:table-cell>
          <table:table-cell office:value-type="float" office:value="115652" calcext:value-type="float">
            <text:p>115652</text:p>
          </table:table-cell>
          <table:table-cell office:value-type="float" office:value="0.106620520440557" calcext:value-type="float">
            <text:p>0.106620520440557</text:p>
          </table:table-cell>
        </table:table-row>
        <table:table-row table:style-name="ro1">
          <table:table-cell office:value-type="float" office:value="19.8568475810007" calcext:value-type="float">
            <text:p>19.8568475810007</text:p>
          </table:table-cell>
          <table:table-cell office:value-type="float" office:value="118958" calcext:value-type="float">
            <text:p>118958</text:p>
          </table:table-cell>
          <table:table-cell office:value-type="float" office:value="115652" calcext:value-type="float">
            <text:p>115652</text:p>
          </table:table-cell>
          <table:table-cell office:value-type="float" office:value="0.105809236865266" calcext:value-type="float">
            <text:p>0.105809236865266</text:p>
          </table:table-cell>
        </table:table-row>
        <table:table-row table:style-name="ro1">
          <table:table-cell office:value-type="float" office:value="20.0103292559998" calcext:value-type="float">
            <text:p>20.0103292559998</text:p>
          </table:table-cell>
          <table:table-cell office:value-type="float" office:value="120075" calcext:value-type="float">
            <text:p>120075</text:p>
          </table:table-cell>
          <table:table-cell office:value-type="float" office:value="118958" calcext:value-type="float">
            <text:p>118958</text:p>
          </table:table-cell>
          <table:table-cell office:value-type="float" office:value="0.104951958020132" calcext:value-type="float">
            <text:p>0.104951958020132</text:p>
          </table:table-cell>
        </table:table-row>
        <table:table-row table:style-name="ro1">
          <table:table-cell office:value-type="float" office:value="20.1609519049998" calcext:value-type="float">
            <text:p>20.1609519049998</text:p>
          </table:table-cell>
          <table:table-cell office:value-type="float" office:value="121170" calcext:value-type="float">
            <text:p>121170</text:p>
          </table:table-cell>
          <table:table-cell office:value-type="float" office:value="120075" calcext:value-type="float">
            <text:p>120075</text:p>
          </table:table-cell>
          <table:table-cell office:value-type="float" office:value="0.104062068928668" calcext:value-type="float">
            <text:p>0.104062068928668</text:p>
          </table:table-cell>
        </table:table-row>
        <table:table-row table:style-name="ro1">
          <table:table-cell office:value-type="float" office:value="20.3142537969998" calcext:value-type="float">
            <text:p>20.3142537969998</text:p>
          </table:table-cell>
          <table:table-cell office:value-type="float" office:value="122275" calcext:value-type="float">
            <text:p>122275</text:p>
          </table:table-cell>
          <table:table-cell office:value-type="float" office:value="121170" calcext:value-type="float">
            <text:p>121170</text:p>
          </table:table-cell>
          <table:table-cell office:value-type="float" office:value="0.103249655142935" calcext:value-type="float">
            <text:p>0.103249655142935</text:p>
          </table:table-cell>
        </table:table-row>
        <table:table-row table:style-name="ro1">
          <table:table-cell office:value-type="float" office:value="20.466048141001" calcext:value-type="float">
            <text:p>20.466048141001</text:p>
          </table:table-cell>
          <table:table-cell office:value-type="float" office:value="123352" calcext:value-type="float">
            <text:p>123352</text:p>
          </table:table-cell>
          <table:table-cell office:value-type="float" office:value="122275" calcext:value-type="float">
            <text:p>122275</text:p>
          </table:table-cell>
          <table:table-cell office:value-type="float" office:value="0.102401704312368" calcext:value-type="float">
            <text:p>0.102401704312368</text:p>
          </table:table-cell>
        </table:table-row>
        <table:table-row table:style-name="ro1">
          <table:table-cell office:value-type="float" office:value="20.6696208869998" calcext:value-type="float">
            <text:p>20.6696208869998</text:p>
          </table:table-cell>
          <table:table-cell office:value-type="float" office:value="124753" calcext:value-type="float">
            <text:p>124753</text:p>
          </table:table-cell>
          <table:table-cell office:value-type="float" office:value="123352" calcext:value-type="float">
            <text:p>123352</text:p>
          </table:table-cell>
          <table:table-cell office:value-type="float" office:value="0.101529206587149" calcext:value-type="float">
            <text:p>0.101529206587149</text:p>
          </table:table-cell>
        </table:table-row>
        <table:table-row table:style-name="ro1">
          <table:table-cell office:value-type="float" office:value="20.8355075529998" calcext:value-type="float">
            <text:p>20.8355075529998</text:p>
          </table:table-cell>
          <table:table-cell office:value-type="float" office:value="125847" calcext:value-type="float">
            <text:p>125847</text:p>
          </table:table-cell>
          <table:table-cell office:value-type="float" office:value="124753" calcext:value-type="float">
            <text:p>124753</text:p>
          </table:table-cell>
          <table:table-cell office:value-type="float" office:value="0.10073556039167" calcext:value-type="float">
            <text:p>0.10073556039167</text:p>
          </table:table-cell>
        </table:table-row>
        <table:table-row table:style-name="ro1">
          <table:table-cell office:value-type="float" office:value="20.99494022" calcext:value-type="float">
            <text:p>20.99494022</text:p>
          </table:table-cell>
          <table:table-cell office:value-type="float" office:value="126847" calcext:value-type="float">
            <text:p>126847</text:p>
          </table:table-cell>
          <table:table-cell office:value-type="float" office:value="125847" calcext:value-type="float">
            <text:p>125847</text:p>
          </table:table-cell>
          <table:table-cell office:value-type="float" office:value="0.0999121198109209" calcext:value-type="float">
            <text:p>0.0999121198109209</text:p>
          </table:table-cell>
        </table:table-row>
        <table:table-row table:style-name="ro1">
          <table:table-cell office:value-type="float" office:value="21.1525467950014" calcext:value-type="float">
            <text:p>21.1525467950014</text:p>
          </table:table-cell>
          <table:table-cell office:value-type="float" office:value="127777" calcext:value-type="float">
            <text:p>127777</text:p>
          </table:table-cell>
          <table:table-cell office:value-type="float" office:value="126847" calcext:value-type="float">
            <text:p>126847</text:p>
          </table:table-cell>
          <table:table-cell office:value-type="float" office:value="0.0991604650795059" calcext:value-type="float">
            <text:p>0.0991604650795059</text:p>
          </table:table-cell>
        </table:table-row>
        <table:table-row table:style-name="ro1">
          <table:table-cell office:value-type="float" office:value="21.3100470680001" calcext:value-type="float">
            <text:p>21.3100470680001</text:p>
          </table:table-cell>
          <table:table-cell office:value-type="float" office:value="128642" calcext:value-type="float">
            <text:p>128642</text:p>
          </table:table-cell>
          <table:table-cell office:value-type="float" office:value="126847" calcext:value-type="float">
            <text:p>126847</text:p>
          </table:table-cell>
          <table:table-cell office:value-type="float" office:value="0.0983759911112238" calcext:value-type="float">
            <text:p>0.0983759911112238</text:p>
          </table:table-cell>
        </table:table-row>
        <table:table-row table:style-name="ro1">
          <table:table-cell office:value-type="float" office:value="21.4711632460003" calcext:value-type="float">
            <text:p>21.4711632460003</text:p>
          </table:table-cell>
          <table:table-cell office:value-type="float" office:value="129453" calcext:value-type="float">
            <text:p>129453</text:p>
          </table:table-cell>
          <table:table-cell office:value-type="float" office:value="126847" calcext:value-type="float">
            <text:p>126847</text:p>
          </table:table-cell>
          <table:table-cell office:value-type="float" office:value="0.0975687174172809" calcext:value-type="float">
            <text:p>0.0975687174172809</text:p>
          </table:table-cell>
        </table:table-row>
        <table:table-row table:style-name="ro1">
          <table:table-cell office:value-type="float" office:value="21.628941682" calcext:value-type="float">
            <text:p>21.628941682</text:p>
          </table:table-cell>
          <table:table-cell office:value-type="float" office:value="130168" calcext:value-type="float">
            <text:p>130168</text:p>
          </table:table-cell>
          <table:table-cell office:value-type="float" office:value="129453" calcext:value-type="float">
            <text:p>129453</text:p>
          </table:table-cell>
          <table:table-cell office:value-type="float" office:value="0.0968343166568294" calcext:value-type="float">
            <text:p>0.0968343166568294</text:p>
          </table:table-cell>
        </table:table-row>
        <table:table-row table:style-name="ro1">
          <table:table-cell office:value-type="float" office:value="21.7859319390009" calcext:value-type="float">
            <text:p>21.7859319390009</text:p>
          </table:table-cell>
          <table:table-cell office:value-type="float" office:value="130796" calcext:value-type="float">
            <text:p>130796</text:p>
          </table:table-cell>
          <table:table-cell office:value-type="float" office:value="130168" calcext:value-type="float">
            <text:p>130168</text:p>
          </table:table-cell>
          <table:table-cell office:value-type="float" office:value="0.0960721044882543" calcext:value-type="float">
            <text:p>0.0960721044882543</text:p>
          </table:table-cell>
        </table:table-row>
        <table:table-row table:style-name="ro1">
          <table:table-cell office:value-type="float" office:value="21.8878593640002" calcext:value-type="float">
            <text:p>21.8878593640002</text:p>
          </table:table-cell>
          <table:table-cell office:value-type="float" office:value="131157" calcext:value-type="float">
            <text:p>131157</text:p>
          </table:table-cell>
          <table:table-cell office:value-type="float" office:value="130796" calcext:value-type="float">
            <text:p>130796</text:p>
          </table:table-cell>
          <table:table-cell office:value-type="float" office:value="0.0953762021091219" calcext:value-type="float">
            <text:p>0.0953762021091219</text:p>
          </table:table-cell>
        </table:table-row>
        <table:table-row table:style-name="ro1">
          <table:table-cell office:value-type="float" office:value="22.032135716001" calcext:value-type="float">
            <text:p>22.032135716001</text:p>
          </table:table-cell>
          <table:table-cell office:value-type="float" office:value="131603" calcext:value-type="float">
            <text:p>131603</text:p>
          </table:table-cell>
          <table:table-cell office:value-type="float" office:value="130796" calcext:value-type="float">
            <text:p>130796</text:p>
          </table:table-cell>
          <table:table-cell office:value-type="float" office:value="0.0947341414107999" calcext:value-type="float">
            <text:p>0.0947341414107999</text:p>
          </table:table-cell>
        </table:table-row>
        <table:table-row table:style-name="ro1">
          <table:table-cell office:value-type="float" office:value="22.1878370670001" calcext:value-type="float">
            <text:p>22.1878370670001</text:p>
          </table:table-cell>
          <table:table-cell office:value-type="float" office:value="131996" calcext:value-type="float">
            <text:p>131996</text:p>
          </table:table-cell>
          <table:table-cell office:value-type="float" office:value="131603" calcext:value-type="float">
            <text:p>131603</text:p>
          </table:table-cell>
          <table:table-cell office:value-type="float" office:value="0.0940521533112883" calcext:value-type="float">
            <text:p>0.0940521533112883</text:p>
          </table:table-cell>
        </table:table-row>
        <table:table-row table:style-name="ro1">
          <table:table-cell office:value-type="float" office:value="22.3410593879999" calcext:value-type="float">
            <text:p>22.3410593879999</text:p>
          </table:table-cell>
          <table:table-cell office:value-type="float" office:value="132291" calcext:value-type="float">
            <text:p>132291</text:p>
          </table:table-cell>
          <table:table-cell office:value-type="float" office:value="131996" calcext:value-type="float">
            <text:p>131996</text:p>
          </table:table-cell>
          <table:table-cell office:value-type="float" office:value="0.0934235408308488" calcext:value-type="float">
            <text:p>0.0934235408308488</text:p>
          </table:table-cell>
        </table:table-row>
        <table:table-row table:style-name="ro1">
          <table:table-cell office:value-type="float" office:value="22.5023970580005" calcext:value-type="float">
            <text:p>22.5023970580005</text:p>
          </table:table-cell>
          <table:table-cell office:value-type="float" office:value="132502" calcext:value-type="float">
            <text:p>132502</text:p>
          </table:table-cell>
          <table:table-cell office:value-type="float" office:value="132291" calcext:value-type="float">
            <text:p>132291</text:p>
          </table:table-cell>
          <table:table-cell office:value-type="float" office:value="0.0927568506826971" calcext:value-type="float">
            <text:p>0.0927568506826971</text:p>
          </table:table-cell>
        </table:table-row>
        <table:table-row table:style-name="ro1">
          <table:table-cell office:value-type="float" office:value="22.6636284670003" calcext:value-type="float">
            <text:p>22.6636284670003</text:p>
          </table:table-cell>
          <table:table-cell office:value-type="float" office:value="132610" calcext:value-type="float">
            <text:p>132610</text:p>
          </table:table-cell>
          <table:table-cell office:value-type="float" office:value="132502" calcext:value-type="float">
            <text:p>132502</text:p>
          </table:table-cell>
          <table:table-cell office:value-type="float" office:value="0.0920626234033005" calcext:value-type="float">
            <text:p>0.0920626234033005</text:p>
          </table:table-cell>
        </table:table-row>
        <table:table-row table:style-name="ro1">
          <table:table-cell office:value-type="float" office:value="22.8164443730002" calcext:value-type="float">
            <text:p>22.8164443730002</text:p>
          </table:table-cell>
          <table:table-cell office:value-type="float" office:value="132619" calcext:value-type="float">
            <text:p>132619</text:p>
          </table:table-cell>
          <table:table-cell office:value-type="float" office:value="132610" calcext:value-type="float">
            <text:p>132610</text:p>
          </table:table-cell>
          <table:table-cell office:value-type="float" office:value="0.0914278765004182" calcext:value-type="float">
            <text:p>0.0914278765004182</text:p>
          </table:table-cell>
        </table:table-row>
        <table:table-row table:style-name="ro1">
          <table:table-cell office:value-type="float" office:value="22.977882434001" calcext:value-type="float">
            <text:p>22.977882434001</text:p>
          </table:table-cell>
          <table:table-cell office:value-type="float" office:value="132530" calcext:value-type="float">
            <text:p>132530</text:p>
          </table:table-cell>
          <table:table-cell office:value-type="float" office:value="132619" calcext:value-type="float">
            <text:p>132619</text:p>
          </table:table-cell>
          <table:table-cell office:value-type="float" office:value="0.0907634465747839" calcext:value-type="float">
            <text:p>0.0907634465747839</text:p>
          </table:table-cell>
        </table:table-row>
        <table:table-row table:style-name="ro1">
          <table:table-cell office:value-type="float" office:value="23.134118942" calcext:value-type="float">
            <text:p>23.134118942</text:p>
          </table:table-cell>
          <table:table-cell office:value-type="float" office:value="132350" calcext:value-type="float">
            <text:p>132350</text:p>
          </table:table-cell>
          <table:table-cell office:value-type="float" office:value="132530" calcext:value-type="float">
            <text:p>132530</text:p>
          </table:table-cell>
          <table:table-cell office:value-type="float" office:value="0.0901546169089499" calcext:value-type="float">
            <text:p>0.0901546169089499</text:p>
          </table:table-cell>
        </table:table-row>
        <table:table-row table:style-name="ro1">
          <table:table-cell office:value-type="float" office:value="23.2950353659999" calcext:value-type="float">
            <text:p>23.2950353659999</text:p>
          </table:table-cell>
          <table:table-cell office:value-type="float" office:value="132073" calcext:value-type="float">
            <text:p>132073</text:p>
          </table:table-cell>
          <table:table-cell office:value-type="float" office:value="132350" calcext:value-type="float">
            <text:p>132350</text:p>
          </table:table-cell>
          <table:table-cell office:value-type="float" office:value="0.089514997874986" calcext:value-type="float">
            <text:p>0.089514997874986</text:p>
          </table:table-cell>
        </table:table-row>
        <table:table-row table:style-name="ro1">
          <table:table-cell office:value-type="float" office:value="23.4508429090001" calcext:value-type="float">
            <text:p>23.4508429090001</text:p>
          </table:table-cell>
          <table:table-cell office:value-type="float" office:value="131718" calcext:value-type="float">
            <text:p>131718</text:p>
          </table:table-cell>
          <table:table-cell office:value-type="float" office:value="132073" calcext:value-type="float">
            <text:p>132073</text:p>
          </table:table-cell>
          <table:table-cell office:value-type="float" office:value="0.0889280156160061" calcext:value-type="float">
            <text:p>0.0889280156160061</text:p>
          </table:table-cell>
        </table:table-row>
        <table:table-row table:style-name="ro1">
          <table:table-cell office:value-type="float" office:value="23.6168365060003" calcext:value-type="float">
            <text:p>23.6168365060003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1718" calcext:value-type="float">
            <text:p>131718</text:p>
          </table:table-cell>
          <table:table-cell office:value-type="float" office:value="0.0883097944670538" calcext:value-type="float">
            <text:p>0.0883097944670538</text:p>
          </table:table-cell>
        </table:table-row>
        <table:table-row table:style-name="ro1">
          <table:table-cell office:value-type="float" office:value="23.7760727700006" calcext:value-type="float">
            <text:p>23.7760727700006</text:p>
          </table:table-cell>
          <table:table-cell office:value-type="float" office:value="130730" calcext:value-type="float">
            <text:p>130730</text:p>
          </table:table-cell>
          <table:table-cell office:value-type="float" office:value="131718" calcext:value-type="float">
            <text:p>131718</text:p>
          </table:table-cell>
          <table:table-cell office:value-type="float" office:value="0.0876691121693878" calcext:value-type="float">
            <text:p>0.0876691121693878</text:p>
          </table:table-cell>
        </table:table-row>
        <table:table-row table:style-name="ro1">
          <table:table-cell office:value-type="float" office:value="23.9335257319999" calcext:value-type="float">
            <text:p>23.9335257319999</text:p>
          </table:table-cell>
          <table:table-cell office:value-type="float" office:value="130144" calcext:value-type="float">
            <text:p>130144</text:p>
          </table:table-cell>
          <table:table-cell office:value-type="float" office:value="130730" calcext:value-type="float">
            <text:p>130730</text:p>
          </table:table-cell>
          <table:table-cell office:value-type="float" office:value="0.0870844422778831" calcext:value-type="float">
            <text:p>0.0870844422778831</text:p>
          </table:table-cell>
        </table:table-row>
        <table:table-row table:style-name="ro1">
          <table:table-cell office:value-type="float" office:value="24.0891679420001" calcext:value-type="float">
            <text:p>24.0891679420001</text:p>
          </table:table-cell>
          <table:table-cell office:value-type="float" office:value="129504" calcext:value-type="float">
            <text:p>129504</text:p>
          </table:table-cell>
          <table:table-cell office:value-type="float" office:value="130144" calcext:value-type="float">
            <text:p>130144</text:p>
          </table:table-cell>
          <table:table-cell office:value-type="float" office:value="0.0864742765113821" calcext:value-type="float">
            <text:p>0.0864742765113821</text:p>
          </table:table-cell>
        </table:table-row>
        <table:table-row table:style-name="ro1">
          <table:table-cell office:value-type="float" office:value="24.2159876410005" calcext:value-type="float">
            <text:p>24.2159876410005</text:p>
          </table:table-cell>
          <table:table-cell office:value-type="float" office:value="128945" calcext:value-type="float">
            <text:p>128945</text:p>
          </table:table-cell>
          <table:table-cell office:value-type="float" office:value="129504" calcext:value-type="float">
            <text:p>129504</text:p>
          </table:table-cell>
          <table:table-cell office:value-type="float" office:value="0.0859158228827459" calcext:value-type="float">
            <text:p>0.0859158228827459</text:p>
          </table:table-cell>
        </table:table-row>
        <table:table-row table:style-name="ro1">
          <table:table-cell office:value-type="float" office:value="24.3725672130004" calcext:value-type="float">
            <text:p>24.3725672130004</text:p>
          </table:table-cell>
          <table:table-cell office:value-type="float" office:value="128213" calcext:value-type="float">
            <text:p>128213</text:p>
          </table:table-cell>
          <table:table-cell office:value-type="float" office:value="128945" calcext:value-type="float">
            <text:p>128945</text:p>
          </table:table-cell>
          <table:table-cell office:value-type="float" office:value="0.0853301686796407" calcext:value-type="float">
            <text:p>0.0853301686796407</text:p>
          </table:table-cell>
        </table:table-row>
        <table:table-row table:style-name="ro1">
          <table:table-cell office:value-type="float" office:value="24.5330788720003" calcext:value-type="float">
            <text:p>24.5330788720003</text:p>
          </table:table-cell>
          <table:table-cell office:value-type="float" office:value="127424" calcext:value-type="float">
            <text:p>127424</text:p>
          </table:table-cell>
          <table:table-cell office:value-type="float" office:value="128945" calcext:value-type="float">
            <text:p>128945</text:p>
          </table:table-cell>
          <table:table-cell office:value-type="float" office:value="0.0847930605635472" calcext:value-type="float">
            <text:p>0.0847930605635472</text:p>
          </table:table-cell>
        </table:table-row>
        <table:table-row table:style-name="ro1">
          <table:table-cell office:value-type="float" office:value="24.7213787310011" calcext:value-type="float">
            <text:p>24.7213787310011</text:p>
          </table:table-cell>
          <table:table-cell office:value-type="float" office:value="126463" calcext:value-type="float">
            <text:p>126463</text:p>
          </table:table-cell>
          <table:table-cell office:value-type="float" office:value="127424" calcext:value-type="float">
            <text:p>127424</text:p>
          </table:table-cell>
          <table:table-cell office:value-type="float" office:value="0.092424612385264" calcext:value-type="float">
            <text:p>0.092424612385264</text:p>
          </table:table-cell>
        </table:table-row>
        <table:table-row table:style-name="ro1">
          <table:table-cell office:value-type="float" office:value="24.8769454909998" calcext:value-type="float">
            <text:p>24.8769454909998</text:p>
          </table:table-cell>
          <table:table-cell office:value-type="float" office:value="125649" calcext:value-type="float">
            <text:p>125649</text:p>
          </table:table-cell>
          <table:table-cell office:value-type="float" office:value="126463" calcext:value-type="float">
            <text:p>126463</text:p>
          </table:table-cell>
          <table:table-cell office:value-type="float" office:value="0.0983299338106503" calcext:value-type="float">
            <text:p>0.0983299338106503</text:p>
          </table:table-cell>
        </table:table-row>
        <table:table-row table:style-name="ro1">
          <table:table-cell office:value-type="float" office:value="25.031414336001" calcext:value-type="float">
            <text:p>25.031414336001</text:p>
          </table:table-cell>
          <table:table-cell office:value-type="float" office:value="124834" calcext:value-type="float">
            <text:p>124834</text:p>
          </table:table-cell>
          <table:table-cell office:value-type="float" office:value="125649" calcext:value-type="float">
            <text:p>125649</text:p>
          </table:table-cell>
          <table:table-cell office:value-type="float" office:value="0.102955445024229" calcext:value-type="float">
            <text:p>0.102955445024229</text:p>
          </table:table-cell>
        </table:table-row>
        <table:table-row table:style-name="ro1">
          <table:table-cell office:value-type="float" office:value="25.1870646759999" calcext:value-type="float">
            <text:p>25.1870646759999</text:p>
          </table:table-cell>
          <table:table-cell office:value-type="float" office:value="124014" calcext:value-type="float">
            <text:p>124014</text:p>
          </table:table-cell>
          <table:table-cell office:value-type="float" office:value="124834" calcext:value-type="float">
            <text:p>124834</text:p>
          </table:table-cell>
          <table:table-cell office:value-type="float" office:value="0.106460741561552" calcext:value-type="float">
            <text:p>0.106460741561552</text:p>
          </table:table-cell>
        </table:table-row>
        <table:table-row table:style-name="ro1">
          <table:table-cell office:value-type="float" office:value="25.3433754350008" calcext:value-type="float">
            <text:p>25.3433754350008</text:p>
          </table:table-cell>
          <table:table-cell office:value-type="float" office:value="123202" calcext:value-type="float">
            <text:p>123202</text:p>
          </table:table-cell>
          <table:table-cell office:value-type="float" office:value="124014" calcext:value-type="float">
            <text:p>124014</text:p>
          </table:table-cell>
          <table:table-cell office:value-type="float" office:value="0.109168593249241" calcext:value-type="float">
            <text:p>0.109168593249241</text:p>
          </table:table-cell>
        </table:table-row>
        <table:table-row table:style-name="ro1">
          <table:table-cell office:value-type="float" office:value="25.4964522139999" calcext:value-type="float">
            <text:p>25.4964522139999</text:p>
          </table:table-cell>
          <table:table-cell office:value-type="float" office:value="122427" calcext:value-type="float">
            <text:p>122427</text:p>
          </table:table-cell>
          <table:table-cell office:value-type="float" office:value="123202" calcext:value-type="float">
            <text:p>123202</text:p>
          </table:table-cell>
          <table:table-cell office:value-type="float" office:value="0.111144398408917" calcext:value-type="float">
            <text:p>0.111144398408917</text:p>
          </table:table-cell>
        </table:table-row>
        <table:table-row table:style-name="ro1">
          <table:table-cell office:value-type="float" office:value="25.6566939000004" calcext:value-type="float">
            <text:p>25.6566939000004</text:p>
          </table:table-cell>
          <table:table-cell office:value-type="float" office:value="121646" calcext:value-type="float">
            <text:p>121646</text:p>
          </table:table-cell>
          <table:table-cell office:value-type="float" office:value="122427" calcext:value-type="float">
            <text:p>122427</text:p>
          </table:table-cell>
          <table:table-cell office:value-type="float" office:value="0.112630933746896" calcext:value-type="float">
            <text:p>0.112630933746896</text:p>
          </table:table-cell>
        </table:table-row>
        <table:table-row table:style-name="ro1">
          <table:table-cell office:value-type="float" office:value="25.8073577289997" calcext:value-type="float">
            <text:p>25.8073577289997</text:p>
          </table:table-cell>
          <table:table-cell office:value-type="float" office:value="120949" calcext:value-type="float">
            <text:p>120949</text:p>
          </table:table-cell>
          <table:table-cell office:value-type="float" office:value="121646" calcext:value-type="float">
            <text:p>121646</text:p>
          </table:table-cell>
          <table:table-cell office:value-type="float" office:value="0.113634158762223" calcext:value-type="float">
            <text:p>0.113634158762223</text:p>
          </table:table-cell>
        </table:table-row>
        <table:table-row table:style-name="ro1">
          <table:table-cell office:value-type="float" office:value="25.9555863290007" calcext:value-type="float">
            <text:p>25.9555863290007</text:p>
          </table:table-cell>
          <table:table-cell office:value-type="float" office:value="120305" calcext:value-type="float">
            <text:p>120305</text:p>
          </table:table-cell>
          <table:table-cell office:value-type="float" office:value="121646" calcext:value-type="float">
            <text:p>121646</text:p>
          </table:table-cell>
          <table:table-cell office:value-type="float" office:value="0.114344827009778" calcext:value-type="float">
            <text:p>0.114344827009778</text:p>
          </table:table-cell>
        </table:table-row>
        <table:table-row table:style-name="ro1">
          <table:table-cell office:value-type="float" office:value="26.1059301540008" calcext:value-type="float">
            <text:p>26.1059301540008</text:p>
          </table:table-cell>
          <table:table-cell office:value-type="float" office:value="119703" calcext:value-type="float">
            <text:p>119703</text:p>
          </table:table-cell>
          <table:table-cell office:value-type="float" office:value="120446" calcext:value-type="float">
            <text:p>120446</text:p>
          </table:table-cell>
          <table:table-cell office:value-type="float" office:value="0.114731675561311" calcext:value-type="float">
            <text:p>0.114731675561311</text:p>
          </table:table-cell>
        </table:table-row>
        <table:table-row table:style-name="ro1">
          <table:table-cell office:value-type="float" office:value="26.2574517640005" calcext:value-type="float">
            <text:p>26.2574517640005</text:p>
          </table:table-cell>
          <table:table-cell office:value-type="float" office:value="119153" calcext:value-type="float">
            <text:p>119153</text:p>
          </table:table-cell>
          <table:table-cell office:value-type="float" office:value="119703" calcext:value-type="float">
            <text:p>119703</text:p>
          </table:table-cell>
          <table:table-cell office:value-type="float" office:value="0.114951363615072" calcext:value-type="float">
            <text:p>0.114951363615072</text:p>
          </table:table-cell>
        </table:table-row>
        <table:table-row table:style-name="ro1">
          <table:table-cell office:value-type="float" office:value="26.3989897020001" calcext:value-type="float">
            <text:p>26.3989897020001</text:p>
          </table:table-cell>
          <table:table-cell office:value-type="float" office:value="118697" calcext:value-type="float">
            <text:p>118697</text:p>
          </table:table-cell>
          <table:table-cell office:value-type="float" office:value="119153" calcext:value-type="float">
            <text:p>119153</text:p>
          </table:table-cell>
          <table:table-cell office:value-type="float" office:value="0.114949596639184" calcext:value-type="float">
            <text:p>0.114949596639184</text:p>
          </table:table-cell>
        </table:table-row>
        <table:table-row table:style-name="ro1">
          <table:table-cell office:value-type="float" office:value="26.5337617570003" calcext:value-type="float">
            <text:p>26.5337617570003</text:p>
          </table:table-cell>
          <table:table-cell office:value-type="float" office:value="118320" calcext:value-type="float">
            <text:p>118320</text:p>
          </table:table-cell>
          <table:table-cell office:value-type="float" office:value="119153" calcext:value-type="float">
            <text:p>119153</text:p>
          </table:table-cell>
          <table:table-cell office:value-type="float" office:value="0.114860440670126" calcext:value-type="float">
            <text:p>0.114860440670126</text:p>
          </table:table-cell>
        </table:table-row>
        <table:table-row table:style-name="ro1">
          <table:table-cell office:value-type="float" office:value="26.6723593490005" calcext:value-type="float">
            <text:p>26.6723593490005</text:p>
          </table:table-cell>
          <table:table-cell office:value-type="float" office:value="117994" calcext:value-type="float">
            <text:p>117994</text:p>
          </table:table-cell>
          <table:table-cell office:value-type="float" office:value="119153" calcext:value-type="float">
            <text:p>119153</text:p>
          </table:table-cell>
          <table:table-cell office:value-type="float" office:value="0.114615625263373" calcext:value-type="float">
            <text:p>0.114615625263373</text:p>
          </table:table-cell>
        </table:table-row>
        <table:table-row table:style-name="ro1">
          <table:table-cell office:value-type="float" office:value="26.8084232500005" calcext:value-type="float">
            <text:p>26.8084232500005</text:p>
          </table:table-cell>
          <table:table-cell office:value-type="float" office:value="117737" calcext:value-type="float">
            <text:p>117737</text:p>
          </table:table-cell>
          <table:table-cell office:value-type="float" office:value="117994" calcext:value-type="float">
            <text:p>117994</text:p>
          </table:table-cell>
          <table:table-cell office:value-type="float" office:value="0.114334009644661" calcext:value-type="float">
            <text:p>0.114334009644661</text:p>
          </table:table-cell>
        </table:table-row>
        <table:table-row table:style-name="ro1">
          <table:table-cell office:value-type="float" office:value="26.9543852210008" calcext:value-type="float">
            <text:p>26.9543852210008</text:p>
          </table:table-cell>
          <table:table-cell office:value-type="float" office:value="117536" calcext:value-type="float">
            <text:p>117536</text:p>
          </table:table-cell>
          <table:table-cell office:value-type="float" office:value="117737" calcext:value-type="float">
            <text:p>117737</text:p>
          </table:table-cell>
          <table:table-cell office:value-type="float" office:value="0.114023598693172" calcext:value-type="float">
            <text:p>0.114023598693172</text:p>
          </table:table-cell>
        </table:table-row>
        <table:table-row table:style-name="ro1">
          <table:table-cell office:value-type="float" office:value="27.0936416010009" calcext:value-type="float">
            <text:p>27.0936416010009</text:p>
          </table:table-cell>
          <table:table-cell office:value-type="float" office:value="117417" calcext:value-type="float">
            <text:p>117417</text:p>
          </table:table-cell>
          <table:table-cell office:value-type="float" office:value="117536" calcext:value-type="float">
            <text:p>117536</text:p>
          </table:table-cell>
          <table:table-cell office:value-type="float" office:value="0.11360693865603" calcext:value-type="float">
            <text:p>0.11360693865603</text:p>
          </table:table-cell>
        </table:table-row>
        <table:table-row table:style-name="ro1">
          <table:table-cell office:value-type="float" office:value="27.2323903249999" calcext:value-type="float">
            <text:p>27.2323903249999</text:p>
          </table:table-cell>
          <table:table-cell office:value-type="float" office:value="117373" calcext:value-type="float">
            <text:p>117373</text:p>
          </table:table-cell>
          <table:table-cell office:value-type="float" office:value="117417" calcext:value-type="float">
            <text:p>117417</text:p>
          </table:table-cell>
          <table:table-cell office:value-type="float" office:value="0.113190383638579" calcext:value-type="float">
            <text:p>0.113190383638579</text:p>
          </table:table-cell>
        </table:table-row>
        <table:table-row table:style-name="ro1">
          <table:table-cell office:value-type="float" office:value="27.3719277780001" calcext:value-type="float">
            <text:p>27.3719277780001</text:p>
          </table:table-cell>
          <table:table-cell office:value-type="float" office:value="117404" calcext:value-type="float">
            <text:p>117404</text:p>
          </table:table-cell>
          <table:table-cell office:value-type="float" office:value="117373" calcext:value-type="float">
            <text:p>117373</text:p>
          </table:table-cell>
          <table:table-cell office:value-type="float" office:value="0.112692528313077" calcext:value-type="float">
            <text:p>0.112692528313077</text:p>
          </table:table-cell>
        </table:table-row>
        <table:table-row table:style-name="ro1">
          <table:table-cell office:value-type="float" office:value="27.4812391630003" calcext:value-type="float">
            <text:p>27.4812391630003</text:p>
          </table:table-cell>
          <table:table-cell office:value-type="float" office:value="117481" calcext:value-type="float">
            <text:p>117481</text:p>
          </table:table-cell>
          <table:table-cell office:value-type="float" office:value="117404" calcext:value-type="float">
            <text:p>117404</text:p>
          </table:table-cell>
          <table:table-cell office:value-type="float" office:value="0.112212846179874" calcext:value-type="float">
            <text:p>0.112212846179874</text:p>
          </table:table-cell>
        </table:table-row>
        <table:table-row table:style-name="ro1">
          <table:table-cell office:value-type="float" office:value="27.6257530769999" calcext:value-type="float">
            <text:p>27.6257530769999</text:p>
          </table:table-cell>
          <table:table-cell office:value-type="float" office:value="117656" calcext:value-type="float">
            <text:p>117656</text:p>
          </table:table-cell>
          <table:table-cell office:value-type="float" office:value="117481" calcext:value-type="float">
            <text:p>117481</text:p>
          </table:table-cell>
          <table:table-cell office:value-type="float" office:value="0.111748298921921" calcext:value-type="float">
            <text:p>0.111748298921921</text:p>
          </table:table-cell>
        </table:table-row>
        <table:table-row table:style-name="ro1">
          <table:table-cell office:value-type="float" office:value="27.7675772580005" calcext:value-type="float">
            <text:p>27.7675772580005</text:p>
          </table:table-cell>
          <table:table-cell office:value-type="float" office:value="117908" calcext:value-type="float">
            <text:p>117908</text:p>
          </table:table-cell>
          <table:table-cell office:value-type="float" office:value="117656" calcext:value-type="float">
            <text:p>117656</text:p>
          </table:table-cell>
          <table:table-cell office:value-type="float" office:value="0.111216820955719" calcext:value-type="float">
            <text:p>0.111216820955719</text:p>
          </table:table-cell>
        </table:table-row>
        <table:table-row table:style-name="ro1">
          <table:table-cell office:value-type="float" office:value="27.910257679001" calcext:value-type="float">
            <text:p>27.910257679001</text:p>
          </table:table-cell>
          <table:table-cell office:value-type="float" office:value="118240" calcext:value-type="float">
            <text:p>118240</text:p>
          </table:table-cell>
          <table:table-cell office:value-type="float" office:value="117908" calcext:value-type="float">
            <text:p>117908</text:p>
          </table:table-cell>
          <table:table-cell office:value-type="float" office:value="0.110712587199357" calcext:value-type="float">
            <text:p>0.110712587199357</text:p>
          </table:table-cell>
        </table:table-row>
        <table:table-row table:style-name="ro1">
          <table:table-cell office:value-type="float" office:value="28.0476998670001" calcext:value-type="float">
            <text:p>28.0476998670001</text:p>
          </table:table-cell>
          <table:table-cell office:value-type="float" office:value="118634" calcext:value-type="float">
            <text:p>118634</text:p>
          </table:table-cell>
          <table:table-cell office:value-type="float" office:value="117908" calcext:value-type="float">
            <text:p>117908</text:p>
          </table:table-cell>
          <table:table-cell office:value-type="float" office:value="0.110230719578981" calcext:value-type="float">
            <text:p>0.110230719578981</text:p>
          </table:table-cell>
        </table:table-row>
        <table:table-row table:style-name="ro1">
          <table:table-cell office:value-type="float" office:value="28.1867135240009" calcext:value-type="float">
            <text:p>28.1867135240009</text:p>
          </table:table-cell>
          <table:table-cell office:value-type="float" office:value="119103" calcext:value-type="float">
            <text:p>119103</text:p>
          </table:table-cell>
          <table:table-cell office:value-type="float" office:value="117908" calcext:value-type="float">
            <text:p>117908</text:p>
          </table:table-cell>
          <table:table-cell office:value-type="float" office:value="0.10968995200727" calcext:value-type="float">
            <text:p>0.10968995200727</text:p>
          </table:table-cell>
        </table:table-row>
        <table:table-row table:style-name="ro1">
          <table:table-cell office:value-type="float" office:value="28.3275977630001" calcext:value-type="float">
            <text:p>28.3275977630001</text:p>
          </table:table-cell>
          <table:table-cell office:value-type="float" office:value="119649" calcext:value-type="float">
            <text:p>119649</text:p>
          </table:table-cell>
          <table:table-cell office:value-type="float" office:value="119103" calcext:value-type="float">
            <text:p>119103</text:p>
          </table:table-cell>
          <table:table-cell office:value-type="float" office:value="0.109180533034388" calcext:value-type="float">
            <text:p>0.109180533034388</text:p>
          </table:table-cell>
        </table:table-row>
        <table:table-row table:style-name="ro1">
          <table:table-cell office:value-type="float" office:value="28.4633583410014" calcext:value-type="float">
            <text:p>28.4633583410014</text:p>
          </table:table-cell>
          <table:table-cell office:value-type="float" office:value="120240" calcext:value-type="float">
            <text:p>120240</text:p>
          </table:table-cell>
          <table:table-cell office:value-type="float" office:value="119649" calcext:value-type="float">
            <text:p>119649</text:p>
          </table:table-cell>
          <table:table-cell office:value-type="float" office:value="0.108621022172191" calcext:value-type="float">
            <text:p>0.108621022172191</text:p>
          </table:table-cell>
        </table:table-row>
        <table:table-row table:style-name="ro1">
          <table:table-cell office:value-type="float" office:value="28.6059024599999" calcext:value-type="float">
            <text:p>28.6059024599999</text:p>
          </table:table-cell>
          <table:table-cell office:value-type="float" office:value="120924" calcext:value-type="float">
            <text:p>120924</text:p>
          </table:table-cell>
          <table:table-cell office:value-type="float" office:value="120240" calcext:value-type="float">
            <text:p>120240</text:p>
          </table:table-cell>
          <table:table-cell office:value-type="float" office:value="0.108098231165315" calcext:value-type="float">
            <text:p>0.108098231165315</text:p>
          </table:table-cell>
        </table:table-row>
        <table:table-row table:style-name="ro1">
          <table:table-cell office:value-type="float" office:value="28.7537299550004" calcext:value-type="float">
            <text:p>28.7537299550004</text:p>
          </table:table-cell>
          <table:table-cell office:value-type="float" office:value="121699" calcext:value-type="float">
            <text:p>121699</text:p>
          </table:table-cell>
          <table:table-cell office:value-type="float" office:value="120924" calcext:value-type="float">
            <text:p>120924</text:p>
          </table:table-cell>
          <table:table-cell office:value-type="float" office:value="0.107605345495632" calcext:value-type="float">
            <text:p>0.107605345495632</text:p>
          </table:table-cell>
        </table:table-row>
        <table:table-row table:style-name="ro1">
          <table:table-cell office:value-type="float" office:value="28.8919950119998" calcext:value-type="float">
            <text:p>28.8919950119998</text:p>
          </table:table-cell>
          <table:table-cell office:value-type="float" office:value="122479" calcext:value-type="float">
            <text:p>122479</text:p>
          </table:table-cell>
          <table:table-cell office:value-type="float" office:value="120924" calcext:value-type="float">
            <text:p>120924</text:p>
          </table:table-cell>
          <table:table-cell office:value-type="float" office:value="0.107063297375527" calcext:value-type="float">
            <text:p>0.107063297375527</text:p>
          </table:table-cell>
        </table:table-row>
        <table:table-row table:style-name="ro1">
          <table:table-cell office:value-type="float" office:value="29.0312736520009" calcext:value-type="float">
            <text:p>29.0312736520009</text:p>
          </table:table-cell>
          <table:table-cell office:value-type="float" office:value="123313" calcext:value-type="float">
            <text:p>123313</text:p>
          </table:table-cell>
          <table:table-cell office:value-type="float" office:value="122479" calcext:value-type="float">
            <text:p>122479</text:p>
          </table:table-cell>
          <table:table-cell office:value-type="float" office:value="0.106556561245369" calcext:value-type="float">
            <text:p>0.106556561245369</text:p>
          </table:table-cell>
        </table:table-row>
        <table:table-row table:style-name="ro1">
          <table:table-cell office:value-type="float" office:value="29.1717390169997" calcext:value-type="float">
            <text:p>29.1717390169997</text:p>
          </table:table-cell>
          <table:table-cell office:value-type="float" office:value="124199" calcext:value-type="float">
            <text:p>124199</text:p>
          </table:table-cell>
          <table:table-cell office:value-type="float" office:value="123313" calcext:value-type="float">
            <text:p>123313</text:p>
          </table:table-cell>
          <table:table-cell office:value-type="float" office:value="0.106006494671036" calcext:value-type="float">
            <text:p>0.106006494671036</text:p>
          </table:table-cell>
        </table:table-row>
        <table:table-row table:style-name="ro1">
          <table:table-cell office:value-type="float" office:value="29.3100107740011" calcext:value-type="float">
            <text:p>29.3100107740011</text:p>
          </table:table-cell>
          <table:table-cell office:value-type="float" office:value="125109" calcext:value-type="float">
            <text:p>125109</text:p>
          </table:table-cell>
          <table:table-cell office:value-type="float" office:value="124199" calcext:value-type="float">
            <text:p>124199</text:p>
          </table:table-cell>
          <table:table-cell office:value-type="float" office:value="0.105494850909242" calcext:value-type="float">
            <text:p>0.105494850909242</text:p>
          </table:table-cell>
        </table:table-row>
        <table:table-row table:style-name="ro1">
          <table:table-cell office:value-type="float" office:value="29.4506111299997" calcext:value-type="float">
            <text:p>29.4506111299997</text:p>
          </table:table-cell>
          <table:table-cell office:value-type="float" office:value="126066" calcext:value-type="float">
            <text:p>126066</text:p>
          </table:table-cell>
          <table:table-cell office:value-type="float" office:value="125109" calcext:value-type="float">
            <text:p>125109</text:p>
          </table:table-cell>
          <table:table-cell office:value-type="float" office:value="0.105014437428425" calcext:value-type="float">
            <text:p>0.105014437428425</text:p>
          </table:table-cell>
        </table:table-row>
        <table:table-row table:style-name="ro1">
          <table:table-cell office:value-type="float" office:value="29.5951446140007" calcext:value-type="float">
            <text:p>29.5951446140007</text:p>
          </table:table-cell>
          <table:table-cell office:value-type="float" office:value="127078" calcext:value-type="float">
            <text:p>127078</text:p>
          </table:table-cell>
          <table:table-cell office:value-type="float" office:value="126066" calcext:value-type="float">
            <text:p>126066</text:p>
          </table:table-cell>
          <table:table-cell office:value-type="float" office:value="0.104489365642399" calcext:value-type="float">
            <text:p>0.104489365642399</text:p>
          </table:table-cell>
        </table:table-row>
        <table:table-row table:style-name="ro1">
          <table:table-cell office:value-type="float" office:value="29.7407196510012" calcext:value-type="float">
            <text:p>29.7407196510012</text:p>
          </table:table-cell>
          <table:table-cell office:value-type="float" office:value="128118" calcext:value-type="float">
            <text:p>128118</text:p>
          </table:table-cell>
          <table:table-cell office:value-type="float" office:value="127078" calcext:value-type="float">
            <text:p>127078</text:p>
          </table:table-cell>
          <table:table-cell office:value-type="float" office:value="0.103999655779225" calcext:value-type="float">
            <text:p>0.103999655779225</text:p>
          </table:table-cell>
        </table:table-row>
        <table:table-row table:style-name="ro1">
          <table:table-cell office:value-type="float" office:value="29.8827540150014" calcext:value-type="float">
            <text:p>29.8827540150014</text:p>
          </table:table-cell>
          <table:table-cell office:value-type="float" office:value="129146" calcext:value-type="float">
            <text:p>129146</text:p>
          </table:table-cell>
          <table:table-cell office:value-type="float" office:value="128118" calcext:value-type="float">
            <text:p>128118</text:p>
          </table:table-cell>
          <table:table-cell office:value-type="float" office:value="0.10346999489365" calcext:value-type="float">
            <text:p>0.10346999489365</text:p>
          </table:table-cell>
        </table:table-row>
        <table:table-row table:style-name="ro1">
          <table:table-cell office:value-type="float" office:value="30.0315370110002" calcext:value-type="float">
            <text:p>30.0315370110002</text:p>
          </table:table-cell>
          <table:table-cell office:value-type="float" office:value="130229" calcext:value-type="float">
            <text:p>130229</text:p>
          </table:table-cell>
          <table:table-cell office:value-type="float" office:value="129146" calcext:value-type="float">
            <text:p>129146</text:p>
          </table:table-cell>
          <table:table-cell office:value-type="float" office:value="0.10297801611694" calcext:value-type="float">
            <text:p>0.10297801611694</text:p>
          </table:table-cell>
        </table:table-row>
        <table:table-row table:style-name="ro1">
          <table:table-cell office:value-type="float" office:value="30.1800824130005" calcext:value-type="float">
            <text:p>30.1800824130005</text:p>
          </table:table-cell>
          <table:table-cell office:value-type="float" office:value="131309" calcext:value-type="float">
            <text:p>131309</text:p>
          </table:table-cell>
          <table:table-cell office:value-type="float" office:value="130229" calcext:value-type="float">
            <text:p>130229</text:p>
          </table:table-cell>
          <table:table-cell office:value-type="float" office:value="0.102449302525659" calcext:value-type="float">
            <text:p>0.102449302525659</text:p>
          </table:table-cell>
        </table:table-row>
        <table:table-row table:style-name="ro1">
          <table:table-cell office:value-type="float" office:value="30.3292146830008" calcext:value-type="float">
            <text:p>30.3292146830008</text:p>
          </table:table-cell>
          <table:table-cell office:value-type="float" office:value="132383" calcext:value-type="float">
            <text:p>132383</text:p>
          </table:table-cell>
          <table:table-cell office:value-type="float" office:value="131309" calcext:value-type="float">
            <text:p>131309</text:p>
          </table:table-cell>
          <table:table-cell office:value-type="float" office:value="0.101959442020528" calcext:value-type="float">
            <text:p>0.101959442020528</text:p>
          </table:table-cell>
        </table:table-row>
        <table:table-row table:style-name="ro1">
          <table:table-cell office:value-type="float" office:value="30.5285958470013" calcext:value-type="float">
            <text:p>30.5285958470013</text:p>
          </table:table-cell>
          <table:table-cell office:value-type="float" office:value="133789" calcext:value-type="float">
            <text:p>133789</text:p>
          </table:table-cell>
          <table:table-cell office:value-type="float" office:value="132383" calcext:value-type="float">
            <text:p>132383</text:p>
          </table:table-cell>
          <table:table-cell office:value-type="float" office:value="0.101435103285296" calcext:value-type="float">
            <text:p>0.101435103285296</text:p>
          </table:table-cell>
        </table:table-row>
        <table:table-row table:style-name="ro1">
          <table:table-cell office:value-type="float" office:value="30.675359498" calcext:value-type="float">
            <text:p>30.675359498</text:p>
          </table:table-cell>
          <table:table-cell office:value-type="float" office:value="134792" calcext:value-type="float">
            <text:p>134792</text:p>
          </table:table-cell>
          <table:table-cell office:value-type="float" office:value="133789" calcext:value-type="float">
            <text:p>133789</text:p>
          </table:table-cell>
          <table:table-cell office:value-type="float" office:value="0.1008849247335" calcext:value-type="float">
            <text:p>0.1008849247335</text:p>
          </table:table-cell>
        </table:table-row>
        <table:table-row table:style-name="ro1">
          <table:table-cell office:value-type="float" office:value="30.8226004349999" calcext:value-type="float">
            <text:p>30.8226004349999</text:p>
          </table:table-cell>
          <table:table-cell office:value-type="float" office:value="135764" calcext:value-type="float">
            <text:p>135764</text:p>
          </table:table-cell>
          <table:table-cell office:value-type="float" office:value="134792" calcext:value-type="float">
            <text:p>134792</text:p>
          </table:table-cell>
          <table:table-cell office:value-type="float" office:value="0.100380070934341" calcext:value-type="float">
            <text:p>0.100380070934341</text:p>
          </table:table-cell>
        </table:table-row>
        <table:table-row table:style-name="ro1">
          <table:table-cell office:value-type="float" office:value="30.9675702540007" calcext:value-type="float">
            <text:p>30.9675702540007</text:p>
          </table:table-cell>
          <table:table-cell office:value-type="float" office:value="136679" calcext:value-type="float">
            <text:p>136679</text:p>
          </table:table-cell>
          <table:table-cell office:value-type="float" office:value="135764" calcext:value-type="float">
            <text:p>135764</text:p>
          </table:table-cell>
          <table:table-cell office:value-type="float" office:value="0.099848030688841" calcext:value-type="float">
            <text:p>0.099848030688841</text:p>
          </table:table-cell>
        </table:table-row>
        <table:table-row table:style-name="ro1">
          <table:table-cell office:value-type="float" office:value="31.113462704001" calcext:value-type="float">
            <text:p>31.113462704001</text:p>
          </table:table-cell>
          <table:table-cell office:value-type="float" office:value="137552" calcext:value-type="float">
            <text:p>137552</text:p>
          </table:table-cell>
          <table:table-cell office:value-type="float" office:value="135764" calcext:value-type="float">
            <text:p>135764</text:p>
          </table:table-cell>
          <table:table-cell office:value-type="float" office:value="0.0993589440315922" calcext:value-type="float">
            <text:p>0.0993589440315922</text:p>
          </table:table-cell>
        </table:table-row>
        <table:table-row table:style-name="ro1">
          <table:table-cell office:value-type="float" office:value="31.2610234050007" calcext:value-type="float">
            <text:p>31.2610234050007</text:p>
          </table:table-cell>
          <table:table-cell office:value-type="float" office:value="138380" calcext:value-type="float">
            <text:p>138380</text:p>
          </table:table-cell>
          <table:table-cell office:value-type="float" office:value="137552" calcext:value-type="float">
            <text:p>137552</text:p>
          </table:table-cell>
          <table:table-cell office:value-type="float" office:value="0.0988419939349512" calcext:value-type="float">
            <text:p>0.0988419939349512</text:p>
          </table:table-cell>
        </table:table-row>
        <table:table-row table:style-name="ro1">
          <table:table-cell office:value-type="float" office:value="31.4086256660012" calcext:value-type="float">
            <text:p>31.4086256660012</text:p>
          </table:table-cell>
          <table:table-cell office:value-type="float" office:value="139148" calcext:value-type="float">
            <text:p>139148</text:p>
          </table:table-cell>
          <table:table-cell office:value-type="float" office:value="138380" calcext:value-type="float">
            <text:p>138380</text:p>
          </table:table-cell>
          <table:table-cell office:value-type="float" office:value="0.0983661996495687" calcext:value-type="float">
            <text:p>0.0983661996495687</text:p>
          </table:table-cell>
        </table:table-row>
        <table:table-row table:style-name="ro1">
          <table:table-cell office:value-type="float" office:value="31.5590800130012" calcext:value-type="float">
            <text:p>31.5590800130012</text:p>
          </table:table-cell>
          <table:table-cell office:value-type="float" office:value="139861" calcext:value-type="float">
            <text:p>139861</text:p>
          </table:table-cell>
          <table:table-cell office:value-type="float" office:value="139148" calcext:value-type="float">
            <text:p>139148</text:p>
          </table:table-cell>
          <table:table-cell office:value-type="float" office:value="0.0979237289504242" calcext:value-type="float">
            <text:p>0.0979237289504242</text:p>
          </table:table-cell>
        </table:table-row>
        <table:table-row table:style-name="ro1">
          <table:table-cell office:value-type="float" office:value="31.7092309750005" calcext:value-type="float">
            <text:p>31.7092309750005</text:p>
          </table:table-cell>
          <table:table-cell office:value-type="float" office:value="140500" calcext:value-type="float">
            <text:p>140500</text:p>
          </table:table-cell>
          <table:table-cell office:value-type="float" office:value="139861" calcext:value-type="float">
            <text:p>139861</text:p>
          </table:table-cell>
          <table:table-cell office:value-type="float" office:value="0.0974472634151164" calcext:value-type="float">
            <text:p>0.0974472634151164</text:p>
          </table:table-cell>
        </table:table-row>
        <table:table-row table:style-name="ro1">
          <table:table-cell office:value-type="float" office:value="31.8666732660004" calcext:value-type="float">
            <text:p>31.8666732660004</text:p>
          </table:table-cell>
          <table:table-cell office:value-type="float" office:value="141085" calcext:value-type="float">
            <text:p>141085</text:p>
          </table:table-cell>
          <table:table-cell office:value-type="float" office:value="140500" calcext:value-type="float">
            <text:p>140500</text:p>
          </table:table-cell>
          <table:table-cell office:value-type="float" office:value="0.096945152504245" calcext:value-type="float">
            <text:p>0.096945152504245</text:p>
          </table:table-cell>
        </table:table-row>
        <table:table-row table:style-name="ro1">
          <table:table-cell office:value-type="float" office:value="32.0131311229998" calcext:value-type="float">
            <text:p>32.0131311229998</text:p>
          </table:table-cell>
          <table:table-cell office:value-type="float" office:value="141548" calcext:value-type="float">
            <text:p>141548</text:p>
          </table:table-cell>
          <table:table-cell office:value-type="float" office:value="141085" calcext:value-type="float">
            <text:p>141085</text:p>
          </table:table-cell>
          <table:table-cell office:value-type="float" office:value="0.0964835667983487" calcext:value-type="float">
            <text:p>0.0964835667983487</text:p>
          </table:table-cell>
        </table:table-row>
        <table:table-row table:style-name="ro1">
          <table:table-cell office:value-type="float" office:value="32.1656519349999" calcext:value-type="float">
            <text:p>32.1656519349999</text:p>
          </table:table-cell>
          <table:table-cell office:value-type="float" office:value="141945" calcext:value-type="float">
            <text:p>141945</text:p>
          </table:table-cell>
          <table:table-cell office:value-type="float" office:value="141548" calcext:value-type="float">
            <text:p>141548</text:p>
          </table:table-cell>
          <table:table-cell office:value-type="float" office:value="0.0959956308681461" calcext:value-type="float">
            <text:p>0.0959956308681461</text:p>
          </table:table-cell>
        </table:table-row>
        <table:table-row table:style-name="ro1">
          <table:table-cell office:value-type="float" office:value="32.3078973299998" calcext:value-type="float">
            <text:p>32.3078973299998</text:p>
          </table:table-cell>
          <table:table-cell office:value-type="float" office:value="142235" calcext:value-type="float">
            <text:p>142235</text:p>
          </table:table-cell>
          <table:table-cell office:value-type="float" office:value="141945" calcext:value-type="float">
            <text:p>141945</text:p>
          </table:table-cell>
          <table:table-cell office:value-type="float" office:value="0.0955465046945169" calcext:value-type="float">
            <text:p>0.0955465046945169</text:p>
          </table:table-cell>
        </table:table-row>
        <table:table-row table:style-name="ro1">
          <table:table-cell office:value-type="float" office:value="32.4636950020013" calcext:value-type="float">
            <text:p>32.4636950020013</text:p>
          </table:table-cell>
          <table:table-cell office:value-type="float" office:value="142461" calcext:value-type="float">
            <text:p>142461</text:p>
          </table:table-cell>
          <table:table-cell office:value-type="float" office:value="142235" calcext:value-type="float">
            <text:p>142235</text:p>
          </table:table-cell>
          <table:table-cell office:value-type="float" office:value="0.0950707441282843" calcext:value-type="float">
            <text:p>0.0950707441282843</text:p>
          </table:table-cell>
        </table:table-row>
        <table:table-row table:style-name="ro1">
          <table:table-cell office:value-type="float" office:value="32.6291244800013" calcext:value-type="float">
            <text:p>32.6291244800013</text:p>
          </table:table-cell>
          <table:table-cell office:value-type="float" office:value="142596" calcext:value-type="float">
            <text:p>142596</text:p>
          </table:table-cell>
          <table:table-cell office:value-type="float" office:value="142461" calcext:value-type="float">
            <text:p>142461</text:p>
          </table:table-cell>
          <table:table-cell office:value-type="float" office:value="0.0946324466958163" calcext:value-type="float">
            <text:p>0.0946324466958163</text:p>
          </table:table-cell>
        </table:table-row>
        <table:table-row table:style-name="ro1">
          <table:table-cell office:value-type="float" office:value="32.789054592" calcext:value-type="float">
            <text:p>32.789054592</text:p>
          </table:table-cell>
          <table:table-cell office:value-type="float" office:value="142624" calcext:value-type="float">
            <text:p>142624</text:p>
          </table:table-cell>
          <table:table-cell office:value-type="float" office:value="142596" calcext:value-type="float">
            <text:p>142596</text:p>
          </table:table-cell>
          <table:table-cell office:value-type="float" office:value="0.0941674958181915" calcext:value-type="float">
            <text:p>0.0941674958181915</text:p>
          </table:table-cell>
        </table:table-row>
        <table:table-row table:style-name="ro1">
          <table:table-cell office:value-type="float" office:value="32.9511343300001" calcext:value-type="float">
            <text:p>32.9511343300001</text:p>
          </table:table-cell>
          <table:table-cell office:value-type="float" office:value="142552" calcext:value-type="float">
            <text:p>142552</text:p>
          </table:table-cell>
          <table:table-cell office:value-type="float" office:value="142596" calcext:value-type="float">
            <text:p>142596</text:p>
          </table:table-cell>
          <table:table-cell office:value-type="float" office:value="0.0937389046300133" calcext:value-type="float">
            <text:p>0.0937389046300133</text:p>
          </table:table-cell>
        </table:table-row>
        <table:table-row table:style-name="ro1">
          <table:table-cell office:value-type="float" office:value="33.1095847430006" calcext:value-type="float">
            <text:p>33.1095847430006</text:p>
          </table:table-cell>
          <table:table-cell office:value-type="float" office:value="142385" calcext:value-type="float">
            <text:p>142385</text:p>
          </table:table-cell>
          <table:table-cell office:value-type="float" office:value="142552" calcext:value-type="float">
            <text:p>142552</text:p>
          </table:table-cell>
          <table:table-cell office:value-type="float" office:value="0.0932838066308399" calcext:value-type="float">
            <text:p>0.0932838066308399</text:p>
          </table:table-cell>
        </table:table-row>
        <table:table-row table:style-name="ro1">
          <table:table-cell office:value-type="float" office:value="33.266745971001" calcext:value-type="float">
            <text:p>33.266745971001</text:p>
          </table:table-cell>
          <table:table-cell office:value-type="float" office:value="142128" calcext:value-type="float">
            <text:p>142128</text:p>
          </table:table-cell>
          <table:table-cell office:value-type="float" office:value="142385" calcext:value-type="float">
            <text:p>142385</text:p>
          </table:table-cell>
          <table:table-cell office:value-type="float" office:value="0.0928088634864901" calcext:value-type="float">
            <text:p>0.0928088634864901</text:p>
          </table:table-cell>
        </table:table-row>
        <table:table-row table:style-name="ro1">
          <table:table-cell office:value-type="float" office:value="33.4220502260014" calcext:value-type="float">
            <text:p>33.4220502260014</text:p>
          </table:table-cell>
          <table:table-cell office:value-type="float" office:value="141790" calcext:value-type="float">
            <text:p>141790</text:p>
          </table:table-cell>
          <table:table-cell office:value-type="float" office:value="142128" calcext:value-type="float">
            <text:p>142128</text:p>
          </table:table-cell>
          <table:table-cell office:value-type="float" office:value="0.0923739790067148" calcext:value-type="float">
            <text:p>0.0923739790067148</text:p>
          </table:table-cell>
        </table:table-row>
        <table:table-row table:style-name="ro1">
          <table:table-cell office:value-type="float" office:value="33.5902106770009" calcext:value-type="float">
            <text:p>33.5902106770009</text:p>
          </table:table-cell>
          <table:table-cell office:value-type="float" office:value="141334" calcext:value-type="float">
            <text:p>141334</text:p>
          </table:table-cell>
          <table:table-cell office:value-type="float" office:value="141790" calcext:value-type="float">
            <text:p>141790</text:p>
          </table:table-cell>
          <table:table-cell office:value-type="float" office:value="0.0919172012233898" calcext:value-type="float">
            <text:p>0.0919172012233898</text:p>
          </table:table-cell>
        </table:table-row>
        <table:table-row table:style-name="ro1">
          <table:table-cell office:value-type="float" office:value="33.7334326850014" calcext:value-type="float">
            <text:p>33.7334326850014</text:p>
          </table:table-cell>
          <table:table-cell office:value-type="float" office:value="140877" calcext:value-type="float">
            <text:p>140877</text:p>
          </table:table-cell>
          <table:table-cell office:value-type="float" office:value="141790" calcext:value-type="float">
            <text:p>141790</text:p>
          </table:table-cell>
          <table:table-cell office:value-type="float" office:value="0.0914978328349993" calcext:value-type="float">
            <text:p>0.0914978328349993</text:p>
          </table:table-cell>
        </table:table-row>
        <table:table-row table:style-name="ro1">
          <table:table-cell office:value-type="float" office:value="33.8887829110008" calcext:value-type="float">
            <text:p>33.8887829110008</text:p>
          </table:table-cell>
          <table:table-cell office:value-type="float" office:value="140317" calcext:value-type="float">
            <text:p>140317</text:p>
          </table:table-cell>
          <table:table-cell office:value-type="float" office:value="140877" calcext:value-type="float">
            <text:p>140877</text:p>
          </table:table-cell>
          <table:table-cell office:value-type="float" office:value="0.0910554091251423" calcext:value-type="float">
            <text:p>0.0910554091251423</text:p>
          </table:table-cell>
        </table:table-row>
        <table:table-row table:style-name="ro1">
          <table:table-cell office:value-type="float" office:value="34.0393471480002" calcext:value-type="float">
            <text:p>34.0393471480002</text:p>
          </table:table-cell>
          <table:table-cell office:value-type="float" office:value="139715" calcext:value-type="float">
            <text:p>139715</text:p>
          </table:table-cell>
          <table:table-cell office:value-type="float" office:value="140317" calcext:value-type="float">
            <text:p>140317</text:p>
          </table:table-cell>
          <table:table-cell office:value-type="float" office:value="0.0906484816027845" calcext:value-type="float">
            <text:p>0.0906484816027845</text:p>
          </table:table-cell>
        </table:table-row>
        <table:table-row table:style-name="ro1">
          <table:table-cell office:value-type="float" office:value="34.1929983919999" calcext:value-type="float">
            <text:p>34.1929983919999</text:p>
          </table:table-cell>
          <table:table-cell office:value-type="float" office:value="139049" calcext:value-type="float">
            <text:p>139049</text:p>
          </table:table-cell>
          <table:table-cell office:value-type="float" office:value="139715" calcext:value-type="float">
            <text:p>139715</text:p>
          </table:table-cell>
          <table:table-cell office:value-type="float" office:value="0.0902179003264754" calcext:value-type="float">
            <text:p>0.0902179003264754</text:p>
          </table:table-cell>
        </table:table-row>
        <table:table-row table:style-name="ro1">
          <table:table-cell office:value-type="float" office:value="34.3497544150014" calcext:value-type="float">
            <text:p>34.3497544150014</text:p>
          </table:table-cell>
          <table:table-cell office:value-type="float" office:value="138322" calcext:value-type="float">
            <text:p>138322</text:p>
          </table:table-cell>
          <table:table-cell office:value-type="float" office:value="139049" calcext:value-type="float">
            <text:p>139049</text:p>
          </table:table-cell>
          <table:table-cell office:value-type="float" office:value="0.0898213790847097" calcext:value-type="float">
            <text:p>0.0898213790847097</text:p>
          </table:table-cell>
        </table:table-row>
        <table:table-row table:style-name="ro1">
          <table:table-cell office:value-type="float" office:value="34.511002782001" calcext:value-type="float">
            <text:p>34.511002782001</text:p>
          </table:table-cell>
          <table:table-cell office:value-type="float" office:value="137535" calcext:value-type="float">
            <text:p>137535</text:p>
          </table:table-cell>
          <table:table-cell office:value-type="float" office:value="138322" calcext:value-type="float">
            <text:p>138322</text:p>
          </table:table-cell>
          <table:table-cell office:value-type="float" office:value="0.0894009629168906" calcext:value-type="float">
            <text:p>0.0894009629168906</text:p>
          </table:table-cell>
        </table:table-row>
        <table:table-row table:style-name="ro1">
          <table:table-cell office:value-type="float" office:value="34.6810989780006" calcext:value-type="float">
            <text:p>34.6810989780006</text:p>
          </table:table-cell>
          <table:table-cell office:value-type="float" office:value="136671" calcext:value-type="float">
            <text:p>136671</text:p>
          </table:table-cell>
          <table:table-cell office:value-type="float" office:value="137535" calcext:value-type="float">
            <text:p>137535</text:p>
          </table:table-cell>
          <table:table-cell office:value-type="float" office:value="0.0889626307986288" calcext:value-type="float">
            <text:p>0.0889626307986288</text:p>
          </table:table-cell>
        </table:table-row>
        <table:table-row table:style-name="ro1">
          <table:table-cell office:value-type="float" office:value="34.7821742610013" calcext:value-type="float">
            <text:p>34.7821742610013</text:p>
          </table:table-cell>
          <table:table-cell office:value-type="float" office:value="136146" calcext:value-type="float">
            <text:p>136146</text:p>
          </table:table-cell>
          <table:table-cell office:value-type="float" office:value="134129" calcext:value-type="float">
            <text:p>134129</text:p>
          </table:table-cell>
          <table:table-cell office:value-type="float" office:value="0.0885614089867291" calcext:value-type="float">
            <text:p>0.0885614089867291</text:p>
          </table:table-cell>
        </table:table-row>
        <table:table-row table:style-name="ro1">
          <table:table-cell office:value-type="float" office:value="34.9380441129997" calcext:value-type="float">
            <text:p>34.9380441129997</text:p>
          </table:table-cell>
          <table:table-cell office:value-type="float" office:value="135327" calcext:value-type="float">
            <text:p>135327</text:p>
          </table:table-cell>
          <table:table-cell office:value-type="float" office:value="136146" calcext:value-type="float">
            <text:p>136146</text:p>
          </table:table-cell>
          <table:table-cell office:value-type="float" office:value="0.088190167651811" calcext:value-type="float">
            <text:p>0.088190167651811</text:p>
          </table:table-cell>
        </table:table-row>
        <table:table-row table:style-name="ro1">
          <table:table-cell office:value-type="float" office:value="35.100961690001" calcext:value-type="float">
            <text:p>35.100961690001</text:p>
          </table:table-cell>
          <table:table-cell office:value-type="float" office:value="134467" calcext:value-type="float">
            <text:p>134467</text:p>
          </table:table-cell>
          <table:table-cell office:value-type="float" office:value="135327" calcext:value-type="float">
            <text:p>135327</text:p>
          </table:table-cell>
          <table:table-cell office:value-type="float" office:value="0.0935406398685753" calcext:value-type="float">
            <text:p>0.0935406398685753</text:p>
          </table:table-cell>
        </table:table-row>
        <table:table-row table:style-name="ro1">
          <table:table-cell office:value-type="float" office:value="35.2589819080004" calcext:value-type="float">
            <text:p>35.2589819080004</text:p>
          </table:table-cell>
          <table:table-cell office:value-type="float" office:value="133638" calcext:value-type="float">
            <text:p>133638</text:p>
          </table:table-cell>
          <table:table-cell office:value-type="float" office:value="134467" calcext:value-type="float">
            <text:p>134467</text:p>
          </table:table-cell>
          <table:table-cell office:value-type="float" office:value="0.0977551479980121" calcext:value-type="float">
            <text:p>0.0977551479980121</text:p>
          </table:table-cell>
        </table:table-row>
        <table:table-row table:style-name="ro1">
          <table:table-cell office:value-type="float" office:value="35.4162370970007" calcext:value-type="float">
            <text:p>35.4162370970007</text:p>
          </table:table-cell>
          <table:table-cell office:value-type="float" office:value="132830" calcext:value-type="float">
            <text:p>132830</text:p>
          </table:table-cell>
          <table:table-cell office:value-type="float" office:value="134467" calcext:value-type="float">
            <text:p>134467</text:p>
          </table:table-cell>
          <table:table-cell office:value-type="float" office:value="0.100996141190432" calcext:value-type="float">
            <text:p>0.100996141190432</text:p>
          </table:table-cell>
        </table:table-row>
        <table:table-row table:style-name="ro1">
          <table:table-cell office:value-type="float" office:value="35.5771724300012" calcext:value-type="float">
            <text:p>35.5771724300012</text:p>
          </table:table-cell>
          <table:table-cell office:value-type="float" office:value="132029" calcext:value-type="float">
            <text:p>132029</text:p>
          </table:table-cell>
          <table:table-cell office:value-type="float" office:value="132830" calcext:value-type="float">
            <text:p>132830</text:p>
          </table:table-cell>
          <table:table-cell office:value-type="float" office:value="0.10345980247076" calcext:value-type="float">
            <text:p>0.10345980247076</text:p>
          </table:table-cell>
        </table:table-row>
        <table:table-row table:style-name="ro1">
          <table:table-cell office:value-type="float" office:value="35.7347357620001" calcext:value-type="float">
            <text:p>35.7347357620001</text:p>
          </table:table-cell>
          <table:table-cell office:value-type="float" office:value="131280" calcext:value-type="float">
            <text:p>131280</text:p>
          </table:table-cell>
          <table:table-cell office:value-type="float" office:value="132029" calcext:value-type="float">
            <text:p>132029</text:p>
          </table:table-cell>
          <table:table-cell office:value-type="float" office:value="0.105366712033105" calcext:value-type="float">
            <text:p>0.105366712033105</text:p>
          </table:table-cell>
        </table:table-row>
        <table:table-row table:style-name="ro1">
          <table:table-cell office:value-type="float" office:value="35.8878310500004" calcext:value-type="float">
            <text:p>35.8878310500004</text:p>
          </table:table-cell>
          <table:table-cell office:value-type="float" office:value="130594" calcext:value-type="float">
            <text:p>130594</text:p>
          </table:table-cell>
          <table:table-cell office:value-type="float" office:value="131280" calcext:value-type="float">
            <text:p>131280</text:p>
          </table:table-cell>
          <table:table-cell office:value-type="float" office:value="0.106765279738843" calcext:value-type="float">
            <text:p>0.106765279738843</text:p>
          </table:table-cell>
        </table:table-row>
        <table:table-row table:style-name="ro1">
          <table:table-cell office:value-type="float" office:value="36.0432717170006" calcext:value-type="float">
            <text:p>36.0432717170006</text:p>
          </table:table-cell>
          <table:table-cell office:value-type="float" office:value="129947" calcext:value-type="float">
            <text:p>129947</text:p>
          </table:table-cell>
          <table:table-cell office:value-type="float" office:value="131280" calcext:value-type="float">
            <text:p>131280</text:p>
          </table:table-cell>
          <table:table-cell office:value-type="float" office:value="0.107821187376509" calcext:value-type="float">
            <text:p>0.107821187376509</text:p>
          </table:table-cell>
        </table:table-row>
        <table:table-row table:style-name="ro1">
          <table:table-cell office:value-type="float" office:value="36.1939061740013" calcext:value-type="float">
            <text:p>36.1939061740013</text:p>
          </table:table-cell>
          <table:table-cell office:value-type="float" office:value="129376" calcext:value-type="float">
            <text:p>129376</text:p>
          </table:table-cell>
          <table:table-cell office:value-type="float" office:value="131280" calcext:value-type="float">
            <text:p>131280</text:p>
          </table:table-cell>
          <table:table-cell office:value-type="float" office:value="0.108541072463881" calcext:value-type="float">
            <text:p>0.108541072463881</text:p>
          </table:table-cell>
        </table:table-row>
        <table:table-row table:style-name="ro1">
          <table:table-cell office:value-type="float" office:value="36.3456161049999" calcext:value-type="float">
            <text:p>36.3456161049999</text:p>
          </table:table-cell>
          <table:table-cell office:value-type="float" office:value="128862" calcext:value-type="float">
            <text:p>128862</text:p>
          </table:table-cell>
          <table:table-cell office:value-type="float" office:value="129376" calcext:value-type="float">
            <text:p>129376</text:p>
          </table:table-cell>
          <table:table-cell office:value-type="float" office:value="0.109055080193327" calcext:value-type="float">
            <text:p>0.109055080193327</text:p>
          </table:table-cell>
        </table:table-row>
        <table:table-row table:style-name="ro1">
          <table:table-cell office:value-type="float" office:value="36.4978406219998" calcext:value-type="float">
            <text:p>36.4978406219998</text:p>
          </table:table-cell>
          <table:table-cell office:value-type="float" office:value="128415" calcext:value-type="float">
            <text:p>128415</text:p>
          </table:table-cell>
          <table:table-cell office:value-type="float" office:value="128914" calcext:value-type="float">
            <text:p>128914</text:p>
          </table:table-cell>
          <table:table-cell office:value-type="float" office:value="0.109343511668474" calcext:value-type="float">
            <text:p>0.109343511668474</text:p>
          </table:table-cell>
        </table:table-row>
        <table:table-row table:style-name="ro1">
          <table:table-cell office:value-type="float" office:value="36.6481896360001" calcext:value-type="float">
            <text:p>36.6481896360001</text:p>
          </table:table-cell>
          <table:table-cell office:value-type="float" office:value="128046" calcext:value-type="float">
            <text:p>128046</text:p>
          </table:table-cell>
          <table:table-cell office:value-type="float" office:value="128415" calcext:value-type="float">
            <text:p>128415</text:p>
          </table:table-cell>
          <table:table-cell office:value-type="float" office:value="0.109513376827892" calcext:value-type="float">
            <text:p>0.109513376827892</text:p>
          </table:table-cell>
        </table:table-row>
        <table:table-row table:style-name="ro1">
          <table:table-cell office:value-type="float" office:value="36.8669751550005" calcext:value-type="float">
            <text:p>36.8669751550005</text:p>
          </table:table-cell>
          <table:table-cell office:value-type="float" office:value="127647" calcext:value-type="float">
            <text:p>127647</text:p>
          </table:table-cell>
          <table:table-cell office:value-type="float" office:value="128046" calcext:value-type="float">
            <text:p>128046</text:p>
          </table:table-cell>
          <table:table-cell office:value-type="float" office:value="0.109468624959581" calcext:value-type="float">
            <text:p>0.109468624959581</text:p>
          </table:table-cell>
        </table:table-row>
        <table:table-row table:style-name="ro1">
          <table:table-cell office:value-type="float" office:value="37.0237256680011" calcext:value-type="float">
            <text:p>37.0237256680011</text:p>
          </table:table-cell>
          <table:table-cell office:value-type="float" office:value="127468" calcext:value-type="float">
            <text:p>127468</text:p>
          </table:table-cell>
          <table:table-cell office:value-type="float" office:value="127647" calcext:value-type="float">
            <text:p>127647</text:p>
          </table:table-cell>
          <table:table-cell office:value-type="float" office:value="0.109373265090281" calcext:value-type="float">
            <text:p>0.109373265090281</text:p>
          </table:table-cell>
        </table:table-row>
        <table:table-row table:style-name="ro1">
          <table:table-cell office:value-type="float" office:value="37.1814178910008" calcext:value-type="float">
            <text:p>37.1814178910008</text:p>
          </table:table-cell>
          <table:table-cell office:value-type="float" office:value="127381" calcext:value-type="float">
            <text:p>127381</text:p>
          </table:table-cell>
          <table:table-cell office:value-type="float" office:value="127468" calcext:value-type="float">
            <text:p>127468</text:p>
          </table:table-cell>
          <table:table-cell office:value-type="float" office:value="0.109178828874393" calcext:value-type="float">
            <text:p>0.109178828874393</text:p>
          </table:table-cell>
        </table:table-row>
        <table:table-row table:style-name="ro1">
          <table:table-cell office:value-type="float" office:value="37.3389032619998" calcext:value-type="float">
            <text:p>37.3389032619998</text:p>
          </table:table-cell>
          <table:table-cell office:value-type="float" office:value="127390" calcext:value-type="float">
            <text:p>127390</text:p>
          </table:table-cell>
          <table:table-cell office:value-type="float" office:value="127381" calcext:value-type="float">
            <text:p>127381</text:p>
          </table:table-cell>
          <table:table-cell office:value-type="float" office:value="0.108964684721136" calcext:value-type="float">
            <text:p>0.108964684721136</text:p>
          </table:table-cell>
        </table:table-row>
        <table:table-row table:style-name="ro1">
          <table:table-cell office:value-type="float" office:value="37.4906008329999" calcext:value-type="float">
            <text:p>37.4906008329999</text:p>
          </table:table-cell>
          <table:table-cell office:value-type="float" office:value="127490" calcext:value-type="float">
            <text:p>127490</text:p>
          </table:table-cell>
          <table:table-cell office:value-type="float" office:value="127390" calcext:value-type="float">
            <text:p>127390</text:p>
          </table:table-cell>
          <table:table-cell office:value-type="float" office:value="0.108677124120995" calcext:value-type="float">
            <text:p>0.108677124120995</text:p>
          </table:table-cell>
        </table:table-row>
        <table:table-row table:style-name="ro1">
          <table:table-cell office:value-type="float" office:value="37.6396738010008" calcext:value-type="float">
            <text:p>37.6396738010008</text:p>
          </table:table-cell>
          <table:table-cell office:value-type="float" office:value="127678" calcext:value-type="float">
            <text:p>127678</text:p>
          </table:table-cell>
          <table:table-cell office:value-type="float" office:value="127490" calcext:value-type="float">
            <text:p>127490</text:p>
          </table:table-cell>
          <table:table-cell office:value-type="float" office:value="0.10838942047642" calcext:value-type="float">
            <text:p>0.10838942047642</text:p>
          </table:table-cell>
        </table:table-row>
        <table:table-row table:style-name="ro1">
          <table:table-cell office:value-type="float" office:value="37.791694556001" calcext:value-type="float">
            <text:p>37.791694556001</text:p>
          </table:table-cell>
          <table:table-cell office:value-type="float" office:value="127959" calcext:value-type="float">
            <text:p>127959</text:p>
          </table:table-cell>
          <table:table-cell office:value-type="float" office:value="127645" calcext:value-type="float">
            <text:p>127645</text:p>
          </table:table-cell>
          <table:table-cell office:value-type="float" office:value="0.10804486971447" calcext:value-type="float">
            <text:p>0.10804486971447</text:p>
          </table:table-cell>
        </table:table-row>
        <table:table-row table:style-name="ro1">
          <table:table-cell office:value-type="float" office:value="37.9503549110013" calcext:value-type="float">
            <text:p>37.9503549110013</text:p>
          </table:table-cell>
          <table:table-cell office:value-type="float" office:value="128348" calcext:value-type="float">
            <text:p>128348</text:p>
          </table:table-cell>
          <table:table-cell office:value-type="float" office:value="127959" calcext:value-type="float">
            <text:p>127959</text:p>
          </table:table-cell>
          <table:table-cell office:value-type="float" office:value="0.107712491516257" calcext:value-type="float">
            <text:p>0.107712491516257</text:p>
          </table:table-cell>
        </table:table-row>
        <table:table-row table:style-name="ro1">
          <table:table-cell office:value-type="float" office:value="38.1070628730013" calcext:value-type="float">
            <text:p>38.1070628730013</text:p>
          </table:table-cell>
          <table:table-cell office:value-type="float" office:value="128825" calcext:value-type="float">
            <text:p>128825</text:p>
          </table:table-cell>
          <table:table-cell office:value-type="float" office:value="128348" calcext:value-type="float">
            <text:p>128348</text:p>
          </table:table-cell>
          <table:table-cell office:value-type="float" office:value="0.107334014377026" calcext:value-type="float">
            <text:p>0.107334014377026</text:p>
          </table:table-cell>
        </table:table-row>
        <table:table-row table:style-name="ro1">
          <table:table-cell office:value-type="float" office:value="38.2625917900004" calcext:value-type="float">
            <text:p>38.2625917900004</text:p>
          </table:table-cell>
          <table:table-cell office:value-type="float" office:value="129388" calcext:value-type="float">
            <text:p>129388</text:p>
          </table:table-cell>
          <table:table-cell office:value-type="float" office:value="128825" calcext:value-type="float">
            <text:p>128825</text:p>
          </table:table-cell>
          <table:table-cell office:value-type="float" office:value="0.106919843080569" calcext:value-type="float">
            <text:p>0.106919843080569</text:p>
          </table:table-cell>
        </table:table-row>
        <table:table-row table:style-name="ro1">
          <table:table-cell office:value-type="float" office:value="38.4171840950003" calcext:value-type="float">
            <text:p>38.4171840950003</text:p>
          </table:table-cell>
          <table:table-cell office:value-type="float" office:value="130032" calcext:value-type="float">
            <text:p>130032</text:p>
          </table:table-cell>
          <table:table-cell office:value-type="float" office:value="128825" calcext:value-type="float">
            <text:p>128825</text:p>
          </table:table-cell>
          <table:table-cell office:value-type="float" office:value="0.106533249792539" calcext:value-type="float">
            <text:p>0.106533249792539</text:p>
          </table:table-cell>
        </table:table-row>
        <table:table-row table:style-name="ro1">
          <table:table-cell office:value-type="float" office:value="38.5760066530002" calcext:value-type="float">
            <text:p>38.5760066530002</text:p>
          </table:table-cell>
          <table:table-cell office:value-type="float" office:value="130775" calcext:value-type="float">
            <text:p>130775</text:p>
          </table:table-cell>
          <table:table-cell office:value-type="float" office:value="130025" calcext:value-type="float">
            <text:p>130025</text:p>
          </table:table-cell>
          <table:table-cell office:value-type="float" office:value="0.106114328293561" calcext:value-type="float">
            <text:p>0.106114328293561</text:p>
          </table:table-cell>
        </table:table-row>
        <table:table-row table:style-name="ro1">
          <table:table-cell office:value-type="float" office:value="38.7343391040013" calcext:value-type="float">
            <text:p>38.7343391040013</text:p>
          </table:table-cell>
          <table:table-cell office:value-type="float" office:value="131594" calcext:value-type="float">
            <text:p>131594</text:p>
          </table:table-cell>
          <table:table-cell office:value-type="float" office:value="130775" calcext:value-type="float">
            <text:p>130775</text:p>
          </table:table-cell>
          <table:table-cell office:value-type="float" office:value="0.105724795968182" calcext:value-type="float">
            <text:p>0.105724795968182</text:p>
          </table:table-cell>
        </table:table-row>
        <table:table-row table:style-name="ro1">
          <table:table-cell office:value-type="float" office:value="38.8938371700006" calcext:value-type="float">
            <text:p>38.8938371700006</text:p>
          </table:table-cell>
          <table:table-cell office:value-type="float" office:value="132489" calcext:value-type="float">
            <text:p>132489</text:p>
          </table:table-cell>
          <table:table-cell office:value-type="float" office:value="130775" calcext:value-type="float">
            <text:p>130775</text:p>
          </table:table-cell>
          <table:table-cell office:value-type="float" office:value="0.105305225375582" calcext:value-type="float">
            <text:p>0.105305225375582</text:p>
          </table:table-cell>
        </table:table-row>
        <table:table-row table:style-name="ro1">
          <table:table-cell office:value-type="float" office:value="39.0496589100003" calcext:value-type="float">
            <text:p>39.0496589100003</text:p>
          </table:table-cell>
          <table:table-cell office:value-type="float" office:value="133427" calcext:value-type="float">
            <text:p>133427</text:p>
          </table:table-cell>
          <table:table-cell office:value-type="float" office:value="132489" calcext:value-type="float">
            <text:p>132489</text:p>
          </table:table-cell>
          <table:table-cell office:value-type="float" office:value="0.104916014925789" calcext:value-type="float">
            <text:p>0.104916014925789</text:p>
          </table:table-cell>
        </table:table-row>
        <table:table-row table:style-name="ro1">
          <table:table-cell office:value-type="float" office:value="39.2038733010013" calcext:value-type="float">
            <text:p>39.2038733010013</text:p>
          </table:table-cell>
          <table:table-cell office:value-type="float" office:value="134407" calcext:value-type="float">
            <text:p>134407</text:p>
          </table:table-cell>
          <table:table-cell office:value-type="float" office:value="133427" calcext:value-type="float">
            <text:p>133427</text:p>
          </table:table-cell>
          <table:table-cell office:value-type="float" office:value="0.10449836463986" calcext:value-type="float">
            <text:p>0.10449836463986</text:p>
          </table:table-cell>
        </table:table-row>
        <table:table-row table:style-name="ro1">
          <table:table-cell office:value-type="float" office:value="39.3605810730005" calcext:value-type="float">
            <text:p>39.3605810730005</text:p>
          </table:table-cell>
          <table:table-cell office:value-type="float" office:value="135450" calcext:value-type="float">
            <text:p>135450</text:p>
          </table:table-cell>
          <table:table-cell office:value-type="float" office:value="134407" calcext:value-type="float">
            <text:p>134407</text:p>
          </table:table-cell>
          <table:table-cell office:value-type="float" office:value="0.104059049768154" calcext:value-type="float">
            <text:p>0.104059049768154</text:p>
          </table:table-cell>
        </table:table-row>
        <table:table-row table:style-name="ro1">
          <table:table-cell office:value-type="float" office:value="39.5200743080004" calcext:value-type="float">
            <text:p>39.5200743080004</text:p>
          </table:table-cell>
          <table:table-cell office:value-type="float" office:value="136550" calcext:value-type="float">
            <text:p>136550</text:p>
          </table:table-cell>
          <table:table-cell office:value-type="float" office:value="135450" calcext:value-type="float">
            <text:p>135450</text:p>
          </table:table-cell>
          <table:table-cell office:value-type="float" office:value="0.103655403079829" calcext:value-type="float">
            <text:p>0.103655403079829</text:p>
          </table:table-cell>
        </table:table-row>
        <table:table-row table:style-name="ro1">
          <table:table-cell office:value-type="float" office:value="39.6821212440009" calcext:value-type="float">
            <text:p>39.6821212440009</text:p>
          </table:table-cell>
          <table:table-cell office:value-type="float" office:value="137698" calcext:value-type="float">
            <text:p>137698</text:p>
          </table:table-cell>
          <table:table-cell office:value-type="float" office:value="136550" calcext:value-type="float">
            <text:p>136550</text:p>
          </table:table-cell>
          <table:table-cell office:value-type="float" office:value="0.103228890991782" calcext:value-type="float">
            <text:p>0.103228890991782</text:p>
          </table:table-cell>
        </table:table-row>
        <table:table-row table:style-name="ro1">
          <table:table-cell office:value-type="float" office:value="39.8406130479998" calcext:value-type="float">
            <text:p>39.8406130479998</text:p>
          </table:table-cell>
          <table:table-cell office:value-type="float" office:value="138840" calcext:value-type="float">
            <text:p>138840</text:p>
          </table:table-cell>
          <table:table-cell office:value-type="float" office:value="137698" calcext:value-type="float">
            <text:p>137698</text:p>
          </table:table-cell>
          <table:table-cell office:value-type="float" office:value="0.102836277350388" calcext:value-type="float">
            <text:p>0.102836277350388</text:p>
          </table:table-cell>
        </table:table-row>
        <table:table-row table:style-name="ro1">
          <table:table-cell office:value-type="float" office:value="39.9683847960005" calcext:value-type="float">
            <text:p>39.9683847960005</text:p>
          </table:table-cell>
          <table:table-cell office:value-type="float" office:value="139769" calcext:value-type="float">
            <text:p>139769</text:p>
          </table:table-cell>
          <table:table-cell office:value-type="float" office:value="138840" calcext:value-type="float">
            <text:p>138840</text:p>
          </table:table-cell>
          <table:table-cell office:value-type="float" office:value="0.10242015538157" calcext:value-type="float">
            <text:p>0.10242015538157</text:p>
          </table:table-cell>
        </table:table-row>
        <table:table-row table:style-name="ro1">
          <table:table-cell office:value-type="float" office:value="40.125115928" calcext:value-type="float">
            <text:p>40.125115928</text:p>
          </table:table-cell>
          <table:table-cell office:value-type="float" office:value="140910" calcext:value-type="float">
            <text:p>140910</text:p>
          </table:table-cell>
          <table:table-cell office:value-type="float" office:value="139769" calcext:value-type="float">
            <text:p>139769</text:p>
          </table:table-cell>
          <table:table-cell office:value-type="float" office:value="0.102036626817819" calcext:value-type="float">
            <text:p>0.102036626817819</text:p>
          </table:table-cell>
        </table:table-row>
        <table:table-row table:style-name="ro1">
          <table:table-cell office:value-type="float" office:value="40.2825382869996" calcext:value-type="float">
            <text:p>40.2825382869996</text:p>
          </table:table-cell>
          <table:table-cell office:value-type="float" office:value="142048" calcext:value-type="float">
            <text:p>142048</text:p>
          </table:table-cell>
          <table:table-cell office:value-type="float" office:value="140910" calcext:value-type="float">
            <text:p>140910</text:p>
          </table:table-cell>
          <table:table-cell office:value-type="float" office:value="0.101629301454255" calcext:value-type="float">
            <text:p>0.101629301454255</text:p>
          </table:table-cell>
        </table:table-row>
        <table:table-row table:style-name="ro1">
          <table:table-cell office:value-type="float" office:value="40.4351340590001" calcext:value-type="float">
            <text:p>40.4351340590001</text:p>
          </table:table-cell>
          <table:table-cell office:value-type="float" office:value="143135" calcext:value-type="float">
            <text:p>143135</text:p>
          </table:table-cell>
          <table:table-cell office:value-type="float" office:value="142048" calcext:value-type="float">
            <text:p>142048</text:p>
          </table:table-cell>
          <table:table-cell office:value-type="float" office:value="0.101253565851683" calcext:value-type="float">
            <text:p>0.101253565851683</text:p>
          </table:table-cell>
        </table:table-row>
        <table:table-row table:style-name="ro1">
          <table:table-cell office:value-type="float" office:value="40.5795418500002" calcext:value-type="float">
            <text:p>40.5795418500002</text:p>
          </table:table-cell>
          <table:table-cell office:value-type="float" office:value="144140" calcext:value-type="float">
            <text:p>144140</text:p>
          </table:table-cell>
          <table:table-cell office:value-type="float" office:value="143135" calcext:value-type="float">
            <text:p>143135</text:p>
          </table:table-cell>
          <table:table-cell office:value-type="float" office:value="0.100853969306657" calcext:value-type="float">
            <text:p>0.100853969306657</text:p>
          </table:table-cell>
        </table:table-row>
        <table:table-row table:style-name="ro1">
          <table:table-cell office:value-type="float" office:value="40.726877217001" calcext:value-type="float">
            <text:p>40.726877217001</text:p>
          </table:table-cell>
          <table:table-cell office:value-type="float" office:value="145136" calcext:value-type="float">
            <text:p>145136</text:p>
          </table:table-cell>
          <table:table-cell office:value-type="float" office:value="144140" calcext:value-type="float">
            <text:p>144140</text:p>
          </table:table-cell>
          <table:table-cell office:value-type="float" office:value="0.100485155643345" calcext:value-type="float">
            <text:p>0.100485155643345</text:p>
          </table:table-cell>
        </table:table-row>
        <table:table-row table:style-name="ro1">
          <table:table-cell office:value-type="float" office:value="40.8673920910005" calcext:value-type="float">
            <text:p>40.8673920910005</text:p>
          </table:table-cell>
          <table:table-cell office:value-type="float" office:value="146051" calcext:value-type="float">
            <text:p>146051</text:p>
          </table:table-cell>
          <table:table-cell office:value-type="float" office:value="144140" calcext:value-type="float">
            <text:p>144140</text:p>
          </table:table-cell>
          <table:table-cell office:value-type="float" office:value="0.100092558012213" calcext:value-type="float">
            <text:p>0.100092558012213</text:p>
          </table:table-cell>
        </table:table-row>
        <table:table-row table:style-name="ro1">
          <table:table-cell office:value-type="float" office:value="41.0122296070003" calcext:value-type="float">
            <text:p>41.0122296070003</text:p>
          </table:table-cell>
          <table:table-cell office:value-type="float" office:value="146952" calcext:value-type="float">
            <text:p>146952</text:p>
          </table:table-cell>
          <table:table-cell office:value-type="float" office:value="146051" calcext:value-type="float">
            <text:p>146051</text:p>
          </table:table-cell>
          <table:table-cell office:value-type="float" office:value="0.0997300660657901" calcext:value-type="float">
            <text:p>0.0997300660657901</text:p>
          </table:table-cell>
        </table:table-row>
        <table:table-row table:style-name="ro1">
          <table:table-cell office:value-type="float" office:value="41.151624477001" calcext:value-type="float">
            <text:p>41.151624477001</text:p>
          </table:table-cell>
          <table:table-cell office:value-type="float" office:value="147772" calcext:value-type="float">
            <text:p>147772</text:p>
          </table:table-cell>
          <table:table-cell office:value-type="float" office:value="146952" calcext:value-type="float">
            <text:p>146952</text:p>
          </table:table-cell>
          <table:table-cell office:value-type="float" office:value="0.099391895989887" calcext:value-type="float">
            <text:p>0.099391895989887</text:p>
          </table:table-cell>
        </table:table-row>
        <table:table-row table:style-name="ro1">
          <table:table-cell office:value-type="float" office:value="41.2937382600012" calcext:value-type="float">
            <text:p>41.2937382600012</text:p>
          </table:table-cell>
          <table:table-cell office:value-type="float" office:value="148556" calcext:value-type="float">
            <text:p>148556</text:p>
          </table:table-cell>
          <table:table-cell office:value-type="float" office:value="146952" calcext:value-type="float">
            <text:p>146952</text:p>
          </table:table-cell>
          <table:table-cell office:value-type="float" office:value="0.0990257119138609" calcext:value-type="float">
            <text:p>0.0990257119138609</text:p>
          </table:table-cell>
        </table:table-row>
        <table:table-row table:style-name="ro1">
          <table:table-cell office:value-type="float" office:value="41.4411713980007" calcext:value-type="float">
            <text:p>41.4411713980007</text:p>
          </table:table-cell>
          <table:table-cell office:value-type="float" office:value="149308" calcext:value-type="float">
            <text:p>149308</text:p>
          </table:table-cell>
          <table:table-cell office:value-type="float" office:value="148556" calcext:value-type="float">
            <text:p>148556</text:p>
          </table:table-cell>
          <table:table-cell office:value-type="float" office:value="0.0986852897257359" calcext:value-type="float">
            <text:p>0.0986852897257359</text:p>
          </table:table-cell>
        </table:table-row>
        <table:table-row table:style-name="ro1">
          <table:table-cell office:value-type="float" office:value="41.5880740600005" calcext:value-type="float">
            <text:p>41.5880740600005</text:p>
          </table:table-cell>
          <table:table-cell office:value-type="float" office:value="149990" calcext:value-type="float">
            <text:p>149990</text:p>
          </table:table-cell>
          <table:table-cell office:value-type="float" office:value="149308" calcext:value-type="float">
            <text:p>149308</text:p>
          </table:table-cell>
          <table:table-cell office:value-type="float" office:value="0.0983186918290149" calcext:value-type="float">
            <text:p>0.0983186918290149</text:p>
          </table:table-cell>
        </table:table-row>
        <table:table-row table:style-name="ro1">
          <table:table-cell office:value-type="float" office:value="41.7295608350014" calcext:value-type="float">
            <text:p>41.7295608350014</text:p>
          </table:table-cell>
          <table:table-cell office:value-type="float" office:value="150580" calcext:value-type="float">
            <text:p>150580</text:p>
          </table:table-cell>
          <table:table-cell office:value-type="float" office:value="149990" calcext:value-type="float">
            <text:p>149990</text:p>
          </table:table-cell>
          <table:table-cell office:value-type="float" office:value="0.0979786249607964" calcext:value-type="float">
            <text:p>0.0979786249607964</text:p>
          </table:table-cell>
        </table:table-row>
        <table:table-row table:style-name="ro1">
          <table:table-cell office:value-type="float" office:value="41.8755189350013" calcext:value-type="float">
            <text:p>41.8755189350013</text:p>
          </table:table-cell>
          <table:table-cell office:value-type="float" office:value="151115" calcext:value-type="float">
            <text:p>151115</text:p>
          </table:table-cell>
          <table:table-cell office:value-type="float" office:value="150580" calcext:value-type="float">
            <text:p>150580</text:p>
          </table:table-cell>
          <table:table-cell office:value-type="float" office:value="0.0976136691994064" calcext:value-type="float">
            <text:p>0.0976136691994064</text:p>
          </table:table-cell>
        </table:table-row>
        <table:table-row table:style-name="ro1">
          <table:table-cell office:value-type="float" office:value="42.021592557001" calcext:value-type="float">
            <text:p>42.021592557001</text:p>
          </table:table-cell>
          <table:table-cell office:value-type="float" office:value="151573" calcext:value-type="float">
            <text:p>151573</text:p>
          </table:table-cell>
          <table:table-cell office:value-type="float" office:value="151115" calcext:value-type="float">
            <text:p>151115</text:p>
          </table:table-cell>
          <table:table-cell office:value-type="float" office:value="0.0972755876377026" calcext:value-type="float">
            <text:p>0.0972755876377026</text:p>
          </table:table-cell>
        </table:table-row>
        <table:table-row table:style-name="ro1">
          <table:table-cell office:value-type="float" office:value="42.1628426389998" calcext:value-type="float">
            <text:p>42.1628426389998</text:p>
          </table:table-cell>
          <table:table-cell office:value-type="float" office:value="151939" calcext:value-type="float">
            <text:p>151939</text:p>
          </table:table-cell>
          <table:table-cell office:value-type="float" office:value="151573" calcext:value-type="float">
            <text:p>151573</text:p>
          </table:table-cell>
          <table:table-cell office:value-type="float" office:value="0.096913548869112" calcext:value-type="float">
            <text:p>0.096913548869112</text:p>
          </table:table-cell>
        </table:table-row>
        <table:table-row table:style-name="ro1">
          <table:table-cell office:value-type="float" office:value="42.3041024619997" calcext:value-type="float">
            <text:p>42.3041024619997</text:p>
          </table:table-cell>
          <table:table-cell office:value-type="float" office:value="152228" calcext:value-type="float">
            <text:p>152228</text:p>
          </table:table-cell>
          <table:table-cell office:value-type="float" office:value="151939" calcext:value-type="float">
            <text:p>151939</text:p>
          </table:table-cell>
          <table:table-cell office:value-type="float" office:value="0.0965784581429086" calcext:value-type="float">
            <text:p>0.0965784581429086</text:p>
          </table:table-cell>
        </table:table-row>
        <table:table-row table:style-name="ro1">
          <table:table-cell office:value-type="float" office:value="42.4456504080008" calcext:value-type="float">
            <text:p>42.4456504080008</text:p>
          </table:table-cell>
          <table:table-cell office:value-type="float" office:value="152439" calcext:value-type="float">
            <text:p>152439</text:p>
          </table:table-cell>
          <table:table-cell office:value-type="float" office:value="152228" calcext:value-type="float">
            <text:p>152228</text:p>
          </table:table-cell>
          <table:table-cell office:value-type="float" office:value="0.096265141811239" calcext:value-type="float">
            <text:p>0.096265141811239</text:p>
          </table:table-cell>
        </table:table-row>
        <table:table-row table:style-name="ro1">
          <table:table-cell office:value-type="float" office:value="42.5996205760002" calcext:value-type="float">
            <text:p>42.5996205760002</text:p>
          </table:table-cell>
          <table:table-cell office:value-type="float" office:value="152580" calcext:value-type="float">
            <text:p>152580</text:p>
          </table:table-cell>
          <table:table-cell office:value-type="float" office:value="152439" calcext:value-type="float">
            <text:p>152439</text:p>
          </table:table-cell>
          <table:table-cell office:value-type="float" office:value="0.0959246429998187" calcext:value-type="float">
            <text:p>0.0959246429998187</text:p>
          </table:table-cell>
        </table:table-row>
        <table:table-row table:style-name="ro1">
          <table:table-cell office:value-type="float" office:value="42.7557414790008" calcext:value-type="float">
            <text:p>42.7557414790008</text:p>
          </table:table-cell>
          <table:table-cell office:value-type="float" office:value="152626" calcext:value-type="float">
            <text:p>152626</text:p>
          </table:table-cell>
          <table:table-cell office:value-type="float" office:value="152580" calcext:value-type="float">
            <text:p>152580</text:p>
          </table:table-cell>
          <table:table-cell office:value-type="float" office:value="0.0956076389281568" calcext:value-type="float">
            <text:p>0.0956076389281568</text:p>
          </table:table-cell>
        </table:table-row>
        <table:table-row table:style-name="ro1">
          <table:table-cell office:value-type="float" office:value="42.9107192890006" calcext:value-type="float">
            <text:p>42.9107192890006</text:p>
          </table:table-cell>
          <table:table-cell office:value-type="float" office:value="152579" calcext:value-type="float">
            <text:p>152579</text:p>
          </table:table-cell>
          <table:table-cell office:value-type="float" office:value="152580" calcext:value-type="float">
            <text:p>152580</text:p>
          </table:table-cell>
          <table:table-cell office:value-type="float" office:value="0.0952654538655302" calcext:value-type="float">
            <text:p>0.0952654538655302</text:p>
          </table:table-cell>
        </table:table-row>
        <table:table-row table:style-name="ro1">
          <table:table-cell office:value-type="float" office:value="43.0645612750013" calcext:value-type="float">
            <text:p>43.0645612750013</text:p>
          </table:table-cell>
          <table:table-cell office:value-type="float" office:value="152441" calcext:value-type="float">
            <text:p>152441</text:p>
          </table:table-cell>
          <table:table-cell office:value-type="float" office:value="152579" calcext:value-type="float">
            <text:p>152579</text:p>
          </table:table-cell>
          <table:table-cell office:value-type="float" office:value="0.0949039518774709" calcext:value-type="float">
            <text:p>0.0949039518774709</text:p>
          </table:table-cell>
        </table:table-row>
        <table:table-row table:style-name="ro1">
          <table:table-cell office:value-type="float" office:value="43.196135780001" calcext:value-type="float">
            <text:p>43.196135780001</text:p>
          </table:table-cell>
          <table:table-cell office:value-type="float" office:value="152254" calcext:value-type="float">
            <text:p>152254</text:p>
          </table:table-cell>
          <table:table-cell office:value-type="float" office:value="152441" calcext:value-type="float">
            <text:p>152441</text:p>
          </table:table-cell>
          <table:table-cell office:value-type="float" office:value="0.0945711801499954" calcext:value-type="float">
            <text:p>0.0945711801499954</text:p>
          </table:table-cell>
        </table:table-row>
        <table:table-row table:style-name="ro1">
          <table:table-cell office:value-type="float" office:value="43.3557232260009" calcext:value-type="float">
            <text:p>43.3557232260009</text:p>
          </table:table-cell>
          <table:table-cell office:value-type="float" office:value="151944" calcext:value-type="float">
            <text:p>151944</text:p>
          </table:table-cell>
          <table:table-cell office:value-type="float" office:value="152254" calcext:value-type="float">
            <text:p>152254</text:p>
          </table:table-cell>
          <table:table-cell office:value-type="float" office:value="0.094261595282787" calcext:value-type="float">
            <text:p>0.094261595282787</text:p>
          </table:table-cell>
        </table:table-row>
        <table:table-row table:style-name="ro1">
          <table:table-cell office:value-type="float" office:value="43.5096925730013" calcext:value-type="float">
            <text:p>43.5096925730013</text:p>
          </table:table-cell>
          <table:table-cell office:value-type="float" office:value="151563" calcext:value-type="float">
            <text:p>151563</text:p>
          </table:table-cell>
          <table:table-cell office:value-type="float" office:value="151944" calcext:value-type="float">
            <text:p>151944</text:p>
          </table:table-cell>
          <table:table-cell office:value-type="float" office:value="0.0939277947447481" calcext:value-type="float">
            <text:p>0.0939277947447481</text:p>
          </table:table-cell>
        </table:table-row>
        <table:table-row table:style-name="ro1">
          <table:table-cell office:value-type="float" office:value="43.674302200001" calcext:value-type="float">
            <text:p>43.674302200001</text:p>
          </table:table-cell>
          <table:table-cell office:value-type="float" office:value="151073" calcext:value-type="float">
            <text:p>151073</text:p>
          </table:table-cell>
          <table:table-cell office:value-type="float" office:value="151944" calcext:value-type="float">
            <text:p>151944</text:p>
          </table:table-cell>
          <table:table-cell office:value-type="float" office:value="0.0935754155193008" calcext:value-type="float">
            <text:p>0.0935754155193008</text:p>
          </table:table-cell>
        </table:table-row>
        <table:table-row table:style-name="ro1">
          <table:table-cell office:value-type="float" office:value="43.830592196" calcext:value-type="float">
            <text:p>43.830592196</text:p>
          </table:table-cell>
          <table:table-cell office:value-type="float" office:value="150534" calcext:value-type="float">
            <text:p>150534</text:p>
          </table:table-cell>
          <table:table-cell office:value-type="float" office:value="151073" calcext:value-type="float">
            <text:p>151073</text:p>
          </table:table-cell>
          <table:table-cell office:value-type="float" office:value="0.0932511370131418" calcext:value-type="float">
            <text:p>0.0932511370131418</text:p>
          </table:table-cell>
        </table:table-row>
        <table:table-row table:style-name="ro1">
          <table:table-cell office:value-type="float" office:value="43.9854781450013" calcext:value-type="float">
            <text:p>43.9854781450013</text:p>
          </table:table-cell>
          <table:table-cell office:value-type="float" office:value="149936" calcext:value-type="float">
            <text:p>149936</text:p>
          </table:table-cell>
          <table:table-cell office:value-type="float" office:value="150534" calcext:value-type="float">
            <text:p>150534</text:p>
          </table:table-cell>
          <table:table-cell office:value-type="float" office:value="0.0929075457661198" calcext:value-type="float">
            <text:p>0.0929075457661198</text:p>
          </table:table-cell>
        </table:table-row>
        <table:table-row table:style-name="ro1">
          <table:table-cell office:value-type="float" office:value="44.1420986440007" calcext:value-type="float">
            <text:p>44.1420986440007</text:p>
          </table:table-cell>
          <table:table-cell office:value-type="float" office:value="149275" calcext:value-type="float">
            <text:p>149275</text:p>
          </table:table-cell>
          <table:table-cell office:value-type="float" office:value="149936" calcext:value-type="float">
            <text:p>149936</text:p>
          </table:table-cell>
          <table:table-cell office:value-type="float" office:value="0.0925908767955443" calcext:value-type="float">
            <text:p>0.0925908767955443</text:p>
          </table:table-cell>
        </table:table-row>
        <table:table-row table:style-name="ro1">
          <table:table-cell office:value-type="float" office:value="44.2919819520012" calcext:value-type="float">
            <text:p>44.2919819520012</text:p>
          </table:table-cell>
          <table:table-cell office:value-type="float" office:value="148595" calcext:value-type="float">
            <text:p>148595</text:p>
          </table:table-cell>
          <table:table-cell office:value-type="float" office:value="149275" calcext:value-type="float">
            <text:p>149275</text:p>
          </table:table-cell>
          <table:table-cell office:value-type="float" office:value="0.0922545196182536" calcext:value-type="float">
            <text:p>0.0922545196182536</text:p>
          </table:table-cell>
        </table:table-row>
        <table:table-row table:style-name="ro1">
          <table:table-cell office:value-type="float" office:value="44.4470306620005" calcext:value-type="float">
            <text:p>44.4470306620005</text:p>
          </table:table-cell>
          <table:table-cell office:value-type="float" office:value="147851" calcext:value-type="float">
            <text:p>147851</text:p>
          </table:table-cell>
          <table:table-cell office:value-type="float" office:value="148595" calcext:value-type="float">
            <text:p>148595</text:p>
          </table:table-cell>
          <table:table-cell office:value-type="float" office:value="0.0919442052637639" calcext:value-type="float">
            <text:p>0.0919442052637639</text:p>
          </table:table-cell>
        </table:table-row>
        <table:table-row table:style-name="ro1">
          <table:table-cell office:value-type="float" office:value="44.6025100679999" calcext:value-type="float">
            <text:p>44.6025100679999</text:p>
          </table:table-cell>
          <table:table-cell office:value-type="float" office:value="147074" calcext:value-type="float">
            <text:p>147074</text:p>
          </table:table-cell>
          <table:table-cell office:value-type="float" office:value="147851" calcext:value-type="float">
            <text:p>147851</text:p>
          </table:table-cell>
          <table:table-cell office:value-type="float" office:value="0.0917371823928293" calcext:value-type="float">
            <text:p>0.0917371823928293</text:p>
          </table:table-cell>
        </table:table-row>
        <table:table-row table:style-name="ro1">
          <table:table-cell office:value-type="float" office:value="44.7699629700001" calcext:value-type="float">
            <text:p>44.7699629700001</text:p>
          </table:table-cell>
          <table:table-cell office:value-type="float" office:value="146210" calcext:value-type="float">
            <text:p>146210</text:p>
          </table:table-cell>
          <table:table-cell office:value-type="float" office:value="147074" calcext:value-type="float">
            <text:p>147074</text:p>
          </table:table-cell>
          <table:table-cell office:value-type="float" office:value="0.0915715640960816" calcext:value-type="float">
            <text:p>0.0915715640960816</text:p>
          </table:table-cell>
        </table:table-row>
        <table:table-row table:style-name="ro1">
          <table:table-cell office:value-type="float" office:value="44.92577704" calcext:value-type="float">
            <text:p>44.92577704</text:p>
          </table:table-cell>
          <table:table-cell office:value-type="float" office:value="145391" calcext:value-type="float">
            <text:p>145391</text:p>
          </table:table-cell>
          <table:table-cell office:value-type="float" office:value="146210" calcext:value-type="float">
            <text:p>146210</text:p>
          </table:table-cell>
          <table:table-cell office:value-type="float" office:value="0.0914390694586835" calcext:value-type="float">
            <text:p>0.0914390694586835</text:p>
          </table:table-cell>
        </table:table-row>
        <table:table-row table:style-name="ro1">
          <table:table-cell office:value-type="float" office:value="45.0863602480004" calcext:value-type="float">
            <text:p>45.0863602480004</text:p>
          </table:table-cell>
          <table:table-cell office:value-type="float" office:value="144544" calcext:value-type="float">
            <text:p>144544</text:p>
          </table:table-cell>
          <table:table-cell office:value-type="float" office:value="145391" calcext:value-type="float">
            <text:p>145391</text:p>
          </table:table-cell>
          <table:table-cell office:value-type="float" office:value="0.091333073748765" calcext:value-type="float">
            <text:p>0.091333073748765</text:p>
          </table:table-cell>
        </table:table-row>
        <table:table-row table:style-name="ro1">
          <table:table-cell office:value-type="float" office:value="45.242278529" calcext:value-type="float">
            <text:p>45.242278529</text:p>
          </table:table-cell>
          <table:table-cell office:value-type="float" office:value="143725" calcext:value-type="float">
            <text:p>143725</text:p>
          </table:table-cell>
          <table:table-cell office:value-type="float" office:value="144544" calcext:value-type="float">
            <text:p>144544</text:p>
          </table:table-cell>
          <table:table-cell office:value-type="float" office:value="0.0912482771808302" calcext:value-type="float">
            <text:p>0.0912482771808302</text:p>
          </table:table-cell>
        </table:table-row>
        <table:table-row table:style-name="ro1">
          <table:table-cell office:value-type="float" office:value="45.394693657001" calcext:value-type="float">
            <text:p>45.394693657001</text:p>
          </table:table-cell>
          <table:table-cell office:value-type="float" office:value="142940" calcext:value-type="float">
            <text:p>142940</text:p>
          </table:table-cell>
          <table:table-cell office:value-type="float" office:value="143725" calcext:value-type="float">
            <text:p>143725</text:p>
          </table:table-cell>
          <table:table-cell office:value-type="float" office:value="0.0911804399264823" calcext:value-type="float">
            <text:p>0.0911804399264823</text:p>
          </table:table-cell>
        </table:table-row>
        <table:table-row table:style-name="ro1">
          <table:table-cell office:value-type="float" office:value="45.5488202659999" calcext:value-type="float">
            <text:p>45.5488202659999</text:p>
          </table:table-cell>
          <table:table-cell office:value-type="float" office:value="142168" calcext:value-type="float">
            <text:p>142168</text:p>
          </table:table-cell>
          <table:table-cell office:value-type="float" office:value="142940" calcext:value-type="float">
            <text:p>142940</text:p>
          </table:table-cell>
          <table:table-cell office:value-type="float" office:value="0.091126170123004" calcext:value-type="float">
            <text:p>0.091126170123004</text:p>
          </table:table-cell>
        </table:table-row>
        <table:table-row table:style-name="ro1">
          <table:table-cell office:value-type="float" office:value="45.7041905510014" calcext:value-type="float">
            <text:p>45.7041905510014</text:p>
          </table:table-cell>
          <table:table-cell office:value-type="float" office:value="141422" calcext:value-type="float">
            <text:p>141422</text:p>
          </table:table-cell>
          <table:table-cell office:value-type="float" office:value="142168" calcext:value-type="float">
            <text:p>142168</text:p>
          </table:table-cell>
          <table:table-cell office:value-type="float" office:value="0.0910827542802214" calcext:value-type="float">
            <text:p>0.0910827542802214</text:p>
          </table:table-cell>
        </table:table-row>
        <table:table-row table:style-name="ro1">
          <table:table-cell office:value-type="float" office:value="45.8621065460011" calcext:value-type="float">
            <text:p>45.8621065460011</text:p>
          </table:table-cell>
          <table:table-cell office:value-type="float" office:value="140706" calcext:value-type="float">
            <text:p>140706</text:p>
          </table:table-cell>
          <table:table-cell office:value-type="float" office:value="141422" calcext:value-type="float">
            <text:p>141422</text:p>
          </table:table-cell>
          <table:table-cell office:value-type="float" office:value="0.0910480216059953" calcext:value-type="float">
            <text:p>0.0910480216059953</text:p>
          </table:table-cell>
        </table:table-row>
        <table:table-row table:style-name="ro1">
          <table:table-cell office:value-type="float" office:value="46.0161414140002" calcext:value-type="float">
            <text:p>46.0161414140002</text:p>
          </table:table-cell>
          <table:table-cell office:value-type="float" office:value="140056" calcext:value-type="float">
            <text:p>140056</text:p>
          </table:table-cell>
          <table:table-cell office:value-type="float" office:value="140706" calcext:value-type="float">
            <text:p>140706</text:p>
          </table:table-cell>
          <table:table-cell office:value-type="float" office:value="0.0910202354666145" calcext:value-type="float">
            <text:p>0.0910202354666145</text:p>
          </table:table-cell>
        </table:table-row>
        <table:table-row table:style-name="ro1">
          <table:table-cell office:value-type="float" office:value="46.2350986630008" calcext:value-type="float">
            <text:p>46.2350986630008</text:p>
          </table:table-cell>
          <table:table-cell office:value-type="float" office:value="139230" calcext:value-type="float">
            <text:p>139230</text:p>
          </table:table-cell>
          <table:table-cell office:value-type="float" office:value="140056" calcext:value-type="float">
            <text:p>140056</text:p>
          </table:table-cell>
          <table:table-cell office:value-type="float" office:value="0.0909567779424526" calcext:value-type="float">
            <text:p>0.0909567779424526</text:p>
          </table:table-cell>
        </table:table-row>
        <table:table-row table:style-name="ro1">
          <table:table-cell office:value-type="float" office:value="46.3850564920012" calcext:value-type="float">
            <text:p>46.3850564920012</text:p>
          </table:table-cell>
          <table:table-cell office:value-type="float" office:value="138740" calcext:value-type="float">
            <text:p>138740</text:p>
          </table:table-cell>
          <table:table-cell office:value-type="float" office:value="140056" calcext:value-type="float">
            <text:p>140056</text:p>
          </table:table-cell>
          <table:table-cell office:value-type="float" office:value="0.0909060119231231" calcext:value-type="float">
            <text:p>0.0909060119231231</text:p>
          </table:table-cell>
        </table:table-row>
        <table:table-row table:style-name="ro1">
          <table:table-cell office:value-type="float" office:value="46.5318882720003" calcext:value-type="float">
            <text:p>46.5318882720003</text:p>
          </table:table-cell>
          <table:table-cell office:value-type="float" office:value="138325" calcext:value-type="float">
            <text:p>138325</text:p>
          </table:table-cell>
          <table:table-cell office:value-type="float" office:value="138740" calcext:value-type="float">
            <text:p>138740</text:p>
          </table:table-cell>
          <table:table-cell office:value-type="float" office:value="0.0908653991076594" calcext:value-type="float">
            <text:p>0.0908653991076594</text:p>
          </table:table-cell>
        </table:table-row>
        <table:table-row table:style-name="ro1">
          <table:table-cell office:value-type="float" office:value="46.6808112770013" calcext:value-type="float">
            <text:p>46.6808112770013</text:p>
          </table:table-cell>
          <table:table-cell office:value-type="float" office:value="137976" calcext:value-type="float">
            <text:p>137976</text:p>
          </table:table-cell>
          <table:table-cell office:value-type="float" office:value="138740" calcext:value-type="float">
            <text:p>138740</text:p>
          </table:table-cell>
          <table:table-cell office:value-type="float" office:value="0.0908329088552886" calcext:value-type="float">
            <text:p>0.0908329088552886</text:p>
          </table:table-cell>
        </table:table-row>
        <table:table-row table:style-name="ro1">
          <table:table-cell office:value-type="float" office:value="46.8324484660006" calcext:value-type="float">
            <text:p>46.8324484660006</text:p>
          </table:table-cell>
          <table:table-cell office:value-type="float" office:value="137699" calcext:value-type="float">
            <text:p>137699</text:p>
          </table:table-cell>
          <table:table-cell office:value-type="float" office:value="137976" calcext:value-type="float">
            <text:p>137976</text:p>
          </table:table-cell>
          <table:table-cell office:value-type="float" office:value="0.0907658745955431" calcext:value-type="float">
            <text:p>0.0907658745955431</text:p>
          </table:table-cell>
        </table:table-row>
        <table:table-row table:style-name="ro1">
          <table:table-cell office:value-type="float" office:value="46.9912366820008" calcext:value-type="float">
            <text:p>46.9912366820008</text:p>
          </table:table-cell>
          <table:table-cell office:value-type="float" office:value="137497" calcext:value-type="float">
            <text:p>137497</text:p>
          </table:table-cell>
          <table:table-cell office:value-type="float" office:value="137699" calcext:value-type="float">
            <text:p>137699</text:p>
          </table:table-cell>
          <table:table-cell office:value-type="float" office:value="0.0907122471877467" calcext:value-type="float">
            <text:p>0.0907122471877467</text:p>
          </table:table-cell>
        </table:table-row>
        <table:table-row table:style-name="ro1">
          <table:table-cell office:value-type="float" office:value="47.1437398810012" calcext:value-type="float">
            <text:p>47.1437398810012</text:p>
          </table:table-cell>
          <table:table-cell office:value-type="float" office:value="137393" calcext:value-type="float">
            <text:p>137393</text:p>
          </table:table-cell>
          <table:table-cell office:value-type="float" office:value="137497" calcext:value-type="float">
            <text:p>137497</text:p>
          </table:table-cell>
          <table:table-cell office:value-type="float" office:value="0.0906693452615096" calcext:value-type="float">
            <text:p>0.0906693452615096</text:p>
          </table:table-cell>
        </table:table-row>
        <table:table-row table:style-name="ro1">
          <table:table-cell office:value-type="float" office:value="47.2921021700004" calcext:value-type="float">
            <text:p>47.2921021700004</text:p>
          </table:table-cell>
          <table:table-cell office:value-type="float" office:value="137377" calcext:value-type="float">
            <text:p>137377</text:p>
          </table:table-cell>
          <table:table-cell office:value-type="float" office:value="137393" calcext:value-type="float">
            <text:p>137393</text:p>
          </table:table-cell>
          <table:table-cell office:value-type="float" office:value="0.0906350237205199" calcext:value-type="float">
            <text:p>0.0906350237205199</text:p>
          </table:table-cell>
        </table:table-row>
        <table:table-row table:style-name="ro1">
          <table:table-cell office:value-type="float" office:value="47.439733489" calcext:value-type="float">
            <text:p>47.439733489</text:p>
          </table:table-cell>
          <table:table-cell office:value-type="float" office:value="137446" calcext:value-type="float">
            <text:p>137446</text:p>
          </table:table-cell>
          <table:table-cell office:value-type="float" office:value="137377" calcext:value-type="float">
            <text:p>137377</text:p>
          </table:table-cell>
          <table:table-cell office:value-type="float" office:value="0.0906075664877281" calcext:value-type="float">
            <text:p>0.0906075664877281</text:p>
          </table:table-cell>
        </table:table-row>
        <table:table-row table:style-name="ro1">
          <table:table-cell office:value-type="float" office:value="47.5886773849998" calcext:value-type="float">
            <text:p>47.5886773849998</text:p>
          </table:table-cell>
          <table:table-cell office:value-type="float" office:value="137604" calcext:value-type="float">
            <text:p>137604</text:p>
          </table:table-cell>
          <table:table-cell office:value-type="float" office:value="137446" calcext:value-type="float">
            <text:p>137446</text:p>
          </table:table-cell>
          <table:table-cell office:value-type="float" office:value="0.0905856007014947" calcext:value-type="float">
            <text:p>0.0905856007014947</text:p>
          </table:table-cell>
        </table:table-row>
        <table:table-row table:style-name="ro1">
          <table:table-cell office:value-type="float" office:value="47.7410671630005" calcext:value-type="float">
            <text:p>47.7410671630005</text:p>
          </table:table-cell>
          <table:table-cell office:value-type="float" office:value="137855" calcext:value-type="float">
            <text:p>137855</text:p>
          </table:table-cell>
          <table:table-cell office:value-type="float" office:value="137604" calcext:value-type="float">
            <text:p>137604</text:p>
          </table:table-cell>
          <table:table-cell office:value-type="float" office:value="0.090568028072508" calcext:value-type="float">
            <text:p>0.090568028072508</text:p>
          </table:table-cell>
        </table:table-row>
        <table:table-row table:style-name="ro1">
          <table:table-cell office:value-type="float" office:value="47.8999235800002" calcext:value-type="float">
            <text:p>47.8999235800002</text:p>
          </table:table-cell>
          <table:table-cell office:value-type="float" office:value="138213" calcext:value-type="float">
            <text:p>138213</text:p>
          </table:table-cell>
          <table:table-cell office:value-type="float" office:value="137855" calcext:value-type="float">
            <text:p>137855</text:p>
          </table:table-cell>
          <table:table-cell office:value-type="float" office:value="0.0905539699693186" calcext:value-type="float">
            <text:p>0.0905539699693186</text:p>
          </table:table-cell>
        </table:table-row>
        <table:table-row table:style-name="ro1">
          <table:table-cell office:value-type="float" office:value="48.0459517400013" calcext:value-type="float">
            <text:p>48.0459517400013</text:p>
          </table:table-cell>
          <table:table-cell office:value-type="float" office:value="138628" calcext:value-type="float">
            <text:p>138628</text:p>
          </table:table-cell>
          <table:table-cell office:value-type="float" office:value="138213" calcext:value-type="float">
            <text:p>138213</text:p>
          </table:table-cell>
          <table:table-cell office:value-type="float" office:value="0.0905427234867671" calcext:value-type="float">
            <text:p>0.0905427234867671</text:p>
          </table:table-cell>
        </table:table-row>
        <table:table-row table:style-name="ro1">
          <table:table-cell office:value-type="float" office:value="48.1894975690011" calcext:value-type="float">
            <text:p>48.1894975690011</text:p>
          </table:table-cell>
          <table:table-cell office:value-type="float" office:value="139113" calcext:value-type="float">
            <text:p>139113</text:p>
          </table:table-cell>
          <table:table-cell office:value-type="float" office:value="138628" calcext:value-type="float">
            <text:p>138628</text:p>
          </table:table-cell>
          <table:table-cell office:value-type="float" office:value="0.0905337263007259" calcext:value-type="float">
            <text:p>0.0905337263007259</text:p>
          </table:table-cell>
        </table:table-row>
        <table:table-row table:style-name="ro1">
          <table:table-cell office:value-type="float" office:value="48.3391073029998" calcext:value-type="float">
            <text:p>48.3391073029998</text:p>
          </table:table-cell>
          <table:table-cell office:value-type="float" office:value="139697" calcext:value-type="float">
            <text:p>139697</text:p>
          </table:table-cell>
          <table:table-cell office:value-type="float" office:value="139113" calcext:value-type="float">
            <text:p>139113</text:p>
          </table:table-cell>
          <table:table-cell office:value-type="float" office:value="0.090526528551893" calcext:value-type="float">
            <text:p>0.090526528551893</text:p>
          </table:table-cell>
        </table:table-row>
        <table:table-row table:style-name="ro1">
          <table:table-cell office:value-type="float" office:value="48.4846291970007" calcext:value-type="float">
            <text:p>48.4846291970007</text:p>
          </table:table-cell>
          <table:table-cell office:value-type="float" office:value="140338" calcext:value-type="float">
            <text:p>140338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905207703528266" calcext:value-type="float">
            <text:p>0.0905207703528266</text:p>
          </table:table-cell>
        </table:table-row>
        <table:table-row table:style-name="ro1">
          <table:table-cell office:value-type="float" office:value="48.6354102550013" calcext:value-type="float">
            <text:p>48.6354102550013</text:p>
          </table:table-cell>
          <table:table-cell office:value-type="float" office:value="141073" calcext:value-type="float">
            <text:p>141073</text:p>
          </table:table-cell>
          <table:table-cell office:value-type="float" office:value="140338" calcext:value-type="float">
            <text:p>140338</text:p>
          </table:table-cell>
          <table:table-cell office:value-type="float" office:value="0.0905161637935735" calcext:value-type="float">
            <text:p>0.0905161637935735</text:p>
          </table:table-cell>
        </table:table-row>
        <table:table-row table:style-name="ro1">
          <table:table-cell office:value-type="float" office:value="48.7754913830013" calcext:value-type="float">
            <text:p>48.7754913830013</text:p>
          </table:table-cell>
          <table:table-cell office:value-type="float" office:value="141818" calcext:value-type="float">
            <text:p>141818</text:p>
          </table:table-cell>
          <table:table-cell office:value-type="float" office:value="140338" calcext:value-type="float">
            <text:p>140338</text:p>
          </table:table-cell>
          <table:table-cell office:value-type="float" office:value="0.090512478546171" calcext:value-type="float">
            <text:p>0.090512478546171</text:p>
          </table:table-cell>
        </table:table-row>
        <table:table-row table:style-name="ro1">
          <table:table-cell office:value-type="float" office:value="48.9105130290009" calcext:value-type="float">
            <text:p>48.9105130290009</text:p>
          </table:table-cell>
          <table:table-cell office:value-type="float" office:value="142587" calcext:value-type="float">
            <text:p>142587</text:p>
          </table:table-cell>
          <table:table-cell office:value-type="float" office:value="141818" calcext:value-type="float">
            <text:p>141818</text:p>
          </table:table-cell>
          <table:table-cell office:value-type="float" office:value="0.0905095303482491" calcext:value-type="float">
            <text:p>0.0905095303482491</text:p>
          </table:table-cell>
        </table:table-row>
        <table:table-row table:style-name="ro1">
          <table:table-cell office:value-type="float" office:value="49.0486510629999" calcext:value-type="float">
            <text:p>49.0486510629999</text:p>
          </table:table-cell>
          <table:table-cell office:value-type="float" office:value="143420" calcext:value-type="float">
            <text:p>143420</text:p>
          </table:table-cell>
          <table:table-cell office:value-type="float" office:value="142587" calcext:value-type="float">
            <text:p>142587</text:p>
          </table:table-cell>
          <table:table-cell office:value-type="float" office:value="0.0905071717899115" calcext:value-type="float">
            <text:p>0.0905071717899115</text:p>
          </table:table-cell>
        </table:table-row>
        <table:table-row table:style-name="ro1">
          <table:table-cell office:value-type="float" office:value="49.1839602020009" calcext:value-type="float">
            <text:p>49.1839602020009</text:p>
          </table:table-cell>
          <table:table-cell office:value-type="float" office:value="144278" calcext:value-type="float">
            <text:p>144278</text:p>
          </table:table-cell>
          <table:table-cell office:value-type="float" office:value="142587" calcext:value-type="float">
            <text:p>142587</text:p>
          </table:table-cell>
          <table:table-cell office:value-type="float" office:value="0.0905052849432414" calcext:value-type="float">
            <text:p>0.0905052849432414</text:p>
          </table:table-cell>
        </table:table-row>
        <table:table-row table:style-name="ro1">
          <table:table-cell office:value-type="float" office:value="49.3674532390014" calcext:value-type="float">
            <text:p>49.3674532390014</text:p>
          </table:table-cell>
          <table:table-cell office:value-type="float" office:value="145496" calcext:value-type="float">
            <text:p>145496</text:p>
          </table:table-cell>
          <table:table-cell office:value-type="float" office:value="144278" calcext:value-type="float">
            <text:p>144278</text:p>
          </table:table-cell>
          <table:table-cell office:value-type="float" office:value="0.0904629186995141" calcext:value-type="float">
            <text:p>0.0904629186995141</text:p>
          </table:table-cell>
        </table:table-row>
        <table:table-row table:style-name="ro1">
          <table:table-cell office:value-type="float" office:value="49.5097318130011" calcext:value-type="float">
            <text:p>49.5097318130011</text:p>
          </table:table-cell>
          <table:table-cell office:value-type="float" office:value="146477" calcext:value-type="float">
            <text:p>146477</text:p>
          </table:table-cell>
          <table:table-cell office:value-type="float" office:value="145496" calcext:value-type="float">
            <text:p>145496</text:p>
          </table:table-cell>
          <table:table-cell office:value-type="float" office:value="0.0904290257045323" calcext:value-type="float">
            <text:p>0.0904290257045323</text:p>
          </table:table-cell>
        </table:table-row>
        <table:table-row table:style-name="ro1">
          <table:table-cell office:value-type="float" office:value="49.6549385830003" calcext:value-type="float">
            <text:p>49.6549385830003</text:p>
          </table:table-cell>
          <table:table-cell office:value-type="float" office:value="147503" calcext:value-type="float">
            <text:p>147503</text:p>
          </table:table-cell>
          <table:table-cell office:value-type="float" office:value="146477" calcext:value-type="float">
            <text:p>146477</text:p>
          </table:table-cell>
          <table:table-cell office:value-type="float" office:value="0.0904019113085468" calcext:value-type="float">
            <text:p>0.0904019113085468</text:p>
          </table:table-cell>
        </table:table-row>
        <table:table-row table:style-name="ro1">
          <table:table-cell office:value-type="float" office:value="49.7963321660009" calcext:value-type="float">
            <text:p>49.7963321660009</text:p>
          </table:table-cell>
          <table:table-cell office:value-type="float" office:value="148520" calcext:value-type="float">
            <text:p>148520</text:p>
          </table:table-cell>
          <table:table-cell office:value-type="float" office:value="147503" calcext:value-type="float">
            <text:p>147503</text:p>
          </table:table-cell>
          <table:table-cell office:value-type="float" office:value="0.0903802197917585" calcext:value-type="float">
            <text:p>0.0903802197917585</text:p>
          </table:table-cell>
        </table:table-row>
        <table:table-row table:style-name="ro1">
          <table:table-cell office:value-type="float" office:value="49.9336541900011" calcext:value-type="float">
            <text:p>49.9336541900011</text:p>
          </table:table-cell>
          <table:table-cell office:value-type="float" office:value="149516" calcext:value-type="float">
            <text:p>149516</text:p>
          </table:table-cell>
          <table:table-cell office:value-type="float" office:value="148520" calcext:value-type="float">
            <text:p>148520</text:p>
          </table:table-cell>
          <table:table-cell office:value-type="float" office:value="0.0903628665783278" calcext:value-type="float">
            <text:p>0.0903628665783278</text:p>
          </table:table-cell>
        </table:table-row>
        <table:table-row table:style-name="ro1">
          <table:table-cell office:value-type="float" office:value="50.0760476659998" calcext:value-type="float">
            <text:p>50.0760476659998</text:p>
          </table:table-cell>
          <table:table-cell office:value-type="float" office:value="150553" calcext:value-type="float">
            <text:p>150553</text:p>
          </table:table-cell>
          <table:table-cell office:value-type="float" office:value="149516" calcext:value-type="float">
            <text:p>149516</text:p>
          </table:table-cell>
          <table:table-cell office:value-type="float" office:value="0.0903489840075832" calcext:value-type="float">
            <text:p>0.0903489840075832</text:p>
          </table:table-cell>
        </table:table-row>
        <table:table-row table:style-name="ro1">
          <table:table-cell office:value-type="float" office:value="50.2160317420003" calcext:value-type="float">
            <text:p>50.2160317420003</text:p>
          </table:table-cell>
          <table:table-cell office:value-type="float" office:value="151569" calcext:value-type="float">
            <text:p>151569</text:p>
          </table:table-cell>
          <table:table-cell office:value-type="float" office:value="150553" calcext:value-type="float">
            <text:p>150553</text:p>
          </table:table-cell>
          <table:table-cell office:value-type="float" office:value="0.0903378779509876" calcext:value-type="float">
            <text:p>0.0903378779509876</text:p>
          </table:table-cell>
        </table:table-row>
        <table:table-row table:style-name="ro1">
          <table:table-cell office:value-type="float" office:value="50.3702411710001" calcext:value-type="float">
            <text:p>50.3702411710001</text:p>
          </table:table-cell>
          <table:table-cell office:value-type="float" office:value="152675" calcext:value-type="float">
            <text:p>152675</text:p>
          </table:table-cell>
          <table:table-cell office:value-type="float" office:value="151569" calcext:value-type="float">
            <text:p>151569</text:p>
          </table:table-cell>
          <table:table-cell office:value-type="float" office:value="0.090328993105711" calcext:value-type="float">
            <text:p>0.090328993105711</text:p>
          </table:table-cell>
        </table:table-row>
        <table:table-row table:style-name="ro1">
          <table:table-cell office:value-type="float" office:value="50.5227943910013" calcext:value-type="float">
            <text:p>50.5227943910013</text:p>
          </table:table-cell>
          <table:table-cell office:value-type="float" office:value="153748" calcext:value-type="float">
            <text:p>153748</text:p>
          </table:table-cell>
          <table:table-cell office:value-type="float" office:value="152675" calcext:value-type="float">
            <text:p>152675</text:p>
          </table:table-cell>
          <table:table-cell office:value-type="float" office:value="0.0902812125025869" calcext:value-type="float">
            <text:p>0.0902812125025869</text:p>
          </table:table-cell>
        </table:table-row>
        <table:table-row table:style-name="ro1">
          <table:table-cell office:value-type="float" office:value="50.6751790079998" calcext:value-type="float">
            <text:p>50.6751790079998</text:p>
          </table:table-cell>
          <table:table-cell office:value-type="float" office:value="154791" calcext:value-type="float">
            <text:p>154791</text:p>
          </table:table-cell>
          <table:table-cell office:value-type="float" office:value="153748" calcext:value-type="float">
            <text:p>153748</text:p>
          </table:table-cell>
          <table:table-cell office:value-type="float" office:value="0.0902429880200875" calcext:value-type="float">
            <text:p>0.0902429880200875</text:p>
          </table:table-cell>
        </table:table-row>
        <table:table-row table:style-name="ro1">
          <table:table-cell office:value-type="float" office:value="50.8250041740012" calcext:value-type="float">
            <text:p>50.8250041740012</text:p>
          </table:table-cell>
          <table:table-cell office:value-type="float" office:value="155779" calcext:value-type="float">
            <text:p>155779</text:p>
          </table:table-cell>
          <table:table-cell office:value-type="float" office:value="154791" calcext:value-type="float">
            <text:p>154791</text:p>
          </table:table-cell>
          <table:table-cell office:value-type="float" office:value="0.090212408434088" calcext:value-type="float">
            <text:p>0.090212408434088</text:p>
          </table:table-cell>
        </table:table-row>
        <table:table-row table:style-name="ro1">
          <table:table-cell office:value-type="float" office:value="50.9790571320009" calcext:value-type="float">
            <text:p>50.9790571320009</text:p>
          </table:table-cell>
          <table:table-cell office:value-type="float" office:value="156749" calcext:value-type="float">
            <text:p>156749</text:p>
          </table:table-cell>
          <table:table-cell office:value-type="float" office:value="155779" calcext:value-type="float">
            <text:p>155779</text:p>
          </table:table-cell>
          <table:table-cell office:value-type="float" office:value="0.0901879447652884" calcext:value-type="float">
            <text:p>0.0901879447652884</text:p>
          </table:table-cell>
        </table:table-row>
        <table:table-row table:style-name="ro1">
          <table:table-cell office:value-type="float" office:value="51.1239797680009" calcext:value-type="float">
            <text:p>51.1239797680009</text:p>
          </table:table-cell>
          <table:table-cell office:value-type="float" office:value="157613" calcext:value-type="float">
            <text:p>157613</text:p>
          </table:table-cell>
          <table:table-cell office:value-type="float" office:value="156749" calcext:value-type="float">
            <text:p>156749</text:p>
          </table:table-cell>
          <table:table-cell office:value-type="float" office:value="0.0901683738302488" calcext:value-type="float">
            <text:p>0.0901683738302488</text:p>
          </table:table-cell>
        </table:table-row>
        <table:table-row table:style-name="ro1">
          <table:table-cell office:value-type="float" office:value="51.2747217650012" calcext:value-type="float">
            <text:p>51.2747217650012</text:p>
          </table:table-cell>
          <table:table-cell office:value-type="float" office:value="158454" calcext:value-type="float">
            <text:p>158454</text:p>
          </table:table-cell>
          <table:table-cell office:value-type="float" office:value="157613" calcext:value-type="float">
            <text:p>157613</text:p>
          </table:table-cell>
          <table:table-cell office:value-type="float" office:value="0.0901122271540867" calcext:value-type="float">
            <text:p>0.0901122271540867</text:p>
          </table:table-cell>
        </table:table-row>
        <table:table-row table:style-name="ro1">
          <table:table-cell office:value-type="float" office:value="51.427199744001" calcext:value-type="float">
            <text:p>51.427199744001</text:p>
          </table:table-cell>
          <table:table-cell office:value-type="float" office:value="159240" calcext:value-type="float">
            <text:p>159240</text:p>
          </table:table-cell>
          <table:table-cell office:value-type="float" office:value="158454" calcext:value-type="float">
            <text:p>158454</text:p>
          </table:table-cell>
          <table:table-cell office:value-type="float" office:value="0.090067309813157" calcext:value-type="float">
            <text:p>0.090067309813157</text:p>
          </table:table-cell>
        </table:table-row>
        <table:table-row table:style-name="ro1">
          <table:table-cell office:value-type="float" office:value="51.5778404600005" calcext:value-type="float">
            <text:p>51.5778404600005</text:p>
          </table:table-cell>
          <table:table-cell office:value-type="float" office:value="159945" calcext:value-type="float">
            <text:p>159945</text:p>
          </table:table-cell>
          <table:table-cell office:value-type="float" office:value="158454" calcext:value-type="float">
            <text:p>158454</text:p>
          </table:table-cell>
          <table:table-cell office:value-type="float" office:value="0.0900313759404132" calcext:value-type="float">
            <text:p>0.0900313759404132</text:p>
          </table:table-cell>
        </table:table-row>
        <table:table-row table:style-name="ro1">
          <table:table-cell office:value-type="float" office:value="51.7308468350002" calcext:value-type="float">
            <text:p>51.7308468350002</text:p>
          </table:table-cell>
          <table:table-cell office:value-type="float" office:value="160585" calcext:value-type="float">
            <text:p>160585</text:p>
          </table:table-cell>
          <table:table-cell office:value-type="float" office:value="159945" calcext:value-type="float">
            <text:p>159945</text:p>
          </table:table-cell>
          <table:table-cell office:value-type="float" office:value="0.0900026288422182" calcext:value-type="float">
            <text:p>0.0900026288422182</text:p>
          </table:table-cell>
        </table:table-row>
        <table:table-row table:style-name="ro1">
          <table:table-cell office:value-type="float" office:value="51.8926004260011" calcext:value-type="float">
            <text:p>51.8926004260011</text:p>
          </table:table-cell>
          <table:table-cell office:value-type="float" office:value="161173" calcext:value-type="float">
            <text:p>161173</text:p>
          </table:table-cell>
          <table:table-cell office:value-type="float" office:value="160585" calcext:value-type="float">
            <text:p>160585</text:p>
          </table:table-cell>
          <table:table-cell office:value-type="float" office:value="0.0899796311636622" calcext:value-type="float">
            <text:p>0.0899796311636622</text:p>
          </table:table-cell>
        </table:table-row>
        <table:table-row table:style-name="ro1">
          <table:table-cell office:value-type="float" office:value="52.0439908509998" calcext:value-type="float">
            <text:p>52.0439908509998</text:p>
          </table:table-cell>
          <table:table-cell office:value-type="float" office:value="161636" calcext:value-type="float">
            <text:p>161636</text:p>
          </table:table-cell>
          <table:table-cell office:value-type="float" office:value="160585" calcext:value-type="float">
            <text:p>160585</text:p>
          </table:table-cell>
          <table:table-cell office:value-type="float" office:value="0.0899209246618715" calcext:value-type="float">
            <text:p>0.0899209246618715</text:p>
          </table:table-cell>
        </table:table-row>
        <table:table-row table:style-name="ro1">
          <table:table-cell office:value-type="float" office:value="52.1944811450012" calcext:value-type="float">
            <text:p>52.1944811450012</text:p>
          </table:table-cell>
          <table:table-cell office:value-type="float" office:value="162010" calcext:value-type="float">
            <text:p>162010</text:p>
          </table:table-cell>
          <table:table-cell office:value-type="float" office:value="161636" calcext:value-type="float">
            <text:p>161636</text:p>
          </table:table-cell>
          <table:table-cell office:value-type="float" office:value="0.0898739594604389" calcext:value-type="float">
            <text:p>0.0898739594604389</text:p>
          </table:table-cell>
        </table:table-row>
        <table:table-row table:style-name="ro1">
          <table:table-cell office:value-type="float" office:value="52.3451096710014" calcext:value-type="float">
            <text:p>52.3451096710014</text:p>
          </table:table-cell>
          <table:table-cell office:value-type="float" office:value="162297" calcext:value-type="float">
            <text:p>162297</text:p>
          </table:table-cell>
          <table:table-cell office:value-type="float" office:value="162010" calcext:value-type="float">
            <text:p>162010</text:p>
          </table:table-cell>
          <table:table-cell office:value-type="float" office:value="0.0898363872992928" calcext:value-type="float">
            <text:p>0.0898363872992928</text:p>
          </table:table-cell>
        </table:table-row>
        <table:table-row table:style-name="ro1">
          <table:table-cell office:value-type="float" office:value="52.4662813970008" calcext:value-type="float">
            <text:p>52.4662813970008</text:p>
          </table:table-cell>
          <table:table-cell office:value-type="float" office:value="162464" calcext:value-type="float">
            <text:p>162464</text:p>
          </table:table-cell>
          <table:table-cell office:value-type="float" office:value="162297" calcext:value-type="float">
            <text:p>162297</text:p>
          </table:table-cell>
          <table:table-cell office:value-type="float" office:value="0.089806329570376" calcext:value-type="float">
            <text:p>0.089806329570376</text:p>
          </table:table-cell>
        </table:table-row>
        <table:table-row table:style-name="ro1">
          <table:table-cell office:value-type="float" office:value="52.6401424960004" calcext:value-type="float">
            <text:p>52.6401424960004</text:p>
          </table:table-cell>
          <table:table-cell office:value-type="float" office:value="162601" calcext:value-type="float">
            <text:p>162601</text:p>
          </table:table-cell>
          <table:table-cell office:value-type="float" office:value="162464" calcext:value-type="float">
            <text:p>162464</text:p>
          </table:table-cell>
          <table:table-cell office:value-type="float" office:value="0.0897822833872425" calcext:value-type="float">
            <text:p>0.0897822833872425</text:p>
          </table:table-cell>
        </table:table-row>
        <table:table-row table:style-name="ro1">
          <table:table-cell office:value-type="float" office:value="52.7957127620011" calcext:value-type="float">
            <text:p>52.7957127620011</text:p>
          </table:table-cell>
          <table:table-cell office:value-type="float" office:value="162623" calcext:value-type="float">
            <text:p>162623</text:p>
          </table:table-cell>
          <table:table-cell office:value-type="float" office:value="162601" calcext:value-type="float">
            <text:p>162601</text:p>
          </table:table-cell>
          <table:table-cell office:value-type="float" office:value="0.0897630464407357" calcext:value-type="float">
            <text:p>0.0897630464407357</text:p>
          </table:table-cell>
        </table:table-row>
        <table:table-row table:style-name="ro1">
          <table:table-cell office:value-type="float" office:value="52.9447372579998" calcext:value-type="float">
            <text:p>52.9447372579998</text:p>
          </table:table-cell>
          <table:table-cell office:value-type="float" office:value="162556" calcext:value-type="float">
            <text:p>162556</text:p>
          </table:table-cell>
          <table:table-cell office:value-type="float" office:value="162623" calcext:value-type="float">
            <text:p>162623</text:p>
          </table:table-cell>
          <table:table-cell office:value-type="float" office:value="0.0897476568835302" calcext:value-type="float">
            <text:p>0.0897476568835302</text:p>
          </table:table-cell>
        </table:table-row>
        <table:table-row table:style-name="ro1">
          <table:table-cell office:value-type="float" office:value="53.0983049000006" calcext:value-type="float">
            <text:p>53.0983049000006</text:p>
          </table:table-cell>
          <table:table-cell office:value-type="float" office:value="162399" calcext:value-type="float">
            <text:p>162399</text:p>
          </table:table-cell>
          <table:table-cell office:value-type="float" office:value="162556" calcext:value-type="float">
            <text:p>162556</text:p>
          </table:table-cell>
          <table:table-cell office:value-type="float" office:value="0.0897353452377659" calcext:value-type="float">
            <text:p>0.0897353452377659</text:p>
          </table:table-cell>
        </table:table-row>
        <table:table-row table:style-name="ro1">
          <table:table-cell office:value-type="float" office:value="53.2473027550004" calcext:value-type="float">
            <text:p>53.2473027550004</text:p>
          </table:table-cell>
          <table:table-cell office:value-type="float" office:value="162165" calcext:value-type="float">
            <text:p>162165</text:p>
          </table:table-cell>
          <table:table-cell office:value-type="float" office:value="162399" calcext:value-type="float">
            <text:p>162399</text:p>
          </table:table-cell>
          <table:table-cell office:value-type="float" office:value="0.0897254959211544" calcext:value-type="float">
            <text:p>0.0897254959211544</text:p>
          </table:table-cell>
        </table:table-row>
        <table:table-row table:style-name="ro1">
          <table:table-cell office:value-type="float" office:value="53.3965956850007" calcext:value-type="float">
            <text:p>53.3965956850007</text:p>
          </table:table-cell>
          <table:table-cell office:value-type="float" office:value="161851" calcext:value-type="float">
            <text:p>161851</text:p>
          </table:table-cell>
          <table:table-cell office:value-type="float" office:value="162165" calcext:value-type="float">
            <text:p>162165</text:p>
          </table:table-cell>
          <table:table-cell office:value-type="float" office:value="0.0896774884595186" calcext:value-type="float">
            <text:p>0.0896774884595186</text:p>
          </table:table-cell>
        </table:table-row>
        <table:table-row table:style-name="ro1">
          <table:table-cell office:value-type="float" office:value="53.546736784001" calcext:value-type="float">
            <text:p>53.546736784001</text:p>
          </table:table-cell>
          <table:table-cell office:value-type="float" office:value="161460" calcext:value-type="float">
            <text:p>161460</text:p>
          </table:table-cell>
          <table:table-cell office:value-type="float" office:value="161851" calcext:value-type="float">
            <text:p>161851</text:p>
          </table:table-cell>
          <table:table-cell office:value-type="float" office:value="0.08963908249021" calcext:value-type="float">
            <text:p>0.08963908249021</text:p>
          </table:table-cell>
        </table:table-row>
        <table:table-row table:style-name="ro1">
          <table:table-cell office:value-type="float" office:value="53.7054732390006" calcext:value-type="float">
            <text:p>53.7054732390006</text:p>
          </table:table-cell>
          <table:table-cell office:value-type="float" office:value="160971" calcext:value-type="float">
            <text:p>160971</text:p>
          </table:table-cell>
          <table:table-cell office:value-type="float" office:value="161460" calcext:value-type="float">
            <text:p>161460</text:p>
          </table:table-cell>
          <table:table-cell office:value-type="float" office:value="0.0896083577147631" calcext:value-type="float">
            <text:p>0.0896083577147631</text:p>
          </table:table-cell>
        </table:table-row>
        <table:table-row table:style-name="ro1">
          <table:table-cell office:value-type="float" office:value="53.8553201350005" calcext:value-type="float">
            <text:p>53.8553201350005</text:p>
          </table:table-cell>
          <table:table-cell office:value-type="float" office:value="160443" calcext:value-type="float">
            <text:p>160443</text:p>
          </table:table-cell>
          <table:table-cell office:value-type="float" office:value="160971" calcext:value-type="float">
            <text:p>160971</text:p>
          </table:table-cell>
          <table:table-cell office:value-type="float" office:value="0.0895837778944055" calcext:value-type="float">
            <text:p>0.0895837778944055</text:p>
          </table:table-cell>
        </table:table-row>
        <table:table-row table:style-name="ro1">
          <table:table-cell office:value-type="float" office:value="54.0053851040011" calcext:value-type="float">
            <text:p>54.0053851040011</text:p>
          </table:table-cell>
          <table:table-cell office:value-type="float" office:value="159855" calcext:value-type="float">
            <text:p>159855</text:p>
          </table:table-cell>
          <table:table-cell office:value-type="float" office:value="160443" calcext:value-type="float">
            <text:p>160443</text:p>
          </table:table-cell>
          <table:table-cell office:value-type="float" office:value="0.0895641140381195" calcext:value-type="float">
            <text:p>0.0895641140381195</text:p>
          </table:table-cell>
        </table:table-row>
        <table:table-row table:style-name="ro1">
          <table:table-cell office:value-type="float" office:value="54.1507415550004" calcext:value-type="float">
            <text:p>54.1507415550004</text:p>
          </table:table-cell>
          <table:table-cell office:value-type="float" office:value="159237" calcext:value-type="float">
            <text:p>159237</text:p>
          </table:table-cell>
          <table:table-cell office:value-type="float" office:value="159855" calcext:value-type="float">
            <text:p>159855</text:p>
          </table:table-cell>
          <table:table-cell office:value-type="float" office:value="0.0895483829530907" calcext:value-type="float">
            <text:p>0.0895483829530907</text:p>
          </table:table-cell>
        </table:table-row>
        <table:table-row table:style-name="ro1">
          <table:table-cell office:value-type="float" office:value="54.2973937919996" calcext:value-type="float">
            <text:p>54.2973937919996</text:p>
          </table:table-cell>
          <table:table-cell office:value-type="float" office:value="158569" calcext:value-type="float">
            <text:p>158569</text:p>
          </table:table-cell>
          <table:table-cell office:value-type="float" office:value="159237" calcext:value-type="float">
            <text:p>159237</text:p>
          </table:table-cell>
          <table:table-cell office:value-type="float" office:value="0.0895357980850677" calcext:value-type="float">
            <text:p>0.0895357980850677</text:p>
          </table:table-cell>
        </table:table-row>
        <table:table-row table:style-name="ro1">
          <table:table-cell office:value-type="float" office:value="54.4474077800005" calcext:value-type="float">
            <text:p>54.4474077800005</text:p>
          </table:table-cell>
          <table:table-cell office:value-type="float" office:value="157850" calcext:value-type="float">
            <text:p>157850</text:p>
          </table:table-cell>
          <table:table-cell office:value-type="float" office:value="159237" calcext:value-type="float">
            <text:p>159237</text:p>
          </table:table-cell>
          <table:table-cell office:value-type="float" office:value="0.0895257301906492" calcext:value-type="float">
            <text:p>0.0895257301906492</text:p>
          </table:table-cell>
        </table:table-row>
        <table:table-row table:style-name="ro1">
          <table:table-cell office:value-type="float" office:value="54.5976973810011" calcext:value-type="float">
            <text:p>54.5976973810011</text:p>
          </table:table-cell>
          <table:table-cell office:value-type="float" office:value="157098" calcext:value-type="float">
            <text:p>157098</text:p>
          </table:table-cell>
          <table:table-cell office:value-type="float" office:value="159237" calcext:value-type="float">
            <text:p>159237</text:p>
          </table:table-cell>
          <table:table-cell office:value-type="float" office:value="0.0895176758751144" calcext:value-type="float">
            <text:p>0.0895176758751144</text:p>
          </table:table-cell>
        </table:table-row>
        <table:table-row table:style-name="ro1">
          <table:table-cell office:value-type="float" office:value="54.7629923450004" calcext:value-type="float">
            <text:p>54.7629923450004</text:p>
          </table:table-cell>
          <table:table-cell office:value-type="float" office:value="156246" calcext:value-type="float">
            <text:p>156246</text:p>
          </table:table-cell>
          <table:table-cell office:value-type="float" office:value="157098" calcext:value-type="float">
            <text:p>157098</text:p>
          </table:table-cell>
          <table:table-cell office:value-type="float" office:value="0.0894712835572344" calcext:value-type="float">
            <text:p>0.0894712835572344</text:p>
          </table:table-cell>
        </table:table-row>
        <table:table-row table:style-name="ro1">
          <table:table-cell office:value-type="float" office:value="54.9109557980009" calcext:value-type="float">
            <text:p>54.9109557980009</text:p>
          </table:table-cell>
          <table:table-cell office:value-type="float" office:value="155470" calcext:value-type="float">
            <text:p>155470</text:p>
          </table:table-cell>
          <table:table-cell office:value-type="float" office:value="157098" calcext:value-type="float">
            <text:p>157098</text:p>
          </table:table-cell>
          <table:table-cell office:value-type="float" office:value="0.0894341697029304" calcext:value-type="float">
            <text:p>0.0894341697029304</text:p>
          </table:table-cell>
        </table:table-row>
        <table:table-row table:style-name="ro1">
          <table:table-cell office:value-type="float" office:value="55.0625295950013" calcext:value-type="float">
            <text:p>55.0625295950013</text:p>
          </table:table-cell>
          <table:table-cell office:value-type="float" office:value="154669" calcext:value-type="float">
            <text:p>154669</text:p>
          </table:table-cell>
          <table:table-cell office:value-type="float" office:value="155470" calcext:value-type="float">
            <text:p>155470</text:p>
          </table:table-cell>
          <table:table-cell office:value-type="float" office:value="0.0894044786194872" calcext:value-type="float">
            <text:p>0.0894044786194872</text:p>
          </table:table-cell>
        </table:table-row>
        <table:table-row table:style-name="ro1">
          <table:table-cell office:value-type="float" office:value="55.2107692910013" calcext:value-type="float">
            <text:p>55.2107692910013</text:p>
          </table:table-cell>
          <table:table-cell office:value-type="float" office:value="153890" calcext:value-type="float">
            <text:p>153890</text:p>
          </table:table-cell>
          <table:table-cell office:value-type="float" office:value="154669" calcext:value-type="float">
            <text:p>154669</text:p>
          </table:table-cell>
          <table:table-cell office:value-type="float" office:value="0.0893807257527326" calcext:value-type="float">
            <text:p>0.0893807257527326</text:p>
          </table:table-cell>
        </table:table-row>
        <table:table-row table:style-name="ro1">
          <table:table-cell office:value-type="float" office:value="55.3557692980012" calcext:value-type="float">
            <text:p>55.3557692980012</text:p>
          </table:table-cell>
          <table:table-cell office:value-type="float" office:value="153138" calcext:value-type="float">
            <text:p>153138</text:p>
          </table:table-cell>
          <table:table-cell office:value-type="float" office:value="153890" calcext:value-type="float">
            <text:p>153890</text:p>
          </table:table-cell>
          <table:table-cell office:value-type="float" office:value="0.0893617234593289" calcext:value-type="float">
            <text:p>0.0893617234593289</text:p>
          </table:table-cell>
        </table:table-row>
        <table:table-row table:style-name="ro1">
          <table:table-cell office:value-type="float" office:value="55.5488610210014" calcext:value-type="float">
            <text:p>55.5488610210014</text:p>
          </table:table-cell>
          <table:table-cell office:value-type="float" office:value="152168" calcext:value-type="float">
            <text:p>152168</text:p>
          </table:table-cell>
          <table:table-cell office:value-type="float" office:value="153138" calcext:value-type="float">
            <text:p>153138</text:p>
          </table:table-cell>
          <table:table-cell office:value-type="float" office:value="0.089346521624606" calcext:value-type="float">
            <text:p>0.089346521624606</text:p>
          </table:table-cell>
        </table:table-row>
        <table:table-row table:style-name="ro1">
          <table:table-cell office:value-type="float" office:value="55.6947360780014" calcext:value-type="float">
            <text:p>55.6947360780014</text:p>
          </table:table-cell>
          <table:table-cell office:value-type="float" office:value="151466" calcext:value-type="float">
            <text:p>151466</text:p>
          </table:table-cell>
          <table:table-cell office:value-type="float" office:value="152168" calcext:value-type="float">
            <text:p>152168</text:p>
          </table:table-cell>
          <table:table-cell office:value-type="float" office:value="0.0893343601568277" calcext:value-type="float">
            <text:p>0.0893343601568277</text:p>
          </table:table-cell>
        </table:table-row>
        <table:table-row table:style-name="ro1">
          <table:table-cell office:value-type="float" office:value="55.8332755570009" calcext:value-type="float">
            <text:p>55.8332755570009</text:p>
          </table:table-cell>
          <table:table-cell office:value-type="float" office:value="150833" calcext:value-type="float">
            <text:p>150833</text:p>
          </table:table-cell>
          <table:table-cell office:value-type="float" office:value="151466" calcext:value-type="float">
            <text:p>151466</text:p>
          </table:table-cell>
          <table:table-cell office:value-type="float" office:value="0.089324630982605" calcext:value-type="float">
            <text:p>0.089324630982605</text:p>
          </table:table-cell>
        </table:table-row>
        <table:table-row table:style-name="ro1">
          <table:table-cell office:value-type="float" office:value="55.9714543800001" calcext:value-type="float">
            <text:p>55.9714543800001</text:p>
          </table:table-cell>
          <table:table-cell office:value-type="float" office:value="150239" calcext:value-type="float">
            <text:p>150239</text:p>
          </table:table-cell>
          <table:table-cell office:value-type="float" office:value="150833" calcext:value-type="float">
            <text:p>150833</text:p>
          </table:table-cell>
          <table:table-cell office:value-type="float" office:value="0.0893168476432268" calcext:value-type="float">
            <text:p>0.0893168476432268</text:p>
          </table:table-cell>
        </table:table-row>
        <table:table-row table:style-name="ro1">
          <table:table-cell office:value-type="float" office:value="56.1132625280006" calcext:value-type="float">
            <text:p>56.1132625280006</text:p>
          </table:table-cell>
          <table:table-cell office:value-type="float" office:value="149675" calcext:value-type="float">
            <text:p>149675</text:p>
          </table:table-cell>
          <table:table-cell office:value-type="float" office:value="150239" calcext:value-type="float">
            <text:p>150239</text:p>
          </table:table-cell>
          <table:table-cell office:value-type="float" office:value="0.0893106209717243" calcext:value-type="float">
            <text:p>0.0893106209717243</text:p>
          </table:table-cell>
        </table:table-row>
        <table:table-row table:style-name="ro1">
          <table:table-cell office:value-type="float" office:value="56.2474184020011" calcext:value-type="float">
            <text:p>56.2474184020011</text:p>
          </table:table-cell>
          <table:table-cell office:value-type="float" office:value="149187" calcext:value-type="float">
            <text:p>149187</text:p>
          </table:table-cell>
          <table:table-cell office:value-type="float" office:value="149675" calcext:value-type="float">
            <text:p>149675</text:p>
          </table:table-cell>
          <table:table-cell office:value-type="float" office:value="0.0892658687150187" calcext:value-type="float">
            <text:p>0.0892658687150187</text:p>
          </table:table-cell>
        </table:table-row>
        <table:table-row table:style-name="ro1">
          <table:table-cell office:value-type="float" office:value="56.3860632619999" calcext:value-type="float">
            <text:p>56.3860632619999</text:p>
          </table:table-cell>
          <table:table-cell office:value-type="float" office:value="148737" calcext:value-type="float">
            <text:p>148737</text:p>
          </table:table-cell>
          <table:table-cell office:value-type="float" office:value="149187" calcext:value-type="float">
            <text:p>149187</text:p>
          </table:table-cell>
          <table:table-cell office:value-type="float" office:value="0.0892300669096541" calcext:value-type="float">
            <text:p>0.0892300669096541</text:p>
          </table:table-cell>
        </table:table-row>
        <table:table-row table:style-name="ro1">
          <table:table-cell office:value-type="float" office:value="56.5250395250005" calcext:value-type="float">
            <text:p>56.5250395250005</text:p>
          </table:table-cell>
          <table:table-cell office:value-type="float" office:value="148343" calcext:value-type="float">
            <text:p>148343</text:p>
          </table:table-cell>
          <table:table-cell office:value-type="float" office:value="148737" calcext:value-type="float">
            <text:p>148737</text:p>
          </table:table-cell>
          <table:table-cell office:value-type="float" office:value="0.0892014254653625" calcext:value-type="float">
            <text:p>0.0892014254653625</text:p>
          </table:table-cell>
        </table:table-row>
        <table:table-row table:style-name="ro1">
          <table:table-cell office:value-type="float" office:value="56.6650372010008" calcext:value-type="float">
            <text:p>56.6650372010008</text:p>
          </table:table-cell>
          <table:table-cell office:value-type="float" office:value="148009" calcext:value-type="float">
            <text:p>148009</text:p>
          </table:table-cell>
          <table:table-cell office:value-type="float" office:value="148343" calcext:value-type="float">
            <text:p>148343</text:p>
          </table:table-cell>
          <table:table-cell office:value-type="float" office:value="0.0891785123099292" calcext:value-type="float">
            <text:p>0.0891785123099292</text:p>
          </table:table-cell>
        </table:table-row>
        <table:table-row table:style-name="ro1">
          <table:table-cell office:value-type="float" office:value="56.8074892559998" calcext:value-type="float">
            <text:p>56.8074892559998</text:p>
          </table:table-cell>
          <table:table-cell office:value-type="float" office:value="147739" calcext:value-type="float">
            <text:p>147739</text:p>
          </table:table-cell>
          <table:table-cell office:value-type="float" office:value="148343" calcext:value-type="float">
            <text:p>148343</text:p>
          </table:table-cell>
          <table:table-cell office:value-type="float" office:value="0.0891601817855826" calcext:value-type="float">
            <text:p>0.0891601817855826</text:p>
          </table:table-cell>
        </table:table-row>
        <table:table-row table:style-name="ro1">
          <table:table-cell office:value-type="float" office:value="56.9548306610013" calcext:value-type="float">
            <text:p>56.9548306610013</text:p>
          </table:table-cell>
          <table:table-cell office:value-type="float" office:value="147535" calcext:value-type="float">
            <text:p>147535</text:p>
          </table:table-cell>
          <table:table-cell office:value-type="float" office:value="147739" calcext:value-type="float">
            <text:p>147739</text:p>
          </table:table-cell>
          <table:table-cell office:value-type="float" office:value="0.0891455173661053" calcext:value-type="float">
            <text:p>0.0891455173661053</text:p>
          </table:table-cell>
        </table:table-row>
        <table:table-row table:style-name="ro1">
          <table:table-cell office:value-type="float" office:value="57.0997457070007" calcext:value-type="float">
            <text:p>57.0997457070007</text:p>
          </table:table-cell>
          <table:table-cell office:value-type="float" office:value="147414" calcext:value-type="float">
            <text:p>147414</text:p>
          </table:table-cell>
          <table:table-cell office:value-type="float" office:value="147535" calcext:value-type="float">
            <text:p>147535</text:p>
          </table:table-cell>
          <table:table-cell office:value-type="float" office:value="0.0891337858305234" calcext:value-type="float">
            <text:p>0.0891337858305234</text:p>
          </table:table-cell>
        </table:table-row>
        <table:table-row table:style-name="ro1">
          <table:table-cell office:value-type="float" office:value="57.2476410190011" calcext:value-type="float">
            <text:p>57.2476410190011</text:p>
          </table:table-cell>
          <table:table-cell office:value-type="float" office:value="147373" calcext:value-type="float">
            <text:p>147373</text:p>
          </table:table-cell>
          <table:table-cell office:value-type="float" office:value="147414" calcext:value-type="float">
            <text:p>147414</text:p>
          </table:table-cell>
          <table:table-cell office:value-type="float" office:value="0.0891244006020579" calcext:value-type="float">
            <text:p>0.0891244006020579</text:p>
          </table:table-cell>
        </table:table-row>
        <table:table-row table:style-name="ro1">
          <table:table-cell office:value-type="float" office:value="57.3897099900005" calcext:value-type="float">
            <text:p>57.3897099900005</text:p>
          </table:table-cell>
          <table:table-cell office:value-type="float" office:value="147413" calcext:value-type="float">
            <text:p>147413</text:p>
          </table:table-cell>
          <table:table-cell office:value-type="float" office:value="147373" calcext:value-type="float">
            <text:p>147373</text:p>
          </table:table-cell>
          <table:table-cell office:value-type="float" office:value="0.0891168924192856" calcext:value-type="float">
            <text:p>0.0891168924192856</text:p>
          </table:table-cell>
        </table:table-row>
        <table:table-row table:style-name="ro1">
          <table:table-cell office:value-type="float" office:value="57.5341117290009" calcext:value-type="float">
            <text:p>57.5341117290009</text:p>
          </table:table-cell>
          <table:table-cell office:value-type="float" office:value="147536" calcext:value-type="float">
            <text:p>147536</text:p>
          </table:table-cell>
          <table:table-cell office:value-type="float" office:value="147413" calcext:value-type="float">
            <text:p>147413</text:p>
          </table:table-cell>
          <table:table-cell office:value-type="float" office:value="0.0891108858730677" calcext:value-type="float">
            <text:p>0.0891108858730677</text:p>
          </table:table-cell>
        </table:table-row>
        <table:table-row table:style-name="ro1">
          <table:table-cell office:value-type="float" office:value="57.6819351300001" calcext:value-type="float">
            <text:p>57.6819351300001</text:p>
          </table:table-cell>
          <table:table-cell office:value-type="float" office:value="147747" calcext:value-type="float">
            <text:p>147747</text:p>
          </table:table-cell>
          <table:table-cell office:value-type="float" office:value="147536" calcext:value-type="float">
            <text:p>147536</text:p>
          </table:table-cell>
          <table:table-cell office:value-type="float" office:value="0.0891060806360933" calcext:value-type="float">
            <text:p>0.0891060806360933</text:p>
          </table:table-cell>
        </table:table-row>
        <table:table-row table:style-name="ro1">
          <table:table-cell office:value-type="float" office:value="57.8282518830001" calcext:value-type="float">
            <text:p>57.8282518830001</text:p>
          </table:table-cell>
          <table:table-cell office:value-type="float" office:value="148040" calcext:value-type="float">
            <text:p>148040</text:p>
          </table:table-cell>
          <table:table-cell office:value-type="float" office:value="147747" calcext:value-type="float">
            <text:p>147747</text:p>
          </table:table-cell>
          <table:table-cell office:value-type="float" office:value="0.0891022364465139" calcext:value-type="float">
            <text:p>0.0891022364465139</text:p>
          </table:table-cell>
        </table:table-row>
        <table:table-row table:style-name="ro1">
          <table:table-cell office:value-type="float" office:value="57.9748917790002" calcext:value-type="float">
            <text:p>57.9748917790002</text:p>
          </table:table-cell>
          <table:table-cell office:value-type="float" office:value="148416" calcext:value-type="float">
            <text:p>148416</text:p>
          </table:table-cell>
          <table:table-cell office:value-type="float" office:value="148040" calcext:value-type="float">
            <text:p>148040</text:p>
          </table:table-cell>
          <table:table-cell office:value-type="float" office:value="0.0890991610948503" calcext:value-type="float">
            <text:p>0.0890991610948503</text:p>
          </table:table-cell>
        </table:table-row>
        <table:table-row table:style-name="ro1">
          <table:table-cell office:value-type="float" office:value="58.1207897160002" calcext:value-type="float">
            <text:p>58.1207897160002</text:p>
          </table:table-cell>
          <table:table-cell office:value-type="float" office:value="148871" calcext:value-type="float">
            <text:p>148871</text:p>
          </table:table-cell>
          <table:table-cell office:value-type="float" office:value="148416" calcext:value-type="float">
            <text:p>148416</text:p>
          </table:table-cell>
          <table:table-cell office:value-type="float" office:value="0.0890967008135194" calcext:value-type="float">
            <text:p>0.0890967008135194</text:p>
          </table:table-cell>
        </table:table-row>
        <table:table-row table:style-name="ro1">
          <table:table-cell office:value-type="float" office:value="58.2616429620011" calcext:value-type="float">
            <text:p>58.2616429620011</text:p>
          </table:table-cell>
          <table:table-cell office:value-type="float" office:value="149385" calcext:value-type="float">
            <text:p>149385</text:p>
          </table:table-cell>
          <table:table-cell office:value-type="float" office:value="148871" calcext:value-type="float">
            <text:p>148871</text:p>
          </table:table-cell>
          <table:table-cell office:value-type="float" office:value="0.0934995828730378" calcext:value-type="float">
            <text:p>0.0934995828730378</text:p>
          </table:table-cell>
        </table:table-row>
        <table:table-row table:style-name="ro1">
          <table:table-cell office:value-type="float" office:value="58.3989755450002" calcext:value-type="float">
            <text:p>58.3989755450002</text:p>
          </table:table-cell>
          <table:table-cell office:value-type="float" office:value="149952" calcext:value-type="float">
            <text:p>149952</text:p>
          </table:table-cell>
          <table:table-cell office:value-type="float" office:value="149385" calcext:value-type="float">
            <text:p>149385</text:p>
          </table:table-cell>
          <table:table-cell office:value-type="float" office:value="0.0970218885206525" calcext:value-type="float">
            <text:p>0.0970218885206525</text:p>
          </table:table-cell>
        </table:table-row>
        <table:table-row table:style-name="ro1">
          <table:table-cell office:value-type="float" office:value="58.5519766289999" calcext:value-type="float">
            <text:p>58.5519766289999</text:p>
          </table:table-cell>
          <table:table-cell office:value-type="float" office:value="150658" calcext:value-type="float">
            <text:p>150658</text:p>
          </table:table-cell>
          <table:table-cell office:value-type="float" office:value="149952" calcext:value-type="float">
            <text:p>149952</text:p>
          </table:table-cell>
          <table:table-cell office:value-type="float" office:value="0.0998397330387442" calcext:value-type="float">
            <text:p>0.0998397330387442</text:p>
          </table:table-cell>
        </table:table-row>
        <table:table-row table:style-name="ro1">
          <table:table-cell office:value-type="float" office:value="58.6697550540011" calcext:value-type="float">
            <text:p>58.6697550540011</text:p>
          </table:table-cell>
          <table:table-cell office:value-type="float" office:value="151251" calcext:value-type="float">
            <text:p>151251</text:p>
          </table:table-cell>
          <table:table-cell office:value-type="float" office:value="150658" calcext:value-type="float">
            <text:p>150658</text:p>
          </table:table-cell>
          <table:table-cell office:value-type="float" office:value="0.0976891583686346" calcext:value-type="float">
            <text:p>0.0976891583686346</text:p>
          </table:table-cell>
        </table:table-row>
        <table:table-row table:style-name="ro1">
          <table:table-cell office:value-type="float" office:value="58.8085599950009" calcext:value-type="float">
            <text:p>58.8085599950009</text:p>
          </table:table-cell>
          <table:table-cell office:value-type="float" office:value="152002" calcext:value-type="float">
            <text:p>152002</text:p>
          </table:table-cell>
          <table:table-cell office:value-type="float" office:value="151251" calcext:value-type="float">
            <text:p>151251</text:p>
          </table:table-cell>
          <table:table-cell office:value-type="float" office:value="0.0959686986325469" calcext:value-type="float">
            <text:p>0.0959686986325469</text:p>
          </table:table-cell>
        </table:table-row>
        <table:table-row table:style-name="ro1">
          <table:table-cell office:value-type="float" office:value="58.9454087120012" calcext:value-type="float">
            <text:p>58.9454087120012</text:p>
          </table:table-cell>
          <table:table-cell office:value-type="float" office:value="152793" calcext:value-type="float">
            <text:p>152793</text:p>
          </table:table-cell>
          <table:table-cell office:value-type="float" office:value="152002" calcext:value-type="float">
            <text:p>152002</text:p>
          </table:table-cell>
          <table:table-cell office:value-type="float" office:value="0.0945923308436767" calcext:value-type="float">
            <text:p>0.0945923308436767</text:p>
          </table:table-cell>
        </table:table-row>
        <table:table-row table:style-name="ro1">
          <table:table-cell office:value-type="float" office:value="59.0830521090011" calcext:value-type="float">
            <text:p>59.0830521090011</text:p>
          </table:table-cell>
          <table:table-cell office:value-type="float" office:value="153635" calcext:value-type="float">
            <text:p>153635</text:p>
          </table:table-cell>
          <table:table-cell office:value-type="float" office:value="152793" calcext:value-type="float">
            <text:p>152793</text:p>
          </table:table-cell>
          <table:table-cell office:value-type="float" office:value="0.0934912366125806" calcext:value-type="float">
            <text:p>0.0934912366125806</text:p>
          </table:table-cell>
        </table:table-row>
        <table:table-row table:style-name="ro1">
          <table:table-cell office:value-type="float" office:value="59.2181325150013" calcext:value-type="float">
            <text:p>59.2181325150013</text:p>
          </table:table-cell>
          <table:table-cell office:value-type="float" office:value="154500" calcext:value-type="float">
            <text:p>154500</text:p>
          </table:table-cell>
          <table:table-cell office:value-type="float" office:value="153635" calcext:value-type="float">
            <text:p>153635</text:p>
          </table:table-cell>
          <table:table-cell office:value-type="float" office:value="0.0926103612277037" calcext:value-type="float">
            <text:p>0.0926103612277037</text:p>
          </table:table-cell>
        </table:table-row>
        <table:table-row table:style-name="ro1">
          <table:table-cell office:value-type="float" office:value="59.3583805430008" calcext:value-type="float">
            <text:p>59.3583805430008</text:p>
          </table:table-cell>
          <table:table-cell office:value-type="float" office:value="155435" calcext:value-type="float">
            <text:p>155435</text:p>
          </table:table-cell>
          <table:table-cell office:value-type="float" office:value="154500" calcext:value-type="float">
            <text:p>154500</text:p>
          </table:table-cell>
          <table:table-cell office:value-type="float" office:value="0.0919056609198021" calcext:value-type="float">
            <text:p>0.0919056609198021</text:p>
          </table:table-cell>
        </table:table-row>
        <table:table-row table:style-name="ro1">
          <table:table-cell office:value-type="float" office:value="59.5052239020006" calcext:value-type="float">
            <text:p>59.5052239020006</text:p>
          </table:table-cell>
          <table:table-cell office:value-type="float" office:value="156446" calcext:value-type="float">
            <text:p>156446</text:p>
          </table:table-cell>
          <table:table-cell office:value-type="float" office:value="155435" calcext:value-type="float">
            <text:p>155435</text:p>
          </table:table-cell>
          <table:table-cell office:value-type="float" office:value="0.0913419006734809" calcext:value-type="float">
            <text:p>0.0913419006734809</text:p>
          </table:table-cell>
        </table:table-row>
        <table:table-row table:style-name="ro1">
          <table:table-cell office:value-type="float" office:value="59.6523307740008" calcext:value-type="float">
            <text:p>59.6523307740008</text:p>
          </table:table-cell>
          <table:table-cell office:value-type="float" office:value="157485" calcext:value-type="float">
            <text:p>157485</text:p>
          </table:table-cell>
          <table:table-cell office:value-type="float" office:value="156446" calcext:value-type="float">
            <text:p>156446</text:p>
          </table:table-cell>
          <table:table-cell office:value-type="float" office:value="0.0908908924764239" calcext:value-type="float">
            <text:p>0.0908908924764239</text:p>
          </table:table-cell>
        </table:table-row>
        <table:table-row table:style-name="ro1">
          <table:table-cell office:value-type="float" office:value="59.7917346120012" calcext:value-type="float">
            <text:p>59.7917346120012</text:p>
          </table:table-cell>
          <table:table-cell office:value-type="float" office:value="158486" calcext:value-type="float">
            <text:p>158486</text:p>
          </table:table-cell>
          <table:table-cell office:value-type="float" office:value="157485" calcext:value-type="float">
            <text:p>157485</text:p>
          </table:table-cell>
          <table:table-cell office:value-type="float" office:value="0.0905300859187783" calcext:value-type="float">
            <text:p>0.0905300859187783</text:p>
          </table:table-cell>
        </table:table-row>
        <table:table-row table:style-name="ro1">
          <table:table-cell office:value-type="float" office:value="59.9345770020009" calcext:value-type="float">
            <text:p>59.9345770020009</text:p>
          </table:table-cell>
          <table:table-cell office:value-type="float" office:value="159523" calcext:value-type="float">
            <text:p>159523</text:p>
          </table:table-cell>
          <table:table-cell office:value-type="float" office:value="158486" calcext:value-type="float">
            <text:p>158486</text:p>
          </table:table-cell>
          <table:table-cell office:value-type="float" office:value="0.0902414406726619" calcext:value-type="float">
            <text:p>0.0902414406726619</text:p>
          </table:table-cell>
        </table:table-row>
        <table:table-row table:style-name="ro1">
          <table:table-cell office:value-type="float" office:value="60.0744237649997" calcext:value-type="float">
            <text:p>60.0744237649997</text:p>
          </table:table-cell>
          <table:table-cell office:value-type="float" office:value="160541" calcext:value-type="float">
            <text:p>160541</text:p>
          </table:table-cell>
          <table:table-cell office:value-type="float" office:value="159523" calcext:value-type="float">
            <text:p>159523</text:p>
          </table:table-cell>
          <table:table-cell office:value-type="float" office:value="0.0900105244757687" calcext:value-type="float">
            <text:p>0.0900105244757687</text:p>
          </table:table-cell>
        </table:table-row>
        <table:table-row table:style-name="ro1">
          <table:table-cell office:value-type="float" office:value="60.2143104290008" calcext:value-type="float">
            <text:p>60.21431042900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160541" calcext:value-type="float">
            <text:p>160541</text:p>
          </table:table-cell>
          <table:table-cell office:value-type="float" office:value="0.0898257915182542" calcext:value-type="float">
            <text:p>0.0898257915182542</text:p>
          </table:table-cell>
        </table:table-row>
        <table:table-row table:style-name="ro1">
          <table:table-cell office:value-type="float" office:value="60.3574205630011" calcext:value-type="float">
            <text:p>60.3574205630011</text:p>
          </table:table-cell>
          <table:table-cell office:value-type="float" office:value="162584" calcext:value-type="float">
            <text:p>162584</text:p>
          </table:table-cell>
          <table:table-cell office:value-type="float" office:value="161556" calcext:value-type="float">
            <text:p>161556</text:p>
          </table:table-cell>
          <table:table-cell office:value-type="float" office:value="0.0896780051522425" calcext:value-type="float">
            <text:p>0.0896780051522425</text:p>
          </table:table-cell>
        </table:table-row>
        <table:table-row table:style-name="ro1">
          <table:table-cell office:value-type="float" office:value="60.4957698480011" calcext:value-type="float">
            <text:p>60.4957698480011</text:p>
          </table:table-cell>
          <table:table-cell office:value-type="float" office:value="163560" calcext:value-type="float">
            <text:p>163560</text:p>
          </table:table-cell>
          <table:table-cell office:value-type="float" office:value="162584" calcext:value-type="float">
            <text:p>162584</text:p>
          </table:table-cell>
          <table:table-cell office:value-type="float" office:value="0.0895597760594332" calcext:value-type="float">
            <text:p>0.0895597760594332</text:p>
          </table:table-cell>
        </table:table-row>
        <table:table-row table:style-name="ro1">
          <table:table-cell office:value-type="float" office:value="60.6388929010009" calcext:value-type="float">
            <text:p>60.6388929010009</text:p>
          </table:table-cell>
          <table:table-cell office:value-type="float" office:value="164546" calcext:value-type="float">
            <text:p>164546</text:p>
          </table:table-cell>
          <table:table-cell office:value-type="float" office:value="163560" calcext:value-type="float">
            <text:p>163560</text:p>
          </table:table-cell>
          <table:table-cell office:value-type="float" office:value="0.0895049637046895" calcext:value-type="float">
            <text:p>0.0895049637046895</text:p>
          </table:table-cell>
        </table:table-row>
        <table:table-row table:style-name="ro1">
          <table:table-cell office:value-type="float" office:value="60.7843862730006" calcext:value-type="float">
            <text:p>60.7843862730006</text:p>
          </table:table-cell>
          <table:table-cell office:value-type="float" office:value="165515" calcext:value-type="float">
            <text:p>165515</text:p>
          </table:table-cell>
          <table:table-cell office:value-type="float" office:value="164546" calcext:value-type="float">
            <text:p>164546</text:p>
          </table:table-cell>
          <table:table-cell office:value-type="float" office:value="0.0894213429013908" calcext:value-type="float">
            <text:p>0.0894213429013908</text:p>
          </table:table-cell>
        </table:table-row>
        <table:table-row table:style-name="ro1">
          <table:table-cell office:value-type="float" office:value="60.9316024670006" calcext:value-type="float">
            <text:p>60.9316024670006</text:p>
          </table:table-cell>
          <table:table-cell office:value-type="float" office:value="166456" calcext:value-type="float">
            <text:p>166456</text:p>
          </table:table-cell>
          <table:table-cell office:value-type="float" office:value="165515" calcext:value-type="float">
            <text:p>165515</text:p>
          </table:table-cell>
          <table:table-cell office:value-type="float" office:value="0.0893544462587518" calcext:value-type="float">
            <text:p>0.0893544462587518</text:p>
          </table:table-cell>
        </table:table-row>
        <table:table-row table:style-name="ro1">
          <table:table-cell office:value-type="float" office:value="61.0779069790005" calcext:value-type="float">
            <text:p>61.0779069790005</text:p>
          </table:table-cell>
          <table:table-cell office:value-type="float" office:value="167344" calcext:value-type="float">
            <text:p>167344</text:p>
          </table:table-cell>
          <table:table-cell office:value-type="float" office:value="166456" calcext:value-type="float">
            <text:p>166456</text:p>
          </table:table-cell>
          <table:table-cell office:value-type="float" office:value="0.0893009289446407" calcext:value-type="float">
            <text:p>0.0893009289446407</text:p>
          </table:table-cell>
        </table:table-row>
        <table:table-row table:style-name="ro1">
          <table:table-cell office:value-type="float" office:value="61.2254131350001" calcext:value-type="float">
            <text:p>61.2254131350001</text:p>
          </table:table-cell>
          <table:table-cell office:value-type="float" office:value="168186" calcext:value-type="float">
            <text:p>168186</text:p>
          </table:table-cell>
          <table:table-cell office:value-type="float" office:value="167344" calcext:value-type="float">
            <text:p>167344</text:p>
          </table:table-cell>
          <table:table-cell office:value-type="float" office:value="0.0936629653779348" calcext:value-type="float">
            <text:p>0.0936629653779348</text:p>
          </table:table-cell>
        </table:table-row>
        <table:table-row table:style-name="ro1">
          <table:table-cell office:value-type="float" office:value="61.3654471410009" calcext:value-type="float">
            <text:p>61.3654471410009</text:p>
          </table:table-cell>
          <table:table-cell office:value-type="float" office:value="168930" calcext:value-type="float">
            <text:p>168930</text:p>
          </table:table-cell>
          <table:table-cell office:value-type="float" office:value="168186" calcext:value-type="float">
            <text:p>168186</text:p>
          </table:table-cell>
          <table:table-cell office:value-type="float" office:value="0.092747744239987" calcext:value-type="float">
            <text:p>0.092747744239987</text:p>
          </table:table-cell>
        </table:table-row>
        <table:table-row table:style-name="ro1">
          <table:table-cell office:value-type="float" office:value="61.5099373410012" calcext:value-type="float">
            <text:p>61.5099373410012</text:p>
          </table:table-cell>
          <table:table-cell office:value-type="float" office:value="169636" calcext:value-type="float">
            <text:p>169636</text:p>
          </table:table-cell>
          <table:table-cell office:value-type="float" office:value="168930" calcext:value-type="float">
            <text:p>168930</text:p>
          </table:table-cell>
          <table:table-cell office:value-type="float" office:value="0.0964204176142118" calcext:value-type="float">
            <text:p>0.0964204176142118</text:p>
          </table:table-cell>
        </table:table-row>
        <table:table-row table:style-name="ro1">
          <table:table-cell office:value-type="float" office:value="61.6314924510007" calcext:value-type="float">
            <text:p>61.6314924510007</text:p>
          </table:table-cell>
          <table:table-cell office:value-type="float" office:value="170179" calcext:value-type="float">
            <text:p>170179</text:p>
          </table:table-cell>
          <table:table-cell office:value-type="float" office:value="169636" calcext:value-type="float">
            <text:p>169636</text:p>
          </table:table-cell>
          <table:table-cell office:value-type="float" office:value="0.0949537060290087" calcext:value-type="float">
            <text:p>0.0949537060290087</text:p>
          </table:table-cell>
        </table:table-row>
        <table:table-row table:style-name="ro1">
          <table:table-cell office:value-type="float" office:value="61.7344152750011" calcext:value-type="float">
            <text:p>61.7344152750011</text:p>
          </table:table-cell>
          <table:table-cell office:value-type="float" office:value="170599" calcext:value-type="float">
            <text:p>170599</text:p>
          </table:table-cell>
          <table:table-cell office:value-type="float" office:value="170179" calcext:value-type="float">
            <text:p>170179</text:p>
          </table:table-cell>
          <table:table-cell office:value-type="float" office:value="0.0937803367608462" calcext:value-type="float">
            <text:p>0.0937803367608462</text:p>
          </table:table-cell>
        </table:table-row>
        <table:table-row table:style-name="ro1">
          <table:table-cell office:value-type="float" office:value="61.893735525" calcext:value-type="float">
            <text:p>61.893735525</text:p>
          </table:table-cell>
          <table:table-cell office:value-type="float" office:value="171176" calcext:value-type="float">
            <text:p>171176</text:p>
          </table:table-cell>
          <table:table-cell office:value-type="float" office:value="170599" calcext:value-type="float">
            <text:p>170599</text:p>
          </table:table-cell>
          <table:table-cell office:value-type="float" office:value="0.0928416413463161" calcext:value-type="float">
            <text:p>0.0928416413463161</text:p>
          </table:table-cell>
        </table:table-row>
        <table:table-row table:style-name="ro1">
          <table:table-cell office:value-type="float" office:value="62.0368466680011" calcext:value-type="float">
            <text:p>62.0368466680011</text:p>
          </table:table-cell>
          <table:table-cell office:value-type="float" office:value="171616" calcext:value-type="float">
            <text:p>171616</text:p>
          </table:table-cell>
          <table:table-cell office:value-type="float" office:value="171176" calcext:value-type="float">
            <text:p>171176</text:p>
          </table:table-cell>
          <table:table-cell office:value-type="float" office:value="0.0920906850146921" calcext:value-type="float">
            <text:p>0.0920906850146921</text:p>
          </table:table-cell>
        </table:table-row>
        <table:table-row table:style-name="ro1">
          <table:table-cell office:value-type="float" office:value="62.176892214" calcext:value-type="float">
            <text:p>62.176892214</text:p>
          </table:table-cell>
          <table:table-cell office:value-type="float" office:value="171971" calcext:value-type="float">
            <text:p>171971</text:p>
          </table:table-cell>
          <table:table-cell office:value-type="float" office:value="171616" calcext:value-type="float">
            <text:p>171616</text:p>
          </table:table-cell>
          <table:table-cell office:value-type="float" office:value="0.0914899199493929" calcext:value-type="float">
            <text:p>0.0914899199493929</text:p>
          </table:table-cell>
        </table:table-row>
        <table:table-row table:style-name="ro1">
          <table:table-cell office:value-type="float" office:value="62.3225411880012" calcext:value-type="float">
            <text:p>62.3225411880012</text:p>
          </table:table-cell>
          <table:table-cell office:value-type="float" office:value="172260" calcext:value-type="float">
            <text:p>172260</text:p>
          </table:table-cell>
          <table:table-cell office:value-type="float" office:value="171971" calcext:value-type="float">
            <text:p>171971</text:p>
          </table:table-cell>
          <table:table-cell office:value-type="float" office:value="0.0910093078971535" calcext:value-type="float">
            <text:p>0.0910093078971535</text:p>
          </table:table-cell>
        </table:table-row>
        <table:table-row table:style-name="ro1">
          <table:table-cell office:value-type="float" office:value="62.4635701460011" calcext:value-type="float">
            <text:p>62.4635701460011</text:p>
          </table:table-cell>
          <table:table-cell office:value-type="float" office:value="172460" calcext:value-type="float">
            <text:p>172460</text:p>
          </table:table-cell>
          <table:table-cell office:value-type="float" office:value="172260" calcext:value-type="float">
            <text:p>172260</text:p>
          </table:table-cell>
          <table:table-cell office:value-type="float" office:value="0.090624818255362" calcext:value-type="float">
            <text:p>0.090624818255362</text:p>
          </table:table-cell>
        </table:table-row>
        <table:table-row table:style-name="ro1">
          <table:table-cell office:value-type="float" office:value="62.6161159040003" calcext:value-type="float">
            <text:p>62.6161159040003</text:p>
          </table:table-cell>
          <table:table-cell office:value-type="float" office:value="172589" calcext:value-type="float">
            <text:p>172589</text:p>
          </table:table-cell>
          <table:table-cell office:value-type="float" office:value="172460" calcext:value-type="float">
            <text:p>172460</text:p>
          </table:table-cell>
          <table:table-cell office:value-type="float" office:value="0.0903172265419288" calcext:value-type="float">
            <text:p>0.0903172265419288</text:p>
          </table:table-cell>
        </table:table-row>
        <table:table-row table:style-name="ro1">
          <table:table-cell office:value-type="float" office:value="62.7782850889998" calcext:value-type="float">
            <text:p>62.7782850889998</text:p>
          </table:table-cell>
          <table:table-cell office:value-type="float" office:value="172625" calcext:value-type="float">
            <text:p>172625</text:p>
          </table:table-cell>
          <table:table-cell office:value-type="float" office:value="172589" calcext:value-type="float">
            <text:p>172589</text:p>
          </table:table-cell>
          <table:table-cell office:value-type="float" office:value="0.0900315590113209" calcext:value-type="float">
            <text:p>0.0900315590113209</text:p>
          </table:table-cell>
        </table:table-row>
        <table:table-row table:style-name="ro1">
          <table:table-cell office:value-type="float" office:value="62.9352543210007" calcext:value-type="float">
            <text:p>62.9352543210007</text:p>
          </table:table-cell>
          <table:table-cell office:value-type="float" office:value="172563" calcext:value-type="float">
            <text:p>172563</text:p>
          </table:table-cell>
          <table:table-cell office:value-type="float" office:value="172589" calcext:value-type="float">
            <text:p>172589</text:p>
          </table:table-cell>
          <table:table-cell office:value-type="float" office:value="0.0898030249868345" calcext:value-type="float">
            <text:p>0.0898030249868345</text:p>
          </table:table-cell>
        </table:table-row>
        <table:table-row table:style-name="ro1">
          <table:table-cell office:value-type="float" office:value="63.0888411510005" calcext:value-type="float">
            <text:p>63.0888411510005</text:p>
          </table:table-cell>
          <table:table-cell office:value-type="float" office:value="172412" calcext:value-type="float">
            <text:p>172412</text:p>
          </table:table-cell>
          <table:table-cell office:value-type="float" office:value="172563" calcext:value-type="float">
            <text:p>172563</text:p>
          </table:table-cell>
          <table:table-cell office:value-type="float" office:value="0.0896201977672454" calcext:value-type="float">
            <text:p>0.0896201977672454</text:p>
          </table:table-cell>
        </table:table-row>
        <table:table-row table:style-name="ro1">
          <table:table-cell office:value-type="float" office:value="63.2449346920002" calcext:value-type="float">
            <text:p>63.2449346920002</text:p>
          </table:table-cell>
          <table:table-cell office:value-type="float" office:value="172169" calcext:value-type="float">
            <text:p>172169</text:p>
          </table:table-cell>
          <table:table-cell office:value-type="float" office:value="172412" calcext:value-type="float">
            <text:p>172412</text:p>
          </table:table-cell>
          <table:table-cell office:value-type="float" office:value="0.0894739359915741" calcext:value-type="float">
            <text:p>0.0894739359915741</text:p>
          </table:table-cell>
        </table:table-row>
        <table:table-row table:style-name="ro1">
          <table:table-cell office:value-type="float" office:value="63.4012760660007" calcext:value-type="float">
            <text:p>63.4012760660007</text:p>
          </table:table-cell>
          <table:table-cell office:value-type="float" office:value="171840" calcext:value-type="float">
            <text:p>171840</text:p>
          </table:table-cell>
          <table:table-cell office:value-type="float" office:value="172169" calcext:value-type="float">
            <text:p>172169</text:p>
          </table:table-cell>
          <table:table-cell office:value-type="float" office:value="0.089356926571037" calcext:value-type="float">
            <text:p>0.089356926571037</text:p>
          </table:table-cell>
        </table:table-row>
        <table:table-row table:style-name="ro1">
          <table:table-cell office:value-type="float" office:value="63.5598798980009" calcext:value-type="float">
            <text:p>63.5598798980009</text:p>
          </table:table-cell>
          <table:table-cell office:value-type="float" office:value="171423" calcext:value-type="float">
            <text:p>171423</text:p>
          </table:table-cell>
          <table:table-cell office:value-type="float" office:value="171840" calcext:value-type="float">
            <text:p>171840</text:p>
          </table:table-cell>
          <table:table-cell office:value-type="float" office:value="0.0892633190346074" calcext:value-type="float">
            <text:p>0.0892633190346074</text:p>
          </table:table-cell>
        </table:table-row>
        <table:table-row table:style-name="ro1">
          <table:table-cell office:value-type="float" office:value="63.7274666789999" calcext:value-type="float">
            <text:p>63.7274666789999</text:p>
          </table:table-cell>
          <table:table-cell office:value-type="float" office:value="170897" calcext:value-type="float">
            <text:p>170897</text:p>
          </table:table-cell>
          <table:table-cell office:value-type="float" office:value="171423" calcext:value-type="float">
            <text:p>171423</text:p>
          </table:table-cell>
          <table:table-cell office:value-type="float" office:value="0.0891884330054637" calcext:value-type="float">
            <text:p>0.0891884330054637</text:p>
          </table:table-cell>
        </table:table-row>
        <table:table-row table:style-name="ro1">
          <table:table-cell office:value-type="float" office:value="63.8877248099998" calcext:value-type="float">
            <text:p>63.8877248099998</text:p>
          </table:table-cell>
          <table:table-cell office:value-type="float" office:value="170321" calcext:value-type="float">
            <text:p>170321</text:p>
          </table:table-cell>
          <table:table-cell office:value-type="float" office:value="170897" calcext:value-type="float">
            <text:p>170897</text:p>
          </table:table-cell>
          <table:table-cell office:value-type="float" office:value="0.0891285241821488" calcext:value-type="float">
            <text:p>0.0891285241821488</text:p>
          </table:table-cell>
        </table:table-row>
        <table:table-row table:style-name="ro1">
          <table:table-cell office:value-type="float" office:value="64.0423136930003" calcext:value-type="float">
            <text:p>64.0423136930003</text:p>
          </table:table-cell>
          <table:table-cell office:value-type="float" office:value="169703" calcext:value-type="float">
            <text:p>169703</text:p>
          </table:table-cell>
          <table:table-cell office:value-type="float" office:value="170321" calcext:value-type="float">
            <text:p>170321</text:p>
          </table:table-cell>
          <table:table-cell office:value-type="float" office:value="0.0890805971234968" calcext:value-type="float">
            <text:p>0.0890805971234968</text:p>
          </table:table-cell>
        </table:table-row>
        <table:table-row table:style-name="ro1">
          <table:table-cell office:value-type="float" office:value="64.1989869710014" calcext:value-type="float">
            <text:p>64.1989869710014</text:p>
          </table:table-cell>
          <table:table-cell office:value-type="float" office:value="169022" calcext:value-type="float">
            <text:p>169022</text:p>
          </table:table-cell>
          <table:table-cell office:value-type="float" office:value="169703" calcext:value-type="float">
            <text:p>169703</text:p>
          </table:table-cell>
          <table:table-cell office:value-type="float" office:value="0.0934866999210197" calcext:value-type="float">
            <text:p>0.0934866999210197</text:p>
          </table:table-cell>
        </table:table-row>
        <table:table-row table:style-name="ro1">
          <table:table-cell office:value-type="float" office:value="64.3529084250004" calcext:value-type="float">
            <text:p>64.3529084250004</text:p>
          </table:table-cell>
          <table:table-cell office:value-type="float" office:value="168307" calcext:value-type="float">
            <text:p>168307</text:p>
          </table:table-cell>
          <table:table-cell office:value-type="float" office:value="169022" calcext:value-type="float">
            <text:p>169022</text:p>
          </table:table-cell>
          <table:table-cell office:value-type="float" office:value="0.0925671377145935" calcext:value-type="float">
            <text:p>0.0925671377145935</text:p>
          </table:table-cell>
        </table:table-row>
        <table:table-row table:style-name="ro1">
          <table:table-cell office:value-type="float" office:value="64.5226779730001" calcext:value-type="float">
            <text:p>64.5226779730001</text:p>
          </table:table-cell>
          <table:table-cell office:value-type="float" office:value="167477" calcext:value-type="float">
            <text:p>167477</text:p>
          </table:table-cell>
          <table:table-cell office:value-type="float" office:value="168307" calcext:value-type="float">
            <text:p>168307</text:p>
          </table:table-cell>
          <table:table-cell office:value-type="float" office:value="0.0962759323938971" calcext:value-type="float">
            <text:p>0.0962759323938971</text:p>
          </table:table-cell>
        </table:table-row>
        <table:table-row table:style-name="ro1">
          <table:table-cell office:value-type="float" office:value="64.6534144850011" calcext:value-type="float">
            <text:p>64.6534144850011</text:p>
          </table:table-cell>
          <table:table-cell office:value-type="float" office:value="166813" calcext:value-type="float">
            <text:p>166813</text:p>
          </table:table-cell>
          <table:table-cell office:value-type="float" office:value="167477" calcext:value-type="float">
            <text:p>167477</text:p>
          </table:table-cell>
          <table:table-cell office:value-type="float" office:value="0.0992429681373399" calcext:value-type="float">
            <text:p>0.0992429681373399</text:p>
          </table:table-cell>
        </table:table-row>
        <table:table-row table:style-name="ro1">
          <table:table-cell office:value-type="float" office:value="64.7556049390005" calcext:value-type="float">
            <text:p>64.7556049390005</text:p>
          </table:table-cell>
          <table:table-cell office:value-type="float" office:value="166285" calcext:value-type="float">
            <text:p>166285</text:p>
          </table:table-cell>
          <table:table-cell office:value-type="float" office:value="166813" calcext:value-type="float">
            <text:p>166813</text:p>
          </table:table-cell>
          <table:table-cell office:value-type="float" office:value="0.0972117464475111" calcext:value-type="float">
            <text:p>0.0972117464475111</text:p>
          </table:table-cell>
        </table:table-row>
        <table:table-row table:style-name="ro1">
          <table:table-cell office:value-type="float" office:value="64.910459865001" calcext:value-type="float">
            <text:p>64.910459865001</text:p>
          </table:table-cell>
          <table:table-cell office:value-type="float" office:value="165472" calcext:value-type="float">
            <text:p>165472</text:p>
          </table:table-cell>
          <table:table-cell office:value-type="float" office:value="166285" calcext:value-type="float">
            <text:p>166285</text:p>
          </table:table-cell>
          <table:table-cell office:value-type="float" office:value="0.0999916193802311" calcext:value-type="float">
            <text:p>0.0999916193802311</text:p>
          </table:table-cell>
        </table:table-row>
        <table:table-row table:style-name="ro1">
          <table:table-cell office:value-type="float" office:value="65.0719682620002" calcext:value-type="float">
            <text:p>65.0719682620002</text:p>
          </table:table-cell>
          <table:table-cell office:value-type="float" office:value="164619" calcext:value-type="float">
            <text:p>164619</text:p>
          </table:table-cell>
          <table:table-cell office:value-type="float" office:value="165472" calcext:value-type="float">
            <text:p>165472</text:p>
          </table:table-cell>
          <table:table-cell office:value-type="float" office:value="0.102215517726407" calcext:value-type="float">
            <text:p>0.102215517726407</text:p>
          </table:table-cell>
        </table:table-row>
        <table:table-row table:style-name="ro1">
          <table:table-cell office:value-type="float" office:value="65.2315980960011" calcext:value-type="float">
            <text:p>65.2315980960011</text:p>
          </table:table-cell>
          <table:table-cell office:value-type="float" office:value="163781" calcext:value-type="float">
            <text:p>163781</text:p>
          </table:table-cell>
          <table:table-cell office:value-type="float" office:value="164619" calcext:value-type="float">
            <text:p>164619</text:p>
          </table:table-cell>
          <table:table-cell office:value-type="float" office:value="0.103994636403348" calcext:value-type="float">
            <text:p>0.103994636403348</text:p>
          </table:table-cell>
        </table:table-row>
        <table:table-row table:style-name="ro1">
          <table:table-cell office:value-type="float" office:value="65.3941275650013" calcext:value-type="float">
            <text:p>65.3941275650013</text:p>
          </table:table-cell>
          <table:table-cell office:value-type="float" office:value="162942" calcext:value-type="float">
            <text:p>162942</text:p>
          </table:table-cell>
          <table:table-cell office:value-type="float" office:value="163781" calcext:value-type="float">
            <text:p>163781</text:p>
          </table:table-cell>
          <table:table-cell office:value-type="float" office:value="0.105417931344901" calcext:value-type="float">
            <text:p>0.105417931344901</text:p>
          </table:table-cell>
        </table:table-row>
        <table:table-row table:style-name="ro1">
          <table:table-cell office:value-type="float" office:value="65.5616879450008" calcext:value-type="float">
            <text:p>65.5616879450008</text:p>
          </table:table-cell>
          <table:table-cell office:value-type="float" office:value="162105" calcext:value-type="float">
            <text:p>162105</text:p>
          </table:table-cell>
          <table:table-cell office:value-type="float" office:value="162942" calcext:value-type="float">
            <text:p>162942</text:p>
          </table:table-cell>
          <table:table-cell office:value-type="float" office:value="0.10215171701356" calcext:value-type="float">
            <text:p>0.10215171701356</text:p>
          </table:table-cell>
        </table:table-row>
        <table:table-row table:style-name="ro1">
          <table:table-cell office:value-type="float" office:value="65.7279273390013" calcext:value-type="float">
            <text:p>65.7279273390013</text:p>
          </table:table-cell>
          <table:table-cell office:value-type="float" office:value="161312" calcext:value-type="float">
            <text:p>161312</text:p>
          </table:table-cell>
          <table:table-cell office:value-type="float" office:value="162105" calcext:value-type="float">
            <text:p>162105</text:p>
          </table:table-cell>
          <table:table-cell office:value-type="float" office:value="0.099538745548487" calcext:value-type="float">
            <text:p>0.099538745548487</text:p>
          </table:table-cell>
        </table:table-row>
        <table:table-row table:style-name="ro1">
          <table:table-cell office:value-type="float" office:value="65.8885093150002" calcext:value-type="float">
            <text:p>65.8885093150002</text:p>
          </table:table-cell>
          <table:table-cell office:value-type="float" office:value="160591" calcext:value-type="float">
            <text:p>160591</text:p>
          </table:table-cell>
          <table:table-cell office:value-type="float" office:value="161312" calcext:value-type="float">
            <text:p>161312</text:p>
          </table:table-cell>
          <table:table-cell office:value-type="float" office:value="0.0974483683764288" calcext:value-type="float">
            <text:p>0.0974483683764288</text:p>
          </table:table-cell>
        </table:table-row>
        <table:table-row table:style-name="ro1">
          <table:table-cell office:value-type="float" office:value="66.0474450900001" calcext:value-type="float">
            <text:p>66.0474450900001</text:p>
          </table:table-cell>
          <table:table-cell office:value-type="float" office:value="159931" calcext:value-type="float">
            <text:p>159931</text:p>
          </table:table-cell>
          <table:table-cell office:value-type="float" office:value="160591" calcext:value-type="float">
            <text:p>160591</text:p>
          </table:table-cell>
          <table:table-cell office:value-type="float" office:value="0.0957760666387822" calcext:value-type="float">
            <text:p>0.0957760666387822</text:p>
          </table:table-cell>
        </table:table-row>
        <table:table-row table:style-name="ro1">
          <table:table-cell office:value-type="float" office:value="66.205575416001" calcext:value-type="float">
            <text:p>66.205575416001</text:p>
          </table:table-cell>
          <table:table-cell office:value-type="float" office:value="159334" calcext:value-type="float">
            <text:p>159334</text:p>
          </table:table-cell>
          <table:table-cell office:value-type="float" office:value="159931" calcext:value-type="float">
            <text:p>159931</text:p>
          </table:table-cell>
          <table:table-cell office:value-type="float" office:value="0.094438225248665" calcext:value-type="float">
            <text:p>0.094438225248665</text:p>
          </table:table-cell>
        </table:table-row>
        <table:table-row table:style-name="ro1">
          <table:table-cell office:value-type="float" office:value="66.3619476900003" calcext:value-type="float">
            <text:p>66.3619476900003</text:p>
          </table:table-cell>
          <table:table-cell office:value-type="float" office:value="158811" calcext:value-type="float">
            <text:p>158811</text:p>
          </table:table-cell>
          <table:table-cell office:value-type="float" office:value="159418" calcext:value-type="float">
            <text:p>159418</text:p>
          </table:table-cell>
          <table:table-cell office:value-type="float" office:value="0.0933679521365712" calcext:value-type="float">
            <text:p>0.0933679521365712</text:p>
          </table:table-cell>
        </table:table-row>
        <table:table-row table:style-name="ro1">
          <table:table-cell office:value-type="float" office:value="66.5207944140002" calcext:value-type="float">
            <text:p>66.5207944140002</text:p>
          </table:table-cell>
          <table:table-cell office:value-type="float" office:value="158354" calcext:value-type="float">
            <text:p>158354</text:p>
          </table:table-cell>
          <table:table-cell office:value-type="float" office:value="158811" calcext:value-type="float">
            <text:p>158811</text:p>
          </table:table-cell>
          <table:table-cell office:value-type="float" office:value="0.0925117336468962" calcext:value-type="float">
            <text:p>0.0925117336468962</text:p>
          </table:table-cell>
        </table:table-row>
        <table:table-row table:style-name="ro1">
          <table:table-cell office:value-type="float" office:value="66.6786230460002" calcext:value-type="float">
            <text:p>66.6786230460002</text:p>
          </table:table-cell>
          <table:table-cell office:value-type="float" office:value="157981" calcext:value-type="float">
            <text:p>157981</text:p>
          </table:table-cell>
          <table:table-cell office:value-type="float" office:value="158354" calcext:value-type="float">
            <text:p>158354</text:p>
          </table:table-cell>
          <table:table-cell office:value-type="float" office:value="0.0918267588551561" calcext:value-type="float">
            <text:p>0.0918267588551561</text:p>
          </table:table-cell>
        </table:table-row>
        <table:table-row table:style-name="ro1">
          <table:table-cell office:value-type="float" office:value="66.8408737810005" calcext:value-type="float">
            <text:p>66.8408737810005</text:p>
          </table:table-cell>
          <table:table-cell office:value-type="float" office:value="157686" calcext:value-type="float">
            <text:p>157686</text:p>
          </table:table-cell>
          <table:table-cell office:value-type="float" office:value="157981" calcext:value-type="float">
            <text:p>157981</text:p>
          </table:table-cell>
          <table:table-cell office:value-type="float" office:value="0.0912391848619027" calcext:value-type="float">
            <text:p>0.0912391848619027</text:p>
          </table:table-cell>
        </table:table-row>
        <table:table-row table:style-name="ro1">
          <table:table-cell office:value-type="float" office:value="67.0075295900006" calcext:value-type="float">
            <text:p>67.0075295900006</text:p>
          </table:table-cell>
          <table:table-cell office:value-type="float" office:value="157482" calcext:value-type="float">
            <text:p>157482</text:p>
          </table:table-cell>
          <table:table-cell office:value-type="float" office:value="157686" calcext:value-type="float">
            <text:p>157686</text:p>
          </table:table-cell>
          <table:table-cell office:value-type="float" office:value="0.0907691256672999" calcext:value-type="float">
            <text:p>0.0907691256672999</text:p>
          </table:table-cell>
        </table:table-row>
        <table:table-row table:style-name="ro1">
          <table:table-cell office:value-type="float" office:value="67.1666249870013" calcext:value-type="float">
            <text:p>67.1666249870013</text:p>
          </table:table-cell>
          <table:table-cell office:value-type="float" office:value="157385" calcext:value-type="float">
            <text:p>157385</text:p>
          </table:table-cell>
          <table:table-cell office:value-type="float" office:value="157482" calcext:value-type="float">
            <text:p>157482</text:p>
          </table:table-cell>
          <table:table-cell office:value-type="float" office:value="0.0903930783116177" calcext:value-type="float">
            <text:p>0.0903930783116177</text:p>
          </table:table-cell>
        </table:table-row>
        <table:table-row table:style-name="ro1">
          <table:table-cell office:value-type="float" office:value="67.3314729150006" calcext:value-type="float">
            <text:p>67.3314729150006</text:p>
          </table:table-cell>
          <table:table-cell office:value-type="float" office:value="157387" calcext:value-type="float">
            <text:p>157387</text:p>
          </table:table-cell>
          <table:table-cell office:value-type="float" office:value="157385" calcext:value-type="float">
            <text:p>157385</text:p>
          </table:table-cell>
          <table:table-cell office:value-type="float" office:value="0.090092240427072" calcext:value-type="float">
            <text:p>0.090092240427072</text:p>
          </table:table-cell>
        </table:table-row>
        <table:table-row table:style-name="ro1">
          <table:table-cell office:value-type="float" office:value="67.5605587440005" calcext:value-type="float">
            <text:p>67.5605587440005</text:p>
          </table:table-cell>
          <table:table-cell office:value-type="float" office:value="157567" calcext:value-type="float">
            <text:p>157567</text:p>
          </table:table-cell>
          <table:table-cell office:value-type="float" office:value="157387" calcext:value-type="float">
            <text:p>157387</text:p>
          </table:table-cell>
          <table:table-cell office:value-type="float" office:value="0.0942467413438749" calcext:value-type="float">
            <text:p>0.0942467413438749</text:p>
          </table:table-cell>
        </table:table-row>
        <table:table-row table:style-name="ro1">
          <table:table-cell office:value-type="float" office:value="67.7235492780001" calcext:value-type="float">
            <text:p>67.7235492780001</text:p>
          </table:table-cell>
          <table:table-cell office:value-type="float" office:value="157822" calcext:value-type="float">
            <text:p>157822</text:p>
          </table:table-cell>
          <table:table-cell office:value-type="float" office:value="157567" calcext:value-type="float">
            <text:p>157567</text:p>
          </table:table-cell>
          <table:table-cell office:value-type="float" office:value="0.0975703420773172" calcext:value-type="float">
            <text:p>0.0975703420773172</text:p>
          </table:table-cell>
        </table:table-row>
        <table:table-row table:style-name="ro1">
          <table:table-cell office:value-type="float" office:value="67.8864786619997" calcext:value-type="float">
            <text:p>67.8864786619997</text:p>
          </table:table-cell>
          <table:table-cell office:value-type="float" office:value="158179" calcext:value-type="float">
            <text:p>158179</text:p>
          </table:table-cell>
          <table:table-cell office:value-type="float" office:value="157822" calcext:value-type="float">
            <text:p>157822</text:p>
          </table:table-cell>
          <table:table-cell office:value-type="float" office:value="0.100229222664071" calcext:value-type="float">
            <text:p>0.100229222664071</text:p>
          </table:table-cell>
        </table:table-row>
        <table:table-row table:style-name="ro1">
          <table:table-cell office:value-type="float" office:value="68.0423489599998" calcext:value-type="float">
            <text:p>68.0423489599998</text:p>
          </table:table-cell>
          <table:table-cell office:value-type="float" office:value="158617" calcext:value-type="float">
            <text:p>158617</text:p>
          </table:table-cell>
          <table:table-cell office:value-type="float" office:value="158179" calcext:value-type="float">
            <text:p>158179</text:p>
          </table:table-cell>
          <table:table-cell office:value-type="float" office:value="0.102356327133474" calcext:value-type="float">
            <text:p>0.102356327133474</text:p>
          </table:table-cell>
        </table:table-row>
        <table:table-row table:style-name="ro1">
          <table:table-cell office:value-type="float" office:value="68.2026039510001" calcext:value-type="float">
            <text:p>68.2026039510001</text:p>
          </table:table-cell>
          <table:table-cell office:value-type="float" office:value="159161" calcext:value-type="float">
            <text:p>159161</text:p>
          </table:table-cell>
          <table:table-cell office:value-type="float" office:value="158617" calcext:value-type="float">
            <text:p>158617</text:p>
          </table:table-cell>
          <table:table-cell office:value-type="float" office:value="0.104058010708997" calcext:value-type="float">
            <text:p>0.104058010708997</text:p>
          </table:table-cell>
        </table:table-row>
        <table:table-row table:style-name="ro1">
          <table:table-cell office:value-type="float" office:value="68.3648586859999" calcext:value-type="float">
            <text:p>68.3648586859999</text:p>
          </table:table-cell>
          <table:table-cell office:value-type="float" office:value="159805" calcext:value-type="float">
            <text:p>159805</text:p>
          </table:table-cell>
          <table:table-cell office:value-type="float" office:value="159161" calcext:value-type="float">
            <text:p>159161</text:p>
          </table:table-cell>
          <table:table-cell office:value-type="float" office:value="0.105419357569415" calcext:value-type="float">
            <text:p>0.105419357569415</text:p>
          </table:table-cell>
        </table:table-row>
        <table:table-row table:style-name="ro1">
          <table:table-cell office:value-type="float" office:value="68.525531542" calcext:value-type="float">
            <text:p>68.525531542</text:p>
          </table:table-cell>
          <table:table-cell office:value-type="float" office:value="160530" calcext:value-type="float">
            <text:p>160530</text:p>
          </table:table-cell>
          <table:table-cell office:value-type="float" office:value="159805" calcext:value-type="float">
            <text:p>159805</text:p>
          </table:table-cell>
          <table:table-cell office:value-type="float" office:value="0.106508435057749" calcext:value-type="float">
            <text:p>0.106508435057749</text:p>
          </table:table-cell>
        </table:table-row>
        <table:table-row table:style-name="ro1">
          <table:table-cell office:value-type="float" office:value="68.6915601640012" calcext:value-type="float">
            <text:p>68.6915601640012</text:p>
          </table:table-cell>
          <table:table-cell office:value-type="float" office:value="161365" calcext:value-type="float">
            <text:p>161365</text:p>
          </table:table-cell>
          <table:table-cell office:value-type="float" office:value="160530" calcext:value-type="float">
            <text:p>160530</text:p>
          </table:table-cell>
          <table:table-cell office:value-type="float" office:value="0.107379697048416" calcext:value-type="float">
            <text:p>0.107379697048416</text:p>
          </table:table-cell>
        </table:table-row>
        <table:table-row table:style-name="ro1">
          <table:table-cell office:value-type="float" office:value="68.8497055090011" calcext:value-type="float">
            <text:p>68.8497055090011</text:p>
          </table:table-cell>
          <table:table-cell office:value-type="float" office:value="162235" calcext:value-type="float">
            <text:p>162235</text:p>
          </table:table-cell>
          <table:table-cell office:value-type="float" office:value="161365" calcext:value-type="float">
            <text:p>161365</text:p>
          </table:table-cell>
          <table:table-cell office:value-type="float" office:value="0.10807670664095" calcext:value-type="float">
            <text:p>0.10807670664095</text:p>
          </table:table-cell>
        </table:table-row>
        <table:table-row table:style-name="ro1">
          <table:table-cell office:value-type="float" office:value="69.0071700959998" calcext:value-type="float">
            <text:p>69.0071700959998</text:p>
          </table:table-cell>
          <table:table-cell office:value-type="float" office:value="163165" calcext:value-type="float">
            <text:p>163165</text:p>
          </table:table-cell>
          <table:table-cell office:value-type="float" office:value="162235" calcext:value-type="float">
            <text:p>162235</text:p>
          </table:table-cell>
          <table:table-cell office:value-type="float" office:value="0.108634314314978" calcext:value-type="float">
            <text:p>0.108634314314978</text:p>
          </table:table-cell>
        </table:table-row>
        <table:table-row table:style-name="ro1">
          <table:table-cell office:value-type="float" office:value="69.1599699360013" calcext:value-type="float">
            <text:p>69.1599699360013</text:p>
          </table:table-cell>
          <table:table-cell office:value-type="float" office:value="164123" calcext:value-type="float">
            <text:p>164123</text:p>
          </table:table-cell>
          <table:table-cell office:value-type="float" office:value="163165" calcext:value-type="float">
            <text:p>163165</text:p>
          </table:table-cell>
          <table:table-cell office:value-type="float" office:value="0.109080400454199" calcext:value-type="float">
            <text:p>0.109080400454199</text:p>
          </table:table-cell>
        </table:table-row>
        <table:table-row table:style-name="ro1">
          <table:table-cell office:value-type="float" office:value="69.3156695819998" calcext:value-type="float">
            <text:p>69.3156695819998</text:p>
          </table:table-cell>
          <table:table-cell office:value-type="float" office:value="165147" calcext:value-type="float">
            <text:p>165147</text:p>
          </table:table-cell>
          <table:table-cell office:value-type="float" office:value="163165" calcext:value-type="float">
            <text:p>163165</text:p>
          </table:table-cell>
          <table:table-cell office:value-type="float" office:value="0.109437269365577" calcext:value-type="float">
            <text:p>0.109437269365577</text:p>
          </table:table-cell>
        </table:table-row>
        <table:table-row table:style-name="ro1">
          <table:table-cell office:value-type="float" office:value="69.4793005339998" calcext:value-type="float">
            <text:p>69.4793005339998</text:p>
          </table:table-cell>
          <table:table-cell office:value-type="float" office:value="166265" calcext:value-type="float">
            <text:p>166265</text:p>
          </table:table-cell>
          <table:table-cell office:value-type="float" office:value="165147" calcext:value-type="float">
            <text:p>165147</text:p>
          </table:table-cell>
          <table:table-cell office:value-type="float" office:value="0.109673709297771" calcext:value-type="float">
            <text:p>0.109673709297771</text:p>
          </table:table-cell>
        </table:table-row>
        <table:table-row table:style-name="ro1">
          <table:table-cell office:value-type="float" office:value="69.6365486680006" calcext:value-type="float">
            <text:p>69.6365486680006</text:p>
          </table:table-cell>
          <table:table-cell office:value-type="float" office:value="167372" calcext:value-type="float">
            <text:p>167372</text:p>
          </table:table-cell>
          <table:table-cell office:value-type="float" office:value="166265" calcext:value-type="float">
            <text:p>166265</text:p>
          </table:table-cell>
          <table:table-cell office:value-type="float" office:value="0.109862861243527" calcext:value-type="float">
            <text:p>0.109862861243527</text:p>
          </table:table-cell>
        </table:table-row>
        <table:table-row table:style-name="ro1">
          <table:table-cell office:value-type="float" office:value="69.7927519200002" calcext:value-type="float">
            <text:p>69.7927519200002</text:p>
          </table:table-cell>
          <table:table-cell office:value-type="float" office:value="168494" calcext:value-type="float">
            <text:p>168494</text:p>
          </table:table-cell>
          <table:table-cell office:value-type="float" office:value="167372" calcext:value-type="float">
            <text:p>167372</text:p>
          </table:table-cell>
          <table:table-cell office:value-type="float" office:value="0.110063237997039" calcext:value-type="float">
            <text:p>0.110063237997039</text:p>
          </table:table-cell>
        </table:table-row>
        <table:table-row table:style-name="ro1">
          <table:table-cell office:value-type="float" office:value="69.9528123689997" calcext:value-type="float">
            <text:p>69.9528123689997</text:p>
          </table:table-cell>
          <table:table-cell office:value-type="float" office:value="169656" calcext:value-type="float">
            <text:p>169656</text:p>
          </table:table-cell>
          <table:table-cell office:value-type="float" office:value="168494" calcext:value-type="float">
            <text:p>168494</text:p>
          </table:table-cell>
          <table:table-cell office:value-type="float" office:value="0.110223539399848" calcext:value-type="float">
            <text:p>0.110223539399848</text:p>
          </table:table-cell>
        </table:table-row>
        <table:table-row table:style-name="ro1">
          <table:table-cell office:value-type="float" office:value="70.1078266060013" calcext:value-type="float">
            <text:p>70.1078266060013</text:p>
          </table:table-cell>
          <table:table-cell office:value-type="float" office:value="170784" calcext:value-type="float">
            <text:p>170784</text:p>
          </table:table-cell>
          <table:table-cell office:value-type="float" office:value="169656" calcext:value-type="float">
            <text:p>169656</text:p>
          </table:table-cell>
          <table:table-cell office:value-type="float" office:value="0.110351780522096" calcext:value-type="float">
            <text:p>0.110351780522096</text:p>
          </table:table-cell>
        </table:table-row>
        <table:table-row table:style-name="ro1">
          <table:table-cell office:value-type="float" office:value="70.2668273910003" calcext:value-type="float">
            <text:p>70.2668273910003</text:p>
          </table:table-cell>
          <table:table-cell office:value-type="float" office:value="171935" calcext:value-type="float">
            <text:p>171935</text:p>
          </table:table-cell>
          <table:table-cell office:value-type="float" office:value="170784" calcext:value-type="float">
            <text:p>170784</text:p>
          </table:table-cell>
          <table:table-cell office:value-type="float" office:value="0.110454373419894" calcext:value-type="float">
            <text:p>0.110454373419894</text:p>
          </table:table-cell>
        </table:table-row>
        <table:table-row table:style-name="ro1">
          <table:table-cell office:value-type="float" office:value="70.483905684001" calcext:value-type="float">
            <text:p>70.483905684001</text:p>
          </table:table-cell>
          <table:table-cell office:value-type="float" office:value="173477" calcext:value-type="float">
            <text:p>173477</text:p>
          </table:table-cell>
          <table:table-cell office:value-type="float" office:value="171935" calcext:value-type="float">
            <text:p>171935</text:p>
          </table:table-cell>
          <table:table-cell office:value-type="float" office:value="0.110487392541225" calcext:value-type="float">
            <text:p>0.110487392541225</text:p>
          </table:table-cell>
        </table:table-row>
        <table:table-row table:style-name="ro1">
          <table:table-cell office:value-type="float" office:value="70.6377066360001" calcext:value-type="float">
            <text:p>70.6377066360001</text:p>
          </table:table-cell>
          <table:table-cell office:value-type="float" office:value="174538" calcext:value-type="float">
            <text:p>174538</text:p>
          </table:table-cell>
          <table:table-cell office:value-type="float" office:value="173477" calcext:value-type="float">
            <text:p>173477</text:p>
          </table:table-cell>
          <table:table-cell office:value-type="float" office:value="0.11051380783829" calcext:value-type="float">
            <text:p>0.11051380783829</text:p>
          </table:table-cell>
        </table:table-row>
        <table:table-row table:style-name="ro1">
          <table:table-cell office:value-type="float" office:value="70.7823883370002" calcext:value-type="float">
            <text:p>70.7823883370002</text:p>
          </table:table-cell>
          <table:table-cell office:value-type="float" office:value="175502" calcext:value-type="float">
            <text:p>175502</text:p>
          </table:table-cell>
          <table:table-cell office:value-type="float" office:value="174538" calcext:value-type="float">
            <text:p>174538</text:p>
          </table:table-cell>
          <table:table-cell office:value-type="float" office:value="0.110534940075942" calcext:value-type="float">
            <text:p>0.110534940075942</text:p>
          </table:table-cell>
        </table:table-row>
        <table:table-row table:style-name="ro1">
          <table:table-cell office:value-type="float" office:value="70.9237615180009" calcext:value-type="float">
            <text:p>70.9237615180009</text:p>
          </table:table-cell>
          <table:table-cell office:value-type="float" office:value="176407" calcext:value-type="float">
            <text:p>176407</text:p>
          </table:table-cell>
          <table:table-cell office:value-type="float" office:value="175502" calcext:value-type="float">
            <text:p>175502</text:p>
          </table:table-cell>
          <table:table-cell office:value-type="float" office:value="0.110551845866063" calcext:value-type="float">
            <text:p>0.110551845866063</text:p>
          </table:table-cell>
        </table:table-row>
        <table:table-row table:style-name="ro1">
          <table:table-cell office:value-type="float" office:value="71.063230916001" calcext:value-type="float">
            <text:p>71.063230916001</text:p>
          </table:table-cell>
          <table:table-cell office:value-type="float" office:value="177257" calcext:value-type="float">
            <text:p>177257</text:p>
          </table:table-cell>
          <table:table-cell office:value-type="float" office:value="176407" calcext:value-type="float">
            <text:p>176407</text:p>
          </table:table-cell>
          <table:table-cell office:value-type="float" office:value="0.11056537049816" calcext:value-type="float">
            <text:p>0.11056537049816</text:p>
          </table:table-cell>
        </table:table-row>
        <table:table-row table:style-name="ro1">
          <table:table-cell office:value-type="float" office:value="71.2033530219997" calcext:value-type="float">
            <text:p>71.2033530219997</text:p>
          </table:table-cell>
          <table:table-cell office:value-type="float" office:value="178064" calcext:value-type="float">
            <text:p>178064</text:p>
          </table:table-cell>
          <table:table-cell office:value-type="float" office:value="177257" calcext:value-type="float">
            <text:p>177257</text:p>
          </table:table-cell>
          <table:table-cell office:value-type="float" office:value="0.110625245400745" calcext:value-type="float">
            <text:p>0.110625245400745</text:p>
          </table:table-cell>
        </table:table-row>
        <table:table-row table:style-name="ro1">
          <table:table-cell office:value-type="float" office:value="71.337397583" calcext:value-type="float">
            <text:p>71.337397583</text:p>
          </table:table-cell>
          <table:table-cell office:value-type="float" office:value="178785" calcext:value-type="float">
            <text:p>178785</text:p>
          </table:table-cell>
          <table:table-cell office:value-type="float" office:value="178064" calcext:value-type="float">
            <text:p>178064</text:p>
          </table:table-cell>
          <table:table-cell office:value-type="float" office:value="0.110673145322814" calcext:value-type="float">
            <text:p>0.110673145322814</text:p>
          </table:table-cell>
        </table:table-row>
        <table:table-row table:style-name="ro1">
          <table:table-cell office:value-type="float" office:value="71.4791425790008" calcext:value-type="float">
            <text:p>71.4791425790008</text:p>
          </table:table-cell>
          <table:table-cell office:value-type="float" office:value="179491" calcext:value-type="float">
            <text:p>179491</text:p>
          </table:table-cell>
          <table:table-cell office:value-type="float" office:value="178785" calcext:value-type="float">
            <text:p>178785</text:p>
          </table:table-cell>
          <table:table-cell office:value-type="float" office:value="0.110711465260468" calcext:value-type="float">
            <text:p>0.110711465260468</text:p>
          </table:table-cell>
        </table:table-row>
        <table:table-row table:style-name="ro1">
          <table:table-cell office:value-type="float" office:value="71.6234595759997" calcext:value-type="float">
            <text:p>71.6234595759997</text:p>
          </table:table-cell>
          <table:table-cell office:value-type="float" office:value="180144" calcext:value-type="float">
            <text:p>180144</text:p>
          </table:table-cell>
          <table:table-cell office:value-type="float" office:value="179491" calcext:value-type="float">
            <text:p>179491</text:p>
          </table:table-cell>
          <table:table-cell office:value-type="float" office:value="0.110742121210592" calcext:value-type="float">
            <text:p>0.110742121210592</text:p>
          </table:table-cell>
        </table:table-row>
        <table:table-row table:style-name="ro1">
          <table:table-cell office:value-type="float" office:value="71.7644980820005" calcext:value-type="float">
            <text:p>71.7644980820005</text:p>
          </table:table-cell>
          <table:table-cell office:value-type="float" office:value="180715" calcext:value-type="float">
            <text:p>180715</text:p>
          </table:table-cell>
          <table:table-cell office:value-type="float" office:value="180144" calcext:value-type="float">
            <text:p>180144</text:p>
          </table:table-cell>
          <table:table-cell office:value-type="float" office:value="0.110766645970691" calcext:value-type="float">
            <text:p>0.110766645970691</text:p>
          </table:table-cell>
        </table:table-row>
        <table:table-row table:style-name="ro1">
          <table:table-cell office:value-type="float" office:value="71.9126320249998" calcext:value-type="float">
            <text:p>71.9126320249998</text:p>
          </table:table-cell>
          <table:table-cell office:value-type="float" office:value="181239" calcext:value-type="float">
            <text:p>181239</text:p>
          </table:table-cell>
          <table:table-cell office:value-type="float" office:value="180715" calcext:value-type="float">
            <text:p>180715</text:p>
          </table:table-cell>
          <table:table-cell office:value-type="float" office:value="0.110737210581862" calcext:value-type="float">
            <text:p>0.110737210581862</text:p>
          </table:table-cell>
        </table:table-row>
        <table:table-row table:style-name="ro1">
          <table:table-cell office:value-type="float" office:value="72.0529079330008" calcext:value-type="float">
            <text:p>72.0529079330008</text:p>
          </table:table-cell>
          <table:table-cell office:value-type="float" office:value="181660" calcext:value-type="float">
            <text:p>181660</text:p>
          </table:table-cell>
          <table:table-cell office:value-type="float" office:value="181239" calcext:value-type="float">
            <text:p>181239</text:p>
          </table:table-cell>
          <table:table-cell office:value-type="float" office:value="0.110762717467707" calcext:value-type="float">
            <text:p>0.110762717467707</text:p>
          </table:table-cell>
        </table:table-row>
        <table:table-row table:style-name="ro1">
          <table:table-cell office:value-type="float" office:value="72.191237467001" calcext:value-type="float">
            <text:p>72.191237467001</text:p>
          </table:table-cell>
          <table:table-cell office:value-type="float" office:value="182003" calcext:value-type="float">
            <text:p>182003</text:p>
          </table:table-cell>
          <table:table-cell office:value-type="float" office:value="181660" calcext:value-type="float">
            <text:p>181660</text:p>
          </table:table-cell>
          <table:table-cell office:value-type="float" office:value="0.110783122976383" calcext:value-type="float">
            <text:p>0.110783122976383</text:p>
          </table:table-cell>
        </table:table-row>
        <table:table-row table:style-name="ro1">
          <table:table-cell office:value-type="float" office:value="72.3301193970001" calcext:value-type="float">
            <text:p>72.3301193970001</text:p>
          </table:table-cell>
          <table:table-cell office:value-type="float" office:value="182273" calcext:value-type="float">
            <text:p>182273</text:p>
          </table:table-cell>
          <table:table-cell office:value-type="float" office:value="182003" calcext:value-type="float">
            <text:p>182003</text:p>
          </table:table-cell>
          <table:table-cell office:value-type="float" office:value="0.110799447383324" calcext:value-type="float">
            <text:p>0.110799447383324</text:p>
          </table:table-cell>
        </table:table-row>
        <table:table-row table:style-name="ro1">
          <table:table-cell office:value-type="float" office:value="72.4711867140013" calcext:value-type="float">
            <text:p>72.4711867140013</text:p>
          </table:table-cell>
          <table:table-cell office:value-type="float" office:value="182469" calcext:value-type="float">
            <text:p>182469</text:p>
          </table:table-cell>
          <table:table-cell office:value-type="float" office:value="182003" calcext:value-type="float">
            <text:p>182003</text:p>
          </table:table-cell>
          <table:table-cell office:value-type="float" office:value="0.110812506908876" calcext:value-type="float">
            <text:p>0.110812506908876</text:p>
          </table:table-cell>
        </table:table-row>
        <table:table-row table:style-name="ro1">
          <table:table-cell office:value-type="float" office:value="72.6088090590001" calcext:value-type="float">
            <text:p>72.6088090590001</text:p>
          </table:table-cell>
          <table:table-cell office:value-type="float" office:value="182585" calcext:value-type="float">
            <text:p>182585</text:p>
          </table:table-cell>
          <table:table-cell office:value-type="float" office:value="182469" calcext:value-type="float">
            <text:p>182469</text:p>
          </table:table-cell>
          <table:table-cell office:value-type="float" office:value="0.110773899332411" calcext:value-type="float">
            <text:p>0.110773899332411</text:p>
          </table:table-cell>
        </table:table-row>
        <table:table-row table:style-name="ro1">
          <table:table-cell office:value-type="float" office:value="72.7498493260009" calcext:value-type="float">
            <text:p>72.7498493260009</text:p>
          </table:table-cell>
          <table:table-cell office:value-type="float" office:value="182626" calcext:value-type="float">
            <text:p>182626</text:p>
          </table:table-cell>
          <table:table-cell office:value-type="float" office:value="182585" calcext:value-type="float">
            <text:p>182585</text:p>
          </table:table-cell>
          <table:table-cell office:value-type="float" office:value="0.110743013271238" calcext:value-type="float">
            <text:p>0.110743013271238</text:p>
          </table:table-cell>
        </table:table-row>
        <table:table-row table:style-name="ro1">
          <table:table-cell office:value-type="float" office:value="72.8981422310008" calcext:value-type="float">
            <text:p>72.8981422310008</text:p>
          </table:table-cell>
          <table:table-cell office:value-type="float" office:value="182586" calcext:value-type="float">
            <text:p>182586</text:p>
          </table:table-cell>
          <table:table-cell office:value-type="float" office:value="182626" calcext:value-type="float">
            <text:p>182626</text:p>
          </table:table-cell>
          <table:table-cell office:value-type="float" office:value="0.1107183044223" calcext:value-type="float">
            <text:p>0.1107183044223</text:p>
          </table:table-cell>
        </table:table-row>
        <table:table-row table:style-name="ro1">
          <table:table-cell office:value-type="float" office:value="73.0390242360008" calcext:value-type="float">
            <text:p>73.0390242360008</text:p>
          </table:table-cell>
          <table:table-cell office:value-type="float" office:value="182470" calcext:value-type="float">
            <text:p>182470</text:p>
          </table:table-cell>
          <table:table-cell office:value-type="float" office:value="182586" calcext:value-type="float">
            <text:p>182586</text:p>
          </table:table-cell>
          <table:table-cell office:value-type="float" office:value="0.11069853734315" calcext:value-type="float">
            <text:p>0.11069853734315</text:p>
          </table:table-cell>
        </table:table-row>
        <table:table-row table:style-name="ro1">
          <table:table-cell office:value-type="float" office:value="73.1847673200009" calcext:value-type="float">
            <text:p>73.1847673200009</text:p>
          </table:table-cell>
          <table:table-cell office:value-type="float" office:value="182273" calcext:value-type="float">
            <text:p>182273</text:p>
          </table:table-cell>
          <table:table-cell office:value-type="float" office:value="182470" calcext:value-type="float">
            <text:p>182470</text:p>
          </table:table-cell>
          <table:table-cell office:value-type="float" office:value="0.11068272367983" calcext:value-type="float">
            <text:p>0.11068272367983</text:p>
          </table:table-cell>
        </table:table-row>
        <table:table-row table:style-name="ro1">
          <table:table-cell office:value-type="float" office:value="73.3303483220007" calcext:value-type="float">
            <text:p>73.3303483220007</text:p>
          </table:table-cell>
          <table:table-cell office:value-type="float" office:value="181999" calcext:value-type="float">
            <text:p>181999</text:p>
          </table:table-cell>
          <table:table-cell office:value-type="float" office:value="182273" calcext:value-type="float">
            <text:p>182273</text:p>
          </table:table-cell>
          <table:table-cell office:value-type="float" office:value="0.110670072749174" calcext:value-type="float">
            <text:p>0.110670072749174</text:p>
          </table:table-cell>
        </table:table-row>
        <table:table-row table:style-name="ro1">
          <table:table-cell office:value-type="float" office:value="73.4448018050007" calcext:value-type="float">
            <text:p>73.4448018050007</text:p>
          </table:table-cell>
          <table:table-cell office:value-type="float" office:value="181733" calcext:value-type="float">
            <text:p>181733</text:p>
          </table:table-cell>
          <table:table-cell office:value-type="float" office:value="181999" calcext:value-type="float">
            <text:p>181999</text:p>
          </table:table-cell>
          <table:table-cell office:value-type="float" office:value="0.110659952004649" calcext:value-type="float">
            <text:p>0.110659952004649</text:p>
          </table:table-cell>
        </table:table-row>
        <table:table-row table:style-name="ro1">
          <table:table-cell office:value-type="float" office:value="73.6082165440002" calcext:value-type="float">
            <text:p>73.6082165440002</text:p>
          </table:table-cell>
          <table:table-cell office:value-type="float" office:value="181280" calcext:value-type="float">
            <text:p>181280</text:p>
          </table:table-cell>
          <table:table-cell office:value-type="float" office:value="181733" calcext:value-type="float">
            <text:p>181733</text:p>
          </table:table-cell>
          <table:table-cell office:value-type="float" office:value="0.110651855409029" calcext:value-type="float">
            <text:p>0.110651855409029</text:p>
          </table:table-cell>
        </table:table-row>
        <table:table-row table:style-name="ro1">
          <table:table-cell office:value-type="float" office:value="73.7529606050011" calcext:value-type="float">
            <text:p>73.7529606050011</text:p>
          </table:table-cell>
          <table:table-cell office:value-type="float" office:value="180810" calcext:value-type="float">
            <text:p>180810</text:p>
          </table:table-cell>
          <table:table-cell office:value-type="float" office:value="181280" calcext:value-type="float">
            <text:p>181280</text:p>
          </table:table-cell>
          <table:table-cell office:value-type="float" office:value="0.110645378132533" calcext:value-type="float">
            <text:p>0.110645378132533</text:p>
          </table:table-cell>
        </table:table-row>
        <table:table-row table:style-name="ro1">
          <table:table-cell office:value-type="float" office:value="73.8959354250001" calcext:value-type="float">
            <text:p>73.8959354250001</text:p>
          </table:table-cell>
          <table:table-cell office:value-type="float" office:value="180289" calcext:value-type="float">
            <text:p>180289</text:p>
          </table:table-cell>
          <table:table-cell office:value-type="float" office:value="180810" calcext:value-type="float">
            <text:p>180810</text:p>
          </table:table-cell>
          <table:table-cell office:value-type="float" office:value="0.110640196311336" calcext:value-type="float">
            <text:p>0.110640196311336</text:p>
          </table:table-cell>
        </table:table-row>
        <table:table-row table:style-name="ro1">
          <table:table-cell office:value-type="float" office:value="74.0321885740013" calcext:value-type="float">
            <text:p>74.0321885740013</text:p>
          </table:table-cell>
          <table:table-cell office:value-type="float" office:value="179745" calcext:value-type="float">
            <text:p>179745</text:p>
          </table:table-cell>
          <table:table-cell office:value-type="float" office:value="180289" calcext:value-type="float">
            <text:p>180289</text:p>
          </table:table-cell>
          <table:table-cell office:value-type="float" office:value="0.110636050854378" calcext:value-type="float">
            <text:p>0.110636050854378</text:p>
          </table:table-cell>
        </table:table-row>
        <table:table-row table:style-name="ro1">
          <table:table-cell office:value-type="float" office:value="74.1707050690002" calcext:value-type="float">
            <text:p>74.1707050690002</text:p>
          </table:table-cell>
          <table:table-cell office:value-type="float" office:value="179148" calcext:value-type="float">
            <text:p>179148</text:p>
          </table:table-cell>
          <table:table-cell office:value-type="float" office:value="179745" calcext:value-type="float">
            <text:p>179745</text:p>
          </table:table-cell>
          <table:table-cell office:value-type="float" office:value="0.110632734488813" calcext:value-type="float">
            <text:p>0.110632734488813</text:p>
          </table:table-cell>
        </table:table-row>
        <table:table-row table:style-name="ro1">
          <table:table-cell office:value-type="float" office:value="74.309244166001" calcext:value-type="float">
            <text:p>74.309244166001</text:p>
          </table:table-cell>
          <table:table-cell office:value-type="float" office:value="178514" calcext:value-type="float">
            <text:p>178514</text:p>
          </table:table-cell>
          <table:table-cell office:value-type="float" office:value="179148" calcext:value-type="float">
            <text:p>179148</text:p>
          </table:table-cell>
          <table:table-cell office:value-type="float" office:value="0.11063008139636" calcext:value-type="float">
            <text:p>0.11063008139636</text:p>
          </table:table-cell>
        </table:table-row>
        <table:table-row table:style-name="ro1">
          <table:table-cell office:value-type="float" office:value="74.453535992001" calcext:value-type="float">
            <text:p>74.453535992001</text:p>
          </table:table-cell>
          <table:table-cell office:value-type="float" office:value="177820" calcext:value-type="float">
            <text:p>177820</text:p>
          </table:table-cell>
          <table:table-cell office:value-type="float" office:value="178514" calcext:value-type="float">
            <text:p>178514</text:p>
          </table:table-cell>
          <table:table-cell office:value-type="float" office:value="0.110627958922398" calcext:value-type="float">
            <text:p>0.110627958922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7T14:30:16.151069395</dc:date>
    <meta:editing-duration>PT1M53S</meta:editing-duration>
    <meta:editing-cycles>1</meta:editing-cycles>
    <meta:generator>LibreOffice/24.2.7.2$Linux_X86_64 LibreOffice_project/420$Build-2</meta:generator>
    <meta:document-statistic meta:table-count="1" meta:cell-count="199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8cm" svg:height="20.64cm" xlink:href=".." xlink:type="simple" chart:class="chart:scatter" chart:style-name="ch1">
        <chart:legend chart:legend-position="end" svg:x="35.328cm" svg:y="10.021cm" style:legend-expansion="high" chart:style-name="ch2"/>
        <chart:plot-area chart:style-name="ch3" table:cell-range-address="data.A100:data.A500 data.D100:data.D500" svg:x="0.763cm" svg:y="0.412cm" svg:width="33.802cm" svg:height="19.816cm">
          <chart:coordinate-region svg:x="1.675cm" svg:y="0.612cm" svg:width="32.703cm" svg:height="18.9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00:data.D500" chart:class="chart:scatter">
            <chart:domain table:cell-range-address="data.A100:data.A500"/>
            <chart:data-point chart:repeated="4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500636860008">
                <text:p>14.3500636860008</text:p>
                <draw:g>
                  <svg:desc>data.A100:data.A500</svg:desc>
                </draw:g>
              </table:table-cell>
              <table:table-cell office:value-type="float" office:value="0.0743584097946195">
                <text:p>0.0743584097946195</text:p>
                <draw:g>
                  <svg:desc>data.D100:data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929982720005">
                <text:p>14.4929982720005</text:p>
              </table:table-cell>
              <table:table-cell office:value-type="float" office:value="0.0735712348779491">
                <text:p>0.0735712348779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424804280014">
                <text:p>14.6424804280014</text:p>
              </table:table-cell>
              <table:table-cell office:value-type="float" office:value="0.0728430018883733">
                <text:p>0.0728430018883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980774890002">
                <text:p>14.7980774890002</text:p>
              </table:table-cell>
              <table:table-cell office:value-type="float" office:value="0.0720675049589745">
                <text:p>0.0720675049589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49460408001">
                <text:p>14.949460408001</text:p>
              </table:table-cell>
              <table:table-cell office:value-type="float" office:value="0.0713526341041659">
                <text:p>0.0713526341041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0900421660008">
                <text:p>15.0900421660008</text:p>
              </table:table-cell>
              <table:table-cell office:value-type="float" office:value="0.0705956207968463">
                <text:p>0.0705956207968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297108920011">
                <text:p>15.2297108920011</text:p>
              </table:table-cell>
              <table:table-cell office:value-type="float" office:value="0.0833221342213696">
                <text:p>0.0833221342213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878800840012">
                <text:p>15.3878800840012</text:p>
              </table:table-cell>
              <table:table-cell office:value-type="float" office:value="0.0931477736022613">
                <text:p>0.0931477736022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36623381">
                <text:p>15.536623381</text:p>
              </table:table-cell>
              <table:table-cell office:value-type="float" office:value="0.100834008355493">
                <text:p>0.100834008355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6771645080007">
                <text:p>15.6771645080007</text:p>
              </table:table-cell>
              <table:table-cell office:value-type="float" office:value="0.106641232658421">
                <text:p>0.106641232658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415218259997">
                <text:p>15.8415218259997</text:p>
              </table:table-cell>
              <table:table-cell office:value-type="float" office:value="0.11111943773964">
                <text:p>0.11111943773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430418360007">
                <text:p>15.9430418360007</text:p>
              </table:table-cell>
              <table:table-cell office:value-type="float" office:value="0.114536575832737">
                <text:p>0.11453657583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0445652270009">
                <text:p>16.0445652270009</text:p>
              </table:table-cell>
              <table:table-cell office:value-type="float" office:value="0.117106967672559">
                <text:p>0.117106967672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854027370009">
                <text:p>16.1854027370009</text:p>
              </table:table-cell>
              <table:table-cell office:value-type="float" office:value="0.11884280684245">
                <text:p>0.11884280684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3233980330006">
                <text:p>16.3233980330006</text:p>
              </table:table-cell>
              <table:table-cell office:value-type="float" office:value="0.12007424547396">
                <text:p>0.12007424547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4657276910002">
                <text:p>16.4657276910002</text:p>
              </table:table-cell>
              <table:table-cell office:value-type="float" office:value="0.120750754403859">
                <text:p>0.120750754403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6031635700001">
                <text:p>16.6031635700001</text:p>
              </table:table-cell>
              <table:table-cell office:value-type="float" office:value="0.121140480823701">
                <text:p>0.121140480823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7390230300007">
                <text:p>16.7390230300007</text:p>
              </table:table-cell>
              <table:table-cell office:value-type="float" office:value="0.1213026285614">
                <text:p>0.1213026285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8921255100013">
                <text:p>16.8921255100013</text:p>
              </table:table-cell>
              <table:table-cell office:value-type="float" office:value="0.121138488391289">
                <text:p>0.121138488391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0332007329998">
                <text:p>17.0332007329998</text:p>
              </table:table-cell>
              <table:table-cell office:value-type="float" office:value="0.120862886521414">
                <text:p>0.120862886521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1695314890003">
                <text:p>17.1695314890003</text:p>
              </table:table-cell>
              <table:table-cell office:value-type="float" office:value="0.120358948270386">
                <text:p>0.120358948270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311029157001">
                <text:p>17.311029157001</text:p>
              </table:table-cell>
              <table:table-cell office:value-type="float" office:value="0.119816570381014">
                <text:p>0.119816570381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4545065800012">
                <text:p>17.4545065800012</text:p>
              </table:table-cell>
              <table:table-cell office:value-type="float" office:value="0.119245069170309">
                <text:p>0.1192450691703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5949499650014">
                <text:p>17.5949499650014</text:p>
              </table:table-cell>
              <table:table-cell office:value-type="float" office:value="0.118517442619484">
                <text:p>0.118517442619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7344670290004">
                <text:p>17.7344670290004</text:p>
              </table:table-cell>
              <table:table-cell office:value-type="float" office:value="0.117802459842714">
                <text:p>0.117802459842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8734699870001">
                <text:p>17.8734699870001</text:p>
              </table:table-cell>
              <table:table-cell office:value-type="float" office:value="0.116969240601444">
                <text:p>0.116969240601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0135251280008">
                <text:p>18.0135251280008</text:p>
              </table:table-cell>
              <table:table-cell office:value-type="float" office:value="0.116174262537652">
                <text:p>0.116174262537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1508407649999">
                <text:p>18.1508407649999</text:p>
              </table:table-cell>
              <table:table-cell office:value-type="float" office:value="0.115411320142481">
                <text:p>0.115411320142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2988947530012">
                <text:p>18.2988947530012</text:p>
              </table:table-cell>
              <table:table-cell office:value-type="float" office:value="0.114551278336207">
                <text:p>0.11455127833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4521736450006">
                <text:p>18.4521736450006</text:p>
              </table:table-cell>
              <table:table-cell office:value-type="float" office:value="0.113740470182778">
                <text:p>0.113740470182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6233165860012">
                <text:p>18.6233165860012</text:p>
              </table:table-cell>
              <table:table-cell office:value-type="float" office:value="0.11285029964349">
                <text:p>0.11285029964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7745075720013">
                <text:p>18.7745075720013</text:p>
              </table:table-cell>
              <table:table-cell office:value-type="float" office:value="0.111901861336414">
                <text:p>0.111901861336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9311466260006">
                <text:p>18.9311466260006</text:p>
              </table:table-cell>
              <table:table-cell office:value-type="float" office:value="0.111026865413217">
                <text:p>0.11102686541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0860195069999">
                <text:p>19.0860195069999</text:p>
              </table:table-cell>
              <table:table-cell office:value-type="float" office:value="0.110098088075254">
                <text:p>0.110098088075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2374879470008">
                <text:p>19.2374879470008</text:p>
              </table:table-cell>
              <table:table-cell office:value-type="float" office:value="0.109242491624225">
                <text:p>0.109242491624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3903418440004">
                <text:p>19.3903418440004</text:p>
              </table:table-cell>
              <table:table-cell office:value-type="float" office:value="0.108336401676343">
                <text:p>0.1083364016763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5478884280001">
                <text:p>19.5478884280001</text:p>
              </table:table-cell>
              <table:table-cell office:value-type="float" office:value="0.107502454674408">
                <text:p>0.107502454674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7062675420002">
                <text:p>19.7062675420002</text:p>
              </table:table-cell>
              <table:table-cell office:value-type="float" office:value="0.106620520440557">
                <text:p>0.1066205204405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8568475810007">
                <text:p>19.8568475810007</text:p>
              </table:table-cell>
              <table:table-cell office:value-type="float" office:value="0.105809236865266">
                <text:p>0.105809236865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0103292559998">
                <text:p>20.0103292559998</text:p>
              </table:table-cell>
              <table:table-cell office:value-type="float" office:value="0.104951958020132">
                <text:p>0.104951958020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1609519049998">
                <text:p>20.1609519049998</text:p>
              </table:table-cell>
              <table:table-cell office:value-type="float" office:value="0.104062068928668">
                <text:p>0.104062068928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3142537969998">
                <text:p>20.3142537969998</text:p>
              </table:table-cell>
              <table:table-cell office:value-type="float" office:value="0.103249655142935">
                <text:p>0.1032496551429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466048141001">
                <text:p>20.466048141001</text:p>
              </table:table-cell>
              <table:table-cell office:value-type="float" office:value="0.102401704312368">
                <text:p>0.102401704312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6696208869998">
                <text:p>20.6696208869998</text:p>
              </table:table-cell>
              <table:table-cell office:value-type="float" office:value="0.101529206587149">
                <text:p>0.101529206587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8355075529998">
                <text:p>20.8355075529998</text:p>
              </table:table-cell>
              <table:table-cell office:value-type="float" office:value="0.10073556039167">
                <text:p>0.10073556039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99494022">
                <text:p>20.99494022</text:p>
              </table:table-cell>
              <table:table-cell office:value-type="float" office:value="0.0999121198109209">
                <text:p>0.0999121198109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1525467950014">
                <text:p>21.1525467950014</text:p>
              </table:table-cell>
              <table:table-cell office:value-type="float" office:value="0.0991604650795059">
                <text:p>0.0991604650795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3100470680001">
                <text:p>21.3100470680001</text:p>
              </table:table-cell>
              <table:table-cell office:value-type="float" office:value="0.0983759911112238">
                <text:p>0.0983759911112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4711632460003">
                <text:p>21.4711632460003</text:p>
              </table:table-cell>
              <table:table-cell office:value-type="float" office:value="0.0975687174172809">
                <text:p>0.0975687174172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628941682">
                <text:p>21.628941682</text:p>
              </table:table-cell>
              <table:table-cell office:value-type="float" office:value="0.0968343166568294">
                <text:p>0.0968343166568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7859319390009">
                <text:p>21.7859319390009</text:p>
              </table:table-cell>
              <table:table-cell office:value-type="float" office:value="0.0960721044882543">
                <text:p>0.0960721044882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8878593640002">
                <text:p>21.8878593640002</text:p>
              </table:table-cell>
              <table:table-cell office:value-type="float" office:value="0.0953762021091219">
                <text:p>0.0953762021091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32135716001">
                <text:p>22.032135716001</text:p>
              </table:table-cell>
              <table:table-cell office:value-type="float" office:value="0.0947341414107999">
                <text:p>0.0947341414107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1878370670001">
                <text:p>22.1878370670001</text:p>
              </table:table-cell>
              <table:table-cell office:value-type="float" office:value="0.0940521533112883">
                <text:p>0.09405215331128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3410593879999">
                <text:p>22.3410593879999</text:p>
              </table:table-cell>
              <table:table-cell office:value-type="float" office:value="0.0934235408308488">
                <text:p>0.0934235408308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5023970580005">
                <text:p>22.5023970580005</text:p>
              </table:table-cell>
              <table:table-cell office:value-type="float" office:value="0.0927568506826971">
                <text:p>0.0927568506826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6636284670003">
                <text:p>22.6636284670003</text:p>
              </table:table-cell>
              <table:table-cell office:value-type="float" office:value="0.0920626234033005">
                <text:p>0.0920626234033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8164443730002">
                <text:p>22.8164443730002</text:p>
              </table:table-cell>
              <table:table-cell office:value-type="float" office:value="0.0914278765004182">
                <text:p>0.0914278765004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977882434001">
                <text:p>22.977882434001</text:p>
              </table:table-cell>
              <table:table-cell office:value-type="float" office:value="0.0907634465747839">
                <text:p>0.0907634465747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134118942">
                <text:p>23.134118942</text:p>
              </table:table-cell>
              <table:table-cell office:value-type="float" office:value="0.0901546169089499">
                <text:p>0.09015461690894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2950353659999">
                <text:p>23.2950353659999</text:p>
              </table:table-cell>
              <table:table-cell office:value-type="float" office:value="0.089514997874986">
                <text:p>0.0895149978749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4508429090001">
                <text:p>23.4508429090001</text:p>
              </table:table-cell>
              <table:table-cell office:value-type="float" office:value="0.0889280156160061">
                <text:p>0.0889280156160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6168365060003">
                <text:p>23.6168365060003</text:p>
              </table:table-cell>
              <table:table-cell office:value-type="float" office:value="0.0883097944670538">
                <text:p>0.0883097944670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7760727700006">
                <text:p>23.7760727700006</text:p>
              </table:table-cell>
              <table:table-cell office:value-type="float" office:value="0.0876691121693878">
                <text:p>0.08766911216938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9335257319999">
                <text:p>23.9335257319999</text:p>
              </table:table-cell>
              <table:table-cell office:value-type="float" office:value="0.0870844422778831">
                <text:p>0.0870844422778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.0891679420001">
                <text:p>24.0891679420001</text:p>
              </table:table-cell>
              <table:table-cell office:value-type="float" office:value="0.0864742765113821">
                <text:p>0.08647427651138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.2159876410005">
                <text:p>24.2159876410005</text:p>
              </table:table-cell>
              <table:table-cell office:value-type="float" office:value="0.0859158228827459">
                <text:p>0.0859158228827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.3725672130004">
                <text:p>24.3725672130004</text:p>
              </table:table-cell>
              <table:table-cell office:value-type="float" office:value="0.0853301686796407">
                <text:p>0.0853301686796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.5330788720003">
                <text:p>24.5330788720003</text:p>
              </table:table-cell>
              <table:table-cell office:value-type="float" office:value="0.0847930605635472">
                <text:p>0.0847930605635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.7213787310011">
                <text:p>24.7213787310011</text:p>
              </table:table-cell>
              <table:table-cell office:value-type="float" office:value="0.092424612385264">
                <text:p>0.092424612385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8769454909998">
                <text:p>24.8769454909998</text:p>
              </table:table-cell>
              <table:table-cell office:value-type="float" office:value="0.0983299338106503">
                <text:p>0.0983299338106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031414336001">
                <text:p>25.031414336001</text:p>
              </table:table-cell>
              <table:table-cell office:value-type="float" office:value="0.102955445024229">
                <text:p>0.102955445024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1870646759999">
                <text:p>25.1870646759999</text:p>
              </table:table-cell>
              <table:table-cell office:value-type="float" office:value="0.106460741561552">
                <text:p>0.106460741561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3433754350008">
                <text:p>25.3433754350008</text:p>
              </table:table-cell>
              <table:table-cell office:value-type="float" office:value="0.109168593249241">
                <text:p>0.109168593249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4964522139999">
                <text:p>25.4964522139999</text:p>
              </table:table-cell>
              <table:table-cell office:value-type="float" office:value="0.111144398408917">
                <text:p>0.1111443984089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6566939000004">
                <text:p>25.6566939000004</text:p>
              </table:table-cell>
              <table:table-cell office:value-type="float" office:value="0.112630933746896">
                <text:p>0.1126309337468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8073577289997">
                <text:p>25.8073577289997</text:p>
              </table:table-cell>
              <table:table-cell office:value-type="float" office:value="0.113634158762223">
                <text:p>0.113634158762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9555863290007">
                <text:p>25.9555863290007</text:p>
              </table:table-cell>
              <table:table-cell office:value-type="float" office:value="0.114344827009778">
                <text:p>0.114344827009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1059301540008">
                <text:p>26.1059301540008</text:p>
              </table:table-cell>
              <table:table-cell office:value-type="float" office:value="0.114731675561311">
                <text:p>0.114731675561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2574517640005">
                <text:p>26.2574517640005</text:p>
              </table:table-cell>
              <table:table-cell office:value-type="float" office:value="0.114951363615072">
                <text:p>0.1149513636150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3989897020001">
                <text:p>26.3989897020001</text:p>
              </table:table-cell>
              <table:table-cell office:value-type="float" office:value="0.114949596639184">
                <text:p>0.114949596639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5337617570003">
                <text:p>26.5337617570003</text:p>
              </table:table-cell>
              <table:table-cell office:value-type="float" office:value="0.114860440670126">
                <text:p>0.114860440670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6723593490005">
                <text:p>26.6723593490005</text:p>
              </table:table-cell>
              <table:table-cell office:value-type="float" office:value="0.114615625263373">
                <text:p>0.114615625263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8084232500005">
                <text:p>26.8084232500005</text:p>
              </table:table-cell>
              <table:table-cell office:value-type="float" office:value="0.114334009644661">
                <text:p>0.1143340096446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9543852210008">
                <text:p>26.9543852210008</text:p>
              </table:table-cell>
              <table:table-cell office:value-type="float" office:value="0.114023598693172">
                <text:p>0.114023598693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0936416010009">
                <text:p>27.0936416010009</text:p>
              </table:table-cell>
              <table:table-cell office:value-type="float" office:value="0.11360693865603">
                <text:p>0.113606938656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2323903249999">
                <text:p>27.2323903249999</text:p>
              </table:table-cell>
              <table:table-cell office:value-type="float" office:value="0.113190383638579">
                <text:p>0.113190383638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3719277780001">
                <text:p>27.3719277780001</text:p>
              </table:table-cell>
              <table:table-cell office:value-type="float" office:value="0.112692528313077">
                <text:p>0.112692528313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4812391630003">
                <text:p>27.4812391630003</text:p>
              </table:table-cell>
              <table:table-cell office:value-type="float" office:value="0.112212846179874">
                <text:p>0.1122128461798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6257530769999">
                <text:p>27.6257530769999</text:p>
              </table:table-cell>
              <table:table-cell office:value-type="float" office:value="0.111748298921921">
                <text:p>0.111748298921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7675772580005">
                <text:p>27.7675772580005</text:p>
              </table:table-cell>
              <table:table-cell office:value-type="float" office:value="0.111216820955719">
                <text:p>0.1112168209557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910257679001">
                <text:p>27.910257679001</text:p>
              </table:table-cell>
              <table:table-cell office:value-type="float" office:value="0.110712587199357">
                <text:p>0.110712587199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0476998670001">
                <text:p>28.0476998670001</text:p>
              </table:table-cell>
              <table:table-cell office:value-type="float" office:value="0.110230719578981">
                <text:p>0.1102307195789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1867135240009">
                <text:p>28.1867135240009</text:p>
              </table:table-cell>
              <table:table-cell office:value-type="float" office:value="0.10968995200727">
                <text:p>0.109689952007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3275977630001">
                <text:p>28.3275977630001</text:p>
              </table:table-cell>
              <table:table-cell office:value-type="float" office:value="0.109180533034388">
                <text:p>0.1091805330343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4633583410014">
                <text:p>28.4633583410014</text:p>
              </table:table-cell>
              <table:table-cell office:value-type="float" office:value="0.108621022172191">
                <text:p>0.108621022172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6059024599999">
                <text:p>28.6059024599999</text:p>
              </table:table-cell>
              <table:table-cell office:value-type="float" office:value="0.108098231165315">
                <text:p>0.1080982311653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7537299550004">
                <text:p>28.7537299550004</text:p>
              </table:table-cell>
              <table:table-cell office:value-type="float" office:value="0.107605345495632">
                <text:p>0.107605345495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8919950119998">
                <text:p>28.8919950119998</text:p>
              </table:table-cell>
              <table:table-cell office:value-type="float" office:value="0.107063297375527">
                <text:p>0.107063297375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0312736520009">
                <text:p>29.0312736520009</text:p>
              </table:table-cell>
              <table:table-cell office:value-type="float" office:value="0.106556561245369">
                <text:p>0.106556561245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1717390169997">
                <text:p>29.1717390169997</text:p>
              </table:table-cell>
              <table:table-cell office:value-type="float" office:value="0.106006494671036">
                <text:p>0.106006494671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3100107740011">
                <text:p>29.3100107740011</text:p>
              </table:table-cell>
              <table:table-cell office:value-type="float" office:value="0.105494850909242">
                <text:p>0.105494850909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4506111299997">
                <text:p>29.4506111299997</text:p>
              </table:table-cell>
              <table:table-cell office:value-type="float" office:value="0.105014437428425">
                <text:p>0.1050144374284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5951446140007">
                <text:p>29.5951446140007</text:p>
              </table:table-cell>
              <table:table-cell office:value-type="float" office:value="0.104489365642399">
                <text:p>0.1044893656423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7407196510012">
                <text:p>29.7407196510012</text:p>
              </table:table-cell>
              <table:table-cell office:value-type="float" office:value="0.103999655779225">
                <text:p>0.1039996557792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8827540150014">
                <text:p>29.8827540150014</text:p>
              </table:table-cell>
              <table:table-cell office:value-type="float" office:value="0.10346999489365">
                <text:p>0.103469994893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0315370110002">
                <text:p>30.0315370110002</text:p>
              </table:table-cell>
              <table:table-cell office:value-type="float" office:value="0.10297801611694">
                <text:p>0.102978016116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.1800824130005">
                <text:p>30.1800824130005</text:p>
              </table:table-cell>
              <table:table-cell office:value-type="float" office:value="0.102449302525659">
                <text:p>0.1024493025256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3292146830008">
                <text:p>30.3292146830008</text:p>
              </table:table-cell>
              <table:table-cell office:value-type="float" office:value="0.101959442020528">
                <text:p>0.1019594420205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.5285958470013">
                <text:p>30.5285958470013</text:p>
              </table:table-cell>
              <table:table-cell office:value-type="float" office:value="0.101435103285296">
                <text:p>0.101435103285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675359498">
                <text:p>30.675359498</text:p>
              </table:table-cell>
              <table:table-cell office:value-type="float" office:value="0.1008849247335">
                <text:p>0.10088492473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8226004349999">
                <text:p>30.8226004349999</text:p>
              </table:table-cell>
              <table:table-cell office:value-type="float" office:value="0.100380070934341">
                <text:p>0.1003800709343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.9675702540007">
                <text:p>30.9675702540007</text:p>
              </table:table-cell>
              <table:table-cell office:value-type="float" office:value="0.099848030688841">
                <text:p>0.0998480306888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.113462704001">
                <text:p>31.113462704001</text:p>
              </table:table-cell>
              <table:table-cell office:value-type="float" office:value="0.0993589440315922">
                <text:p>0.09935894403159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.2610234050007">
                <text:p>31.2610234050007</text:p>
              </table:table-cell>
              <table:table-cell office:value-type="float" office:value="0.0988419939349512">
                <text:p>0.0988419939349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.4086256660012">
                <text:p>31.4086256660012</text:p>
              </table:table-cell>
              <table:table-cell office:value-type="float" office:value="0.0983661996495687">
                <text:p>0.09836619964956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.5590800130012">
                <text:p>31.5590800130012</text:p>
              </table:table-cell>
              <table:table-cell office:value-type="float" office:value="0.0979237289504242">
                <text:p>0.09792372895042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.7092309750005">
                <text:p>31.7092309750005</text:p>
              </table:table-cell>
              <table:table-cell office:value-type="float" office:value="0.0974472634151164">
                <text:p>0.09744726341511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.8666732660004">
                <text:p>31.8666732660004</text:p>
              </table:table-cell>
              <table:table-cell office:value-type="float" office:value="0.096945152504245">
                <text:p>0.096945152504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.0131311229998">
                <text:p>32.0131311229998</text:p>
              </table:table-cell>
              <table:table-cell office:value-type="float" office:value="0.0964835667983487">
                <text:p>0.09648356679834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.1656519349999">
                <text:p>32.1656519349999</text:p>
              </table:table-cell>
              <table:table-cell office:value-type="float" office:value="0.0959956308681461">
                <text:p>0.09599563086814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.3078973299998">
                <text:p>32.3078973299998</text:p>
              </table:table-cell>
              <table:table-cell office:value-type="float" office:value="0.0955465046945169">
                <text:p>0.09554650469451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.4636950020013">
                <text:p>32.4636950020013</text:p>
              </table:table-cell>
              <table:table-cell office:value-type="float" office:value="0.0950707441282843">
                <text:p>0.09507074412828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.6291244800013">
                <text:p>32.6291244800013</text:p>
              </table:table-cell>
              <table:table-cell office:value-type="float" office:value="0.0946324466958163">
                <text:p>0.09463244669581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.789054592">
                <text:p>32.789054592</text:p>
              </table:table-cell>
              <table:table-cell office:value-type="float" office:value="0.0941674958181915">
                <text:p>0.09416749581819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.9511343300001">
                <text:p>32.9511343300001</text:p>
              </table:table-cell>
              <table:table-cell office:value-type="float" office:value="0.0937389046300133">
                <text:p>0.09373890463001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1095847430006">
                <text:p>33.1095847430006</text:p>
              </table:table-cell>
              <table:table-cell office:value-type="float" office:value="0.0932838066308399">
                <text:p>0.0932838066308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.266745971001">
                <text:p>33.266745971001</text:p>
              </table:table-cell>
              <table:table-cell office:value-type="float" office:value="0.0928088634864901">
                <text:p>0.09280886348649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.4220502260014">
                <text:p>33.4220502260014</text:p>
              </table:table-cell>
              <table:table-cell office:value-type="float" office:value="0.0923739790067148">
                <text:p>0.09237397900671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.5902106770009">
                <text:p>33.5902106770009</text:p>
              </table:table-cell>
              <table:table-cell office:value-type="float" office:value="0.0919172012233898">
                <text:p>0.0919172012233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.7334326850014">
                <text:p>33.7334326850014</text:p>
              </table:table-cell>
              <table:table-cell office:value-type="float" office:value="0.0914978328349993">
                <text:p>0.09149783283499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8887829110008">
                <text:p>33.8887829110008</text:p>
              </table:table-cell>
              <table:table-cell office:value-type="float" office:value="0.0910554091251423">
                <text:p>0.0910554091251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0393471480002">
                <text:p>34.0393471480002</text:p>
              </table:table-cell>
              <table:table-cell office:value-type="float" office:value="0.0906484816027845">
                <text:p>0.09064848160278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.1929983919999">
                <text:p>34.1929983919999</text:p>
              </table:table-cell>
              <table:table-cell office:value-type="float" office:value="0.0902179003264754">
                <text:p>0.09021790032647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.3497544150014">
                <text:p>34.3497544150014</text:p>
              </table:table-cell>
              <table:table-cell office:value-type="float" office:value="0.0898213790847097">
                <text:p>0.08982137908470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511002782001">
                <text:p>34.511002782001</text:p>
              </table:table-cell>
              <table:table-cell office:value-type="float" office:value="0.0894009629168906">
                <text:p>0.0894009629168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6810989780006">
                <text:p>34.6810989780006</text:p>
              </table:table-cell>
              <table:table-cell office:value-type="float" office:value="0.0889626307986288">
                <text:p>0.0889626307986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821742610013">
                <text:p>34.7821742610013</text:p>
              </table:table-cell>
              <table:table-cell office:value-type="float" office:value="0.0885614089867291">
                <text:p>0.0885614089867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9380441129997">
                <text:p>34.9380441129997</text:p>
              </table:table-cell>
              <table:table-cell office:value-type="float" office:value="0.088190167651811">
                <text:p>0.0881901676518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100961690001">
                <text:p>35.100961690001</text:p>
              </table:table-cell>
              <table:table-cell office:value-type="float" office:value="0.0935406398685753">
                <text:p>0.09354063986857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2589819080004">
                <text:p>35.2589819080004</text:p>
              </table:table-cell>
              <table:table-cell office:value-type="float" office:value="0.0977551479980121">
                <text:p>0.0977551479980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4162370970007">
                <text:p>35.4162370970007</text:p>
              </table:table-cell>
              <table:table-cell office:value-type="float" office:value="0.100996141190432">
                <text:p>0.1009961411904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5771724300012">
                <text:p>35.5771724300012</text:p>
              </table:table-cell>
              <table:table-cell office:value-type="float" office:value="0.10345980247076">
                <text:p>0.10345980247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7347357620001">
                <text:p>35.7347357620001</text:p>
              </table:table-cell>
              <table:table-cell office:value-type="float" office:value="0.105366712033105">
                <text:p>0.105366712033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8878310500004">
                <text:p>35.8878310500004</text:p>
              </table:table-cell>
              <table:table-cell office:value-type="float" office:value="0.106765279738843">
                <text:p>0.1067652797388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0432717170006">
                <text:p>36.0432717170006</text:p>
              </table:table-cell>
              <table:table-cell office:value-type="float" office:value="0.107821187376509">
                <text:p>0.1078211873765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939061740013">
                <text:p>36.1939061740013</text:p>
              </table:table-cell>
              <table:table-cell office:value-type="float" office:value="0.108541072463881">
                <text:p>0.1085410724638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3456161049999">
                <text:p>36.3456161049999</text:p>
              </table:table-cell>
              <table:table-cell office:value-type="float" office:value="0.109055080193327">
                <text:p>0.1090550801933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4978406219998">
                <text:p>36.4978406219998</text:p>
              </table:table-cell>
              <table:table-cell office:value-type="float" office:value="0.109343511668474">
                <text:p>0.1093435116684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6481896360001">
                <text:p>36.6481896360001</text:p>
              </table:table-cell>
              <table:table-cell office:value-type="float" office:value="0.109513376827892">
                <text:p>0.1095133768278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8669751550005">
                <text:p>36.8669751550005</text:p>
              </table:table-cell>
              <table:table-cell office:value-type="float" office:value="0.109468624959581">
                <text:p>0.1094686249595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0237256680011">
                <text:p>37.0237256680011</text:p>
              </table:table-cell>
              <table:table-cell office:value-type="float" office:value="0.109373265090281">
                <text:p>0.109373265090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1814178910008">
                <text:p>37.1814178910008</text:p>
              </table:table-cell>
              <table:table-cell office:value-type="float" office:value="0.109178828874393">
                <text:p>0.1091788288743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.3389032619998">
                <text:p>37.3389032619998</text:p>
              </table:table-cell>
              <table:table-cell office:value-type="float" office:value="0.108964684721136">
                <text:p>0.108964684721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.4906008329999">
                <text:p>37.4906008329999</text:p>
              </table:table-cell>
              <table:table-cell office:value-type="float" office:value="0.108677124120995">
                <text:p>0.1086771241209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.6396738010008">
                <text:p>37.6396738010008</text:p>
              </table:table-cell>
              <table:table-cell office:value-type="float" office:value="0.10838942047642">
                <text:p>0.108389420476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.791694556001">
                <text:p>37.791694556001</text:p>
              </table:table-cell>
              <table:table-cell office:value-type="float" office:value="0.10804486971447">
                <text:p>0.108044869714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9503549110013">
                <text:p>37.9503549110013</text:p>
              </table:table-cell>
              <table:table-cell office:value-type="float" office:value="0.107712491516257">
                <text:p>0.1077124915162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1070628730013">
                <text:p>38.1070628730013</text:p>
              </table:table-cell>
              <table:table-cell office:value-type="float" office:value="0.107334014377026">
                <text:p>0.1073340143770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2625917900004">
                <text:p>38.2625917900004</text:p>
              </table:table-cell>
              <table:table-cell office:value-type="float" office:value="0.106919843080569">
                <text:p>0.1069198430805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.4171840950003">
                <text:p>38.4171840950003</text:p>
              </table:table-cell>
              <table:table-cell office:value-type="float" office:value="0.106533249792539">
                <text:p>0.1065332497925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.5760066530002">
                <text:p>38.5760066530002</text:p>
              </table:table-cell>
              <table:table-cell office:value-type="float" office:value="0.106114328293561">
                <text:p>0.1061143282935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.7343391040013">
                <text:p>38.7343391040013</text:p>
              </table:table-cell>
              <table:table-cell office:value-type="float" office:value="0.105724795968182">
                <text:p>0.1057247959681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.8938371700006">
                <text:p>38.8938371700006</text:p>
              </table:table-cell>
              <table:table-cell office:value-type="float" office:value="0.105305225375582">
                <text:p>0.1053052253755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0496589100003">
                <text:p>39.0496589100003</text:p>
              </table:table-cell>
              <table:table-cell office:value-type="float" office:value="0.104916014925789">
                <text:p>0.104916014925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2038733010013">
                <text:p>39.2038733010013</text:p>
              </table:table-cell>
              <table:table-cell office:value-type="float" office:value="0.10449836463986">
                <text:p>0.10449836463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3605810730005">
                <text:p>39.3605810730005</text:p>
              </table:table-cell>
              <table:table-cell office:value-type="float" office:value="0.104059049768154">
                <text:p>0.1040590497681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5200743080004">
                <text:p>39.5200743080004</text:p>
              </table:table-cell>
              <table:table-cell office:value-type="float" office:value="0.103655403079829">
                <text:p>0.1036554030798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6821212440009">
                <text:p>39.6821212440009</text:p>
              </table:table-cell>
              <table:table-cell office:value-type="float" office:value="0.103228890991782">
                <text:p>0.1032288909917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8406130479998">
                <text:p>39.8406130479998</text:p>
              </table:table-cell>
              <table:table-cell office:value-type="float" office:value="0.102836277350388">
                <text:p>0.1028362773503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9683847960005">
                <text:p>39.9683847960005</text:p>
              </table:table-cell>
              <table:table-cell office:value-type="float" office:value="0.10242015538157">
                <text:p>0.10242015538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125115928">
                <text:p>40.125115928</text:p>
              </table:table-cell>
              <table:table-cell office:value-type="float" office:value="0.102036626817819">
                <text:p>0.1020366268178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2825382869996">
                <text:p>40.2825382869996</text:p>
              </table:table-cell>
              <table:table-cell office:value-type="float" office:value="0.101629301454255">
                <text:p>0.101629301454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4351340590001">
                <text:p>40.4351340590001</text:p>
              </table:table-cell>
              <table:table-cell office:value-type="float" office:value="0.101253565851683">
                <text:p>0.1012535658516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5795418500002">
                <text:p>40.5795418500002</text:p>
              </table:table-cell>
              <table:table-cell office:value-type="float" office:value="0.100853969306657">
                <text:p>0.1008539693066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726877217001">
                <text:p>40.726877217001</text:p>
              </table:table-cell>
              <table:table-cell office:value-type="float" office:value="0.100485155643345">
                <text:p>0.1004851556433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.8673920910005">
                <text:p>40.8673920910005</text:p>
              </table:table-cell>
              <table:table-cell office:value-type="float" office:value="0.100092558012213">
                <text:p>0.1000925580122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0122296070003">
                <text:p>41.0122296070003</text:p>
              </table:table-cell>
              <table:table-cell office:value-type="float" office:value="0.0997300660657901">
                <text:p>0.09973006606579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151624477001">
                <text:p>41.151624477001</text:p>
              </table:table-cell>
              <table:table-cell office:value-type="float" office:value="0.099391895989887">
                <text:p>0.0993918959898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2937382600012">
                <text:p>41.2937382600012</text:p>
              </table:table-cell>
              <table:table-cell office:value-type="float" office:value="0.0990257119138609">
                <text:p>0.09902571191386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411713980007">
                <text:p>41.4411713980007</text:p>
              </table:table-cell>
              <table:table-cell office:value-type="float" office:value="0.0986852897257359">
                <text:p>0.09868528972573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880740600005">
                <text:p>41.5880740600005</text:p>
              </table:table-cell>
              <table:table-cell office:value-type="float" office:value="0.0983186918290149">
                <text:p>0.09831869182901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7295608350014">
                <text:p>41.7295608350014</text:p>
              </table:table-cell>
              <table:table-cell office:value-type="float" office:value="0.0979786249607964">
                <text:p>0.09797862496079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8755189350013">
                <text:p>41.8755189350013</text:p>
              </table:table-cell>
              <table:table-cell office:value-type="float" office:value="0.0976136691994064">
                <text:p>0.09761366919940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021592557001">
                <text:p>42.021592557001</text:p>
              </table:table-cell>
              <table:table-cell office:value-type="float" office:value="0.0972755876377026">
                <text:p>0.09727558763770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.1628426389998">
                <text:p>42.1628426389998</text:p>
              </table:table-cell>
              <table:table-cell office:value-type="float" office:value="0.096913548869112">
                <text:p>0.096913548869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3041024619997">
                <text:p>42.3041024619997</text:p>
              </table:table-cell>
              <table:table-cell office:value-type="float" office:value="0.0965784581429086">
                <text:p>0.09657845814290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4456504080008">
                <text:p>42.4456504080008</text:p>
              </table:table-cell>
              <table:table-cell office:value-type="float" office:value="0.096265141811239">
                <text:p>0.0962651418112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5996205760002">
                <text:p>42.5996205760002</text:p>
              </table:table-cell>
              <table:table-cell office:value-type="float" office:value="0.0959246429998187">
                <text:p>0.09592464299981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7557414790008">
                <text:p>42.7557414790008</text:p>
              </table:table-cell>
              <table:table-cell office:value-type="float" office:value="0.0956076389281568">
                <text:p>0.09560763892815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9107192890006">
                <text:p>42.9107192890006</text:p>
              </table:table-cell>
              <table:table-cell office:value-type="float" office:value="0.0952654538655302">
                <text:p>0.09526545386553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.0645612750013">
                <text:p>43.0645612750013</text:p>
              </table:table-cell>
              <table:table-cell office:value-type="float" office:value="0.0949039518774709">
                <text:p>0.09490395187747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.196135780001">
                <text:p>43.196135780001</text:p>
              </table:table-cell>
              <table:table-cell office:value-type="float" office:value="0.0945711801499954">
                <text:p>0.09457118014999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.3557232260009">
                <text:p>43.3557232260009</text:p>
              </table:table-cell>
              <table:table-cell office:value-type="float" office:value="0.094261595282787">
                <text:p>0.0942615952827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.5096925730013">
                <text:p>43.5096925730013</text:p>
              </table:table-cell>
              <table:table-cell office:value-type="float" office:value="0.0939277947447481">
                <text:p>0.09392779474474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.674302200001">
                <text:p>43.674302200001</text:p>
              </table:table-cell>
              <table:table-cell office:value-type="float" office:value="0.0935754155193008">
                <text:p>0.0935754155193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.830592196">
                <text:p>43.830592196</text:p>
              </table:table-cell>
              <table:table-cell office:value-type="float" office:value="0.0932511370131418">
                <text:p>0.09325113701314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.9854781450013">
                <text:p>43.9854781450013</text:p>
              </table:table-cell>
              <table:table-cell office:value-type="float" office:value="0.0929075457661198">
                <text:p>0.0929075457661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.1420986440007">
                <text:p>44.1420986440007</text:p>
              </table:table-cell>
              <table:table-cell office:value-type="float" office:value="0.0925908767955443">
                <text:p>0.09259087679554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.2919819520012">
                <text:p>44.2919819520012</text:p>
              </table:table-cell>
              <table:table-cell office:value-type="float" office:value="0.0922545196182536">
                <text:p>0.0922545196182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.4470306620005">
                <text:p>44.4470306620005</text:p>
              </table:table-cell>
              <table:table-cell office:value-type="float" office:value="0.0919442052637639">
                <text:p>0.09194420526376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.6025100679999">
                <text:p>44.6025100679999</text:p>
              </table:table-cell>
              <table:table-cell office:value-type="float" office:value="0.0917371823928293">
                <text:p>0.09173718239282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.7699629700001">
                <text:p>44.7699629700001</text:p>
              </table:table-cell>
              <table:table-cell office:value-type="float" office:value="0.0915715640960816">
                <text:p>0.09157156409608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92577704">
                <text:p>44.92577704</text:p>
              </table:table-cell>
              <table:table-cell office:value-type="float" office:value="0.0914390694586835">
                <text:p>0.09143906945868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.0863602480004">
                <text:p>45.0863602480004</text:p>
              </table:table-cell>
              <table:table-cell office:value-type="float" office:value="0.091333073748765">
                <text:p>0.0913330737487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.242278529">
                <text:p>45.242278529</text:p>
              </table:table-cell>
              <table:table-cell office:value-type="float" office:value="0.0912482771808302">
                <text:p>0.09124827718083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.394693657001">
                <text:p>45.394693657001</text:p>
              </table:table-cell>
              <table:table-cell office:value-type="float" office:value="0.0911804399264823">
                <text:p>0.09118043992648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.5488202659999">
                <text:p>45.5488202659999</text:p>
              </table:table-cell>
              <table:table-cell office:value-type="float" office:value="0.091126170123004">
                <text:p>0.0911261701230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7041905510014">
                <text:p>45.7041905510014</text:p>
              </table:table-cell>
              <table:table-cell office:value-type="float" office:value="0.0910827542802214">
                <text:p>0.09108275428022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8621065460011">
                <text:p>45.8621065460011</text:p>
              </table:table-cell>
              <table:table-cell office:value-type="float" office:value="0.0910480216059953">
                <text:p>0.0910480216059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.0161414140002">
                <text:p>46.0161414140002</text:p>
              </table:table-cell>
              <table:table-cell office:value-type="float" office:value="0.0910202354666145">
                <text:p>0.09102023546661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.2350986630008">
                <text:p>46.2350986630008</text:p>
              </table:table-cell>
              <table:table-cell office:value-type="float" office:value="0.0909567779424526">
                <text:p>0.09095677794245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3850564920012">
                <text:p>46.3850564920012</text:p>
              </table:table-cell>
              <table:table-cell office:value-type="float" office:value="0.0909060119231231">
                <text:p>0.09090601192312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5318882720003">
                <text:p>46.5318882720003</text:p>
              </table:table-cell>
              <table:table-cell office:value-type="float" office:value="0.0908653991076594">
                <text:p>0.09086539910765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6808112770013">
                <text:p>46.6808112770013</text:p>
              </table:table-cell>
              <table:table-cell office:value-type="float" office:value="0.0908329088552886">
                <text:p>0.09083290885528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8324484660006">
                <text:p>46.8324484660006</text:p>
              </table:table-cell>
              <table:table-cell office:value-type="float" office:value="0.0907658745955431">
                <text:p>0.09076587459554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912366820008">
                <text:p>46.9912366820008</text:p>
              </table:table-cell>
              <table:table-cell office:value-type="float" office:value="0.0907122471877467">
                <text:p>0.09071224718774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437398810012">
                <text:p>47.1437398810012</text:p>
              </table:table-cell>
              <table:table-cell office:value-type="float" office:value="0.0906693452615096">
                <text:p>0.09066934526150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2921021700004">
                <text:p>47.2921021700004</text:p>
              </table:table-cell>
              <table:table-cell office:value-type="float" office:value="0.0906350237205199">
                <text:p>0.09063502372051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439733489">
                <text:p>47.439733489</text:p>
              </table:table-cell>
              <table:table-cell office:value-type="float" office:value="0.0906075664877281">
                <text:p>0.09060756648772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5886773849998">
                <text:p>47.5886773849998</text:p>
              </table:table-cell>
              <table:table-cell office:value-type="float" office:value="0.0905856007014947">
                <text:p>0.09058560070149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.7410671630005">
                <text:p>47.7410671630005</text:p>
              </table:table-cell>
              <table:table-cell office:value-type="float" office:value="0.090568028072508">
                <text:p>0.0905680280725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.8999235800002">
                <text:p>47.8999235800002</text:p>
              </table:table-cell>
              <table:table-cell office:value-type="float" office:value="0.0905539699693186">
                <text:p>0.09055396996931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.0459517400013">
                <text:p>48.0459517400013</text:p>
              </table:table-cell>
              <table:table-cell office:value-type="float" office:value="0.0905427234867671">
                <text:p>0.09054272348676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1894975690011">
                <text:p>48.1894975690011</text:p>
              </table:table-cell>
              <table:table-cell office:value-type="float" office:value="0.0905337263007259">
                <text:p>0.09053372630072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3391073029998">
                <text:p>48.3391073029998</text:p>
              </table:table-cell>
              <table:table-cell office:value-type="float" office:value="0.090526528551893">
                <text:p>0.0905265285518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.4846291970007">
                <text:p>48.4846291970007</text:p>
              </table:table-cell>
              <table:table-cell office:value-type="float" office:value="0.0905207703528266">
                <text:p>0.09052077035282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.6354102550013">
                <text:p>48.6354102550013</text:p>
              </table:table-cell>
              <table:table-cell office:value-type="float" office:value="0.0905161637935735">
                <text:p>0.09051616379357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.7754913830013">
                <text:p>48.7754913830013</text:p>
              </table:table-cell>
              <table:table-cell office:value-type="float" office:value="0.090512478546171">
                <text:p>0.0905124785461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.9105130290009">
                <text:p>48.9105130290009</text:p>
              </table:table-cell>
              <table:table-cell office:value-type="float" office:value="0.0905095303482491">
                <text:p>0.09050953034824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.0486510629999">
                <text:p>49.0486510629999</text:p>
              </table:table-cell>
              <table:table-cell office:value-type="float" office:value="0.0905071717899115">
                <text:p>0.0905071717899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.1839602020009">
                <text:p>49.1839602020009</text:p>
              </table:table-cell>
              <table:table-cell office:value-type="float" office:value="0.0905052849432414">
                <text:p>0.09050528494324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.3674532390014">
                <text:p>49.3674532390014</text:p>
              </table:table-cell>
              <table:table-cell office:value-type="float" office:value="0.0904629186995141">
                <text:p>0.09046291869951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.5097318130011">
                <text:p>49.5097318130011</text:p>
              </table:table-cell>
              <table:table-cell office:value-type="float" office:value="0.0904290257045323">
                <text:p>0.09042902570453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.6549385830003">
                <text:p>49.6549385830003</text:p>
              </table:table-cell>
              <table:table-cell office:value-type="float" office:value="0.0904019113085468">
                <text:p>0.09040191130854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.7963321660009">
                <text:p>49.7963321660009</text:p>
              </table:table-cell>
              <table:table-cell office:value-type="float" office:value="0.0903802197917585">
                <text:p>0.09038021979175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.9336541900011">
                <text:p>49.9336541900011</text:p>
              </table:table-cell>
              <table:table-cell office:value-type="float" office:value="0.0903628665783278">
                <text:p>0.09036286657832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.0760476659998">
                <text:p>50.0760476659998</text:p>
              </table:table-cell>
              <table:table-cell office:value-type="float" office:value="0.0903489840075832">
                <text:p>0.09034898400758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.2160317420003">
                <text:p>50.2160317420003</text:p>
              </table:table-cell>
              <table:table-cell office:value-type="float" office:value="0.0903378779509876">
                <text:p>0.0903378779509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.3702411710001">
                <text:p>50.3702411710001</text:p>
              </table:table-cell>
              <table:table-cell office:value-type="float" office:value="0.090328993105711">
                <text:p>0.0903289931057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.5227943910013">
                <text:p>50.5227943910013</text:p>
              </table:table-cell>
              <table:table-cell office:value-type="float" office:value="0.0902812125025869">
                <text:p>0.0902812125025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.6751790079998">
                <text:p>50.6751790079998</text:p>
              </table:table-cell>
              <table:table-cell office:value-type="float" office:value="0.0902429880200875">
                <text:p>0.0902429880200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.8250041740012">
                <text:p>50.8250041740012</text:p>
              </table:table-cell>
              <table:table-cell office:value-type="float" office:value="0.090212408434088">
                <text:p>0.0902124084340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.9790571320009">
                <text:p>50.9790571320009</text:p>
              </table:table-cell>
              <table:table-cell office:value-type="float" office:value="0.0901879447652884">
                <text:p>0.09018794476528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1.1239797680009">
                <text:p>51.1239797680009</text:p>
              </table:table-cell>
              <table:table-cell office:value-type="float" office:value="0.0901683738302488">
                <text:p>0.09016837383024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.2747217650012">
                <text:p>51.2747217650012</text:p>
              </table:table-cell>
              <table:table-cell office:value-type="float" office:value="0.0901122271540867">
                <text:p>0.09011222715408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.427199744001">
                <text:p>51.427199744001</text:p>
              </table:table-cell>
              <table:table-cell office:value-type="float" office:value="0.090067309813157">
                <text:p>0.0900673098131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.5778404600005">
                <text:p>51.5778404600005</text:p>
              </table:table-cell>
              <table:table-cell office:value-type="float" office:value="0.0900313759404132">
                <text:p>0.0900313759404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.7308468350002">
                <text:p>51.7308468350002</text:p>
              </table:table-cell>
              <table:table-cell office:value-type="float" office:value="0.0900026288422182">
                <text:p>0.09000262884221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.8926004260011">
                <text:p>51.8926004260011</text:p>
              </table:table-cell>
              <table:table-cell office:value-type="float" office:value="0.0899796311636622">
                <text:p>0.08997963116366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.0439908509998">
                <text:p>52.0439908509998</text:p>
              </table:table-cell>
              <table:table-cell office:value-type="float" office:value="0.0899209246618715">
                <text:p>0.08992092466187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2.1944811450012">
                <text:p>52.1944811450012</text:p>
              </table:table-cell>
              <table:table-cell office:value-type="float" office:value="0.0898739594604389">
                <text:p>0.08987395946043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.3451096710014">
                <text:p>52.3451096710014</text:p>
              </table:table-cell>
              <table:table-cell office:value-type="float" office:value="0.0898363872992928">
                <text:p>0.08983638729929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.4662813970008">
                <text:p>52.4662813970008</text:p>
              </table:table-cell>
              <table:table-cell office:value-type="float" office:value="0.089806329570376">
                <text:p>0.089806329570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.6401424960004">
                <text:p>52.6401424960004</text:p>
              </table:table-cell>
              <table:table-cell office:value-type="float" office:value="0.0897822833872425">
                <text:p>0.08978228338724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.7957127620011">
                <text:p>52.7957127620011</text:p>
              </table:table-cell>
              <table:table-cell office:value-type="float" office:value="0.0897630464407357">
                <text:p>0.08976304644073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.9447372579998">
                <text:p>52.9447372579998</text:p>
              </table:table-cell>
              <table:table-cell office:value-type="float" office:value="0.0897476568835302">
                <text:p>0.0897476568835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.0983049000006">
                <text:p>53.0983049000006</text:p>
              </table:table-cell>
              <table:table-cell office:value-type="float" office:value="0.0897353452377659">
                <text:p>0.08973534523776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.2473027550004">
                <text:p>53.2473027550004</text:p>
              </table:table-cell>
              <table:table-cell office:value-type="float" office:value="0.0897254959211544">
                <text:p>0.08972549592115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.3965956850007">
                <text:p>53.3965956850007</text:p>
              </table:table-cell>
              <table:table-cell office:value-type="float" office:value="0.0896774884595186">
                <text:p>0.08967748845951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.546736784001">
                <text:p>53.546736784001</text:p>
              </table:table-cell>
              <table:table-cell office:value-type="float" office:value="0.08963908249021">
                <text:p>0.089639082490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.7054732390006">
                <text:p>53.7054732390006</text:p>
              </table:table-cell>
              <table:table-cell office:value-type="float" office:value="0.0896083577147631">
                <text:p>0.08960835771476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.8553201350005">
                <text:p>53.8553201350005</text:p>
              </table:table-cell>
              <table:table-cell office:value-type="float" office:value="0.0895837778944055">
                <text:p>0.0895837778944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4.0053851040011">
                <text:p>54.0053851040011</text:p>
              </table:table-cell>
              <table:table-cell office:value-type="float" office:value="0.0895641140381195">
                <text:p>0.08956411403811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4.1507415550004">
                <text:p>54.1507415550004</text:p>
              </table:table-cell>
              <table:table-cell office:value-type="float" office:value="0.0895483829530907">
                <text:p>0.08954838295309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.2973937919996">
                <text:p>54.2973937919996</text:p>
              </table:table-cell>
              <table:table-cell office:value-type="float" office:value="0.0895357980850677">
                <text:p>0.08953579808506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.4474077800005">
                <text:p>54.4474077800005</text:p>
              </table:table-cell>
              <table:table-cell office:value-type="float" office:value="0.0895257301906492">
                <text:p>0.08952573019064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.5976973810011">
                <text:p>54.5976973810011</text:p>
              </table:table-cell>
              <table:table-cell office:value-type="float" office:value="0.0895176758751144">
                <text:p>0.08951767587511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.7629923450004">
                <text:p>54.7629923450004</text:p>
              </table:table-cell>
              <table:table-cell office:value-type="float" office:value="0.0894712835572344">
                <text:p>0.08947128355723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.9109557980009">
                <text:p>54.9109557980009</text:p>
              </table:table-cell>
              <table:table-cell office:value-type="float" office:value="0.0894341697029304">
                <text:p>0.08943416970293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.0625295950013">
                <text:p>55.0625295950013</text:p>
              </table:table-cell>
              <table:table-cell office:value-type="float" office:value="0.0894044786194872">
                <text:p>0.08940447861948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.2107692910013">
                <text:p>55.2107692910013</text:p>
              </table:table-cell>
              <table:table-cell office:value-type="float" office:value="0.0893807257527326">
                <text:p>0.08938072575273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.3557692980012">
                <text:p>55.3557692980012</text:p>
              </table:table-cell>
              <table:table-cell office:value-type="float" office:value="0.0893617234593289">
                <text:p>0.08936172345932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.5488610210014">
                <text:p>55.5488610210014</text:p>
              </table:table-cell>
              <table:table-cell office:value-type="float" office:value="0.089346521624606">
                <text:p>0.0893465216246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.6947360780014">
                <text:p>55.6947360780014</text:p>
              </table:table-cell>
              <table:table-cell office:value-type="float" office:value="0.0893343601568277">
                <text:p>0.08933436015682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8332755570009">
                <text:p>55.8332755570009</text:p>
              </table:table-cell>
              <table:table-cell office:value-type="float" office:value="0.089324630982605">
                <text:p>0.0893246309826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9714543800001">
                <text:p>55.9714543800001</text:p>
              </table:table-cell>
              <table:table-cell office:value-type="float" office:value="0.0893168476432268">
                <text:p>0.08931684764322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1132625280006">
                <text:p>56.1132625280006</text:p>
              </table:table-cell>
              <table:table-cell office:value-type="float" office:value="0.0893106209717243">
                <text:p>0.08931062097172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.2474184020011">
                <text:p>56.2474184020011</text:p>
              </table:table-cell>
              <table:table-cell office:value-type="float" office:value="0.0892658687150187">
                <text:p>0.08926586871501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.3860632619999">
                <text:p>56.3860632619999</text:p>
              </table:table-cell>
              <table:table-cell office:value-type="float" office:value="0.0892300669096541">
                <text:p>0.0892300669096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5250395250005">
                <text:p>56.5250395250005</text:p>
              </table:table-cell>
              <table:table-cell office:value-type="float" office:value="0.0892014254653625">
                <text:p>0.0892014254653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6650372010008">
                <text:p>56.6650372010008</text:p>
              </table:table-cell>
              <table:table-cell office:value-type="float" office:value="0.0891785123099292">
                <text:p>0.08917851230992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8074892559998">
                <text:p>56.8074892559998</text:p>
              </table:table-cell>
              <table:table-cell office:value-type="float" office:value="0.0891601817855826">
                <text:p>0.08916018178558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9548306610013">
                <text:p>56.9548306610013</text:p>
              </table:table-cell>
              <table:table-cell office:value-type="float" office:value="0.0891455173661053">
                <text:p>0.08914551736610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.0997457070007">
                <text:p>57.0997457070007</text:p>
              </table:table-cell>
              <table:table-cell office:value-type="float" office:value="0.0891337858305234">
                <text:p>0.08913378583052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476410190011">
                <text:p>57.2476410190011</text:p>
              </table:table-cell>
              <table:table-cell office:value-type="float" office:value="0.0891244006020579">
                <text:p>0.08912440060205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3897099900005">
                <text:p>57.3897099900005</text:p>
              </table:table-cell>
              <table:table-cell office:value-type="float" office:value="0.0891168924192856">
                <text:p>0.08911689241928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5341117290009">
                <text:p>57.5341117290009</text:p>
              </table:table-cell>
              <table:table-cell office:value-type="float" office:value="0.0891108858730677">
                <text:p>0.08911088587306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819351300001">
                <text:p>57.6819351300001</text:p>
              </table:table-cell>
              <table:table-cell office:value-type="float" office:value="0.0891060806360933">
                <text:p>0.08910608063609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282518830001">
                <text:p>57.8282518830001</text:p>
              </table:table-cell>
              <table:table-cell office:value-type="float" office:value="0.0891022364465139">
                <text:p>0.0891022364465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.9748917790002">
                <text:p>57.9748917790002</text:p>
              </table:table-cell>
              <table:table-cell office:value-type="float" office:value="0.0890991610948503">
                <text:p>0.08909916109485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1207897160002">
                <text:p>58.1207897160002</text:p>
              </table:table-cell>
              <table:table-cell office:value-type="float" office:value="0.0890967008135194">
                <text:p>0.08909670081351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2616429620011">
                <text:p>58.2616429620011</text:p>
              </table:table-cell>
              <table:table-cell office:value-type="float" office:value="0.0934995828730378">
                <text:p>0.09349958287303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3989755450002">
                <text:p>58.3989755450002</text:p>
              </table:table-cell>
              <table:table-cell office:value-type="float" office:value="0.0970218885206525">
                <text:p>0.09702188852065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5519766289999">
                <text:p>58.5519766289999</text:p>
              </table:table-cell>
              <table:table-cell office:value-type="float" office:value="0.0998397330387442">
                <text:p>0.09983973303874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8.6697550540011">
                <text:p>58.6697550540011</text:p>
              </table:table-cell>
              <table:table-cell office:value-type="float" office:value="0.0976891583686346">
                <text:p>0.09768915836863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8.8085599950009">
                <text:p>58.8085599950009</text:p>
              </table:table-cell>
              <table:table-cell office:value-type="float" office:value="0.0959686986325469">
                <text:p>0.09596869863254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8.9454087120012">
                <text:p>58.9454087120012</text:p>
              </table:table-cell>
              <table:table-cell office:value-type="float" office:value="0.0945923308436767">
                <text:p>0.09459233084367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0830521090011">
                <text:p>59.0830521090011</text:p>
              </table:table-cell>
              <table:table-cell office:value-type="float" office:value="0.0934912366125806">
                <text:p>0.0934912366125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2181325150013">
                <text:p>59.2181325150013</text:p>
              </table:table-cell>
              <table:table-cell office:value-type="float" office:value="0.0926103612277037">
                <text:p>0.09261036122770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.3583805430008">
                <text:p>59.3583805430008</text:p>
              </table:table-cell>
              <table:table-cell office:value-type="float" office:value="0.0919056609198021">
                <text:p>0.0919056609198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9.5052239020006">
                <text:p>59.5052239020006</text:p>
              </table:table-cell>
              <table:table-cell office:value-type="float" office:value="0.0913419006734809">
                <text:p>0.09134190067348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.6523307740008">
                <text:p>59.6523307740008</text:p>
              </table:table-cell>
              <table:table-cell office:value-type="float" office:value="0.0908908924764239">
                <text:p>0.09089089247642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.7917346120012">
                <text:p>59.7917346120012</text:p>
              </table:table-cell>
              <table:table-cell office:value-type="float" office:value="0.0905300859187783">
                <text:p>0.09053008591877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.9345770020009">
                <text:p>59.9345770020009</text:p>
              </table:table-cell>
              <table:table-cell office:value-type="float" office:value="0.0902414406726619">
                <text:p>0.09024144067266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0.0744237649997">
                <text:p>60.0744237649997</text:p>
              </table:table-cell>
              <table:table-cell office:value-type="float" office:value="0.0900105244757687">
                <text:p>0.09001052447576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.2143104290008">
                <text:p>60.2143104290008</text:p>
              </table:table-cell>
              <table:table-cell office:value-type="float" office:value="0.0898257915182542">
                <text:p>0.08982579151825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.3574205630011">
                <text:p>60.3574205630011</text:p>
              </table:table-cell>
              <table:table-cell office:value-type="float" office:value="0.0896780051522425">
                <text:p>0.08967800515224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0.4957698480011">
                <text:p>60.4957698480011</text:p>
              </table:table-cell>
              <table:table-cell office:value-type="float" office:value="0.0895597760594332">
                <text:p>0.08955977605943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.6388929010009">
                <text:p>60.6388929010009</text:p>
              </table:table-cell>
              <table:table-cell office:value-type="float" office:value="0.0895049637046895">
                <text:p>0.08950496370468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0.7843862730006">
                <text:p>60.7843862730006</text:p>
              </table:table-cell>
              <table:table-cell office:value-type="float" office:value="0.0894213429013908">
                <text:p>0.08942134290139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.9316024670006">
                <text:p>60.9316024670006</text:p>
              </table:table-cell>
              <table:table-cell office:value-type="float" office:value="0.0893544462587518">
                <text:p>0.0893544462587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.0779069790005">
                <text:p>61.0779069790005</text:p>
              </table:table-cell>
              <table:table-cell office:value-type="float" office:value="0.0893009289446407">
                <text:p>0.08930092894464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.2254131350001">
                <text:p>61.2254131350001</text:p>
              </table:table-cell>
              <table:table-cell office:value-type="float" office:value="0.0936629653779348">
                <text:p>0.09366296537793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.3654471410009">
                <text:p>61.3654471410009</text:p>
              </table:table-cell>
              <table:table-cell office:value-type="float" office:value="0.092747744239987">
                <text:p>0.0927477442399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.5099373410012">
                <text:p>61.5099373410012</text:p>
              </table:table-cell>
              <table:table-cell office:value-type="float" office:value="0.0964204176142118">
                <text:p>0.09642041761421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6314924510007">
                <text:p>61.6314924510007</text:p>
              </table:table-cell>
              <table:table-cell office:value-type="float" office:value="0.0949537060290087">
                <text:p>0.09495370602900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.7344152750011">
                <text:p>61.7344152750011</text:p>
              </table:table-cell>
              <table:table-cell office:value-type="float" office:value="0.0937803367608462">
                <text:p>0.09378033676084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.893735525">
                <text:p>61.893735525</text:p>
              </table:table-cell>
              <table:table-cell office:value-type="float" office:value="0.0928416413463161">
                <text:p>0.0928416413463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.0368466680011">
                <text:p>62.0368466680011</text:p>
              </table:table-cell>
              <table:table-cell office:value-type="float" office:value="0.0920906850146921">
                <text:p>0.09209068501469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.176892214">
                <text:p>62.176892214</text:p>
              </table:table-cell>
              <table:table-cell office:value-type="float" office:value="0.0914899199493929">
                <text:p>0.09148991994939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.3225411880012">
                <text:p>62.3225411880012</text:p>
              </table:table-cell>
              <table:table-cell office:value-type="float" office:value="0.0910093078971535">
                <text:p>0.09100930789715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4635701460011">
                <text:p>62.4635701460011</text:p>
              </table:table-cell>
              <table:table-cell office:value-type="float" office:value="0.090624818255362">
                <text:p>0.0906248182553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.6161159040003">
                <text:p>62.6161159040003</text:p>
              </table:table-cell>
              <table:table-cell office:value-type="float" office:value="0.0903172265419288">
                <text:p>0.09031722654192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.7782850889998">
                <text:p>62.7782850889998</text:p>
              </table:table-cell>
              <table:table-cell office:value-type="float" office:value="0.0900315590113209">
                <text:p>0.09003155901132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.9352543210007">
                <text:p>62.9352543210007</text:p>
              </table:table-cell>
              <table:table-cell office:value-type="float" office:value="0.0898030249868345">
                <text:p>0.08980302498683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3.0888411510005">
                <text:p>63.0888411510005</text:p>
              </table:table-cell>
              <table:table-cell office:value-type="float" office:value="0.0896201977672454">
                <text:p>0.08962019776724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.2449346920002">
                <text:p>63.2449346920002</text:p>
              </table:table-cell>
              <table:table-cell office:value-type="float" office:value="0.0894739359915741">
                <text:p>0.08947393599157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3.4012760660007">
                <text:p>63.4012760660007</text:p>
              </table:table-cell>
              <table:table-cell office:value-type="float" office:value="0.089356926571037">
                <text:p>0.0893569265710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3.5598798980009">
                <text:p>63.5598798980009</text:p>
              </table:table-cell>
              <table:table-cell office:value-type="float" office:value="0.0892633190346074">
                <text:p>0.08926331903460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7274666789999">
                <text:p>63.7274666789999</text:p>
              </table:table-cell>
              <table:table-cell office:value-type="float" office:value="0.0891884330054637">
                <text:p>0.08918843300546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.8877248099998">
                <text:p>63.8877248099998</text:p>
              </table:table-cell>
              <table:table-cell office:value-type="float" office:value="0.0891285241821488">
                <text:p>0.08912852418214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4.0423136930003">
                <text:p>64.0423136930003</text:p>
              </table:table-cell>
              <table:table-cell office:value-type="float" office:value="0.0890805971234968">
                <text:p>0.08908059712349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4.1989869710014">
                <text:p>64.1989869710014</text:p>
              </table:table-cell>
              <table:table-cell office:value-type="float" office:value="0.0934866999210197">
                <text:p>0.09348669992101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4.3529084250004">
                <text:p>64.3529084250004</text:p>
              </table:table-cell>
              <table:table-cell office:value-type="float" office:value="0.0925671377145935">
                <text:p>0.09256713771459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4.5226779730001">
                <text:p>64.5226779730001</text:p>
              </table:table-cell>
              <table:table-cell office:value-type="float" office:value="0.0962759323938971">
                <text:p>0.09627593239389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4.6534144850011">
                <text:p>64.6534144850011</text:p>
              </table:table-cell>
              <table:table-cell office:value-type="float" office:value="0.0992429681373399">
                <text:p>0.09924296813733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4.7556049390005">
                <text:p>64.7556049390005</text:p>
              </table:table-cell>
              <table:table-cell office:value-type="float" office:value="0.0972117464475111">
                <text:p>0.09721174644751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4.910459865001">
                <text:p>64.910459865001</text:p>
              </table:table-cell>
              <table:table-cell office:value-type="float" office:value="0.0999916193802311">
                <text:p>0.09999161938023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5.0719682620002">
                <text:p>65.0719682620002</text:p>
              </table:table-cell>
              <table:table-cell office:value-type="float" office:value="0.102215517726407">
                <text:p>0.102215517726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5.2315980960011">
                <text:p>65.2315980960011</text:p>
              </table:table-cell>
              <table:table-cell office:value-type="float" office:value="0.103994636403348">
                <text:p>0.1039946364033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.3941275650013">
                <text:p>65.3941275650013</text:p>
              </table:table-cell>
              <table:table-cell office:value-type="float" office:value="0.105417931344901">
                <text:p>0.1054179313449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5.5616879450008">
                <text:p>65.5616879450008</text:p>
              </table:table-cell>
              <table:table-cell office:value-type="float" office:value="0.10215171701356">
                <text:p>0.102151717013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.7279273390013">
                <text:p>65.7279273390013</text:p>
              </table:table-cell>
              <table:table-cell office:value-type="float" office:value="0.099538745548487">
                <text:p>0.099538745548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5.8885093150002">
                <text:p>65.8885093150002</text:p>
              </table:table-cell>
              <table:table-cell office:value-type="float" office:value="0.0974483683764288">
                <text:p>0.09744836837642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6.0474450900001">
                <text:p>66.0474450900001</text:p>
              </table:table-cell>
              <table:table-cell office:value-type="float" office:value="0.0957760666387822">
                <text:p>0.09577606663878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6.205575416001">
                <text:p>66.205575416001</text:p>
              </table:table-cell>
              <table:table-cell office:value-type="float" office:value="0.094438225248665">
                <text:p>0.0944382252486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6.3619476900003">
                <text:p>66.3619476900003</text:p>
              </table:table-cell>
              <table:table-cell office:value-type="float" office:value="0.0933679521365712">
                <text:p>0.09336795213657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6.5207944140002">
                <text:p>66.5207944140002</text:p>
              </table:table-cell>
              <table:table-cell office:value-type="float" office:value="0.0925117336468962">
                <text:p>0.0925117336468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6.6786230460002">
                <text:p>66.6786230460002</text:p>
              </table:table-cell>
              <table:table-cell office:value-type="float" office:value="0.0918267588551561">
                <text:p>0.09182675885515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6.8408737810005">
                <text:p>66.8408737810005</text:p>
              </table:table-cell>
              <table:table-cell office:value-type="float" office:value="0.0912391848619027">
                <text:p>0.09123918486190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7.0075295900006">
                <text:p>67.0075295900006</text:p>
              </table:table-cell>
              <table:table-cell office:value-type="float" office:value="0.0907691256672999">
                <text:p>0.0907691256672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7.1666249870013">
                <text:p>67.1666249870013</text:p>
              </table:table-cell>
              <table:table-cell office:value-type="float" office:value="0.0903930783116177">
                <text:p>0.09039307831161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7.3314729150006">
                <text:p>67.3314729150006</text:p>
              </table:table-cell>
              <table:table-cell office:value-type="float" office:value="0.090092240427072">
                <text:p>0.0900922404270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7.5605587440005">
                <text:p>67.5605587440005</text:p>
              </table:table-cell>
              <table:table-cell office:value-type="float" office:value="0.0942467413438749">
                <text:p>0.09424674134387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7.7235492780001">
                <text:p>67.7235492780001</text:p>
              </table:table-cell>
              <table:table-cell office:value-type="float" office:value="0.0975703420773172">
                <text:p>0.09757034207731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7.8864786619997">
                <text:p>67.8864786619997</text:p>
              </table:table-cell>
              <table:table-cell office:value-type="float" office:value="0.100229222664071">
                <text:p>0.1002292226640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8.0423489599998">
                <text:p>68.0423489599998</text:p>
              </table:table-cell>
              <table:table-cell office:value-type="float" office:value="0.102356327133474">
                <text:p>0.1023563271334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8.2026039510001">
                <text:p>68.2026039510001</text:p>
              </table:table-cell>
              <table:table-cell office:value-type="float" office:value="0.104058010708997">
                <text:p>0.1040580107089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8.3648586859999">
                <text:p>68.3648586859999</text:p>
              </table:table-cell>
              <table:table-cell office:value-type="float" office:value="0.105419357569415">
                <text:p>0.105419357569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.525531542">
                <text:p>68.525531542</text:p>
              </table:table-cell>
              <table:table-cell office:value-type="float" office:value="0.106508435057749">
                <text:p>0.1065084350577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8.6915601640012">
                <text:p>68.6915601640012</text:p>
              </table:table-cell>
              <table:table-cell office:value-type="float" office:value="0.107379697048416">
                <text:p>0.1073796970484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8.8497055090011">
                <text:p>68.8497055090011</text:p>
              </table:table-cell>
              <table:table-cell office:value-type="float" office:value="0.10807670664095">
                <text:p>0.108076706640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.0071700959998">
                <text:p>69.0071700959998</text:p>
              </table:table-cell>
              <table:table-cell office:value-type="float" office:value="0.108634314314978">
                <text:p>0.1086343143149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.1599699360013">
                <text:p>69.1599699360013</text:p>
              </table:table-cell>
              <table:table-cell office:value-type="float" office:value="0.109080400454199">
                <text:p>0.1090804004541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.3156695819998">
                <text:p>69.3156695819998</text:p>
              </table:table-cell>
              <table:table-cell office:value-type="float" office:value="0.109437269365577">
                <text:p>0.1094372693655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.4793005339998">
                <text:p>69.4793005339998</text:p>
              </table:table-cell>
              <table:table-cell office:value-type="float" office:value="0.109673709297771">
                <text:p>0.1096737092977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.6365486680006">
                <text:p>69.6365486680006</text:p>
              </table:table-cell>
              <table:table-cell office:value-type="float" office:value="0.109862861243527">
                <text:p>0.1098628612435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9.7927519200002">
                <text:p>69.7927519200002</text:p>
              </table:table-cell>
              <table:table-cell office:value-type="float" office:value="0.110063237997039">
                <text:p>0.1100632379970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9.9528123689997">
                <text:p>69.9528123689997</text:p>
              </table:table-cell>
              <table:table-cell office:value-type="float" office:value="0.110223539399848">
                <text:p>0.1102235393998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.1078266060013">
                <text:p>70.1078266060013</text:p>
              </table:table-cell>
              <table:table-cell office:value-type="float" office:value="0.110351780522096">
                <text:p>0.1103517805220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.2668273910003">
                <text:p>70.2668273910003</text:p>
              </table:table-cell>
              <table:table-cell office:value-type="float" office:value="0.110454373419894">
                <text:p>0.1104543734198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.483905684001">
                <text:p>70.483905684001</text:p>
              </table:table-cell>
              <table:table-cell office:value-type="float" office:value="0.110487392541225">
                <text:p>0.1104873925412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.6377066360001">
                <text:p>70.6377066360001</text:p>
              </table:table-cell>
              <table:table-cell office:value-type="float" office:value="0.11051380783829">
                <text:p>0.110513807838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7823883370002">
                <text:p>70.7823883370002</text:p>
              </table:table-cell>
              <table:table-cell office:value-type="float" office:value="0.110534940075942">
                <text:p>0.1105349400759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.9237615180009">
                <text:p>70.9237615180009</text:p>
              </table:table-cell>
              <table:table-cell office:value-type="float" office:value="0.110551845866063">
                <text:p>0.1105518458660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1.063230916001">
                <text:p>71.063230916001</text:p>
              </table:table-cell>
              <table:table-cell office:value-type="float" office:value="0.11056537049816">
                <text:p>0.11056537049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.2033530219997">
                <text:p>71.2033530219997</text:p>
              </table:table-cell>
              <table:table-cell office:value-type="float" office:value="0.110625245400745">
                <text:p>0.1106252454007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.337397583">
                <text:p>71.337397583</text:p>
              </table:table-cell>
              <table:table-cell office:value-type="float" office:value="0.110673145322814">
                <text:p>0.1106731453228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.4791425790008">
                <text:p>71.4791425790008</text:p>
              </table:table-cell>
              <table:table-cell office:value-type="float" office:value="0.110711465260468">
                <text:p>0.1107114652604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.6234595759997">
                <text:p>71.6234595759997</text:p>
              </table:table-cell>
              <table:table-cell office:value-type="float" office:value="0.110742121210592">
                <text:p>0.1107421212105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.7644980820005">
                <text:p>71.7644980820005</text:p>
              </table:table-cell>
              <table:table-cell office:value-type="float" office:value="0.110766645970691">
                <text:p>0.110766645970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.9126320249998">
                <text:p>71.9126320249998</text:p>
              </table:table-cell>
              <table:table-cell office:value-type="float" office:value="0.110737210581862">
                <text:p>0.1107372105818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2.0529079330008">
                <text:p>72.0529079330008</text:p>
              </table:table-cell>
              <table:table-cell office:value-type="float" office:value="0.110762717467707">
                <text:p>0.1107627174677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.191237467001">
                <text:p>72.191237467001</text:p>
              </table:table-cell>
              <table:table-cell office:value-type="float" office:value="0.110783122976383">
                <text:p>0.1107831229763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.3301193970001">
                <text:p>72.3301193970001</text:p>
              </table:table-cell>
              <table:table-cell office:value-type="float" office:value="0.110799447383324">
                <text:p>0.1107994473833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.4711867140013">
                <text:p>72.4711867140013</text:p>
              </table:table-cell>
              <table:table-cell office:value-type="float" office:value="0.110812506908876">
                <text:p>0.1108125069088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2.6088090590001">
                <text:p>72.6088090590001</text:p>
              </table:table-cell>
              <table:table-cell office:value-type="float" office:value="0.110773899332411">
                <text:p>0.1107738993324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.7498493260009">
                <text:p>72.7498493260009</text:p>
              </table:table-cell>
              <table:table-cell office:value-type="float" office:value="0.110743013271238">
                <text:p>0.1107430132712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.8981422310008">
                <text:p>72.8981422310008</text:p>
              </table:table-cell>
              <table:table-cell office:value-type="float" office:value="0.1107183044223">
                <text:p>0.11071830442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.0390242360008">
                <text:p>73.0390242360008</text:p>
              </table:table-cell>
              <table:table-cell office:value-type="float" office:value="0.11069853734315">
                <text:p>0.110698537343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.1847673200009">
                <text:p>73.1847673200009</text:p>
              </table:table-cell>
              <table:table-cell office:value-type="float" office:value="0.11068272367983">
                <text:p>0.110682723679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.3303483220007">
                <text:p>73.3303483220007</text:p>
              </table:table-cell>
              <table:table-cell office:value-type="float" office:value="0.110670072749174">
                <text:p>0.1106700727491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3.4448018050007">
                <text:p>73.4448018050007</text:p>
              </table:table-cell>
              <table:table-cell office:value-type="float" office:value="0.110659952004649">
                <text:p>0.1106599520046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3.6082165440002">
                <text:p>73.6082165440002</text:p>
              </table:table-cell>
              <table:table-cell office:value-type="float" office:value="0.110651855409029">
                <text:p>0.1106518554090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.7529606050011">
                <text:p>73.7529606050011</text:p>
              </table:table-cell>
              <table:table-cell office:value-type="float" office:value="0.110645378132533">
                <text:p>0.1106453781325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3.8959354250001">
                <text:p>73.8959354250001</text:p>
              </table:table-cell>
              <table:table-cell office:value-type="float" office:value="0.110640196311336">
                <text:p>0.1106401963113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.0321885740013">
                <text:p>74.0321885740013</text:p>
              </table:table-cell>
              <table:table-cell office:value-type="float" office:value="0.110636050854378">
                <text:p>0.1106360508543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4.1707050690002">
                <text:p>74.1707050690002</text:p>
              </table:table-cell>
              <table:table-cell office:value-type="float" office:value="0.110632734488813">
                <text:p>0.1106327344888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.309244166001">
                <text:p>74.309244166001</text:p>
              </table:table-cell>
              <table:table-cell office:value-type="float" office:value="0.11063008139636">
                <text:p>0.110630081396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4.453535992001">
                <text:p>74.453535992001</text:p>
              </table:table-cell>
              <table:table-cell office:value-type="float" office:value="0.110627958922398">
                <text:p>0.110627958922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